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6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column table:style-name="co2" table:default-cell-style-name="ce2"/>
        <table:table-column table:style-name="co2" table:number-columns-repeated="896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_2D_or_3D</text:p>
          </table:table-cell>
          <table:table-cell office:value-type="string" calcext:value-type="string">
            <text:p>include_static_data</text:p>
          </table:table-cell>
          <table:table-cell office:value-type="string" calcext:value-type="string">
            <text:p>use_lowSR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best_rule_p (t = 0.8, min_confidence = 0.6, min_support = 0.1)</text:p>
          </table:table-cell>
          <table:table-cell office:value-type="string" calcext:value-type="string">
            <text:p>T(entropy,2,0.01,0.6)best_rule_p (t = 0.65, min_confidence = 0.6, min_support = 0.1)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T(entropy,2,0.01,0.7)K</text:p>
          </table:table-cell>
          <table:table-cell office:value-type="string" calcext:value-type="string">
            <text:p>T(entropy,2,0.01,0.7)accuracy</text:p>
          </table:table-cell>
          <table:table-cell office:value-type="string" calcext:value-type="string">
            <text:p>T(entropy,2,0.01,0.7)safe_macro_sensitivity</text:p>
          </table:table-cell>
          <table:table-cell office:value-type="string" calcext:value-type="string">
            <text:p>T(entropy,2,0.01,0.7)safe_macro_specificity</text:p>
          </table:table-cell>
          <table:table-cell office:value-type="string" calcext:value-type="string">
            <text:p>T(entropy,2,0.01,0.7)safe_macro_PPV</text:p>
          </table:table-cell>
          <table:table-cell office:value-type="string" calcext:value-type="string">
            <text:p>T(entropy,2,0.01,0.7)safe_macro_NPV</text:p>
          </table:table-cell>
          <table:table-cell office:value-type="string" calcext:value-type="string">
            <text:p>T(entropy,2,0.01,0.7)safe_macro_F1</text:p>
          </table:table-cell>
          <table:table-cell office:value-type="string" calcext:value-type="string">
            <text:p>T(entropy,2,0.01,0.7)n_nodes</text:p>
          </table:table-cell>
          <table:table-cell office:value-type="string" calcext:value-type="string">
            <text:p>T(entropy,2,0.01,0.7)best_rule_p (t = 0.8, min_confidence = 0.6, min_support = 0.1)</text:p>
          </table:table-cell>
          <table:table-cell office:value-type="string" calcext:value-type="string">
            <text:p>T(entropy,2,0.01,0.7)best_rule_p (t = 0.65, min_confidence = 0.6, min_support = 0.1)</text:p>
          </table:table-cell>
          <table:table-cell office:value-type="string" calcext:value-type="string">
            <text:p>T(entropy,2,0.01,0.7)t</text:p>
          </table:table-cell>
          <table:table-cell office:value-type="string" calcext:value-type="string">
            <text:p>T(entropy,2,0.01,0.7)hash</text:p>
          </table:table-cell>
          <table:table-cell office:value-type="string" calcext:value-type="string">
            <text:p>T(entropy,4,0.01,0.7)K</text:p>
          </table:table-cell>
          <table:table-cell office:value-type="string" calcext:value-type="string">
            <text:p>T(entropy,4,0.01,0.7)accuracy</text:p>
          </table:table-cell>
          <table:table-cell office:value-type="string" calcext:value-type="string">
            <text:p>T(entropy,4,0.01,0.7)safe_macro_sensitivity</text:p>
          </table:table-cell>
          <table:table-cell office:value-type="string" calcext:value-type="string">
            <text:p>T(entropy,4,0.01,0.7)safe_macro_specificity</text:p>
          </table:table-cell>
          <table:table-cell office:value-type="string" calcext:value-type="string">
            <text:p>T(entropy,4,0.01,0.7)safe_macro_PPV</text:p>
          </table:table-cell>
          <table:table-cell office:value-type="string" calcext:value-type="string">
            <text:p>T(entropy,4,0.01,0.7)safe_macro_NPV</text:p>
          </table:table-cell>
          <table:table-cell office:value-type="string" calcext:value-type="string">
            <text:p>T(entropy,4,0.01,0.7)safe_macro_F1</text:p>
          </table:table-cell>
          <table:table-cell office:value-type="string" calcext:value-type="string">
            <text:p>T(entropy,4,0.01,0.7)n_nodes</text:p>
          </table:table-cell>
          <table:table-cell office:value-type="string" calcext:value-type="string">
            <text:p>T(entropy,4,0.01,0.7)best_rule_p (t = 0.8, min_confidence = 0.6, min_support = 0.1)</text:p>
          </table:table-cell>
          <table:table-cell office:value-type="string" calcext:value-type="string">
            <text:p>T(entropy,4,0.01,0.7)best_rule_p (t = 0.65, min_confidence = 0.6, min_support = 0.1)</text:p>
          </table:table-cell>
          <table:table-cell office:value-type="string" calcext:value-type="string">
            <text:p>T(entropy,4,0.01,0.7)t</text:p>
          </table:table-cell>
          <table:table-cell office:value-type="string" calcext:value-type="string">
            <text:p>T(entropy,4,0.01,0.7)hash</text:p>
          </table:table-cell>
          <table:table-cell office:value-type="string" calcext:value-type="string">
            <text:p>T(gini,2,0.01,0.3)K</text:p>
          </table:table-cell>
          <table:table-cell office:value-type="string" calcext:value-type="string">
            <text:p>T(gini,2,0.01,0.3)accuracy</text:p>
          </table:table-cell>
          <table:table-cell office:value-type="string" calcext:value-type="string">
            <text:p>T(gini,2,0.01,0.3)safe_macro_sensitivity</text:p>
          </table:table-cell>
          <table:table-cell office:value-type="string" calcext:value-type="string">
            <text:p>T(gini,2,0.01,0.3)safe_macro_specificity</text:p>
          </table:table-cell>
          <table:table-cell office:value-type="string" calcext:value-type="string">
            <text:p>T(gini,2,0.01,0.3)safe_macro_PPV</text:p>
          </table:table-cell>
          <table:table-cell office:value-type="string" calcext:value-type="string">
            <text:p>T(gini,2,0.01,0.3)safe_macro_NPV</text:p>
          </table:table-cell>
          <table:table-cell office:value-type="string" calcext:value-type="string">
            <text:p>T(gini,2,0.01,0.3)safe_macro_F1</text:p>
          </table:table-cell>
          <table:table-cell office:value-type="string" calcext:value-type="string">
            <text:p>T(gini,2,0.01,0.3)n_nodes</text:p>
          </table:table-cell>
          <table:table-cell office:value-type="string" calcext:value-type="string">
            <text:p>T(gini,2,0.01,0.3)best_rule_p (t = 0.8, min_confidence = 0.6, min_support = 0.1)</text:p>
          </table:table-cell>
          <table:table-cell office:value-type="string" calcext:value-type="string">
            <text:p>T(gini,2,0.01,0.3)best_rule_p (t = 0.65, min_confidence = 0.6, min_support = 0.1)</text:p>
          </table:table-cell>
          <table:table-cell office:value-type="string" calcext:value-type="string">
            <text:p>T(gini,2,0.01,0.3)t</text:p>
          </table:table-cell>
          <table:table-cell office:value-type="string" calcext:value-type="string">
            <text:p>T(gini,2,0.01,0.3)hash</text:p>
          </table:table-cell>
          <table:table-cell office:value-type="string" calcext:value-type="string">
            <text:p>T(gini,4,0.01,0.3)K</text:p>
          </table:table-cell>
          <table:table-cell office:value-type="string" calcext:value-type="string">
            <text:p>T(gini,4,0.01,0.3)accuracy</text:p>
          </table:table-cell>
          <table:table-cell office:value-type="string" calcext:value-type="string">
            <text:p>T(gini,4,0.01,0.3)safe_macro_sensitivity</text:p>
          </table:table-cell>
          <table:table-cell office:value-type="string" calcext:value-type="string">
            <text:p>T(gini,4,0.01,0.3)safe_macro_specificity</text:p>
          </table:table-cell>
          <table:table-cell office:value-type="string" calcext:value-type="string">
            <text:p>T(gini,4,0.01,0.3)safe_macro_PPV</text:p>
          </table:table-cell>
          <table:table-cell office:value-type="string" calcext:value-type="string">
            <text:p>T(gini,4,0.01,0.3)safe_macro_NPV</text:p>
          </table:table-cell>
          <table:table-cell office:value-type="string" calcext:value-type="string">
            <text:p>T(gini,4,0.01,0.3)safe_macro_F1</text:p>
          </table:table-cell>
          <table:table-cell office:value-type="string" calcext:value-type="string">
            <text:p>T(gini,4,0.01,0.3)n_nodes</text:p>
          </table:table-cell>
          <table:table-cell office:value-type="string" calcext:value-type="string">
            <text:p>T(gini,4,0.01,0.3)best_rule_p (t = 0.8, min_confidence = 0.6, min_support = 0.1)</text:p>
          </table:table-cell>
          <table:table-cell office:value-type="string" calcext:value-type="string">
            <text:p>T(gini,4,0.01,0.3)best_rule_p (t = 0.65, min_confidence = 0.6, min_support = 0.1)</text:p>
          </table:table-cell>
          <table:table-cell office:value-type="string" calcext:value-type="string">
            <text:p>T(gini,4,0.01,0.3)t</text:p>
          </table:table-cell>
          <table:table-cell office:value-type="string" calcext:value-type="string">
            <text:p>T(gini,4,0.01,0.3)hash</text:p>
          </table:table-cell>
          <table:table-cell office:value-type="string" calcext:value-type="string">
            <text:p>T(gini,2,0.01,0.4)K</text:p>
          </table:table-cell>
          <table:table-cell office:value-type="string" calcext:value-type="string">
            <text:p>T(gini,2,0.01,0.4)accuracy</text:p>
          </table:table-cell>
          <table:table-cell office:value-type="string" calcext:value-type="string">
            <text:p>T(gini,2,0.01,0.4)safe_macro_sensitivity</text:p>
          </table:table-cell>
          <table:table-cell office:value-type="string" calcext:value-type="string">
            <text:p>T(gini,2,0.01,0.4)safe_macro_specificity</text:p>
          </table:table-cell>
          <table:table-cell office:value-type="string" calcext:value-type="string">
            <text:p>T(gini,2,0.01,0.4)safe_macro_PPV</text:p>
          </table:table-cell>
          <table:table-cell office:value-type="string" calcext:value-type="string">
            <text:p>T(gini,2,0.01,0.4)safe_macro_NPV</text:p>
          </table:table-cell>
          <table:table-cell office:value-type="string" calcext:value-type="string">
            <text:p>T(gini,2,0.01,0.4)safe_macro_F1</text:p>
          </table:table-cell>
          <table:table-cell office:value-type="string" calcext:value-type="string">
            <text:p>T(gini,2,0.01,0.4)n_nodes</text:p>
          </table:table-cell>
          <table:table-cell office:value-type="string" calcext:value-type="string">
            <text:p>T(gini,2,0.01,0.4)best_rule_p (t = 0.8, min_confidence = 0.6, min_support = 0.1)</text:p>
          </table:table-cell>
          <table:table-cell office:value-type="string" calcext:value-type="string">
            <text:p>T(gini,2,0.01,0.4)best_rule_p (t = 0.65, min_confidence = 0.6, min_support = 0.1)</text:p>
          </table:table-cell>
          <table:table-cell office:value-type="string" calcext:value-type="string">
            <text:p>T(gini,2,0.01,0.4)t</text:p>
          </table:table-cell>
          <table:table-cell office:value-type="string" calcext:value-type="string">
            <text:p>T(gini,2,0.01,0.4)hash</text:p>
          </table:table-cell>
          <table:table-cell office:value-type="string" calcext:value-type="string">
            <text:p>T(gini,4,0.01,0.4)K</text:p>
          </table:table-cell>
          <table:table-cell office:value-type="string" calcext:value-type="string">
            <text:p>T(gini,4,0.01,0.4)accuracy</text:p>
          </table:table-cell>
          <table:table-cell office:value-type="string" calcext:value-type="string">
            <text:p>T(gini,4,0.01,0.4)safe_macro_sensitivity</text:p>
          </table:table-cell>
          <table:table-cell office:value-type="string" calcext:value-type="string">
            <text:p>T(gini,4,0.01,0.4)safe_macro_specificity</text:p>
          </table:table-cell>
          <table:table-cell office:value-type="string" calcext:value-type="string">
            <text:p>T(gini,4,0.01,0.4)safe_macro_PPV</text:p>
          </table:table-cell>
          <table:table-cell office:value-type="string" calcext:value-type="string">
            <text:p>T(gini,4,0.01,0.4)safe_macro_NPV</text:p>
          </table:table-cell>
          <table:table-cell office:value-type="string" calcext:value-type="string">
            <text:p>T(gini,4,0.01,0.4)safe_macro_F1</text:p>
          </table:table-cell>
          <table:table-cell office:value-type="string" calcext:value-type="string">
            <text:p>T(gini,4,0.01,0.4)n_nodes</text:p>
          </table:table-cell>
          <table:table-cell office:value-type="string" calcext:value-type="string">
            <text:p>T(gini,4,0.01,0.4)best_rule_p (t = 0.8, min_confidence = 0.6, min_support = 0.1)</text:p>
          </table:table-cell>
          <table:table-cell office:value-type="string" calcext:value-type="string">
            <text:p>T(gini,4,0.01,0.4)best_rule_p (t = 0.65, min_confidence = 0.6, min_support = 0.1)</text:p>
          </table:table-cell>
          <table:table-cell office:value-type="string" calcext:value-type="string">
            <text:p>T(gini,4,0.01,0.4)t</text:p>
          </table:table-cell>
          <table:table-cell office:value-type="string" calcext:value-type="string">
            <text:p>T(gini,4,0.01,0.4)hash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σ² K</text:p>
          </table:table-cell>
          <table:table-cell office:value-type="string" calcext:value-type="string">
            <text:p>RF(0.7,100,half,all)σ² accuracy</text:p>
          </table:table-cell>
          <table:table-cell office:value-type="string" calcext:value-type="string">
            <text:p>RF(0.7,100,half,all)σ² safe_macro_sensitivity</text:p>
          </table:table-cell>
          <table:table-cell office:value-type="string" calcext:value-type="string">
            <text:p>RF(0.7,100,half,all)σ² safe_macro_specificity</text:p>
          </table:table-cell>
          <table:table-cell office:value-type="string" calcext:value-type="string">
            <text:p>RF(0.7,100,half,all)σ² safe_macro_PPV</text:p>
          </table:table-cell>
          <table:table-cell office:value-type="string" calcext:value-type="string">
            <text:p>RF(0.7,100,half,all)σ² safe_macro_NPV</text:p>
          </table:table-cell>
          <table:table-cell office:value-type="string" calcext:value-type="string">
            <text:p>RF(0.7,100,half,all)σ² safe_macro_F1</text:p>
          </table:table-cell>
          <table:table-cell office:value-type="string" calcext:value-type="string">
            <text:p>RF(0.7,100,half,all)σ² oob_error</text:p>
          </table:table-cell>
          <table:table-cell office:value-type="string" calcext:value-type="string">
            <text:p>RF(0.7,100,half,all)σ²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8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1.82" calcext:value-type="float">
            <text:p>31.82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18ce7dd295e29664a4cd9215e3a701b60c13d299ab3841af92f12ab7d52b82eb</text:p>
          </table:table-cell>
          <table:table-cell office:value-type="float" office:value="31.82" calcext:value-type="float">
            <text:p>31.82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0.942" calcext:value-type="float">
            <text:p>10.942</text:p>
          </table:table-cell>
          <table:table-cell office:value-type="string" calcext:value-type="string">
            <text:p>18ce7dd295e29664a4cd9215e3a701b60c13d299ab3841af92f12ab7d52b82e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table:number-columns-repeated="5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3.513" calcext:value-type="float">
            <text:p>13.513</text:p>
          </table:table-cell>
          <table:table-cell office:value-type="string" calcext:value-type="string">
            <text:p>cfdf74c8cab11525b396c84c2ba4bf36acee743d9205fc315b5db3a5e41e7539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table:number-columns-repeated="5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0.313" calcext:value-type="float">
            <text:p>10.313</text:p>
          </table:table-cell>
          <table:table-cell office:value-type="string" calcext:value-type="string">
            <text:p>cfdf74c8cab11525b396c84c2ba4bf36acee743d9205fc315b5db3a5e41e7539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8.796" calcext:value-type="float">
            <text:p>8.796</text:p>
          </table:table-cell>
          <table:table-cell office:value-type="string" calcext:value-type="string">
            <text:p>110ef2547afb7cf87016e7b0cbedfefbf0707a57ed9223b3e7c1231c8c54f917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8.645" calcext:value-type="float">
            <text:p>8.645</text:p>
          </table:table-cell>
          <table:table-cell office:value-type="string" calcext:value-type="string">
            <text:p>110ef2547afb7cf87016e7b0cbedfefbf0707a57ed9223b3e7c1231c8c54f917</text:p>
          </table:table-cell>
          <table:table-cell office:value-type="float" office:value="41.82" calcext:value-type="float">
            <text:p>41.82</text:p>
          </table:table-cell>
          <table:table-cell table:style-name="ce6" office:value-type="float" office:value="70.91" calcext:value-type="float">
            <text:p>7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69.09" calcext:value-type="float">
            <text:p>69.09</text:p>
          </table:table-cell>
          <table:table-cell office:value-type="float" office:value="70.48" calcext:value-type="float">
            <text:p>70.48</text:p>
          </table:table-cell>
          <table:table-cell office:value-type="float" office:value="71.69" calcext:value-type="float">
            <text:p>71.69</text:p>
          </table:table-cell>
          <table:table-cell office:value-type="float" office:value="71.46" calcext:value-type="float">
            <text:p>71.46</text:p>
          </table:table-cell>
          <table:table-cell office:value-type="float" office:value="0" calcext:value-type="float">
            <text:p>0</text:p>
          </table:table-cell>
          <table:table-cell office:value-type="float" office:value="110840" calcext:value-type="float">
            <text:p>110840</text:p>
          </table:table-cell>
          <table:table-cell office:value-type="float" office:value="0.003512396694215" calcext:value-type="float">
            <text:p>0.003512396694215</text:p>
          </table:table-cell>
          <table:table-cell office:value-type="float" office:value="0.000878099173554" calcext:value-type="float">
            <text:p>0.000878099173554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5578512396694" calcext:value-type="float">
            <text:p>0.005578512396694</text:p>
          </table:table-cell>
          <table:table-cell office:value-type="float" office:value="0.001976600378199" calcext:value-type="float">
            <text:p>0.001976600378199</text:p>
          </table:table-cell>
          <table:table-cell office:value-type="float" office:value="0.000341795492108" calcext:value-type="float">
            <text:p>0.000341795492108</text:p>
          </table:table-cell>
          <table:table-cell office:value-type="float" office:value="0.000430173969225" calcext:value-type="float">
            <text:p>0.000430173969225</text:p>
          </table:table-cell>
          <table:table-cell office:value-type="float" office:value="0" calcext:value-type="float">
            <text:p>0</text:p>
          </table:table-cell>
          <table:table-cell office:value-type="float" office:value="422.8" calcext:value-type="float">
            <text:p>42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f9bba2f852ba097bcc25d2749a96b14e31d36c0d120878cfa01fbb75f483d7", "6612ec8c6a3b80ce9520d0dddffbe25576fd1345cc52959cdb411faf34ae04b9", "f42ff8f1d4293e0b93c03ecc4c878af7d5c6bea9398925cbced00791fed66f02", "ccc85edeac3ecbdb8282e0ce79e880a57562ee278569d0c1d9d9bcd74da04145", "774ea2292572f5e9a90bb128fdab78c12480c209b59aa44ced2f7270c3002a79")</text:p>
          </table:table-cell>
          <table:table-cell office:value-type="float" office:value="44.55" calcext:value-type="float">
            <text:p>44.55</text:p>
          </table:table-cell>
          <table:table-cell table:style-name="ce6" office:value-type="float" office:value="72.27" calcext:value-type="float">
            <text:p>72.27</text:p>
          </table:table-cell>
          <table:table-cell office:value-type="float" office:value="71.82" calcext:value-type="float">
            <text:p>7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2.51" calcext:value-type="float">
            <text:p>72.51</text:p>
          </table:table-cell>
          <table:table-cell office:value-type="float" office:value="72.13" calcext:value-type="float">
            <text:p>72.13</text:p>
          </table:table-cell>
          <table:table-cell office:value-type="float" office:value="72.12" calcext:value-type="float">
            <text:p>72.12</text:p>
          </table:table-cell>
          <table:table-cell office:value-type="float" office:value="25.73" calcext:value-type="float">
            <text:p>25.73</text:p>
          </table:table-cell>
          <table:table-cell office:value-type="float" office:value="222840" calcext:value-type="float">
            <text:p>222840</text:p>
          </table:table-cell>
          <table:table-cell office:value-type="float" office:value="0.002479338842975" calcext:value-type="float">
            <text:p>0.002479338842975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0663125993939" calcext:value-type="float">
            <text:p>0.000663125993939</text:p>
          </table:table-cell>
          <table:table-cell office:value-type="float" office:value="0.000832872531495" calcext:value-type="float">
            <text:p>0.000832872531495</text:p>
          </table:table-cell>
          <table:table-cell office:value-type="float" office:value="0.000729336511561" calcext:value-type="float">
            <text:p>0.000729336511561</text:p>
          </table:table-cell>
          <table:table-cell office:value-type="float" office:value="0.00010099734882" calcext:value-type="float">
            <text:p>0.00010099734882</text:p>
          </table:table-cell>
          <table:table-cell office:value-type="float" office:value="636.8" calcext:value-type="float">
            <text:p>636.8</text:p>
          </table:table-cell>
          <table:table-cell office:value-type="float" office:value="378.611" calcext:value-type="float">
            <text:p>378.611</text:p>
          </table:table-cell>
          <table:table-cell office:value-type="string" calcext:value-type="string">
            <text:p>("3eff6d7626d031299c1931fc81c9c9a49d2bf9d6e7368fa168441becb704c1df", "58b9915ea49868b51fd36e9292c48640b53a8cf3464eeb298f5465e7bd5eb28c", "cabc3bf0d5114897c2ea528503f714ad389e0af21d8719956cae50fb0bc0ff83", "cb76bab7ebce089b9153b327787f2e908163d87e0b2b4a33af551a55eca8a465", "2ea04b6235156eb241fde2905cbfad5b4a446ac5d7c8bd24e609f69f23dcb44c")</text:p>
          </table:table-cell>
          <table:table-cell table:number-columns-repeated="8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63.64" calcext:value-type="float">
            <text:p>63.64</text:p>
          </table:table-cell>
          <table:table-cell office:value-type="float" office:value="77.27" calcext:value-type="float">
            <text:p>77.27</text:p>
          </table:table-cell>
          <table:table-cell office:value-type="float" office:value="73.68" calcext:value-type="float">
            <text:p>73.68</text:p>
          </table:table-cell>
          <table:table-cell office:value-type="float" office:value="68" calcext:value-type="float">
            <text:p>68</text:p>
          </table:table-cell>
          <table:table-cell office:value-type="float" office:value="68.29" calcext:value-type="float">
            <text:p>68.29</text:p>
          </table:table-cell>
          <table:table-cell office:value-type="float" office:value="13" calcext:value-type="float">
            <text:p>1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5.248" calcext:value-type="float">
            <text:p>15.248</text:p>
          </table:table-cell>
          <table:table-cell office:value-type="string" calcext:value-type="string">
            <text:p>c6acaad4ae80e4f7cf94ee8c2d931e99308a135e44ccd501e110a17be1692127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63.64" calcext:value-type="float">
            <text:p>63.64</text:p>
          </table:table-cell>
          <table:table-cell office:value-type="float" office:value="77.27" calcext:value-type="float">
            <text:p>77.27</text:p>
          </table:table-cell>
          <table:table-cell office:value-type="float" office:value="73.68" calcext:value-type="float">
            <text:p>73.68</text:p>
          </table:table-cell>
          <table:table-cell office:value-type="float" office:value="68" calcext:value-type="float">
            <text:p>68</text:p>
          </table:table-cell>
          <table:table-cell office:value-type="float" office:value="68.29" calcext:value-type="float">
            <text:p>68.29</text:p>
          </table:table-cell>
          <table:table-cell office:value-type="float" office:value="13" calcext:value-type="float">
            <text:p>1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9.622" calcext:value-type="float">
            <text:p>9.622</text:p>
          </table:table-cell>
          <table:table-cell office:value-type="string" calcext:value-type="string">
            <text:p>c6acaad4ae80e4f7cf94ee8c2d931e99308a135e44ccd501e110a17be16921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68" calcext:value-type="float">
            <text:p>68</text:p>
          </table:table-cell>
          <table:table-cell office:value-type="float" office:value="73.68" calcext:value-type="float">
            <text:p>73.68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2.127" calcext:value-type="float">
            <text:p>12.127</text:p>
          </table:table-cell>
          <table:table-cell office:value-type="string" calcext:value-type="string">
            <text:p>b05b684aa5ee8fa1c81e8eb85b37607c194691f73f6402cab7a9babb826d411b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68" calcext:value-type="float">
            <text:p>68</text:p>
          </table:table-cell>
          <table:table-cell office:value-type="float" office:value="73.68" calcext:value-type="float">
            <text:p>73.68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2.175" calcext:value-type="float">
            <text:p>12.175</text:p>
          </table:table-cell>
          <table:table-cell office:value-type="string" calcext:value-type="string">
            <text:p>b05b684aa5ee8fa1c81e8eb85b37607c194691f73f6402cab7a9babb826d411b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69.57" calcext:value-type="float">
            <text:p>69.57</text:p>
          </table:table-cell>
          <table:table-cell office:value-type="float" office:value="69.77" calcext:value-type="float">
            <text:p>69.77</text:p>
          </table:table-cell>
          <table:table-cell office:value-type="float" office:value="7" calcext:value-type="float">
            <text:p>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8.143" calcext:value-type="float">
            <text:p>8.143</text:p>
          </table:table-cell>
          <table:table-cell office:value-type="string" calcext:value-type="string">
            <text:p>06d86d5b3cf70397f4ed0d5dc1875470d432ee7528ffc3e5aad4dfb044f431ee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69.57" calcext:value-type="float">
            <text:p>69.57</text:p>
          </table:table-cell>
          <table:table-cell office:value-type="float" office:value="69.77" calcext:value-type="float">
            <text:p>69.77</text:p>
          </table:table-cell>
          <table:table-cell office:value-type="float" office:value="7" calcext:value-type="float">
            <text:p>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8.173" calcext:value-type="float">
            <text:p>8.173</text:p>
          </table:table-cell>
          <table:table-cell office:value-type="string" calcext:value-type="string">
            <text:p>06d86d5b3cf70397f4ed0d5dc1875470d432ee7528ffc3e5aad4dfb044f431ee</text:p>
          </table:table-cell>
          <table:table-cell office:value-type="float" office:value="43.64" calcext:value-type="float">
            <text:p>43.64</text:p>
          </table:table-cell>
          <table:table-cell table:style-name="ce6" office:value-type="float" office:value="71.82" calcext:value-type="float">
            <text:p>71.82</text:p>
          </table:table-cell>
          <table:table-cell office:value-type="float" office:value="73.64" calcext:value-type="float">
            <text:p>73.64</text:p>
          </table:table-cell>
          <table:table-cell office:value-type="float" office:value="70" calcext:value-type="float">
            <text:p>70</text:p>
          </table:table-cell>
          <table:table-cell office:value-type="float" office:value="71.22" calcext:value-type="float">
            <text:p>71.22</text:p>
          </table:table-cell>
          <table:table-cell office:value-type="float" office:value="72.56" calcext:value-type="float">
            <text:p>72.56</text:p>
          </table:table-cell>
          <table:table-cell office:value-type="float" office:value="72.36" calcext:value-type="float">
            <text:p>72.36</text:p>
          </table:table-cell>
          <table:table-cell office:value-type="float" office:value="0" calcext:value-type="float">
            <text:p>0</text:p>
          </table:table-cell>
          <table:table-cell office:value-type="float" office:value="110480" calcext:value-type="float">
            <text:p>110480</text:p>
          </table:table-cell>
          <table:table-cell office:value-type="float" office:value="0.008884297520661" calcext:value-type="float">
            <text:p>0.008884297520661</text:p>
          </table:table-cell>
          <table:table-cell office:value-type="float" office:value="0.002221074380165" calcext:value-type="float">
            <text:p>0.002221074380165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4752066115702" calcext:value-type="float">
            <text:p>0.004752066115702</text:p>
          </table:table-cell>
          <table:table-cell office:value-type="float" office:value="0.002687970129201" calcext:value-type="float">
            <text:p>0.002687970129201</text:p>
          </table:table-cell>
          <table:table-cell office:value-type="float" office:value="0.001792937209529" calcext:value-type="float">
            <text:p>0.001792937209529</text:p>
          </table:table-cell>
          <table:table-cell office:value-type="float" office:value="0.001755329287313" calcext:value-type="float">
            <text:p>0.001755329287313</text:p>
          </table:table-cell>
          <table:table-cell office:value-type="float" office:value="0" calcext:value-type="float">
            <text:p>0</text:p>
          </table:table-cell>
          <table:table-cell office:value-type="float" office:value="647.2" calcext:value-type="float">
            <text:p>64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38986b62b0d070045df4889a0d073833f1327f1dc70bfcef3995e2ee7b8025e", "07592cddaee6a0b73645cf1910171ab1babce33f60dab68548d2c8c8f26c6aac", "651fbbab448061461a00652dc2aaf71af9d91add117a14a64819edcad0188306", "17ee7e8bde1ad95ab550dd3a4c2a76912eb4e4726d89883a615f16989620c004", "b4eccf759ab42d72e8e48a7474c1664488671598d6d937ea763e33875d5195c9")</text:p>
          </table:table-cell>
          <table:table-cell office:value-type="float" office:value="42.73" calcext:value-type="float">
            <text:p>42.73</text:p>
          </table:table-cell>
          <table:table-cell table:style-name="ce6" office:value-type="float" office:value="71.36" calcext:value-type="float">
            <text:p>71.36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2.31" calcext:value-type="float">
            <text:p>72.31</text:p>
          </table:table-cell>
          <table:table-cell office:value-type="float" office:value="70.81" calcext:value-type="float">
            <text:p>70.81</text:p>
          </table:table-cell>
          <table:table-cell office:value-type="float" office:value="70.98" calcext:value-type="float">
            <text:p>70.98</text:p>
          </table:table-cell>
          <table:table-cell office:value-type="float" office:value="26.97" calcext:value-type="float">
            <text:p>26.97</text:p>
          </table:table-cell>
          <table:table-cell office:value-type="float" office:value="221400" calcext:value-type="float">
            <text:p>221400</text:p>
          </table:table-cell>
          <table:table-cell office:value-type="float" office:value="0.003719008264463" calcext:value-type="float">
            <text:p>0.003719008264463</text:p>
          </table:table-cell>
          <table:table-cell office:value-type="float" office:value="0.000929752066116" calcext:value-type="float">
            <text:p>0.000929752066116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5165289256198" calcext:value-type="float">
            <text:p>0.005165289256198</text:p>
          </table:table-cell>
          <table:table-cell office:value-type="float" office:value="0.002350447372092" calcext:value-type="float">
            <text:p>0.002350447372092</text:p>
          </table:table-cell>
          <table:table-cell office:value-type="float" office:value="0.000584055533611" calcext:value-type="float">
            <text:p>0.000584055533611</text:p>
          </table:table-cell>
          <table:table-cell office:value-type="float" office:value="0.000641719630067" calcext:value-type="float">
            <text:p>0.000641719630067</text:p>
          </table:table-cell>
          <table:table-cell office:value-type="float" office:value="0.000157808357531" calcext:value-type="float">
            <text:p>0.000157808357531</text:p>
          </table:table-cell>
          <table:table-cell office:value-type="float" office:value="626" calcext:value-type="float">
            <text:p>626</text:p>
          </table:table-cell>
          <table:table-cell office:value-type="float" office:value="370.997" calcext:value-type="float">
            <text:p>370.997</text:p>
          </table:table-cell>
          <table:table-cell office:value-type="string" calcext:value-type="string">
            <text:p>("8758417b0d09ae8500c2b750a356e1b1c1e2ad772b0244d8c49eff7465051714", "1329fcb41a60199c2a93fe10425c68b8303b512bcd37417eb1505cb30f4c4f15", "d66664f0a7fda1e9c614604b9ad607de2b51a6fee9d72fe186ab5ca229c3d48d", "6b1d0068ef1693db779e3e8be0a9fae85898d6fbb9918c7f26c64f33f349e393", "4c23fc7e16f0012ea0996599559d29ac6ea27dbe24ba304ae75a0e5f09703d11")</text:p>
          </table:table-cell>
          <table:table-cell table:number-columns-repeated="87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2.73" calcext:value-type="float">
            <text:p>72.73</text:p>
          </table:table-cell>
          <table:table-cell office:value-type="float" office:value="77.27" calcext:value-type="float">
            <text:p>77.27</text:p>
          </table:table-cell>
          <table:table-cell office:value-type="float" office:value="76.19" calcext:value-type="float">
            <text:p>76.19</text:p>
          </table:table-cell>
          <table:table-cell office:value-type="float" office:value="73.91" calcext:value-type="float">
            <text:p>73.91</text:p>
          </table:table-cell>
          <table:table-cell office:value-type="float" office:value="74.42" calcext:value-type="float">
            <text:p>74.42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21.261" calcext:value-type="float">
            <text:p>21.261</text:p>
          </table:table-cell>
          <table:table-cell office:value-type="string" calcext:value-type="string">
            <text:p>3b18f6d3d92470968ce36a123bc76f71762201cfd126ea0c546c48c97bbad8ba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2.73" calcext:value-type="float">
            <text:p>72.73</text:p>
          </table:table-cell>
          <table:table-cell office:value-type="float" office:value="77.27" calcext:value-type="float">
            <text:p>77.27</text:p>
          </table:table-cell>
          <table:table-cell office:value-type="float" office:value="76.19" calcext:value-type="float">
            <text:p>76.19</text:p>
          </table:table-cell>
          <table:table-cell office:value-type="float" office:value="73.91" calcext:value-type="float">
            <text:p>73.91</text:p>
          </table:table-cell>
          <table:table-cell office:value-type="float" office:value="74.42" calcext:value-type="float">
            <text:p>74.42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3b18f6d3d92470968ce36a123bc76f71762201cfd126ea0c546c48c97bbad8b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table:number-columns-repeated="5" office:value-type="float" office:value="81.82" calcext:value-type="float">
            <text:p>81.82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7.959" calcext:value-type="float">
            <text:p>7.959</text:p>
          </table:table-cell>
          <table:table-cell office:value-type="string" calcext:value-type="string">
            <text:p>df1507c8dde05391f8b19bd436b1b431bf5cbedd945e7c11f86b86d3d7e3d8ef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table:number-columns-repeated="5" office:value-type="float" office:value="81.82" calcext:value-type="float">
            <text:p>81.82</text:p>
          </table:table-cell>
          <table:table-cell office:value-type="float" office:value="19" calcext:value-type="float">
            <text:p>19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8b018056f79fdac2b1e126f48f0fc6421025d12c8025494bd47af00fe46ad943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6.896" calcext:value-type="float">
            <text:p>6.896</text:p>
          </table:table-cell>
          <table:table-cell office:value-type="string" calcext:value-type="string">
            <text:p>25102c36768dc4a0aedf5d53e65bd22df56eb0c9c2298369fac9bd7b7d6c0a15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7.096" calcext:value-type="float">
            <text:p>7.096</text:p>
          </table:table-cell>
          <table:table-cell office:value-type="string" calcext:value-type="string">
            <text:p>25102c36768dc4a0aedf5d53e65bd22df56eb0c9c2298369fac9bd7b7d6c0a15</text:p>
          </table:table-cell>
          <table:table-cell office:value-type="float" office:value="61.82" calcext:value-type="float">
            <text:p>61.82</text:p>
          </table:table-cell>
          <table:table-cell table:style-name="ce6" office:value-type="float" office:value="80.91" calcext:value-type="float">
            <text:p>80.91</text:p>
          </table:table-cell>
          <table:table-cell office:value-type="float" office:value="74.55" calcext:value-type="float">
            <text:p>74.55</text:p>
          </table:table-cell>
          <table:table-cell office:value-type="float" office:value="87.27" calcext:value-type="float">
            <text:p>87.27</text:p>
          </table:table-cell>
          <table:table-cell office:value-type="float" office:value="85.75" calcext:value-type="float">
            <text:p>85.75</text:p>
          </table:table-cell>
          <table:table-cell office:value-type="float" office:value="77.42" calcext:value-type="float">
            <text:p>77.42</text:p>
          </table:table-cell>
          <table:table-cell office:value-type="float" office:value="79.65" calcext:value-type="float">
            <text:p>79.65</text:p>
          </table:table-cell>
          <table:table-cell office:value-type="float" office:value="0" calcext:value-type="float">
            <text:p>0</text:p>
          </table:table-cell>
          <table:table-cell office:value-type="float" office:value="113520" calcext:value-type="float">
            <text:p>113520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0671487603306" calcext:value-type="float">
            <text:p>0.000671487603306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3512396694215" calcext:value-type="float">
            <text:p>0.003512396694215</text:p>
          </table:table-cell>
          <table:table-cell office:value-type="float" office:value="0.002695128910188" calcext:value-type="float">
            <text:p>0.002695128910188</text:p>
          </table:table-cell>
          <table:table-cell office:value-type="float" office:value="0.000229707076141" calcext:value-type="float">
            <text:p>0.000229707076141</text:p>
          </table:table-cell>
          <table:table-cell office:value-type="float" office:value="0.000479948476163" calcext:value-type="float">
            <text:p>0.000479948476163</text:p>
          </table:table-cell>
          <table:table-cell office:value-type="float" office:value="0" calcext:value-type="float">
            <text:p>0</text:p>
          </table:table-cell>
          <table:table-cell office:value-type="float" office:value="787.2" calcext:value-type="float">
            <text:p>78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c46387230abac654cb03653d9f709559a92470cf62d660ea27acbc0c06197de", "be3e0636e41290d36d320ef931bbaeba53fb04baa0a93405d968bccfe30e5803", "5b8fd35f528d1de23886c4da751d4cfee9c9c097bc963e0d147fabe1fff0c869", "0ee27fd23df404f0d6269f89d46061617a24172c5f9236cd3abade7e23909701", "d5f9191883101b20041d715b331b5957368ae05f8a595d6a751d8fa602d7afd2")</text:p>
          </table:table-cell>
          <table:table-cell office:value-type="float" office:value="62.73" calcext:value-type="float">
            <text:p>62.73</text:p>
          </table:table-cell>
          <table:table-cell table:style-name="ce6" office:value-type="float" office:value="81.36" calcext:value-type="float">
            <text:p>81.36</text:p>
          </table:table-cell>
          <table:table-cell office:value-type="float" office:value="74.55" calcext:value-type="float">
            <text:p>74.55</text:p>
          </table:table-cell>
          <table:table-cell office:value-type="float" office:value="88.18" calcext:value-type="float">
            <text:p>88.18</text:p>
          </table:table-cell>
          <table:table-cell office:value-type="float" office:value="86.63" calcext:value-type="float">
            <text:p>86.63</text:p>
          </table:table-cell>
          <table:table-cell office:value-type="float" office:value="77.63" calcext:value-type="float">
            <text:p>77.63</text:p>
          </table:table-cell>
          <table:table-cell office:value-type="float" office:value="80.02" calcext:value-type="float">
            <text:p>80.02</text:p>
          </table:table-cell>
          <table:table-cell office:value-type="float" office:value="26.63" calcext:value-type="float">
            <text:p>26.63</text:p>
          </table:table-cell>
          <table:table-cell office:value-type="float" office:value="223960" calcext:value-type="float">
            <text:p>223960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0361570247934" calcext:value-type="float">
            <text:p>0.000361570247934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2547836821015" calcext:value-type="float">
            <text:p>0.002547836821015</text:p>
          </table:table-cell>
          <table:table-cell office:value-type="float" office:value="0.000148443149267" calcext:value-type="float">
            <text:p>0.000148443149267</text:p>
          </table:table-cell>
          <table:table-cell office:value-type="float" office:value="0.000244609765673" calcext:value-type="float">
            <text:p>0.000244609765673</text:p>
          </table:table-cell>
          <table:table-cell office:value-type="float" office:value="0.000151496023229" calcext:value-type="float">
            <text:p>0.000151496023229</text:p>
          </table:table-cell>
          <table:table-cell office:value-type="float" office:value="218.8" calcext:value-type="float">
            <text:p>218.8</text:p>
          </table:table-cell>
          <table:table-cell office:value-type="float" office:value="318.135" calcext:value-type="float">
            <text:p>318.135</text:p>
          </table:table-cell>
          <table:table-cell office:value-type="string" calcext:value-type="string">
            <text:p>("79fe17c634b1a950efdeb2842ebb271dce494fa117c38d920e0648121265212d", "cb214d5e9249bceecace965b20bdaf9430df060377f07e877a9e880946f962fd", "46bd804641ed9d230790b4b36cc038766e6561db8daccd931fc8df6e9894eb10", "aa5fbd4f68d7e4ce47bcda2c28d7851cff615817f884c7faae4e0365f872fb31", "a97a61a254956fe95eee12d087ec9d6eb41014193a3ff13150d31d3eddb346b3")</text:p>
          </table:table-cell>
          <table:table-cell table:number-columns-repeated="87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77.27" calcext:value-type="float">
            <text:p>77.27</text:p>
          </table:table-cell>
          <table:table-cell office:value-type="float" office:value="72.22" calcext:value-type="float">
            <text:p>72.22</text:p>
          </table:table-cell>
          <table:table-cell office:value-type="float" office:value="65.38" calcext:value-type="float">
            <text:p>65.38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2bc90e57c47fcbdba7d8719b86bc82bdfa37bc46baef74513f2f9ba9f678d82a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77.27" calcext:value-type="float">
            <text:p>77.27</text:p>
          </table:table-cell>
          <table:table-cell office:value-type="float" office:value="72.22" calcext:value-type="float">
            <text:p>72.22</text:p>
          </table:table-cell>
          <table:table-cell office:value-type="float" office:value="65.38" calcext:value-type="float">
            <text:p>65.38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11.873" calcext:value-type="float">
            <text:p>11.873</text:p>
          </table:table-cell>
          <table:table-cell office:value-type="string" calcext:value-type="string">
            <text:p>2bc90e57c47fcbdba7d8719b86bc82bdfa37bc46baef74513f2f9ba9f678d82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3.64" calcext:value-type="float">
            <text:p>63.64</text:p>
          </table:table-cell>
          <table:table-cell office:value-type="float" office:value="86.36" calcext:value-type="float">
            <text:p>86.36</text:p>
          </table:table-cell>
          <table:table-cell office:value-type="float" office:value="82.35" calcext:value-type="float">
            <text:p>82.35</text:p>
          </table:table-cell>
          <table:table-cell office:value-type="float" office:value="70.37" calcext:value-type="float">
            <text:p>70.37</text:p>
          </table:table-cell>
          <table:table-cell office:value-type="float" office:value="71.79" calcext:value-type="float">
            <text:p>71.79</text:p>
          </table:table-cell>
          <table:table-cell office:value-type="float" office:value="15" calcext:value-type="float">
            <text:p>15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10.525" calcext:value-type="float">
            <text:p>10.525</text:p>
          </table:table-cell>
          <table:table-cell office:value-type="string" calcext:value-type="string">
            <text:p>85649fec0e14a4827ca5ccf7caaa5058560bdb8611e03df486fc701c25b0f31e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3.64" calcext:value-type="float">
            <text:p>63.64</text:p>
          </table:table-cell>
          <table:table-cell office:value-type="float" office:value="86.36" calcext:value-type="float">
            <text:p>86.36</text:p>
          </table:table-cell>
          <table:table-cell office:value-type="float" office:value="82.35" calcext:value-type="float">
            <text:p>82.35</text:p>
          </table:table-cell>
          <table:table-cell office:value-type="float" office:value="70.37" calcext:value-type="float">
            <text:p>70.37</text:p>
          </table:table-cell>
          <table:table-cell office:value-type="float" office:value="71.79" calcext:value-type="float">
            <text:p>71.79</text:p>
          </table:table-cell>
          <table:table-cell office:value-type="float" office:value="15" calcext:value-type="float">
            <text:p>15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10.436" calcext:value-type="float">
            <text:p>10.436</text:p>
          </table:table-cell>
          <table:table-cell office:value-type="string" calcext:value-type="string">
            <text:p>eddf76af7cce50ef92e97ddaeacaa0cef05498c5cbb970ad36e811022617caf1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9.09" calcext:value-type="float">
            <text:p>59.09</text:p>
          </table:table-cell>
          <table:table-cell office:value-type="float" office:value="86.36" calcext:value-type="float">
            <text:p>86.36</text:p>
          </table:table-cell>
          <table:table-cell office:value-type="float" office:value="81.25" calcext:value-type="float">
            <text:p>81.25</text:p>
          </table:table-cell>
          <table:table-cell office:value-type="float" office:value="67.86" calcext:value-type="float">
            <text:p>67.86</text:p>
          </table:table-cell>
          <table:table-cell office:value-type="float" office:value="68.42" calcext:value-type="float">
            <text:p>68.42</text:p>
          </table:table-cell>
          <table:table-cell office:value-type="float" office:value="9" calcext:value-type="float">
            <text:p>9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8.034" calcext:value-type="float">
            <text:p>8.034</text:p>
          </table:table-cell>
          <table:table-cell office:value-type="string" calcext:value-type="string">
            <text:p>6b637f9587eafaef24971e5ab76bee0fe6cd4894df61acc6dd093467969271b5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9.09" calcext:value-type="float">
            <text:p>59.09</text:p>
          </table:table-cell>
          <table:table-cell office:value-type="float" office:value="86.36" calcext:value-type="float">
            <text:p>86.36</text:p>
          </table:table-cell>
          <table:table-cell office:value-type="float" office:value="81.25" calcext:value-type="float">
            <text:p>81.25</text:p>
          </table:table-cell>
          <table:table-cell office:value-type="float" office:value="67.86" calcext:value-type="float">
            <text:p>67.86</text:p>
          </table:table-cell>
          <table:table-cell office:value-type="float" office:value="68.42" calcext:value-type="float">
            <text:p>68.42</text:p>
          </table:table-cell>
          <table:table-cell office:value-type="float" office:value="9" calcext:value-type="float">
            <text:p>9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7.972" calcext:value-type="float">
            <text:p>7.972</text:p>
          </table:table-cell>
          <table:table-cell office:value-type="string" calcext:value-type="string">
            <text:p>6b637f9587eafaef24971e5ab76bee0fe6cd4894df61acc6dd093467969271b5</text:p>
          </table:table-cell>
          <table:table-cell office:value-type="float" office:value="39.09" calcext:value-type="float">
            <text:p>39.09</text:p>
          </table:table-cell>
          <table:table-cell table:style-name="ce6" office:value-type="float" office:value="69.55" calcext:value-type="float">
            <text:p>69.55</text:p>
          </table:table-cell>
          <table:table-cell office:value-type="float" office:value="59.09" calcext:value-type="float">
            <text:p>59.09</text:p>
          </table:table-cell>
          <table:table-cell office:value-type="float" office:value="80" calcext:value-type="float">
            <text:p>80</text:p>
          </table:table-cell>
          <table:table-cell office:value-type="float" office:value="75.4" calcext:value-type="float">
            <text:p>75.4</text:p>
          </table:table-cell>
          <table:table-cell office:value-type="float" office:value="66.04" calcext:value-type="float">
            <text:p>66.04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102000" calcext:value-type="float">
            <text:p>102000</text:p>
          </table:table-cell>
          <table:table-cell office:value-type="float" office:value="0.006818181818182" calcext:value-type="float">
            <text:p>0.006818181818182</text:p>
          </table:table-cell>
          <table:table-cell office:value-type="float" office:value="0.001704545454545" calcext:value-type="float">
            <text:p>0.001704545454545</text:p>
          </table:table-cell>
          <table:table-cell office:value-type="float" office:value="0" calcext:value-type="float">
            <text:p>0</text:p>
          </table:table-cell>
          <table:table-cell office:value-type="float" office:value="0.006818181818182" calcext:value-type="float">
            <text:p>0.006818181818182</text:p>
          </table:table-cell>
          <table:table-cell office:value-type="float" office:value="0.006716747247016" calcext:value-type="float">
            <text:p>0.006716747247016</text:p>
          </table:table-cell>
          <table:table-cell office:value-type="float" office:value="0.000515334442511" calcext:value-type="float">
            <text:p>0.000515334442511</text:p>
          </table:table-cell>
          <table:table-cell office:value-type="float" office:value="0.000960268354555" calcext:value-type="float">
            <text:p>0.000960268354555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0097735ae74a46d96e707c143a4990cd9f316137d9a6684b8e3e070590262a6", "316c6cedc0957a0fdeabd975d0c2f41062ffbca7d547f1185327b6bae2fe2166", "02b3b8ddb449f8e44d4ce41372cc3416c3b11323a2897d450077fbc56f0064bc", "7d5707e2c5a9aec68225de2c204a215329a6a054e8373de1f30fcc6bbb3d95ff", "6bd12593cee829e6fb2ab1a4c08f650f773f90a68c7fdcdeb339203c62a06fe3")</text:p>
          </table:table-cell>
          <table:table-cell office:value-type="float" office:value="38.18" calcext:value-type="float">
            <text:p>38.18</text:p>
          </table:table-cell>
          <table:table-cell table:style-name="ce6" office:value-type="float" office:value="69.09" calcext:value-type="float">
            <text:p>6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74.11" calcext:value-type="float">
            <text:p>74.11</text:p>
          </table:table-cell>
          <table:table-cell office:value-type="float" office:value="65.91" calcext:value-type="float">
            <text:p>6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1.8" calcext:value-type="float">
            <text:p>21.8</text:p>
          </table:table-cell>
          <table:table-cell office:value-type="float" office:value="203360" calcext:value-type="float">
            <text:p>203360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0671487603306" calcext:value-type="float">
            <text:p>0.000671487603306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2235263413644" calcext:value-type="float">
            <text:p>0.002235263413644</text:p>
          </table:table-cell>
          <table:table-cell office:value-type="float" office:value="0.000347437048699" calcext:value-type="float">
            <text:p>0.000347437048699</text:p>
          </table:table-cell>
          <table:table-cell office:value-type="float" office:value="0.000676820906205" calcext:value-type="float">
            <text:p>0.000676820906205</text:p>
          </table:table-cell>
          <table:table-cell office:value-type="float" office:value="0.000495518242646" calcext:value-type="float">
            <text:p>0.000495518242646</text:p>
          </table:table-cell>
          <table:table-cell office:value-type="float" office:value="514.8" calcext:value-type="float">
            <text:p>514.8</text:p>
          </table:table-cell>
          <table:table-cell office:value-type="float" office:value="368.814" calcext:value-type="float">
            <text:p>368.814</text:p>
          </table:table-cell>
          <table:table-cell office:value-type="string" calcext:value-type="string">
            <text:p>("3ad6c795fd9e3c75e5626d7b30fdd19ff11e5c1971ed50888c178ad493526995", "77d995c8b79aaf12a95bac2f26cc0915cfe92fffd50b3cedce15f9d0dad90bf8", "ddbf2deff5474c8032a75059ae580955ab73a97bbaf95f697ede4b20cb8f9fca", "8f3aae029cf4a17ac57c326d9df68d51dd053ca63abeb922376d5ced9ba8b905", "9c5b1707e8453be79d800b7eb73b8359509d6638e3df666a13a26807d63f32a7")</text:p>
          </table:table-cell>
          <table:table-cell table:number-columns-repeated="87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table:number-columns-repeated="5" office:value-type="float" office:value="77.27" calcext:value-type="float">
            <text:p>77.27</text:p>
          </table:table-cell>
          <table:table-cell office:value-type="float" office:value="11" calcext:value-type="float">
            <text:p>11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11.051" calcext:value-type="float">
            <text:p>11.051</text:p>
          </table:table-cell>
          <table:table-cell office:value-type="string" calcext:value-type="string">
            <text:p>a65f51d60d1794a4f083393377e9e6a55e3a99a48ec667e614a33eee2aaf1315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table:number-columns-repeated="5" office:value-type="float" office:value="77.27" calcext:value-type="float">
            <text:p>77.27</text:p>
          </table:table-cell>
          <table:table-cell office:value-type="float" office:value="11" calcext:value-type="float">
            <text:p>11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a65f51d60d1794a4f083393377e9e6a55e3a99a48ec667e614a33eee2aaf131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5" calcext:value-type="float">
            <text:p>15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8.446" calcext:value-type="float">
            <text:p>8.446</text:p>
          </table:table-cell>
          <table:table-cell office:value-type="string" calcext:value-type="string">
            <text:p>7b4785ca115e2622c589b11d387831f452821f07a37561c6772b283101243e73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7.27" calcext:value-type="float">
            <text:p>77.27</text:p>
          </table:table-cell>
          <table:table-cell office:value-type="float" office:value="78.26" calcext:value-type="float">
            <text:p>78.26</text:p>
          </table:table-cell>
          <table:table-cell office:value-type="float" office:value="80.95" calcext:value-type="float">
            <text:p>80.9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8.664" calcext:value-type="float">
            <text:p>8.664</text:p>
          </table:table-cell>
          <table:table-cell office:value-type="string" calcext:value-type="string">
            <text:p>9309396d5b3c89b9bd81d9ca9fac5ce69dee32d65f5e32989adbffbe62985f69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8.449" calcext:value-type="float">
            <text:p>8.449</text:p>
          </table:table-cell>
          <table:table-cell office:value-type="string" calcext:value-type="string">
            <text:p>99a4800b0bf25391af2aedf18b7e31d743e3e441e45f3ef47412e8289b8e2929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21590909090909" calcext:value-type="float">
            <text:p>0.721590909090909</text:p>
          </table:table-cell>
          <table:table-cell office:value-type="float" office:value="8.352" calcext:value-type="float">
            <text:p>8.352</text:p>
          </table:table-cell>
          <table:table-cell office:value-type="string" calcext:value-type="string">
            <text:p>99a4800b0bf25391af2aedf18b7e31d743e3e441e45f3ef47412e8289b8e2929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76.36" calcext:value-type="float">
            <text:p>76.36</text:p>
          </table:table-cell>
          <table:table-cell office:value-type="float" office:value="78.72" calcext:value-type="float">
            <text:p>78.72</text:p>
          </table:table-cell>
          <table:table-cell office:value-type="float" office:value="85.89" calcext:value-type="float">
            <text:p>85.89</text:p>
          </table:table-cell>
          <table:table-cell office:value-type="float" office:value="82.73" calcext:value-type="float">
            <text:p>82.73</text:p>
          </table:table-cell>
          <table:table-cell office:value-type="float" office:value="0" calcext:value-type="float">
            <text:p>0</text:p>
          </table:table-cell>
          <table:table-cell office:value-type="float" office:value="110800" calcext:value-type="float">
            <text:p>110800</text:p>
          </table:table-cell>
          <table:table-cell office:value-type="float" office:value="0.008264462809917" calcext:value-type="float">
            <text:p>0.008264462809917</text:p>
          </table:table-cell>
          <table:table-cell office:value-type="float" office:value="0.002066115702479" calcext:value-type="float">
            <text:p>0.002066115702479</text:p>
          </table:table-cell>
          <table:table-cell office:value-type="float" office:value="0.003512396694215" calcext:value-type="float">
            <text:p>0.003512396694215</text:p>
          </table:table-cell>
          <table:table-cell office:value-type="float" office:value="0.002479338842975" calcext:value-type="float">
            <text:p>0.002479338842975</text:p>
          </table:table-cell>
          <table:table-cell office:value-type="float" office:value="0.001544567957853" calcext:value-type="float">
            <text:p>0.001544567957853</text:p>
          </table:table-cell>
          <table:table-cell office:value-type="float" office:value="0.003660152888487" calcext:value-type="float">
            <text:p>0.003660152888487</text:p>
          </table:table-cell>
          <table:table-cell office:value-type="float" office:value="0.001930744177858" calcext:value-type="float">
            <text:p>0.001930744177858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ad52a7c64edd23a6865a76d30fe0469b9e4b1e4e79258ebcf01cdd5b0386b1c", "26f69533b1ab2942291d36dbccd1effcffa1ec9d7cc1f142eb980c1269479cbc", "5b129eeecf4531e0dcf930c15b0cb9bb38f8616f19c4fb2952876993df0faf83", "2043c89aa5dd4d65379c74e9458b1d25eaafeb935ede66433f3a1309b5e7fced", "e891f1f488476370b5d1e8d7aaef60603875538a0f988725a31a4fb7810c8b13")</text:p>
          </table:table-cell>
          <table:table-cell office:value-type="float" office:value="61.82" calcext:value-type="float">
            <text:p>61.82</text:p>
          </table:table-cell>
          <table:table-cell table:style-name="ce6" office:value-type="float" office:value="80.91" calcext:value-type="float">
            <text:p>8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78.18" calcext:value-type="float">
            <text:p>78.18</text:p>
          </table:table-cell>
          <table:table-cell office:value-type="float" office:value="79.3" calcext:value-type="float">
            <text:p>79.3</text:p>
          </table:table-cell>
          <table:table-cell office:value-type="float" office:value="82.79" calcext:value-type="float">
            <text:p>82.79</text:p>
          </table:table-cell>
          <table:table-cell office:value-type="float" office:value="81.39" calcext:value-type="float">
            <text:p>81.39</text:p>
          </table:table-cell>
          <table:table-cell office:value-type="float" office:value="25.06" calcext:value-type="float">
            <text:p>25.06</text:p>
          </table:table-cell>
          <table:table-cell office:value-type="float" office:value="220040" calcext:value-type="float">
            <text:p>220040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0671487603306" calcext:value-type="float">
            <text:p>0.000671487603306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0413223140496" calcext:value-type="float">
            <text:p>0.000413223140496</text:p>
          </table:table-cell>
          <table:table-cell office:value-type="float" office:value="0.000404313260635" calcext:value-type="float">
            <text:p>0.000404313260635</text:p>
          </table:table-cell>
          <table:table-cell office:value-type="float" office:value="0.001303419163809" calcext:value-type="float">
            <text:p>0.001303419163809</text:p>
          </table:table-cell>
          <table:table-cell office:value-type="float" office:value="0.000779601402503" calcext:value-type="float">
            <text:p>0.000779601402503</text:p>
          </table:table-cell>
          <table:table-cell table:style-name="ce3" office:value-type="float" office:value="0.0000726" calcext:value-type="float">
            <text:p>7.26E-05</text:p>
          </table:table-cell>
          <table:table-cell office:value-type="float" office:value="1092.8" calcext:value-type="float">
            <text:p>1092.8</text:p>
          </table:table-cell>
          <table:table-cell office:value-type="float" office:value="381.029" calcext:value-type="float">
            <text:p>381.029</text:p>
          </table:table-cell>
          <table:table-cell office:value-type="string" calcext:value-type="string">
            <text:p>("1ffd65156589150a6501f6fb0a44f1a0ab393221228bff02e5dd78db8d3a2db2", "cbe1312d64923acb2e3b4365549e60ed4974316e677dca918e0f0546f7d47e5d", "bd887d0615228fcb84ddfc9ebd5c6c0547aa880a5c9ceeb366f961b59908f042", "85b1be437c8b91660929d663430bf6cff58f06192a4e6907c803746711447824", "7ce8b3e3e7b846b51891c346950fefb71a2bab2bb8142c58e096591e7100a235")</text:p>
          </table:table-cell>
          <table:table-cell table:number-columns-repeated="87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1530303030303" calcext:value-type="float">
            <text:p>0.71530303030303</text:p>
          </table:table-cell>
          <table:table-cell office:value-type="float" office:value="11.933" calcext:value-type="float">
            <text:p>11.933</text:p>
          </table:table-cell>
          <table:table-cell office:value-type="string" calcext:value-type="string">
            <text:p>ba85456f353973bc747807a5fabc672389c6840bd9faa311bea7288a266072c1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1530303030303" calcext:value-type="float">
            <text:p>0.71530303030303</text:p>
          </table:table-cell>
          <table:table-cell office:value-type="float" office:value="10.304" calcext:value-type="float">
            <text:p>10.304</text:p>
          </table:table-cell>
          <table:table-cell office:value-type="string" calcext:value-type="string">
            <text:p>ba85456f353973bc747807a5fabc672389c6840bd9faa311bea7288a266072c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31.82" calcext:value-type="float">
            <text:p>31.82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59.09" calcext:value-type="float">
            <text:p>59.09</text:p>
          </table:table-cell>
          <table:table-cell office:value-type="float" office:value="72.73" calcext:value-type="float">
            <text:p>72.73</text:p>
          </table:table-cell>
          <table:table-cell office:value-type="float" office:value="68.42" calcext:value-type="float">
            <text:p>68.42</text:p>
          </table:table-cell>
          <table:table-cell office:value-type="float" office:value="64" calcext:value-type="float">
            <text:p>64</text:p>
          </table:table-cell>
          <table:table-cell office:value-type="float" office:value="63.41" calcext:value-type="float">
            <text:p>63.41</text:p>
          </table:table-cell>
          <table:table-cell office:value-type="float" office:value="15" calcext:value-type="float">
            <text:p>15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4a82e9399f080003949e061e2c6fd315aa373df57eb7d26bb795d3ad7e93cd1d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9.09" calcext:value-type="float">
            <text:p>59.09</text:p>
          </table:table-cell>
          <table:table-cell office:value-type="float" office:value="77.27" calcext:value-type="float">
            <text:p>77.27</text:p>
          </table:table-cell>
          <table:table-cell office:value-type="float" office:value="72.22" calcext:value-type="float">
            <text:p>72.22</text:p>
          </table:table-cell>
          <table:table-cell office:value-type="float" office:value="65.38" calcext:value-type="float">
            <text:p>65.3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10.439" calcext:value-type="float">
            <text:p>10.439</text:p>
          </table:table-cell>
          <table:table-cell office:value-type="string" calcext:value-type="string">
            <text:p>c033e7aed9d05c5e30f35ccbc6f163f793ee935617621fea902aa63a1fc7706f</text:p>
          </table:table-cell>
          <table:table-cell office:value-type="float" office:value="31.82" calcext:value-type="float">
            <text:p>31.82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59.09" calcext:value-type="float">
            <text:p>59.09</text:p>
          </table:table-cell>
          <table:table-cell office:value-type="float" office:value="72.73" calcext:value-type="float">
            <text:p>72.73</text:p>
          </table:table-cell>
          <table:table-cell office:value-type="float" office:value="68.42" calcext:value-type="float">
            <text:p>68.42</text:p>
          </table:table-cell>
          <table:table-cell office:value-type="float" office:value="64" calcext:value-type="float">
            <text:p>64</text:p>
          </table:table-cell>
          <table:table-cell office:value-type="float" office:value="63.41" calcext:value-type="float">
            <text:p>63.41</text:p>
          </table:table-cell>
          <table:table-cell office:value-type="float" office:value="13" calcext:value-type="float">
            <text:p>13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10.342" calcext:value-type="float">
            <text:p>10.342</text:p>
          </table:table-cell>
          <table:table-cell office:value-type="string" calcext:value-type="string">
            <text:p>2cd4b8481b87c0199ae023e2b44501b1793800d88e7ebd277aacdad105294e80</text:p>
          </table:table-cell>
          <table:table-cell office:value-type="float" office:value="31.82" calcext:value-type="float">
            <text:p>31.82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59.09" calcext:value-type="float">
            <text:p>59.09</text:p>
          </table:table-cell>
          <table:table-cell office:value-type="float" office:value="72.73" calcext:value-type="float">
            <text:p>72.73</text:p>
          </table:table-cell>
          <table:table-cell office:value-type="float" office:value="68.42" calcext:value-type="float">
            <text:p>68.42</text:p>
          </table:table-cell>
          <table:table-cell office:value-type="float" office:value="64" calcext:value-type="float">
            <text:p>64</text:p>
          </table:table-cell>
          <table:table-cell office:value-type="float" office:value="63.41" calcext:value-type="float">
            <text:p>63.41</text:p>
          </table:table-cell>
          <table:table-cell office:value-type="float" office:value="13" calcext:value-type="float">
            <text:p>13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10.283" calcext:value-type="float">
            <text:p>10.283</text:p>
          </table:table-cell>
          <table:table-cell office:value-type="string" calcext:value-type="string">
            <text:p>2cd4b8481b87c0199ae023e2b44501b1793800d88e7ebd277aacdad105294e80</text:p>
          </table:table-cell>
          <table:table-cell office:value-type="float" office:value="53.64" calcext:value-type="float">
            <text:p>53.64</text:p>
          </table:table-cell>
          <table:table-cell table:style-name="ce6" office:value-type="float" office:value="76.82" calcext:value-type="float">
            <text:p>76.82</text:p>
          </table:table-cell>
          <table:table-cell office:value-type="float" office:value="70" calcext:value-type="float">
            <text:p>70</text:p>
          </table:table-cell>
          <table:table-cell office:value-type="float" office:value="83.64" calcext:value-type="float">
            <text:p>83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3.76" calcext:value-type="float">
            <text:p>73.76</text:p>
          </table:table-cell>
          <table:table-cell office:value-type="float" office:value="75.05" calcext:value-type="float">
            <text:p>75.05</text:p>
          </table:table-cell>
          <table:table-cell office:value-type="float" office:value="0" calcext:value-type="float">
            <text:p>0</text:p>
          </table:table-cell>
          <table:table-cell office:value-type="float" office:value="111280" calcext:value-type="float">
            <text:p>111280</text:p>
          </table:table-cell>
          <table:table-cell office:value-type="float" office:value="0.000413223140496" calcext:value-type="float">
            <text:p>0.000413223140496</text:p>
          </table:table-cell>
          <table:table-cell office:value-type="float" office:value="0.000103305785124" calcext:value-type="float">
            <text:p>0.000103305785124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0681946867225" calcext:value-type="float">
            <text:p>0.000681946867225</text:p>
          </table:table-cell>
          <table:table-cell office:value-type="float" office:value="0.000657490705406" calcext:value-type="float">
            <text:p>0.000657490705406</text:p>
          </table:table-cell>
          <table:table-cell office:value-type="float" office:value="0.000421051226496" calcext:value-type="float">
            <text:p>0.000421051226496</text:p>
          </table:table-cell>
          <table:table-cell office:value-type="float" office:value="0" calcext:value-type="float">
            <text:p>0</text:p>
          </table:table-cell>
          <table:table-cell office:value-type="float" office:value="257.2" calcext:value-type="float">
            <text:p>25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45eb06ec3a8d33df1d5b0ba8221fae0bf7cba761ff6a3587875d5aa0e2aa74e", "c64c4dc05586d6bac3025fc9592082e133f38ff0695af211289a737b83d67150", "7073bcc1c62c057191cadfabc7aa34740f409bc40de4ca5ddd200d214acfa5ad", "28ac8b93e1567e2bbe0b0fabf18f29947267c12f12b3685a5bbcbff8e78f607a", "abf5dbb598bccbfbd51286689b513afd50b6668df6b2ae6b04d7d2b8a091a072")</text:p>
          </table:table-cell>
          <table:table-cell office:value-type="float" office:value="51.82" calcext:value-type="float">
            <text:p>51.82</text:p>
          </table:table-cell>
          <table:table-cell table:style-name="ce6" office:value-type="float" office:value="75.91" calcext:value-type="float">
            <text:p>75.91</text:p>
          </table:table-cell>
          <table:table-cell office:value-type="float" office:value="67.27" calcext:value-type="float">
            <text:p>67.27</text:p>
          </table:table-cell>
          <table:table-cell office:value-type="float" office:value="84.55" calcext:value-type="float">
            <text:p>84.55</text:p>
          </table:table-cell>
          <table:table-cell office:value-type="float" office:value="81.38" calcext:value-type="float">
            <text:p>81.38</text:p>
          </table:table-cell>
          <table:table-cell office:value-type="float" office:value="72.1" calcext:value-type="float">
            <text:p>72.1</text:p>
          </table:table-cell>
          <table:table-cell office:value-type="float" office:value="73.63" calcext:value-type="float">
            <text:p>73.63</text:p>
          </table:table-cell>
          <table:table-cell office:value-type="float" office:value="25.17" calcext:value-type="float">
            <text:p>25.17</text:p>
          </table:table-cell>
          <table:table-cell office:value-type="float" office:value="222600" calcext:value-type="float">
            <text:p>222600</text:p>
          </table:table-cell>
          <table:table-cell office:value-type="float" office:value="0.004752066115702" calcext:value-type="float">
            <text:p>0.004752066115702</text:p>
          </table:table-cell>
          <table:table-cell office:value-type="float" office:value="0.001188016528926" calcext:value-type="float">
            <text:p>0.001188016528926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1895366261219" calcext:value-type="float">
            <text:p>0.001895366261219</text:p>
          </table:table-cell>
          <table:table-cell office:value-type="float" office:value="0.000923006469103" calcext:value-type="float">
            <text:p>0.000923006469103</text:p>
          </table:table-cell>
          <table:table-cell office:value-type="float" office:value="0.001378350818073" calcext:value-type="float">
            <text:p>0.001378350818073</text:p>
          </table:table-cell>
          <table:table-cell table:style-name="ce3" office:value-type="float" office:value="0.0000694" calcext:value-type="float">
            <text:p>6.94E-05</text:p>
          </table:table-cell>
          <table:table-cell office:value-type="float" office:value="430" calcext:value-type="float">
            <text:p>430</text:p>
          </table:table-cell>
          <table:table-cell office:value-type="float" office:value="371.506" calcext:value-type="float">
            <text:p>371.506</text:p>
          </table:table-cell>
          <table:table-cell office:value-type="string" calcext:value-type="string">
            <text:p>("6daa56e0812a6c8ed2553ccba3a84730dd36491a18f958824236f68a2b584dc5", "1ba5c7c9e16b52466b34a9287fd23a27f340c5cad1c9355bc9f35eb68c64cc45", "ab3f06f9bddac231bf7af6e14c26c41b0f1bdaa9051254ac3509d741ca799ed4", "30241982c12a8fab65ea8ea7906ab5a7bda65ab5d98489d8327049f22a739ce1", "f376975161598d6291d73e05241ce99c3c10a36f592d054f9c1629fa829eace3")</text:p>
          </table:table-cell>
          <table:table-cell table:number-columns-repeated="87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86.36" calcext:value-type="float">
            <text:p>86.36</text:p>
          </table:table-cell>
          <table:table-cell office:value-type="float" office:value="63.64" calcext:value-type="float">
            <text:p>63.64</text:p>
          </table:table-cell>
          <table:table-cell office:value-type="float" office:value="70.37" calcext:value-type="float">
            <text:p>70.37</text:p>
          </table:table-cell>
          <table:table-cell office:value-type="float" office:value="82.35" calcext:value-type="float">
            <text:p>82.35</text:p>
          </table:table-cell>
          <table:table-cell office:value-type="float" office:value="77.55" calcext:value-type="float">
            <text:p>77.55</text:p>
          </table:table-cell>
          <table:table-cell office:value-type="float" office:value="25" calcext:value-type="float">
            <text:p>25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17.764" calcext:value-type="float">
            <text:p>17.764</text:p>
          </table:table-cell>
          <table:table-cell office:value-type="string" calcext:value-type="string">
            <text:p>993d27f4e86aca00a941e2dead6983b6f9344af36c91a3ac6446b624d235bcc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86.36" calcext:value-type="float">
            <text:p>86.36</text:p>
          </table:table-cell>
          <table:table-cell office:value-type="float" office:value="63.64" calcext:value-type="float">
            <text:p>63.64</text:p>
          </table:table-cell>
          <table:table-cell office:value-type="float" office:value="70.37" calcext:value-type="float">
            <text:p>70.37</text:p>
          </table:table-cell>
          <table:table-cell office:value-type="float" office:value="82.35" calcext:value-type="float">
            <text:p>82.35</text:p>
          </table:table-cell>
          <table:table-cell office:value-type="float" office:value="77.55" calcext:value-type="float">
            <text:p>77.55</text:p>
          </table:table-cell>
          <table:table-cell office:value-type="float" office:value="25" calcext:value-type="float">
            <text:p>25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15.422" calcext:value-type="float">
            <text:p>15.422</text:p>
          </table:table-cell>
          <table:table-cell office:value-type="string" calcext:value-type="string">
            <text:p>993d27f4e86aca00a941e2dead6983b6f9344af36c91a3ac6446b624d235bcc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table:number-columns-repeated="5" office:value-type="float" office:value="81.82" calcext:value-type="float">
            <text:p>81.82</text:p>
          </table:table-cell>
          <table:table-cell office:value-type="float" office:value="25" calcext:value-type="float">
            <text:p>25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10.349" calcext:value-type="float">
            <text:p>10.349</text:p>
          </table:table-cell>
          <table:table-cell office:value-type="string" calcext:value-type="string">
            <text:p>94843c39b22c8d4d801b893825d34397a47991a0fb544aec995be04fdc34ac40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7.27" calcext:value-type="float">
            <text:p>77.27</text:p>
          </table:table-cell>
          <table:table-cell office:value-type="float" office:value="78.26" calcext:value-type="float">
            <text:p>78.26</text:p>
          </table:table-cell>
          <table:table-cell office:value-type="float" office:value="80.95" calcext:value-type="float">
            <text:p>80.9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10.199" calcext:value-type="float">
            <text:p>10.199</text:p>
          </table:table-cell>
          <table:table-cell office:value-type="string" calcext:value-type="string">
            <text:p>e75be22ef6dff22fb9ad07b97e2a5e2befa90f539dc41cfcd236ea9e70a106e4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office:value-type="float" office:value="85" calcext:value-type="float">
            <text:p>85</text:p>
          </table:table-cell>
          <table:table-cell office:value-type="float" office:value="79.17" calcext:value-type="float">
            <text:p>79.17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b3fcf45965f199117552ae5fb95e146627cea95c847922ee65710a38aebe8563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77.27" calcext:value-type="float">
            <text:p>77.27</text:p>
          </table:table-cell>
          <table:table-cell office:value-type="float" office:value="86.36" calcext:value-type="float">
            <text:p>86.36</text:p>
          </table:table-cell>
          <table:table-cell office:value-type="float" office:value="85" calcext:value-type="float">
            <text:p>85</text:p>
          </table:table-cell>
          <table:table-cell office:value-type="float" office:value="79.17" calcext:value-type="float">
            <text:p>79.17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0.729545454545455" calcext:value-type="float">
            <text:p>0.729545454545455</text:p>
          </table:table-cell>
          <table:table-cell office:value-type="float" office:value="5.881" calcext:value-type="float">
            <text:p>5.881</text:p>
          </table:table-cell>
          <table:table-cell office:value-type="string" calcext:value-type="string">
            <text:p>b3fcf45965f199117552ae5fb95e146627cea95c847922ee65710a38aebe8563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76.36" calcext:value-type="float">
            <text:p>76.36</text:p>
          </table:table-cell>
          <table:table-cell office:value-type="float" office:value="82.73" calcext:value-type="float">
            <text:p>82.73</text:p>
          </table:table-cell>
          <table:table-cell office:value-type="float" office:value="81.6" calcext:value-type="float">
            <text:p>81.6</text:p>
          </table:table-cell>
          <table:table-cell office:value-type="float" office:value="77.81" calcext:value-type="float">
            <text:p>77.81</text:p>
          </table:table-cell>
          <table:table-cell office:value-type="float" office:value="78.87" calcext:value-type="float">
            <text:p>78.87</text:p>
          </table:table-cell>
          <table:table-cell office:value-type="float" office:value="0" calcext:value-type="float">
            <text:p>0</text:p>
          </table:table-cell>
          <table:table-cell office:value-type="float" office:value="116680" calcext:value-type="float">
            <text:p>116680</text:p>
          </table:table-cell>
          <table:table-cell office:value-type="float" office:value="0.004132231404959" calcext:value-type="float">
            <text:p>0.004132231404959</text:p>
          </table:table-cell>
          <table:table-cell office:value-type="float" office:value="0.00103305785124" calcext:value-type="float">
            <text:p>0.00103305785124</text:p>
          </table:table-cell>
          <table:table-cell table:number-columns-repeated="2" office:value-type="float" office:value="0.001446280991736" calcext:value-type="float">
            <text:p>0.001446280991736</text:p>
          </table:table-cell>
          <table:table-cell office:value-type="float" office:value="0.001374763403984" calcext:value-type="float">
            <text:p>0.001374763403984</text:p>
          </table:table-cell>
          <table:table-cell office:value-type="float" office:value="0.001070723452952" calcext:value-type="float">
            <text:p>0.001070723452952</text:p>
          </table:table-cell>
          <table:table-cell office:value-type="float" office:value="0.001108977516723" calcext:value-type="float">
            <text:p>0.001108977516723</text:p>
          </table:table-cell>
          <table:table-cell office:value-type="float" office:value="0" calcext:value-type="float">
            <text:p>0</text:p>
          </table:table-cell>
          <table:table-cell office:value-type="float" office:value="619.2" calcext:value-type="float">
            <text:p>6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4d4ae53713a1de8df32fee15a856b15343cc02ea08f0cb93d38ff255a1a3aae", "a27d991b3326c09256d3feeea286bdc79e755277d22a146435485e795b7b4850", "c91d90932cfb8946abe1b6d3720fc68ce7d576709d2db4137ff0fbea6e6afa0d", "c1e7291e8627d9cfc3d5f0b583ba19bfe49bcfa76d0a4dc17bc543554a632ad2", "82892c9935b881a5cee252ad8b3a3dff921c5399a750013b44e8d3af517b20e7")</text:p>
          </table:table-cell>
          <table:table-cell office:value-type="float" office:value="57.27" calcext:value-type="float">
            <text:p>57.27</text:p>
          </table:table-cell>
          <table:table-cell table:style-name="ce6" office:value-type="float" office:value="78.64" calcext:value-type="float">
            <text:p>78.64</text:p>
          </table:table-cell>
          <table:table-cell office:value-type="float" office:value="77.27" calcext:value-type="float">
            <text:p>77.27</text:p>
          </table:table-cell>
          <table:table-cell office:value-type="float" office:value="80" calcext:value-type="float">
            <text:p>80</text:p>
          </table:table-cell>
          <table:table-cell office:value-type="float" office:value="79.46" calcext:value-type="float">
            <text:p>79.46</text:p>
          </table:table-cell>
          <table:table-cell office:value-type="float" office:value="77.93" calcext:value-type="float">
            <text:p>77.93</text:p>
          </table:table-cell>
          <table:table-cell office:value-type="float" office:value="78.33" calcext:value-type="float">
            <text:p>78.33</text:p>
          </table:table-cell>
          <table:table-cell office:value-type="float" office:value="26.32" calcext:value-type="float">
            <text:p>26.32</text:p>
          </table:table-cell>
          <table:table-cell office:value-type="float" office:value="234560" calcext:value-type="float">
            <text:p>234560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0413223140496" calcext:value-type="float">
            <text:p>0.000413223140496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0470232201261" calcext:value-type="float">
            <text:p>0.000470232201261</text:p>
          </table:table-cell>
          <table:table-cell office:value-type="float" office:value="0.000639978738818" calcext:value-type="float">
            <text:p>0.000639978738818</text:p>
          </table:table-cell>
          <table:table-cell office:value-type="float" office:value="0.000493239588967" calcext:value-type="float">
            <text:p>0.000493239588967</text:p>
          </table:table-cell>
          <table:table-cell table:style-name="ce3" office:value-type="float" office:value="0.0000508" calcext:value-type="float">
            <text:p>5.08E-05</text:p>
          </table:table-cell>
          <table:table-cell office:value-type="float" office:value="622.8" calcext:value-type="float">
            <text:p>622.8</text:p>
          </table:table-cell>
          <table:table-cell office:value-type="float" office:value="333.801" calcext:value-type="float">
            <text:p>333.801</text:p>
          </table:table-cell>
          <table:table-cell office:value-type="string" calcext:value-type="string">
            <text:p>("2e2279ee949c439cfde84f8901e0f025a84af1381d3eaed2ad250c97814daf1a", "9c8c2e75348adb0c6810f912e33f054cadcc87192e2d3e611493a26ac72796c8", "dfc305204a5ae23218f3cb8405285f7ce759208d8f69b32fc59faaa9b9a6a741", "6bf6e6ed870c2da58acf24497b8534b575cdbb7f48005fe20d039a7e787e7bf8", "17072bd44ca3dc92a0a6f65365391e856fc116ceb8c8ba061c71c60f3aa20d16")</text:p>
          </table:table-cell>
          <table:table-cell table:number-columns-repeated="87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63.64" calcext:value-type="float">
            <text:p>63.64</text:p>
          </table:table-cell>
          <table:table-cell office:value-type="float" office:value="95.45" calcext:value-type="float">
            <text:p>95.45</text:p>
          </table:table-cell>
          <table:table-cell office:value-type="float" office:value="93.33" calcext:value-type="float">
            <text:p>93.33</text:p>
          </table:table-cell>
          <table:table-cell office:value-type="float" office:value="72.41" calcext:value-type="float">
            <text:p>72.41</text:p>
          </table:table-cell>
          <table:table-cell office:value-type="float" office:value="75.68" calcext:value-type="float">
            <text:p>75.68</text:p>
          </table:table-cell>
          <table:table-cell office:value-type="float" office:value="7" calcext:value-type="float">
            <text:p>7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1371473354232" calcext:value-type="float">
            <text:p>0.701371473354232</text:p>
          </table:table-cell>
          <table:table-cell office:value-type="float" office:value="5.941" calcext:value-type="float">
            <text:p>5.941</text:p>
          </table:table-cell>
          <table:table-cell office:value-type="string" calcext:value-type="string">
            <text:p>133e11b8405703a7e9bb988fa6e8e117dddbee4d28279c2cc3eea77a50df506c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63.64" calcext:value-type="float">
            <text:p>63.64</text:p>
          </table:table-cell>
          <table:table-cell office:value-type="float" office:value="95.45" calcext:value-type="float">
            <text:p>95.45</text:p>
          </table:table-cell>
          <table:table-cell office:value-type="float" office:value="93.33" calcext:value-type="float">
            <text:p>93.33</text:p>
          </table:table-cell>
          <table:table-cell office:value-type="float" office:value="72.41" calcext:value-type="float">
            <text:p>72.41</text:p>
          </table:table-cell>
          <table:table-cell office:value-type="float" office:value="75.68" calcext:value-type="float">
            <text:p>75.68</text:p>
          </table:table-cell>
          <table:table-cell office:value-type="float" office:value="7" calcext:value-type="float">
            <text:p>7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1371473354232" calcext:value-type="float">
            <text:p>0.701371473354232</text:p>
          </table:table-cell>
          <table:table-cell office:value-type="float" office:value="4.608" calcext:value-type="float">
            <text:p>4.608</text:p>
          </table:table-cell>
          <table:table-cell office:value-type="string" calcext:value-type="string">
            <text:p>133e11b8405703a7e9bb988fa6e8e117dddbee4d28279c2cc3eea77a50df506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5492424242424" calcext:value-type="float">
            <text:p>0.705492424242424</text:p>
          </table:table-cell>
          <table:table-cell office:value-type="float" office:value="7.977" calcext:value-type="float">
            <text:p>7.977</text:p>
          </table:table-cell>
          <table:table-cell office:value-type="string" calcext:value-type="string">
            <text:p>4d76d8f74d3ec241df1813cf904dc5cbbe60b42cea7d4063d1ade387a6da4bee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5492424242424" calcext:value-type="float">
            <text:p>0.705492424242424</text:p>
          </table:table-cell>
          <table:table-cell office:value-type="float" office:value="8.296" calcext:value-type="float">
            <text:p>8.296</text:p>
          </table:table-cell>
          <table:table-cell office:value-type="string" calcext:value-type="string">
            <text:p>fcd3ed542bc6e5dc0f272722f983fd66f2aab327c64cd5a7a8e504a3eb341c07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63.64" calcext:value-type="float">
            <text:p>63.64</text:p>
          </table:table-cell>
          <table:table-cell office:value-type="float" office:value="95.45" calcext:value-type="float">
            <text:p>95.45</text:p>
          </table:table-cell>
          <table:table-cell office:value-type="float" office:value="93.33" calcext:value-type="float">
            <text:p>93.33</text:p>
          </table:table-cell>
          <table:table-cell office:value-type="float" office:value="72.41" calcext:value-type="float">
            <text:p>72.41</text:p>
          </table:table-cell>
          <table:table-cell office:value-type="float" office:value="75.68" calcext:value-type="float">
            <text:p>75.68</text:p>
          </table:table-cell>
          <table:table-cell office:value-type="float" office:value="7" calcext:value-type="float">
            <text:p>7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1371473354232" calcext:value-type="float">
            <text:p>0.701371473354232</text:p>
          </table:table-cell>
          <table:table-cell office:value-type="float" office:value="4.754" calcext:value-type="float">
            <text:p>4.754</text:p>
          </table:table-cell>
          <table:table-cell office:value-type="string" calcext:value-type="string">
            <text:p>133e11b8405703a7e9bb988fa6e8e117dddbee4d28279c2cc3eea77a50df506c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63.64" calcext:value-type="float">
            <text:p>63.64</text:p>
          </table:table-cell>
          <table:table-cell office:value-type="float" office:value="95.45" calcext:value-type="float">
            <text:p>95.45</text:p>
          </table:table-cell>
          <table:table-cell office:value-type="float" office:value="93.33" calcext:value-type="float">
            <text:p>93.33</text:p>
          </table:table-cell>
          <table:table-cell office:value-type="float" office:value="72.41" calcext:value-type="float">
            <text:p>72.41</text:p>
          </table:table-cell>
          <table:table-cell office:value-type="float" office:value="75.68" calcext:value-type="float">
            <text:p>75.68</text:p>
          </table:table-cell>
          <table:table-cell office:value-type="float" office:value="7" calcext:value-type="float">
            <text:p>7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701371473354232" calcext:value-type="float">
            <text:p>0.701371473354232</text:p>
          </table:table-cell>
          <table:table-cell office:value-type="float" office:value="4.394" calcext:value-type="float">
            <text:p>4.394</text:p>
          </table:table-cell>
          <table:table-cell office:value-type="string" calcext:value-type="string">
            <text:p>133e11b8405703a7e9bb988fa6e8e117dddbee4d28279c2cc3eea77a50df506c</text:p>
          </table:table-cell>
          <table:table-cell office:value-type="float" office:value="50.91" calcext:value-type="float">
            <text:p>50.91</text:p>
          </table:table-cell>
          <table:table-cell table:style-name="ce6" office:value-type="float" office:value="75.45" calcext:value-type="float">
            <text:p>75.45</text:p>
          </table:table-cell>
          <table:table-cell office:value-type="float" office:value="64.55" calcext:value-type="float">
            <text:p>64.55</text:p>
          </table:table-cell>
          <table:table-cell office:value-type="float" office:value="86.36" calcext:value-type="float">
            <text:p>86.36</text:p>
          </table:table-cell>
          <table:table-cell office:value-type="float" office:value="82.97" calcext:value-type="float">
            <text:p>82.97</text:p>
          </table:table-cell>
          <table:table-cell office:value-type="float" office:value="71.01" calcext:value-type="float">
            <text:p>71.01</text:p>
          </table:table-cell>
          <table:table-cell office:value-type="float" office:value="72.38" calcext:value-type="float">
            <text:p>72.38</text:p>
          </table:table-cell>
          <table:table-cell office:value-type="float" office:value="0" calcext:value-type="float">
            <text:p>0</text:p>
          </table:table-cell>
          <table:table-cell office:value-type="float" office:value="105880" calcext:value-type="float">
            <text:p>105880</text:p>
          </table:table-cell>
          <table:table-cell office:value-type="float" office:value="0.012809917355372" calcext:value-type="float">
            <text:p>0.012809917355372</text:p>
          </table:table-cell>
          <table:table-cell office:value-type="float" office:value="0.003202479338843" calcext:value-type="float">
            <text:p>0.003202479338843</text:p>
          </table:table-cell>
          <table:table-cell office:value-type="float" office:value="0.005578512396694" calcext:value-type="float">
            <text:p>0.005578512396694</text:p>
          </table:table-cell>
          <table:table-cell office:value-type="float" office:value="0.005165289256198" calcext:value-type="float">
            <text:p>0.005165289256198</text:p>
          </table:table-cell>
          <table:table-cell office:value-type="float" office:value="0.007412686436804" calcext:value-type="float">
            <text:p>0.007412686436804</text:p>
          </table:table-cell>
          <table:table-cell office:value-type="float" office:value="0.002526090534979" calcext:value-type="float">
            <text:p>0.002526090534979</text:p>
          </table:table-cell>
          <table:table-cell office:value-type="float" office:value="0.004274093116967" calcext:value-type="float">
            <text:p>0.004274093116967</text:p>
          </table:table-cell>
          <table:table-cell office:value-type="float" office:value="0" calcext:value-type="float">
            <text:p>0</text:p>
          </table:table-cell>
          <table:table-cell office:value-type="float" office:value="835.2" calcext:value-type="float">
            <text:p>8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e6b75a75237875af387f4de5754e0e601ed98da64376d78339e7d8e823fecfc", "9d7ad6d46b234ddb8769825714f7b7f8d776c8e407e2361b00ee8c9c979b6518", "a5b9798e84e527add5da18cb1f8e219d874ea0a9f7bc2a67c8f25216df1bf4a1", "fdc71b67b2eed299a3648612313f3dbaf7f4ce5c74b1419c27b1bd65cfb4d9f1", "1bfec161a7ac6917bdd9cedb09933f3600a504b51b8138d5e998dce1e4425f9a")</text:p>
          </table:table-cell>
          <table:table-cell office:value-type="float" office:value="53.64" calcext:value-type="float">
            <text:p>53.64</text:p>
          </table:table-cell>
          <table:table-cell table:style-name="ce6" office:value-type="float" office:value="76.82" calcext:value-type="float">
            <text:p>76.82</text:p>
          </table:table-cell>
          <table:table-cell office:value-type="float" office:value="68.18" calcext:value-type="float">
            <text:p>6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44" calcext:value-type="float">
            <text:p>82.44</text:p>
          </table:table-cell>
          <table:table-cell office:value-type="float" office:value="72.9" calcext:value-type="float">
            <text:p>72.9</text:p>
          </table:table-cell>
          <table:table-cell office:value-type="float" office:value="74.6" calcext:value-type="float">
            <text:p>74.6</text:p>
          </table:table-cell>
          <table:table-cell office:value-type="float" office:value="23.37" calcext:value-type="float">
            <text:p>23.37</text:p>
          </table:table-cell>
          <table:table-cell office:value-type="float" office:value="211520" calcext:value-type="float">
            <text:p>211520</text:p>
          </table:table-cell>
          <table:table-cell office:value-type="float" office:value="0.005578512396694" calcext:value-type="float">
            <text:p>0.005578512396694</text:p>
          </table:table-cell>
          <table:table-cell office:value-type="float" office:value="0.001394628099174" calcext:value-type="float">
            <text:p>0.001394628099174</text:p>
          </table:table-cell>
          <table:table-cell office:value-type="float" office:value="0.002066115702479" calcext:value-type="float">
            <text:p>0.002066115702479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1966630018594" calcext:value-type="float">
            <text:p>0.001966630018594</text:p>
          </table:table-cell>
          <table:table-cell office:value-type="float" office:value="0.001161682778549" calcext:value-type="float">
            <text:p>0.001161682778549</text:p>
          </table:table-cell>
          <table:table-cell office:value-type="float" office:value="0.001803139939323" calcext:value-type="float">
            <text:p>0.001803139939323</text:p>
          </table:table-cell>
          <table:table-cell table:style-name="ce3" office:value-type="float" office:value="0.000041" calcext:value-type="float">
            <text:p>4.10E-05</text:p>
          </table:table-cell>
          <table:table-cell office:value-type="float" office:value="1011.2" calcext:value-type="float">
            <text:p>1011.2</text:p>
          </table:table-cell>
          <table:table-cell office:value-type="float" office:value="350.013" calcext:value-type="float">
            <text:p>350.013</text:p>
          </table:table-cell>
          <table:table-cell office:value-type="string" calcext:value-type="string">
            <text:p>("d73e320aa3fc28fe6a74fe729e080f60b7caa53fc81cabc9b9e24f8afbe3f690", "14853e824b6295cd2cbd27a16d6b230137c87ca0f0ad39a9c26851b0c48ccb7f", "5664b633370b172e067ae36ab6daa00f9008d8e2ec655c1cdc5916e701338574", "a0bd7e1ba09b35a2e06598865d01aca6cfa34a63b961bd5458a0710c15d142c3", "aae53eebf7a1abbf082841929bcf66f38f00406f3ca39574c97bd821c325e7fc")</text:p>
          </table:table-cell>
          <table:table-cell table:number-columns-repeated="87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0" calcext:value-type="float">
            <text:p>50</text:p>
          </table:table-cell>
          <table:table-cell office:value-type="float" office:value="95.45" calcext:value-type="float">
            <text:p>95.45</text:p>
          </table:table-cell>
          <table:table-cell office:value-type="float" office:value="91.67" calcext:value-type="float">
            <text:p>91.67</text:p>
          </table:table-cell>
          <table:table-cell office:value-type="float" office:value="65.62" calcext:value-type="float">
            <text:p>65.62</text:p>
          </table:table-cell>
          <table:table-cell office:value-type="float" office:value="64.71" calcext:value-type="float">
            <text:p>64.71</text:p>
          </table:table-cell>
          <table:table-cell office:value-type="float" office:value="7" calcext:value-type="float">
            <text:p>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81107954545455" calcext:value-type="float">
            <text:p>0.681107954545455</text:p>
          </table:table-cell>
          <table:table-cell office:value-type="float" office:value="6.835" calcext:value-type="float">
            <text:p>6.835</text:p>
          </table:table-cell>
          <table:table-cell office:value-type="string" calcext:value-type="string">
            <text:p>bc74be31667b1f4008d7d56c62df16585aad7466fbdf3bfa616c9b1ded2b91a4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0" calcext:value-type="float">
            <text:p>50</text:p>
          </table:table-cell>
          <table:table-cell office:value-type="float" office:value="95.45" calcext:value-type="float">
            <text:p>95.45</text:p>
          </table:table-cell>
          <table:table-cell office:value-type="float" office:value="91.67" calcext:value-type="float">
            <text:p>91.67</text:p>
          </table:table-cell>
          <table:table-cell office:value-type="float" office:value="65.62" calcext:value-type="float">
            <text:p>65.62</text:p>
          </table:table-cell>
          <table:table-cell office:value-type="float" office:value="64.71" calcext:value-type="float">
            <text:p>64.71</text:p>
          </table:table-cell>
          <table:table-cell office:value-type="float" office:value="7" calcext:value-type="float">
            <text:p>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81107954545455" calcext:value-type="float">
            <text:p>0.681107954545455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bc74be31667b1f4008d7d56c62df16585aad7466fbdf3bfa616c9b1ded2b91a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81.82" calcext:value-type="float">
            <text:p>81.82</text:p>
          </table:table-cell>
          <table:table-cell office:value-type="float" office:value="78.95" calcext:value-type="float">
            <text:p>78.95</text:p>
          </table:table-cell>
          <table:table-cell office:value-type="float" office:value="72" calcext:value-type="float">
            <text:p>72</text:p>
          </table:table-cell>
          <table:table-cell office:value-type="float" office:value="73.17" calcext:value-type="float">
            <text:p>73.17</text:p>
          </table:table-cell>
          <table:table-cell office:value-type="float" office:value="17" calcext:value-type="float">
            <text:p>1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32386363636364" calcext:value-type="float">
            <text:p>0.632386363636364</text:p>
          </table:table-cell>
          <table:table-cell office:value-type="float" office:value="11.718" calcext:value-type="float">
            <text:p>11.718</text:p>
          </table:table-cell>
          <table:table-cell office:value-type="string" calcext:value-type="string">
            <text:p>60ee2c320e19580e4dbf808b617c263db58091d114f7abcf0e868d28cc69b16c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office:value-type="float" office:value="83.33" calcext:value-type="float">
            <text:p>83.33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32386363636364" calcext:value-type="float">
            <text:p>0.632386363636364</text:p>
          </table:table-cell>
          <table:table-cell office:value-type="float" office:value="11.674" calcext:value-type="float">
            <text:p>11.674</text:p>
          </table:table-cell>
          <table:table-cell office:value-type="string" calcext:value-type="string">
            <text:p>8d2424ccb736ca33c43730451cab9cfd2d742c09b0ea59e175d581c106d876d1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71969696969697" calcext:value-type="float">
            <text:p>0.671969696969697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136c94e5b437fa8e6fcab4219d1ee5471fd00ab461f744895258eb63062343a7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671969696969697" calcext:value-type="float">
            <text:p>0.671969696969697</text:p>
          </table:table-cell>
          <table:table-cell office:value-type="float" office:value="4.652" calcext:value-type="float">
            <text:p>4.652</text:p>
          </table:table-cell>
          <table:table-cell office:value-type="string" calcext:value-type="string">
            <text:p>136c94e5b437fa8e6fcab4219d1ee5471fd00ab461f744895258eb63062343a7</text:p>
          </table:table-cell>
          <table:table-cell office:value-type="float" office:value="42.73" calcext:value-type="float">
            <text:p>42.73</text:p>
          </table:table-cell>
          <table:table-cell table:style-name="ce6" office:value-type="float" office:value="71.36" calcext:value-type="float">
            <text:p>71.36</text:p>
          </table:table-cell>
          <table:table-cell office:value-type="float" office:value="68.18" calcext:value-type="float">
            <text:p>68.18</text:p>
          </table:table-cell>
          <table:table-cell office:value-type="float" office:value="74.55" calcext:value-type="float">
            <text:p>74.55</text:p>
          </table:table-cell>
          <table:table-cell office:value-type="float" office:value="72.91" calcext:value-type="float">
            <text:p>72.91</text:p>
          </table:table-cell>
          <table:table-cell office:value-type="float" office:value="70.56" calcext:value-type="float">
            <text:p>70.56</text:p>
          </table:table-cell>
          <table:table-cell office:value-type="float" office:value="70.16" calcext:value-type="float">
            <text:p>70.16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.005785123966942" calcext:value-type="float">
            <text:p>0.005785123966942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9297520661157" calcext:value-type="float">
            <text:p>0.009297520661157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095941792695" calcext:value-type="float">
            <text:p>0.00095941792695</text:p>
          </table:table-cell>
          <table:table-cell office:value-type="float" office:value="0.003007214670669" calcext:value-type="float">
            <text:p>0.003007214670669</text:p>
          </table:table-cell>
          <table:table-cell office:value-type="float" office:value="0.003151577089852" calcext:value-type="float">
            <text:p>0.00315157708985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a1afc7d2911cf1ee4a360f4526402e7c8d8cfedbafd19a51a7f01adc4d21e9", "00edeaffcd12314fea7a35310cb569ed71e770cd93d45d86dfe665c9081a52ad", "aeb927499ce30f16fd39129fd8a1520bd4c0d6126b91a26c4f3ca1058d9adb8d", "2ea0052ae87c3a95adbc25cdff1746b6513cb70091f4cfebe7e360e25d1480dc", "e2d692998aa37ee3215fd771110f0c9a1a52bab1ee20e608b493870064145958")</text:p>
          </table:table-cell>
          <table:table-cell office:value-type="float" office:value="42.73" calcext:value-type="float">
            <text:p>42.73</text:p>
          </table:table-cell>
          <table:table-cell table:style-name="ce6" office:value-type="float" office:value="71.36" calcext:value-type="float">
            <text:p>71.36</text:p>
          </table:table-cell>
          <table:table-cell office:value-type="float" office:value="67.27" calcext:value-type="float">
            <text:p>67.27</text:p>
          </table:table-cell>
          <table:table-cell office:value-type="float" office:value="75.45" calcext:value-type="float">
            <text:p>75.45</text:p>
          </table:table-cell>
          <table:table-cell office:value-type="float" office:value="73.26" calcext:value-type="float">
            <text:p>73.26</text:p>
          </table:table-cell>
          <table:table-cell office:value-type="float" office:value="69.8" calcext:value-type="float">
            <text:p>69.8</text:p>
          </table:table-cell>
          <table:table-cell office:value-type="float" office:value="70.11" calcext:value-type="float">
            <text:p>70.11</text:p>
          </table:table-cell>
          <table:table-cell office:value-type="float" office:value="25.96" calcext:value-type="float">
            <text:p>25.96</text:p>
          </table:table-cell>
          <table:table-cell office:value-type="float" office:value="220760" calcext:value-type="float">
            <text:p>220760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0671487603306" calcext:value-type="float">
            <text:p>0.000671487603306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0644424344068" calcext:value-type="float">
            <text:p>0.000644424344068</text:p>
          </table:table-cell>
          <table:table-cell office:value-type="float" office:value="0.000777442764125" calcext:value-type="float">
            <text:p>0.000777442764125</text:p>
          </table:table-cell>
          <table:table-cell office:value-type="float" office:value="0.000889478040789" calcext:value-type="float">
            <text:p>0.000889478040789</text:p>
          </table:table-cell>
          <table:table-cell office:value-type="float" office:value="0.000211463199091" calcext:value-type="float">
            <text:p>0.000211463199091</text:p>
          </table:table-cell>
          <table:table-cell office:value-type="float" office:value="460.8" calcext:value-type="float">
            <text:p>460.8</text:p>
          </table:table-cell>
          <table:table-cell office:value-type="float" office:value="320.276" calcext:value-type="float">
            <text:p>320.276</text:p>
          </table:table-cell>
          <table:table-cell office:value-type="string" calcext:value-type="string">
            <text:p>("3f9a61e35684d08976a2c4415f45957a01d51766ed0eec7065d1659d0fd71a2c", "526024da0ef22b9d97df9a5d7e36ae98e97fbf24b13f44373f6cf57148ed717c", "2b96c394b11c4b740d19a800afccc75f75d249fd36f48d41ab1bf82ade2e8db8", "24b8a11de8e2a6f607a1540ab1629c59c37bbfa950d685a523ae9f6a885efc52", "2244e8ce402d5eaed3788afaa081c07f2ad03c495ad17ee3d86565bcaf894c65")</text:p>
          </table:table-cell>
          <table:table-cell table:number-columns-repeated="87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7" calcext:value-type="float">
            <text:p>7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5030303030303" calcext:value-type="float">
            <text:p>0.65030303030303</text:p>
          </table:table-cell>
          <table:table-cell office:value-type="float" office:value="6.463" calcext:value-type="float">
            <text:p>6.463</text:p>
          </table:table-cell>
          <table:table-cell office:value-type="string" calcext:value-type="string">
            <text:p>5a809ceda8e291e96a85d10e251e4317336f441a79ba3f87afef122ffdc58fca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7" calcext:value-type="float">
            <text:p>7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5030303030303" calcext:value-type="float">
            <text:p>0.65030303030303</text:p>
          </table:table-cell>
          <table:table-cell office:value-type="float" office:value="5.289" calcext:value-type="float">
            <text:p>5.289</text:p>
          </table:table-cell>
          <table:table-cell office:value-type="string" calcext:value-type="string">
            <text:p>5a809ceda8e291e96a85d10e251e4317336f441a79ba3f87afef122ffdc58fc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b944795b9eef437b03c66b5abb2dfcb9c109c4f0e18e534f12aecf0fe6ee376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15" calcext:value-type="float">
            <text:p>15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49368686868687" calcext:value-type="float">
            <text:p>0.649368686868687</text:p>
          </table:table-cell>
          <table:table-cell office:value-type="float" office:value="9.146" calcext:value-type="float">
            <text:p>9.146</text:p>
          </table:table-cell>
          <table:table-cell office:value-type="string" calcext:value-type="string">
            <text:p>3b265610e524527712fdfd8bdcbdeb8137e4354572ba73358693bcaa2a272749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13" calcext:value-type="float">
            <text:p>13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49368686868687" calcext:value-type="float">
            <text:p>0.649368686868687</text:p>
          </table:table-cell>
          <table:table-cell office:value-type="float" office:value="9.313" calcext:value-type="float">
            <text:p>9.313</text:p>
          </table:table-cell>
          <table:table-cell office:value-type="string" calcext:value-type="string">
            <text:p>f6f10f65533bc3c6160a4f283b2da1b2bddfa18cebb4496fcb949e831d1f8a3f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7" calcext:value-type="float">
            <text:p>7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5030303030303" calcext:value-type="float">
            <text:p>0.65030303030303</text:p>
          </table:table-cell>
          <table:table-cell office:value-type="float" office:value="5.592" calcext:value-type="float">
            <text:p>5.592</text:p>
          </table:table-cell>
          <table:table-cell office:value-type="string" calcext:value-type="string">
            <text:p>5a809ceda8e291e96a85d10e251e4317336f441a79ba3f87afef122ffdc58fca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7" calcext:value-type="float">
            <text:p>7</text:p>
          </table:table-cell>
          <table:table-cell office:value-type="float" office:value="0.752020202020202" calcext:value-type="float">
            <text:p>0.752020202020202</text:p>
          </table:table-cell>
          <table:table-cell office:value-type="float" office:value="0.65030303030303" calcext:value-type="float">
            <text:p>0.65030303030303</text:p>
          </table:table-cell>
          <table:table-cell office:value-type="float" office:value="5.281" calcext:value-type="float">
            <text:p>5.281</text:p>
          </table:table-cell>
          <table:table-cell office:value-type="string" calcext:value-type="string">
            <text:p>5a809ceda8e291e96a85d10e251e4317336f441a79ba3f87afef122ffdc58fca</text:p>
          </table:table-cell>
          <table:table-cell office:value-type="float" office:value="51.82" calcext:value-type="float">
            <text:p>51.82</text:p>
          </table:table-cell>
          <table:table-cell table:style-name="ce6" office:value-type="float" office:value="75.91" calcext:value-type="float">
            <text:p>75.91</text:p>
          </table:table-cell>
          <table:table-cell office:value-type="float" office:value="65.45" calcext:value-type="float">
            <text:p>65.45</text:p>
          </table:table-cell>
          <table:table-cell office:value-type="float" office:value="86.36" calcext:value-type="float">
            <text:p>86.36</text:p>
          </table:table-cell>
          <table:table-cell office:value-type="float" office:value="82.9" calcext:value-type="float">
            <text:p>82.9</text:p>
          </table:table-cell>
          <table:table-cell office:value-type="float" office:value="71.45" calcext:value-type="float">
            <text:p>71.45</text:p>
          </table:table-cell>
          <table:table-cell office:value-type="float" office:value="73.09" calcext:value-type="float">
            <text:p>73.09</text:p>
          </table:table-cell>
          <table:table-cell office:value-type="float" office:value="0" calcext:value-type="float">
            <text:p>0</text:p>
          </table:table-cell>
          <table:table-cell office:value-type="float" office:value="103520" calcext:value-type="float">
            <text:p>103520</text:p>
          </table:table-cell>
          <table:table-cell office:value-type="float" office:value="0.004752066115702" calcext:value-type="float">
            <text:p>0.004752066115702</text:p>
          </table:table-cell>
          <table:table-cell office:value-type="float" office:value="0.001188016528926" calcext:value-type="float">
            <text:p>0.001188016528926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2066115702479" calcext:value-type="float">
            <text:p>0.002066115702479</text:p>
          </table:table-cell>
          <table:table-cell office:value-type="float" office:value="0.002669343428534" calcext:value-type="float">
            <text:p>0.002669343428534</text:p>
          </table:table-cell>
          <table:table-cell office:value-type="float" office:value="0.000817896939281" calcext:value-type="float">
            <text:p>0.000817896939281</text:p>
          </table:table-cell>
          <table:table-cell office:value-type="float" office:value="0.001498984697985" calcext:value-type="float">
            <text:p>0.001498984697985</text:p>
          </table:table-cell>
          <table:table-cell office:value-type="float" office:value="0" calcext:value-type="float">
            <text:p>0</text:p>
          </table:table-cell>
          <table:table-cell office:value-type="float" office:value="469.2" calcext:value-type="float">
            <text:p>4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3e4229b39e4f151bc7703b371287c11a4f0260c4a61b5e5880af10c3db50b9", "cf3af2e82b71cb2bbe44dacba20ca11a1910c835cf37518ca7031807527cba8a", "5ea3ccb21effc30fc1055dca9686a4235d4f71cbbbe625158ed03a2a85edf053", "310e11d2987ee34004da8956b0bc85ec281eaf54ad6135cedd2ebaced0c1a607", "d05957112b25386595e113a594abaca37d0080960e4eea4eba598843721e346a")</text:p>
          </table:table-cell>
          <table:table-cell office:value-type="float" office:value="56.36" calcext:value-type="float">
            <text:p>56.36</text:p>
          </table:table-cell>
          <table:table-cell table:style-name="ce6" office:value-type="float" office:value="78.18" calcext:value-type="float">
            <text:p>78.18</text:p>
          </table:table-cell>
          <table:table-cell office:value-type="float" office:value="67.27" calcext:value-type="float">
            <text:p>67.27</text:p>
          </table:table-cell>
          <table:table-cell office:value-type="float" office:value="89.09" calcext:value-type="float">
            <text:p>89.09</text:p>
          </table:table-cell>
          <table:table-cell office:value-type="float" office:value="86.29" calcext:value-type="float">
            <text:p>86.29</text:p>
          </table:table-cell>
          <table:table-cell office:value-type="float" office:value="73.32" calcext:value-type="float">
            <text:p>73.32</text:p>
          </table:table-cell>
          <table:table-cell office:value-type="float" office:value="75.38" calcext:value-type="float">
            <text:p>75.38</text:p>
          </table:table-cell>
          <table:table-cell office:value-type="float" office:value="24.04" calcext:value-type="float">
            <text:p>24.04</text:p>
          </table:table-cell>
          <table:table-cell office:value-type="float" office:value="205440" calcext:value-type="float">
            <text:p>205440</text:p>
          </table:table-cell>
          <table:table-cell office:value-type="float" office:value="0.007851239669421" calcext:value-type="float">
            <text:p>0.007851239669421</text:p>
          </table:table-cell>
          <table:table-cell office:value-type="float" office:value="0.001962809917355" calcext:value-type="float">
            <text:p>0.001962809917355</text:p>
          </table:table-cell>
          <table:table-cell office:value-type="float" office:value="0.005578512396694" calcext:value-type="float">
            <text:p>0.005578512396694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3416709414863" calcext:value-type="float">
            <text:p>0.003416709414863</text:p>
          </table:table-cell>
          <table:table-cell office:value-type="float" office:value="0.002207732974973" calcext:value-type="float">
            <text:p>0.002207732974973</text:p>
          </table:table-cell>
          <table:table-cell office:value-type="float" office:value="0.002980452259581" calcext:value-type="float">
            <text:p>0.002980452259581</text:p>
          </table:table-cell>
          <table:table-cell office:value-type="float" office:value="0.000148339856079" calcext:value-type="float">
            <text:p>0.000148339856079</text:p>
          </table:table-cell>
          <table:table-cell office:value-type="float" office:value="1022.8" calcext:value-type="float">
            <text:p>1022.8</text:p>
          </table:table-cell>
          <table:table-cell office:value-type="float" office:value="385.647" calcext:value-type="float">
            <text:p>385.647</text:p>
          </table:table-cell>
          <table:table-cell office:value-type="string" calcext:value-type="string">
            <text:p>("fb3f139d6cf576c7f480f3623efd3cbf7b337e83baf7a307684989ce5facfd28", "8f4aefd6ccad6e590fcb188419b401d763d00df7be9768819a0c92aebfcb33b0", "c484c4f3deed6c603fdecd4ed10adbc7420ee614fd13b6a8e4efce87651a1c84", "72b1aac619c6c9e5b6b29850afc17d8edde2d0e048cbeab2fae580985b4a8269", "dba38b7e3dfe2c8a6738148244f7eaec4dd07df5e0a3f27e3ecec6e97bd5fb91")</text:p>
          </table:table-cell>
          <table:table-cell table:number-columns-repeated="87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70.83" calcext:value-type="float">
            <text:p>70.83</text:p>
          </table:table-cell>
          <table:table-cell office:value-type="float" office:value="68.18" calcext:value-type="float">
            <text:p>68.18</text:p>
          </table:table-cell>
          <table:table-cell office:value-type="float" office:value="65.38" calcext:value-type="float">
            <text:p>65.38</text:p>
          </table:table-cell>
          <table:table-cell office:value-type="float" office:value="65.22" calcext:value-type="float">
            <text:p>65.22</text:p>
          </table:table-cell>
          <table:table-cell office:value-type="float" office:value="9" calcext:value-type="float">
            <text:p>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98291666666667" calcext:value-type="float">
            <text:p>0.598291666666667</text:p>
          </table:table-cell>
          <table:table-cell office:value-type="float" office:value="30.221" calcext:value-type="float">
            <text:p>30.221</text:p>
          </table:table-cell>
          <table:table-cell office:value-type="string" calcext:value-type="string">
            <text:p>eb355af267622a57d4f2f2b976b32bacb65a91bbab9bbfdc2e76dea61ed4d100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70.83" calcext:value-type="float">
            <text:p>70.83</text:p>
          </table:table-cell>
          <table:table-cell office:value-type="float" office:value="68.18" calcext:value-type="float">
            <text:p>68.18</text:p>
          </table:table-cell>
          <table:table-cell office:value-type="float" office:value="65.38" calcext:value-type="float">
            <text:p>65.38</text:p>
          </table:table-cell>
          <table:table-cell office:value-type="float" office:value="65.22" calcext:value-type="float">
            <text:p>65.22</text:p>
          </table:table-cell>
          <table:table-cell office:value-type="float" office:value="9" calcext:value-type="float">
            <text:p>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98291666666667" calcext:value-type="float">
            <text:p>0.598291666666667</text:p>
          </table:table-cell>
          <table:table-cell office:value-type="float" office:value="12.139" calcext:value-type="float">
            <text:p>12.139</text:p>
          </table:table-cell>
          <table:table-cell office:value-type="string" calcext:value-type="string">
            <text:p>eb355af267622a57d4f2f2b976b32bacb65a91bbab9bbfdc2e76dea61ed4d1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table:number-columns-repeated="5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91621376811594" calcext:value-type="float">
            <text:p>0.591621376811594</text:p>
          </table:table-cell>
          <table:table-cell office:value-type="float" office:value="18.073" calcext:value-type="float">
            <text:p>18.073</text:p>
          </table:table-cell>
          <table:table-cell office:value-type="string" calcext:value-type="string">
            <text:p>f20b4688a46c28fa7c20abf4a8194133b6b5691ccfabc9b5a204f54fe4cfca28</text:p>
          </table:table-cell>
          <table:table-cell office:value-type="float" office:value="29.17" calcext:value-type="float">
            <text:p>29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3.83" calcext:value-type="float">
            <text:p>63.83</text:p>
          </table:table-cell>
          <table:table-cell office:value-type="float" office:value="17" calcext:value-type="float">
            <text:p>1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91621376811594" calcext:value-type="float">
            <text:p>0.591621376811594</text:p>
          </table:table-cell>
          <table:table-cell office:value-type="float" office:value="18.108" calcext:value-type="float">
            <text:p>18.108</text:p>
          </table:table-cell>
          <table:table-cell office:value-type="string" calcext:value-type="string">
            <text:p>47d793b302b912799c90c1ed549f9ab747823d3fac75ce4cb4132896d0855ea3</text:p>
          </table:table-cell>
          <table:table-cell office:value-type="float" office:value="41.67" calcext:value-type="float">
            <text:p>41.67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58.33" calcext:value-type="float">
            <text:p>5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52083333333333" calcext:value-type="float">
            <text:p>0.652083333333333</text:p>
          </table:table-cell>
          <table:table-cell office:value-type="float" office:value="11.736" calcext:value-type="float">
            <text:p>11.736</text:p>
          </table:table-cell>
          <table:table-cell office:value-type="string" calcext:value-type="string">
            <text:p>35b66dd400589c7734522ab3e33e2d0778cf5828cc179a503b656a6dc7ae43b3</text:p>
          </table:table-cell>
          <table:table-cell office:value-type="float" office:value="41.67" calcext:value-type="float">
            <text:p>41.67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58.33" calcext:value-type="float">
            <text:p>5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52083333333333" calcext:value-type="float">
            <text:p>0.652083333333333</text:p>
          </table:table-cell>
          <table:table-cell office:value-type="float" office:value="11.212" calcext:value-type="float">
            <text:p>11.212</text:p>
          </table:table-cell>
          <table:table-cell office:value-type="string" calcext:value-type="string">
            <text:p>35b66dd400589c7734522ab3e33e2d0778cf5828cc179a503b656a6dc7ae43b3</text:p>
          </table:table-cell>
          <table:table-cell office:value-type="float" office:value="29.17" calcext:value-type="float">
            <text:p>29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55.83" calcext:value-type="float">
            <text:p>5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67.75" calcext:value-type="float">
            <text:p>67.75</text:p>
          </table:table-cell>
          <table:table-cell office:value-type="float" office:value="62.48" calcext:value-type="float">
            <text:p>62.48</text:p>
          </table:table-cell>
          <table:table-cell office:value-type="float" office:value="61.11" calcext:value-type="float">
            <text:p>61.11</text:p>
          </table:table-cell>
          <table:table-cell office:value-type="float" office:value="0" calcext:value-type="float">
            <text:p>0</text:p>
          </table:table-cell>
          <table:table-cell office:value-type="float" office:value="120720" calcext:value-type="float">
            <text:p>120720</text:p>
          </table:table-cell>
          <table:table-cell office:value-type="float" office:value="0.001736111111111" calcext:value-type="float">
            <text:p>0.001736111111111</text:p>
          </table:table-cell>
          <table:table-cell office:value-type="float" office:value="0.000434027777778" calcext:value-type="float">
            <text:p>0.000434027777778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0710736652464" calcext:value-type="float">
            <text:p>0.000710736652464</text:p>
          </table:table-cell>
          <table:table-cell office:value-type="float" office:value="0.000483704940701" calcext:value-type="float">
            <text:p>0.000483704940701</text:p>
          </table:table-cell>
          <table:table-cell office:value-type="float" office:value="0.000950724935701" calcext:value-type="float">
            <text:p>0.000950724935701</text:p>
          </table:table-cell>
          <table:table-cell office:value-type="float" office:value="0" calcext:value-type="float">
            <text:p>0</text:p>
          </table:table-cell>
          <table:table-cell office:value-type="float" office:value="177.2" calcext:value-type="float">
            <text:p>1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2e240417de007860260104f07a507be63db1b0613a314c44f87222390651ed4", "f3363a42d8ff6733b7f65dec5808049682108aaf3dfd6dda7d3336b46bd70b35", "232621ed35663333870630f6df2f95b39b56e4cfc5b8ad115dbb531e494fbe0c", "1536e4f08e072670254c2d25d4c58a0b156c79fcb200cbeb2ee84e77086b8891", "6d9ece9c9b7e81071a04ce6d049e0685534216c0d27f2fc63ba61d193d031b47")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8.97" calcext:value-type="float">
            <text:p>68.97</text:p>
          </table:table-cell>
          <table:table-cell office:value-type="float" office:value="62.46" calcext:value-type="float">
            <text:p>62.46</text:p>
          </table:table-cell>
          <table:table-cell office:value-type="float" office:value="61.13" calcext:value-type="float">
            <text:p>61.13</text:p>
          </table:table-cell>
          <table:table-cell office:value-type="float" office:value="30.74" calcext:value-type="float">
            <text:p>30.74</text:p>
          </table:table-cell>
          <table:table-cell office:value-type="float" office:value="241400" calcext:value-type="float">
            <text:p>241400</text:p>
          </table:table-cell>
          <table:table-cell office:value-type="float" office:value="0.009027777777778" calcext:value-type="float">
            <text:p>0.009027777777778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0.004340277777778" calcext:value-type="float">
            <text:p>0.004340277777778</text:p>
          </table:table-cell>
          <table:table-cell office:value-type="float" office:value="0.004203659313924" calcext:value-type="float">
            <text:p>0.004203659313924</text:p>
          </table:table-cell>
          <table:table-cell office:value-type="float" office:value="0.001428376673061" calcext:value-type="float">
            <text:p>0.001428376673061</text:p>
          </table:table-cell>
          <table:table-cell office:value-type="float" office:value="0.002429213191565" calcext:value-type="float">
            <text:p>0.002429213191565</text:p>
          </table:table-cell>
          <table:table-cell office:value-type="float" office:value="0.000506925207756" calcext:value-type="float">
            <text:p>0.000506925207756</text:p>
          </table:table-cell>
          <table:table-cell office:value-type="float" office:value="686" calcext:value-type="float">
            <text:p>686</text:p>
          </table:table-cell>
          <table:table-cell office:value-type="float" office:value="482.679" calcext:value-type="float">
            <text:p>482.679</text:p>
          </table:table-cell>
          <table:table-cell office:value-type="string" calcext:value-type="string">
            <text:p>("dd8c14a2fd5070f51571bc0b323543ad52d82cfb8761b56547c11d7681e18b82", "7e2d8b40416af83956ca83aef094307be3db07e3d32441633fd6e14cd8de54a7", "2fe327fb616bbaba30025da5e751276956601e242cdfbb811954d06475823927", "784ff39c5e14d1bbab3733799ff229e535c5715e263c5fe6775a6fd26e93d2a2", "f51e1b86694333084a419fa751073a9ad84c3dfe52509eba3be204c818c4c276")</text:p>
          </table:table-cell>
          <table:table-cell table:number-columns-repeated="87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1.58" calcext:value-type="float">
            <text:p>11.58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43.48" calcext:value-type="float">
            <text:p>43.48</text:p>
          </table:table-cell>
          <table:table-cell office:value-type="float" office:value="68" calcext:value-type="float">
            <text:p>68</text:p>
          </table:table-cell>
          <table:table-cell office:value-type="float" office:value="55.56" calcext:value-type="float">
            <text:p>55.56</text:p>
          </table:table-cell>
          <table:table-cell office:value-type="float" office:value="56.67" calcext:value-type="float">
            <text:p>56.67</text:p>
          </table:table-cell>
          <table:table-cell office:value-type="float" office:value="48.78" calcext:value-type="float">
            <text:p>48.78</text:p>
          </table:table-cell>
          <table:table-cell office:value-type="float" office:value="11" calcext:value-type="float">
            <text:p>1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7.978" calcext:value-type="float">
            <text:p>17.978</text:p>
          </table:table-cell>
          <table:table-cell office:value-type="string" calcext:value-type="string">
            <text:p>2885263b162598aac7b36cb294632370cd58b3e91940faf7a50bc9beae9bec33</text:p>
          </table:table-cell>
          <table:table-cell office:value-type="float" office:value="11.58" calcext:value-type="float">
            <text:p>11.58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43.48" calcext:value-type="float">
            <text:p>43.48</text:p>
          </table:table-cell>
          <table:table-cell office:value-type="float" office:value="68" calcext:value-type="float">
            <text:p>68</text:p>
          </table:table-cell>
          <table:table-cell office:value-type="float" office:value="55.56" calcext:value-type="float">
            <text:p>55.56</text:p>
          </table:table-cell>
          <table:table-cell office:value-type="float" office:value="56.67" calcext:value-type="float">
            <text:p>56.67</text:p>
          </table:table-cell>
          <table:table-cell office:value-type="float" office:value="48.78" calcext:value-type="float">
            <text:p>48.78</text:p>
          </table:table-cell>
          <table:table-cell office:value-type="float" office:value="11" calcext:value-type="float">
            <text:p>1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1.541" calcext:value-type="float">
            <text:p>11.541</text:p>
          </table:table-cell>
          <table:table-cell office:value-type="string" calcext:value-type="string">
            <text:p>2885263b162598aac7b36cb294632370cd58b3e91940faf7a50bc9beae9bec3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33.45" calcext:value-type="float">
            <text:p>33.45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.57" calcext:value-type="float">
            <text:p>69.57</text:p>
          </table:table-cell>
          <table:table-cell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701041666666667" calcext:value-type="float">
            <text:p>0.701041666666667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eed5ef748d12d11c16da5431ee44f53eec08294fc30f35e62e6cc18eb0f11973</text:p>
          </table:table-cell>
          <table:table-cell office:value-type="float" office:value="20.56" calcext:value-type="float">
            <text:p>20.56</text:p>
          </table:table-cell>
          <table:table-cell table:style-name="ce6" office:value-type="float" office:value="60.42" calcext:value-type="float">
            <text:p>60.42</text:p>
          </table:table-cell>
          <table:table-cell office:value-type="float" office:value="56.52" calcext:value-type="float">
            <text:p>56.52</text:p>
          </table:table-cell>
          <table:table-cell office:value-type="float" office:value="64" calcext:value-type="float">
            <text:p>64</text:p>
          </table:table-cell>
          <table:table-cell office:value-type="float" office:value="59.09" calcext:value-type="float">
            <text:p>59.09</text:p>
          </table:table-cell>
          <table:table-cell office:value-type="float" office:value="61.54" calcext:value-type="float">
            <text:p>61.54</text:p>
          </table:table-cell>
          <table:table-cell office:value-type="float" office:value="57.78" calcext:value-type="float">
            <text:p>57.78</text:p>
          </table:table-cell>
          <table:table-cell office:value-type="float" office:value="19" calcext:value-type="float">
            <text:p>19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701041666666667" calcext:value-type="float">
            <text:p>0.701041666666667</text:p>
          </table:table-cell>
          <table:table-cell office:value-type="float" office:value="11.795" calcext:value-type="float">
            <text:p>11.795</text:p>
          </table:table-cell>
          <table:table-cell office:value-type="string" calcext:value-type="string">
            <text:p>eb48e2bde71ab00fb0ff4219fa6cac6abff0f87be9cffda94bfa5de17dc2942e</text:p>
          </table:table-cell>
          <table:table-cell office:value-type="float" office:value="45.64" calcext:value-type="float">
            <text:p>45.64</text:p>
          </table:table-cell>
          <table:table-cell table:style-name="ce6" office:value-type="float" office:value="72.92" calcext:value-type="float">
            <text:p>72.92</text:p>
          </table:table-cell>
          <table:table-cell office:value-type="float" office:value="69.57" calcext:value-type="float">
            <text:p>69.57</text:p>
          </table:table-cell>
          <table:table-cell office:value-type="float" office:value="76" calcext:value-type="float">
            <text:p>76</text:p>
          </table:table-cell>
          <table:table-cell office:value-type="float" office:value="72.73" calcext:value-type="float">
            <text:p>72.73</text:p>
          </table:table-cell>
          <table:table-cell office:value-type="float" office:value="73.08" calcext:value-type="float">
            <text:p>73.08</text:p>
          </table:table-cell>
          <table:table-cell office:value-type="float" office:value="71.11" calcext:value-type="float">
            <text:p>71.11</text:p>
          </table:table-cell>
          <table:table-cell office:value-type="float" office:value="11" calcext:value-type="float">
            <text:p>11</text:p>
          </table:table-cell>
          <table:table-cell office:value-type="float" office:value="0.77671568627451" calcext:value-type="float">
            <text:p>0.77671568627451</text:p>
          </table:table-cell>
          <table:table-cell office:value-type="float" office:value="0.697487745098039" calcext:value-type="float">
            <text:p>0.697487745098039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38743b7820c86fc45485abf5c2b299c4dc6965915188ea556e163a2466ac49e9</text:p>
          </table:table-cell>
          <table:table-cell office:value-type="float" office:value="45.64" calcext:value-type="float">
            <text:p>45.64</text:p>
          </table:table-cell>
          <table:table-cell table:style-name="ce6" office:value-type="float" office:value="72.92" calcext:value-type="float">
            <text:p>72.92</text:p>
          </table:table-cell>
          <table:table-cell office:value-type="float" office:value="69.57" calcext:value-type="float">
            <text:p>69.57</text:p>
          </table:table-cell>
          <table:table-cell office:value-type="float" office:value="76" calcext:value-type="float">
            <text:p>76</text:p>
          </table:table-cell>
          <table:table-cell office:value-type="float" office:value="72.73" calcext:value-type="float">
            <text:p>72.73</text:p>
          </table:table-cell>
          <table:table-cell office:value-type="float" office:value="73.08" calcext:value-type="float">
            <text:p>73.08</text:p>
          </table:table-cell>
          <table:table-cell office:value-type="float" office:value="71.11" calcext:value-type="float">
            <text:p>71.11</text:p>
          </table:table-cell>
          <table:table-cell office:value-type="float" office:value="11" calcext:value-type="float">
            <text:p>11</text:p>
          </table:table-cell>
          <table:table-cell office:value-type="float" office:value="0.77671568627451" calcext:value-type="float">
            <text:p>0.77671568627451</text:p>
          </table:table-cell>
          <table:table-cell office:value-type="float" office:value="0.697487745098039" calcext:value-type="float">
            <text:p>0.697487745098039</text:p>
          </table:table-cell>
          <table:table-cell office:value-type="float" office:value="9.206" calcext:value-type="float">
            <text:p>9.206</text:p>
          </table:table-cell>
          <table:table-cell office:value-type="string" calcext:value-type="string">
            <text:p>38743b7820c86fc45485abf5c2b299c4dc6965915188ea556e163a2466ac49e9</text:p>
          </table:table-cell>
          <table:table-cell office:value-type="float" office:value="26.69" calcext:value-type="float">
            <text:p>26.69</text:p>
          </table:table-cell>
          <table:table-cell table:style-name="ce6" office:value-type="float" office:value="63.75" calcext:value-type="float">
            <text:p>63.75</text:p>
          </table:table-cell>
          <table:table-cell office:value-type="float" office:value="50.43" calcext:value-type="float">
            <text:p>50.43</text:p>
          </table:table-cell>
          <table:table-cell office:value-type="float" office:value="76" calcext:value-type="float">
            <text:p>76</text:p>
          </table:table-cell>
          <table:table-cell office:value-type="float" office:value="65.95" calcext:value-type="float">
            <text:p>65.95</text:p>
          </table:table-cell>
          <table:table-cell office:value-type="float" office:value="62.49" calcext:value-type="float">
            <text:p>62.49</text:p>
          </table:table-cell>
          <table:table-cell office:value-type="float" office:value="57.15" calcext:value-type="float">
            <text:p>57.15</text:p>
          </table:table-cell>
          <table:table-cell office:value-type="float" office:value="0" calcext:value-type="float">
            <text:p>0</text:p>
          </table:table-cell>
          <table:table-cell office:value-type="float" office:value="125960" calcext:value-type="float">
            <text:p>125960</text:p>
          </table:table-cell>
          <table:table-cell office:value-type="float" office:value="0.002287115369062" calcext:value-type="float">
            <text:p>0.002287115369062</text:p>
          </table:table-cell>
          <table:table-cell office:value-type="float" office:value="0.000564236111111" calcext:value-type="float">
            <text:p>0.000564236111111</text:p>
          </table:table-cell>
          <table:table-cell office:value-type="float" office:value="0.000567107750473" calcext:value-type="float">
            <text:p>0.00056710775047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87577427485" calcext:value-type="float">
            <text:p>0.001187577427485</text:p>
          </table:table-cell>
          <table:table-cell office:value-type="float" office:value="0.000329171002428" calcext:value-type="float">
            <text:p>0.000329171002428</text:p>
          </table:table-cell>
          <table:table-cell office:value-type="float" office:value="0.000719512195122" calcext:value-type="float">
            <text:p>0.000719512195122</text:p>
          </table:table-cell>
          <table:table-cell office:value-type="float" office:value="0" calcext:value-type="float">
            <text:p>0</text:p>
          </table:table-cell>
          <table:table-cell office:value-type="float" office:value="376.8" calcext:value-type="float">
            <text:p>37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a4a4aafe24013054d60dfc80ea38aae21ee0fbbef72823022ee5321fc5a8ca", "ab7fef9ed9a942b42af56481ac657a4040b50ffc4862b8e7f74c6f9531336df9", "b1fb75bac99b41809f30129358bf190e39114b4540110e233935fc4a56df8f59", "b5a02ce90f33d4b0ecef7ec07c2e605fe76369fcd44416f1dab2a22d5a09fa6a", "7d79cf4332587f7106d8aec61426964a1b1bb4f7f2cd4906128990c6a9801ad3")</text:p>
          </table:table-cell>
          <table:table-cell office:value-type="float" office:value="27.3" calcext:value-type="float">
            <text:p>27.3</text:p>
          </table:table-cell>
          <table:table-cell table:style-name="ce6" office:value-type="float" office:value="64.17" calcext:value-type="float">
            <text:p>64.17</text:p>
          </table:table-cell>
          <table:table-cell office:value-type="float" office:value="46.96" calcext:value-type="float">
            <text:p>46.96</text:p>
          </table:table-cell>
          <table:table-cell office:value-type="float" office:value="80" calcext:value-type="float">
            <text:p>80</text:p>
          </table:table-cell>
          <table:table-cell office:value-type="float" office:value="68.45" calcext:value-type="float">
            <text:p>68.45</text:p>
          </table:table-cell>
          <table:table-cell office:value-type="float" office:value="62.14" calcext:value-type="float">
            <text:p>62.14</text:p>
          </table:table-cell>
          <table:table-cell office:value-type="float" office:value="55.61" calcext:value-type="float">
            <text:p>55.61</text:p>
          </table:table-cell>
          <table:table-cell office:value-type="float" office:value="31.89" calcext:value-type="float">
            <text:p>31.89</text:p>
          </table:table-cell>
          <table:table-cell office:value-type="float" office:value="250960" calcext:value-type="float">
            <text:p>250960</text:p>
          </table:table-cell>
          <table:table-cell office:value-type="float" office:value="0.000383224139653" calcext:value-type="float">
            <text:p>0.000383224139653</text:p>
          </table:table-cell>
          <table:table-cell table:style-name="ce3" office:value-type="float" office:value="0.0000868" calcext:value-type="float">
            <text:p>8.68E-05</text:p>
          </table:table-cell>
          <table:table-cell office:value-type="float" office:value="0.001323251417769" calcext:value-type="float">
            <text:p>0.00132325141776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8531037415" calcext:value-type="float">
            <text:p>0.00038531037415</text:p>
          </table:table-cell>
          <table:table-cell office:value-type="float" office:value="0.000104426420544" calcext:value-type="float">
            <text:p>0.000104426420544</text:p>
          </table:table-cell>
          <table:table-cell office:value-type="float" office:value="0.000528441793357" calcext:value-type="float">
            <text:p>0.000528441793357</text:p>
          </table:table-cell>
          <table:table-cell office:value-type="float" office:value="0.000326869806094" calcext:value-type="float">
            <text:p>0.000326869806094</text:p>
          </table:table-cell>
          <table:table-cell office:value-type="float" office:value="266.8" calcext:value-type="float">
            <text:p>266.8</text:p>
          </table:table-cell>
          <table:table-cell office:value-type="float" office:value="434.409" calcext:value-type="float">
            <text:p>434.409</text:p>
          </table:table-cell>
          <table:table-cell office:value-type="string" calcext:value-type="string">
            <text:p>("c01cbb75774129386f97e11aaff61d731c1464d6d68213184df314d54ff56253", "80e4d901ab529bf3c0057bfb3fb1cc26f127bed3dd4f27d7c864f7798def608b", "6f021b1d48447ff5060d8fe2cd324ca3ace48096bea6347562521739f571d13f", "de78ab5579a8b0752d7ee37b7a91e25e9baecbc0118c5474b249c65dc09829a2", "e050f2640db8cbedb0c30b3ee0378a36522e4f34db6667cdecec2b9817b1aea7")</text:p>
          </table:table-cell>
          <table:table-cell table:number-columns-repeated="87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9.17" calcext:value-type="float">
            <text:p>29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3" calcext:value-type="float">
            <text:p>63.83</text:p>
          </table:table-cell>
          <table:table-cell office:value-type="float" office:value="19" calcext:value-type="float">
            <text:p>1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7.812" calcext:value-type="float">
            <text:p>17.812</text:p>
          </table:table-cell>
          <table:table-cell office:value-type="string" calcext:value-type="string">
            <text:p>c02827b4c4802eaed1798638282ea97176d826f4d82a8d0e4278ebd0ee09071a</text:p>
          </table:table-cell>
          <table:table-cell office:value-type="float" office:value="33.45" calcext:value-type="float">
            <text:p>33.45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.57" calcext:value-type="float">
            <text:p>69.57</text:p>
          </table:table-cell>
          <table:table-cell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1.758" calcext:value-type="float">
            <text:p>11.758</text:p>
          </table:table-cell>
          <table:table-cell office:value-type="string" calcext:value-type="string">
            <text:p>c9a75788874afb071d7a7d7b7662340d02d6e196df51488e4af55dd3a3d8b0b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45.26" calcext:value-type="float">
            <text:p>45.26</text:p>
          </table:table-cell>
          <table:table-cell table:style-name="ce6" office:value-type="float" office:value="72.92" calcext:value-type="float">
            <text:p>72.92</text:p>
          </table:table-cell>
          <table:table-cell office:value-type="float" office:value="60.87" calcext:value-type="float">
            <text:p>60.87</text:p>
          </table:table-cell>
          <table:table-cell office:value-type="float" office:value="84" calcext:value-type="float">
            <text:p>84</text:p>
          </table:table-cell>
          <table:table-cell office:value-type="float" office:value="77.78" calcext:value-type="float">
            <text:p>77.78</text:p>
          </table:table-cell>
          <table:table-cell office:value-type="float" office:value="70" calcext:value-type="float">
            <text:p>70</text:p>
          </table:table-cell>
          <table:table-cell office:value-type="float" office:value="68.29" calcext:value-type="float">
            <text:p>68.29</text:p>
          </table:table-cell>
          <table:table-cell office:value-type="float" office:value="21" calcext:value-type="float">
            <text:p>21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672916666666667" calcext:value-type="float">
            <text:p>0.672916666666667</text:p>
          </table:table-cell>
          <table:table-cell office:value-type="float" office:value="13.673" calcext:value-type="float">
            <text:p>13.673</text:p>
          </table:table-cell>
          <table:table-cell office:value-type="string" calcext:value-type="string">
            <text:p>5d07c0adb4c4e74b1365878408501c96ad05aa0f85ecd731aaecd8da0f5580ed</text:p>
          </table:table-cell>
          <table:table-cell office:value-type="float" office:value="49.56" calcext:value-type="float">
            <text:p>49.56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5.22" calcext:value-type="float">
            <text:p>65.22</text:p>
          </table:table-cell>
          <table:table-cell office:value-type="float" office:value="84" calcext:value-type="float">
            <text:p>84</text:p>
          </table:table-cell>
          <table:table-cell office:value-type="float" office:value="78.95" calcext:value-type="float">
            <text:p>78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17" calcext:value-type="float">
            <text:p>17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672916666666667" calcext:value-type="float">
            <text:p>0.672916666666667</text:p>
          </table:table-cell>
          <table:table-cell office:value-type="float" office:value="13.382" calcext:value-type="float">
            <text:p>13.382</text:p>
          </table:table-cell>
          <table:table-cell office:value-type="string" calcext:value-type="string">
            <text:p>aa86c21e88b61f5d0f38fe4e612fff6bc36733fa330b32f898909c2aee998bbd</text:p>
          </table:table-cell>
          <table:table-cell office:value-type="float" office:value="37.06" calcext:value-type="float">
            <text:p>37.06</text:p>
          </table:table-cell>
          <table:table-cell table:style-name="ce6"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9" calcext:value-type="float">
            <text:p>9</text:p>
          </table:table-cell>
          <table:table-cell office:value-type="float" office:value="0.773214285714286" calcext:value-type="float">
            <text:p>0.773214285714286</text:p>
          </table:table-cell>
          <table:table-cell office:value-type="float" office:value="0.710267857142857" calcext:value-type="float">
            <text:p>0.710267857142857</text:p>
          </table:table-cell>
          <table:table-cell office:value-type="float" office:value="10.791" calcext:value-type="float">
            <text:p>10.791</text:p>
          </table:table-cell>
          <table:table-cell office:value-type="string" calcext:value-type="string">
            <text:p>7eaa4455a84d13294a6c45370f0064d8a0b94c77657a870927e165a25df452dc</text:p>
          </table:table-cell>
          <table:table-cell office:value-type="float" office:value="37.06" calcext:value-type="float">
            <text:p>37.06</text:p>
          </table:table-cell>
          <table:table-cell table:style-name="ce6"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9" calcext:value-type="float">
            <text:p>9</text:p>
          </table:table-cell>
          <table:table-cell office:value-type="float" office:value="0.773214285714286" calcext:value-type="float">
            <text:p>0.773214285714286</text:p>
          </table:table-cell>
          <table:table-cell office:value-type="float" office:value="0.710267857142857" calcext:value-type="float">
            <text:p>0.710267857142857</text:p>
          </table:table-cell>
          <table:table-cell office:value-type="float" office:value="10.759" calcext:value-type="float">
            <text:p>10.759</text:p>
          </table:table-cell>
          <table:table-cell office:value-type="string" calcext:value-type="string">
            <text:p>7eaa4455a84d13294a6c45370f0064d8a0b94c77657a870927e165a25df452dc</text:p>
          </table:table-cell>
          <table:table-cell office:value-type="float" office:value="43.12" calcext:value-type="float">
            <text:p>43.12</text:p>
          </table:table-cell>
          <table:table-cell table:style-name="ce6" office:value-type="float" office:value="71.67" calcext:value-type="float">
            <text:p>71.67</text:p>
          </table:table-cell>
          <table:table-cell office:value-type="float" office:value="67.83" calcext:value-type="float">
            <text:p>67.83</text:p>
          </table:table-cell>
          <table:table-cell office:value-type="float" office:value="75.2" calcext:value-type="float">
            <text:p>75.2</text:p>
          </table:table-cell>
          <table:table-cell office:value-type="float" office:value="71.85" calcext:value-type="float">
            <text:p>71.85</text:p>
          </table:table-cell>
          <table:table-cell office:value-type="float" office:value="71.83" calcext:value-type="float">
            <text:p>71.83</text:p>
          </table:table-cell>
          <table:table-cell office:value-type="float" office:value="69.61" calcext:value-type="float">
            <text:p>69.61</text:p>
          </table:table-cell>
          <table:table-cell office:value-type="float" office:value="0" calcext:value-type="float">
            <text:p>0</text:p>
          </table:table-cell>
          <table:table-cell office:value-type="float" office:value="125040" calcext:value-type="float">
            <text:p>125040</text:p>
          </table:table-cell>
          <table:table-cell office:value-type="float" office:value="0.003069403106087" calcext:value-type="float">
            <text:p>0.003069403106087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2012168813452" calcext:value-type="float">
            <text:p>0.002012168813452</text:p>
          </table:table-cell>
          <table:table-cell office:value-type="float" office:value="0.000751048652202" calcext:value-type="float">
            <text:p>0.000751048652202</text:p>
          </table:table-cell>
          <table:table-cell office:value-type="float" office:value="0.000837332109967" calcext:value-type="float">
            <text:p>0.000837332109967</text:p>
          </table:table-cell>
          <table:table-cell office:value-type="float" office:value="0" calcext:value-type="float">
            <text:p>0</text:p>
          </table:table-cell>
          <table:table-cell office:value-type="float" office:value="266.8" calcext:value-type="float">
            <text:p>2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d8d4e25f3aad08c09ab39deda6de441f5b641c6650a4832bac2cc703c9cce58", "912978bb1e92f7943e0eec73bcb4ed646bcdd52be4211a18f0db8008cfc8c6bf", "fa088e4f72e8e4ba23e46db8aa3c0d3f12ba02b0b94e852f505fed383074c40e", "1b7b5b0719ca9cce67b1c4d79fe1b9700cd206a672e2395f198a83939b1df962", "17110b86a32fcd2774c6ca5726035461d86a01e325ab82c79809e19f104de129")</text:p>
          </table:table-cell>
          <table:table-cell office:value-type="float" office:value="46.35" calcext:value-type="float">
            <text:p>46.35</text:p>
          </table:table-cell>
          <table:table-cell table:style-name="ce6" office:value-type="float" office:value="73.33" calcext:value-type="float">
            <text:p>73.33</text:p>
          </table:table-cell>
          <table:table-cell office:value-type="float" office:value="66.96" calcext:value-type="float">
            <text:p>66.96</text:p>
          </table:table-cell>
          <table:table-cell office:value-type="float" office:value="79.2" calcext:value-type="float">
            <text:p>79.2</text:p>
          </table:table-cell>
          <table:table-cell office:value-type="float" office:value="74.88" calcext:value-type="float">
            <text:p>74.88</text:p>
          </table:table-cell>
          <table:table-cell office:value-type="float" office:value="72.33" calcext:value-type="float">
            <text:p>72.33</text:p>
          </table:table-cell>
          <table:table-cell office:value-type="float" office:value="70.6" calcext:value-type="float">
            <text:p>70.6</text:p>
          </table:table-cell>
          <table:table-cell office:value-type="float" office:value="33.05" calcext:value-type="float">
            <text:p>33.05</text:p>
          </table:table-cell>
          <table:table-cell office:value-type="float" office:value="249320" calcext:value-type="float">
            <text:p>249320</text:p>
          </table:table-cell>
          <table:table-cell office:value-type="float" office:value="0.000361456854764" calcext:value-type="float">
            <text:p>0.000361456854764</text:p>
          </table:table-cell>
          <table:table-cell table:style-name="ce3" office:value-type="float" office:value="0.0000868" calcext:value-type="float">
            <text:p>8.68E-05</text:p>
          </table:table-cell>
          <table:table-cell office:value-type="float" office:value="0.001512287334594" calcext:value-type="float">
            <text:p>0.001512287334594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484930733848" calcext:value-type="float">
            <text:p>0.000484930733848</text:p>
          </table:table-cell>
          <table:table-cell office:value-type="float" office:value="0.000259976189565" calcext:value-type="float">
            <text:p>0.000259976189565</text:p>
          </table:table-cell>
          <table:table-cell office:value-type="float" office:value="0.0002766151254" calcext:value-type="float">
            <text:p>0.0002766151254</text:p>
          </table:table-cell>
          <table:table-cell table:style-name="ce3" office:value-type="float" office:value="0.0000471" calcext:value-type="float">
            <text:p>4.71E-05</text:p>
          </table:table-cell>
          <table:table-cell office:value-type="float" office:value="107.2" calcext:value-type="float">
            <text:p>107.2</text:p>
          </table:table-cell>
          <table:table-cell office:value-type="float" office:value="454.908" calcext:value-type="float">
            <text:p>454.908</text:p>
          </table:table-cell>
          <table:table-cell office:value-type="string" calcext:value-type="string">
            <text:p>("acfe635982ebe35e134959247733b414fef1ca9edfab1118fd6e8e43357c5577", "0abf734247d19e2aa7bd707c1260fa7c46a0f0a8c7125f38a9f45405b51f1717", "2e015ccf1a5a22ad449c0e5ce726174a8e8c7beb146555e11259b41e4e2982a2", "0669bfc8e140411548d211dfb42c587ff7e2edb2cf9b15734275ab7f55a680ff", "df20b747d6646091d26684eec6c689c93a9a42e1649052b954b718b0931ee966")</text:p>
          </table:table-cell>
          <table:table-cell table:number-columns-repeated="87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7.92" calcext:value-type="float">
            <text:p>27.92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43.48" calcext:value-type="float">
            <text:p>43.48</text:p>
          </table:table-cell>
          <table:table-cell office:value-type="float" office:value="84" calcext:value-type="float">
            <text:p>84</text:p>
          </table:table-cell>
          <table:table-cell office:value-type="float" office:value="71.43" calcext:value-type="float">
            <text:p>71.43</text:p>
          </table:table-cell>
          <table:table-cell office:value-type="float" office:value="61.76" calcext:value-type="float">
            <text:p>61.76</text:p>
          </table:table-cell>
          <table:table-cell office:value-type="float" office:value="54.05" calcext:value-type="float">
            <text:p>54.05</text:p>
          </table:table-cell>
          <table:table-cell office:value-type="float" office:value="9" calcext:value-type="float">
            <text:p>9</text:p>
          </table:table-cell>
          <table:table-cell office:value-type="float" office:value="0.602380952380952" calcext:value-type="float">
            <text:p>0.602380952380952</text:p>
          </table:table-cell>
          <table:table-cell office:value-type="float" office:value="0.598809523809524" calcext:value-type="float">
            <text:p>0.598809523809524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8afd4013cdc205e0a13c44195f25c60c4fe50d6c9d762fdabe91091b181e0ac9</text:p>
          </table:table-cell>
          <table:table-cell office:value-type="float" office:value="27.92" calcext:value-type="float">
            <text:p>27.92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43.48" calcext:value-type="float">
            <text:p>43.48</text:p>
          </table:table-cell>
          <table:table-cell office:value-type="float" office:value="84" calcext:value-type="float">
            <text:p>84</text:p>
          </table:table-cell>
          <table:table-cell office:value-type="float" office:value="71.43" calcext:value-type="float">
            <text:p>71.43</text:p>
          </table:table-cell>
          <table:table-cell office:value-type="float" office:value="61.76" calcext:value-type="float">
            <text:p>61.76</text:p>
          </table:table-cell>
          <table:table-cell office:value-type="float" office:value="54.05" calcext:value-type="float">
            <text:p>54.05</text:p>
          </table:table-cell>
          <table:table-cell office:value-type="float" office:value="9" calcext:value-type="float">
            <text:p>9</text:p>
          </table:table-cell>
          <table:table-cell office:value-type="float" office:value="0.602380952380952" calcext:value-type="float">
            <text:p>0.602380952380952</text:p>
          </table:table-cell>
          <table:table-cell office:value-type="float" office:value="0.598809523809524" calcext:value-type="float">
            <text:p>0.598809523809524</text:p>
          </table:table-cell>
          <table:table-cell office:value-type="float" office:value="13.385" calcext:value-type="float">
            <text:p>13.385</text:p>
          </table:table-cell>
          <table:table-cell office:value-type="string" calcext:value-type="string">
            <text:p>8afd4013cdc205e0a13c44195f25c60c4fe50d6c9d762fdabe91091b181e0ac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32.04" calcext:value-type="float">
            <text:p>32.04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3.48" calcext:value-type="float">
            <text:p>43.48</text:p>
          </table:table-cell>
          <table:table-cell office:value-type="float" office:value="88" calcext:value-type="float">
            <text:p>88</text:p>
          </table:table-cell>
          <table:table-cell office:value-type="float" office:value="76.92" calcext:value-type="float">
            <text:p>76.92</text:p>
          </table:table-cell>
          <table:table-cell office:value-type="float" office:value="62.86" calcext:value-type="float">
            <text:p>6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23" calcext:value-type="float">
            <text:p>23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30416666666667" calcext:value-type="float">
            <text:p>0.630416666666667</text:p>
          </table:table-cell>
          <table:table-cell office:value-type="float" office:value="13.512" calcext:value-type="float">
            <text:p>13.512</text:p>
          </table:table-cell>
          <table:table-cell office:value-type="string" calcext:value-type="string">
            <text:p>4401b4db6e0152d3cea57daf2580fa71fa4b87d1d98136c3049ecb572e6f9c80</text:p>
          </table:table-cell>
          <table:table-cell office:value-type="float" office:value="27.66" calcext:value-type="float">
            <text:p>27.66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39.13" calcext:value-type="float">
            <text:p>39.1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1.11" calcext:value-type="float">
            <text:p>61.11</text:p>
          </table:table-cell>
          <table:table-cell office:value-type="float" office:value="51.43" calcext:value-type="float">
            <text:p>51.43</text:p>
          </table:table-cell>
          <table:table-cell office:value-type="float" office:value="21" calcext:value-type="float">
            <text:p>21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30416666666667" calcext:value-type="float">
            <text:p>0.630416666666667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0bb3fdc9a66d447fd243e911566f3bc05063b0deb8c173ca2de959655462443e</text:p>
          </table:table-cell>
          <table:table-cell office:value-type="float" office:value="32.04" calcext:value-type="float">
            <text:p>32.04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3.48" calcext:value-type="float">
            <text:p>43.48</text:p>
          </table:table-cell>
          <table:table-cell office:value-type="float" office:value="88" calcext:value-type="float">
            <text:p>88</text:p>
          </table:table-cell>
          <table:table-cell office:value-type="float" office:value="76.92" calcext:value-type="float">
            <text:p>76.92</text:p>
          </table:table-cell>
          <table:table-cell office:value-type="float" office:value="62.86" calcext:value-type="float">
            <text:p>6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0.648690476190476" calcext:value-type="float">
            <text:p>0.648690476190476</text:p>
          </table:table-cell>
          <table:table-cell office:value-type="float" office:value="0.663779761904762" calcext:value-type="float">
            <text:p>0.663779761904762</text:p>
          </table:table-cell>
          <table:table-cell office:value-type="float" office:value="10.215" calcext:value-type="float">
            <text:p>10.215</text:p>
          </table:table-cell>
          <table:table-cell office:value-type="string" calcext:value-type="string">
            <text:p>b779d724588255e15006763afc7f1ef55bdf71cb24cd0ed31f83872efe1e1e11</text:p>
          </table:table-cell>
          <table:table-cell office:value-type="float" office:value="32.04" calcext:value-type="float">
            <text:p>32.04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3.48" calcext:value-type="float">
            <text:p>43.48</text:p>
          </table:table-cell>
          <table:table-cell office:value-type="float" office:value="88" calcext:value-type="float">
            <text:p>88</text:p>
          </table:table-cell>
          <table:table-cell office:value-type="float" office:value="76.92" calcext:value-type="float">
            <text:p>76.92</text:p>
          </table:table-cell>
          <table:table-cell office:value-type="float" office:value="62.86" calcext:value-type="float">
            <text:p>6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0.648690476190476" calcext:value-type="float">
            <text:p>0.648690476190476</text:p>
          </table:table-cell>
          <table:table-cell office:value-type="float" office:value="0.663779761904762" calcext:value-type="float">
            <text:p>0.663779761904762</text:p>
          </table:table-cell>
          <table:table-cell office:value-type="float" office:value="10.407" calcext:value-type="float">
            <text:p>10.407</text:p>
          </table:table-cell>
          <table:table-cell office:value-type="string" calcext:value-type="string">
            <text:p>b779d724588255e15006763afc7f1ef55bdf71cb24cd0ed31f83872efe1e1e11</text:p>
          </table:table-cell>
          <table:table-cell office:value-type="float" office:value="33.09" calcext:value-type="float">
            <text:p>33.09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2.61" calcext:value-type="float">
            <text:p>62.61</text:p>
          </table:table-cell>
          <table:table-cell office:value-type="float" office:value="70.4" calcext:value-type="float">
            <text:p>70.4</text:p>
          </table:table-cell>
          <table:table-cell office:value-type="float" office:value="66.32" calcext:value-type="float">
            <text:p>66.32</text:p>
          </table:table-cell>
          <table:table-cell office:value-type="float" office:value="67.19" calcext:value-type="float">
            <text:p>67.19</text:p>
          </table:table-cell>
          <table:table-cell office:value-type="float" office:value="64.27" calcext:value-type="float">
            <text:p>64.27</text:p>
          </table:table-cell>
          <table:table-cell office:value-type="float" office:value="0" calcext:value-type="float">
            <text:p>0</text:p>
          </table:table-cell>
          <table:table-cell office:value-type="float" office:value="127000" calcext:value-type="float">
            <text:p>127000</text:p>
          </table:table-cell>
          <table:table-cell office:value-type="float" office:value="0.005078720010727" calcext:value-type="float">
            <text:p>0.005078720010727</text:p>
          </table:table-cell>
          <table:table-cell office:value-type="float" office:value="0.001302083333333" calcext:value-type="float">
            <text:p>0.001302083333333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133255241918" calcext:value-type="float">
            <text:p>0.002133255241918</text:p>
          </table:table-cell>
          <table:table-cell office:value-type="float" office:value="0.00106694728288" calcext:value-type="float">
            <text:p>0.00106694728288</text:p>
          </table:table-cell>
          <table:table-cell office:value-type="float" office:value="0.001216440145551" calcext:value-type="float">
            <text:p>0.00121644014555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05c9a49ebe8c1739d31efb6bd193961e43280d9d7d10ea4dfac4365fb8958db", "08a960b638c331540d22c78f56a90510f156c427d83bbb553bec71709a109740", "df8a6327b0945a4d581d2c86a4e75de885a183eb3d660bbd3012ac9748485d68", "a1c8db9e7c744ce2a61cc39e3dd0d894343ae15034d3dfe836aba14b9548eb6e", "e8395fb4a696dafd828d9f7e42df6790b78d79d2bde9a8f8fb31bccd376aed9f")</text:p>
          </table:table-cell>
          <table:table-cell office:value-type="float" office:value="32.38" calcext:value-type="float">
            <text:p>32.38</text:p>
          </table:table-cell>
          <table:table-cell table:style-name="ce6" office:value-type="float" office:value="66.25" calcext:value-type="float">
            <text:p>66.25</text:p>
          </table:table-cell>
          <table:table-cell office:value-type="float" office:value="64.35" calcext:value-type="float">
            <text:p>64.35</text:p>
          </table:table-cell>
          <table:table-cell office:value-type="float" office:value="68" calcext:value-type="float">
            <text:p>68</text:p>
          </table:table-cell>
          <table:table-cell office:value-type="float" office:value="65.27" calcext:value-type="float">
            <text:p>65.27</text:p>
          </table:table-cell>
          <table:table-cell office:value-type="float" office:value="67.36" calcext:value-type="float">
            <text:p>67.36</text:p>
          </table:table-cell>
          <table:table-cell office:value-type="float" office:value="64.69" calcext:value-type="float">
            <text:p>64.69</text:p>
          </table:table-cell>
          <table:table-cell office:value-type="float" office:value="30.56" calcext:value-type="float">
            <text:p>30.56</text:p>
          </table:table-cell>
          <table:table-cell office:value-type="float" office:value="254480" calcext:value-type="float">
            <text:p>254480</text:p>
          </table:table-cell>
          <table:table-cell office:value-type="float" office:value="0.007885860079917" calcext:value-type="float">
            <text:p>0.007885860079917</text:p>
          </table:table-cell>
          <table:table-cell office:value-type="float" office:value="0.002039930555556" calcext:value-type="float">
            <text:p>0.002039930555556</text:p>
          </table:table-cell>
          <table:table-cell office:value-type="float" office:value="0.001323251417769" calcext:value-type="float">
            <text:p>0.00132325141776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514161218956" calcext:value-type="float">
            <text:p>0.003514161218956</text:p>
          </table:table-cell>
          <table:table-cell office:value-type="float" office:value="0.001158044468553" calcext:value-type="float">
            <text:p>0.001158044468553</text:p>
          </table:table-cell>
          <table:table-cell office:value-type="float" office:value="0.001425593377999" calcext:value-type="float">
            <text:p>0.001425593377999</text:p>
          </table:table-cell>
          <table:table-cell office:value-type="float" office:value="0.000217108491083" calcext:value-type="float">
            <text:p>0.000217108491083</text:p>
          </table:table-cell>
          <table:table-cell office:value-type="float" office:value="321.2" calcext:value-type="float">
            <text:p>321.2</text:p>
          </table:table-cell>
          <table:table-cell office:value-type="float" office:value="440.313" calcext:value-type="float">
            <text:p>440.313</text:p>
          </table:table-cell>
          <table:table-cell office:value-type="string" calcext:value-type="string">
            <text:p>("ce9aa4832a8c619f8f22531bb5838e0ea36bf0e81d43e13d79d87c5b53d91d36", "d69b64c3c8b295568c3eefd7a3ddfde52406b56b32ec2121dd9f26f7918b115d", "f72faff12c9b4f0aacc277c6d769504fb5c38317735f3c7fbac7cf9db9171e89", "a130210dc3bcd1009887a0150c51459ddc0fefda6971736df223afe3abac1792", "ca81302a9a7f7c9914825f1f7c809dc40d575783435b90921df46f8b58a4cf12")</text:p>
          </table:table-cell>
          <table:table-cell table:number-columns-repeated="87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6.52" calcext:value-type="float">
            <text:p>56.52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6.093" calcext:value-type="float">
            <text:p>16.093</text:p>
          </table:table-cell>
          <table:table-cell office:value-type="string" calcext:value-type="string">
            <text:p>62ae3299fad90bccd79d89ef4fb79fb64bb293069a00016df3aa2091a4a6fcf9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6.52" calcext:value-type="float">
            <text:p>56.52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996" calcext:value-type="float">
            <text:p>12.996</text:p>
          </table:table-cell>
          <table:table-cell office:value-type="string" calcext:value-type="string">
            <text:p>62ae3299fad90bccd79d89ef4fb79fb64bb293069a00016df3aa2091a4a6fcf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53.68" calcext:value-type="float">
            <text:p>53.68</text:p>
          </table:table-cell>
          <table:table-cell table:style-name="ce6" office:value-type="float" office:value="77.08" calcext:value-type="float">
            <text:p>77.08</text:p>
          </table:table-cell>
          <table:table-cell office:value-type="float" office:value="72.73" calcext:value-type="float">
            <text:p>72.73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77.78" calcext:value-type="float">
            <text:p>77.78</text:p>
          </table:table-cell>
          <table:table-cell office:value-type="float" office:value="74.42" calcext:value-type="float">
            <text:p>74.42</text:p>
          </table:table-cell>
          <table:table-cell office:value-type="float" office:value="21" calcext:value-type="float">
            <text:p>21</text:p>
          </table:table-cell>
          <table:table-cell office:value-type="float" office:value="0.710745614035088" calcext:value-type="float">
            <text:p>0.710745614035088</text:p>
          </table:table-cell>
          <table:table-cell office:value-type="float" office:value="0.651699561403509" calcext:value-type="float">
            <text:p>0.651699561403509</text:p>
          </table:table-cell>
          <table:table-cell office:value-type="float" office:value="8.794" calcext:value-type="float">
            <text:p>8.794</text:p>
          </table:table-cell>
          <table:table-cell office:value-type="string" calcext:value-type="string">
            <text:p>2e791ffb5857a852567c62b837531058888b92c8a581b67874aa09e2f34006ff</text:p>
          </table:table-cell>
          <table:table-cell office:value-type="float" office:value="57.75" calcext:value-type="float">
            <text:p>57.75</text:p>
          </table:table-cell>
          <table:table-cell table:style-name="ce6" office:value-type="float" office:value="79.17" calcext:value-type="float">
            <text:p>79.17</text:p>
          </table:table-cell>
          <table:table-cell office:value-type="float" office:value="72.73" calcext:value-type="float">
            <text:p>72.73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0.710745614035088" calcext:value-type="float">
            <text:p>0.710745614035088</text:p>
          </table:table-cell>
          <table:table-cell office:value-type="float" office:value="0.651699561403509" calcext:value-type="float">
            <text:p>0.651699561403509</text:p>
          </table:table-cell>
          <table:table-cell office:value-type="float" office:value="9.231" calcext:value-type="float">
            <text:p>9.231</text:p>
          </table:table-cell>
          <table:table-cell office:value-type="string" calcext:value-type="string">
            <text:p>7320643f64e8bbf06ff992b14482a148b7046e926317daba9d38e2891a7d8ebc</text:p>
          </table:table-cell>
          <table:table-cell office:value-type="float" office:value="40.43" calcext:value-type="float">
            <text:p>40.43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59.09" calcext:value-type="float">
            <text:p>59.09</text:p>
          </table:table-cell>
          <table:table-cell office:value-type="float" office:value="80.77" calcext:value-type="float">
            <text:p>80.77</text:p>
          </table:table-cell>
          <table:table-cell office:value-type="float" office:value="72.22" calcext:value-type="float">
            <text:p>72.2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680166666666667" calcext:value-type="float">
            <text:p>0.680166666666667</text:p>
          </table:table-cell>
          <table:table-cell office:value-type="float" office:value="0.650291666666667" calcext:value-type="float">
            <text:p>0.650291666666667</text:p>
          </table:table-cell>
          <table:table-cell office:value-type="float" office:value="6.773" calcext:value-type="float">
            <text:p>6.773</text:p>
          </table:table-cell>
          <table:table-cell office:value-type="string" calcext:value-type="string">
            <text:p>c8893d08cb6bfaad04db5a48899d01d02b74d1c2e84d6b5cedb4fef8bb54f663</text:p>
          </table:table-cell>
          <table:table-cell office:value-type="float" office:value="40.43" calcext:value-type="float">
            <text:p>40.43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59.09" calcext:value-type="float">
            <text:p>59.09</text:p>
          </table:table-cell>
          <table:table-cell office:value-type="float" office:value="80.77" calcext:value-type="float">
            <text:p>80.77</text:p>
          </table:table-cell>
          <table:table-cell office:value-type="float" office:value="72.22" calcext:value-type="float">
            <text:p>72.2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680166666666667" calcext:value-type="float">
            <text:p>0.680166666666667</text:p>
          </table:table-cell>
          <table:table-cell office:value-type="float" office:value="0.650291666666667" calcext:value-type="float">
            <text:p>0.650291666666667</text:p>
          </table:table-cell>
          <table:table-cell office:value-type="float" office:value="6.355" calcext:value-type="float">
            <text:p>6.355</text:p>
          </table:table-cell>
          <table:table-cell office:value-type="string" calcext:value-type="string">
            <text:p>c8893d08cb6bfaad04db5a48899d01d02b74d1c2e84d6b5cedb4fef8bb54f663</text:p>
          </table:table-cell>
          <table:table-cell office:value-type="float" office:value="50.16" calcext:value-type="float">
            <text:p>50.16</text:p>
          </table:table-cell>
          <table:table-cell table:style-name="ce6" office:value-type="float" office:value="75.42" calcext:value-type="float">
            <text:p>75.42</text:p>
          </table:table-cell>
          <table:table-cell office:value-type="float" office:value="69.09" calcext:value-type="float">
            <text:p>69.09</text:p>
          </table:table-cell>
          <table:table-cell office:value-type="float" office:value="80.77" calcext:value-type="float">
            <text:p>80.77</text:p>
          </table:table-cell>
          <table:table-cell office:value-type="float" office:value="75.21" calcext:value-type="float">
            <text:p>75.21</text:p>
          </table:table-cell>
          <table:table-cell office:value-type="float" office:value="75.64" calcext:value-type="float">
            <text:p>75.64</text:p>
          </table:table-cell>
          <table:table-cell office:value-type="float" office:value="71.96" calcext:value-type="float">
            <text:p>71.96</text:p>
          </table:table-cell>
          <table:table-cell office:value-type="float" office:value="0" calcext:value-type="float">
            <text:p>0</text:p>
          </table:table-cell>
          <table:table-cell office:value-type="float" office:value="131320" calcext:value-type="float">
            <text:p>131320</text:p>
          </table:table-cell>
          <table:table-cell office:value-type="float" office:value="0.008574049128398" calcext:value-type="float">
            <text:p>0.008574049128398</text:p>
          </table:table-cell>
          <table:table-cell office:value-type="float" office:value="0.002039930555556" calcext:value-type="float">
            <text:p>0.002039930555556</text:p>
          </table:table-cell>
          <table:table-cell office:value-type="float" office:value="0.004545454545455" calcext:value-type="float">
            <text:p>0.004545454545455</text:p>
          </table:table-cell>
          <table:table-cell office:value-type="float" office:value="0.001479289940828" calcext:value-type="float">
            <text:p>0.001479289940828</text:p>
          </table:table-cell>
          <table:table-cell office:value-type="float" office:value="0.002336104812295" calcext:value-type="float">
            <text:p>0.002336104812295</text:p>
          </table:table-cell>
          <table:table-cell office:value-type="float" office:value="0.001985750678872" calcext:value-type="float">
            <text:p>0.001985750678872</text:p>
          </table:table-cell>
          <table:table-cell office:value-type="float" office:value="0.003162548487937" calcext:value-type="float">
            <text:p>0.003162548487937</text:p>
          </table:table-cell>
          <table:table-cell office:value-type="float" office:value="0" calcext:value-type="float">
            <text:p>0</text:p>
          </table:table-cell>
          <table:table-cell office:value-type="float" office:value="347.2" calcext:value-type="float">
            <text:p>34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531c8e9fb486dbbe4521885858962597c6469ad851aafec99c7860d476e17a4", "ac378a402217fb94eff71fdea637fa27098a7ad938389d905c694cdd4bb33cb4", "c548de07e714a8f96aa57ea3257ede6f47eb64e026fb5d152463e7b15d7b59a1", "80b22346db0566be3bf4322d65f0f155d056a5068d324b46529180625874d2ad", "b95d3e7465d15e67e6ff3d2ebc9c377abe6df4d12a250e3cf6077fd64aefcd9e")</text:p>
          </table:table-cell>
          <table:table-cell office:value-type="float" office:value="49.4" calcext:value-type="float">
            <text:p>49.4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9.23" calcext:value-type="float">
            <text:p>79.23</text:p>
          </table:table-cell>
          <table:table-cell office:value-type="float" office:value="74.32" calcext:value-type="float">
            <text:p>74.32</text:p>
          </table:table-cell>
          <table:table-cell office:value-type="float" office:value="76.2" calcext:value-type="float">
            <text:p>76.2</text:p>
          </table:table-cell>
          <table:table-cell office:value-type="float" office:value="71.72" calcext:value-type="float">
            <text:p>71.72</text:p>
          </table:table-cell>
          <table:table-cell office:value-type="float" office:value="34.53" calcext:value-type="float">
            <text:p>34.53</text:p>
          </table:table-cell>
          <table:table-cell office:value-type="float" office:value="261800" calcext:value-type="float">
            <text:p>261800</text:p>
          </table:table-cell>
          <table:table-cell office:value-type="float" office:value="0.002174452241948" calcext:value-type="float">
            <text:p>0.002174452241948</text:p>
          </table:table-cell>
          <table:table-cell office:value-type="float" office:value="0.000434027777778" calcext:value-type="float">
            <text:p>0.000434027777778</text:p>
          </table:table-cell>
          <table:table-cell office:value-type="float" office:value="0.008884297520661" calcext:value-type="float">
            <text:p>0.008884297520661</text:p>
          </table:table-cell>
          <table:table-cell office:value-type="float" office:value="0.002662721893491" calcext:value-type="float">
            <text:p>0.002662721893491</text:p>
          </table:table-cell>
          <table:table-cell office:value-type="float" office:value="0.000762240240904" calcext:value-type="float">
            <text:p>0.000762240240904</text:p>
          </table:table-cell>
          <table:table-cell office:value-type="float" office:value="0.002390629775984" calcext:value-type="float">
            <text:p>0.002390629775984</text:p>
          </table:table-cell>
          <table:table-cell office:value-type="float" office:value="0.001769784777445" calcext:value-type="float">
            <text:p>0.001769784777445</text:p>
          </table:table-cell>
          <table:table-cell office:value-type="float" office:value="0.000326869806094" calcext:value-type="float">
            <text:p>0.000326869806094</text:p>
          </table:table-cell>
          <table:table-cell office:value-type="float" office:value="164" calcext:value-type="float">
            <text:p>164</text:p>
          </table:table-cell>
          <table:table-cell office:value-type="float" office:value="378.318" calcext:value-type="float">
            <text:p>378.318</text:p>
          </table:table-cell>
          <table:table-cell office:value-type="string" calcext:value-type="string">
            <text:p>("f81a0c1d06bab93efa8a43a9799b7e6677c65f6f5d4799c8c3585e56f321b806", "1854f64e3160ec39dd471ef3cd62cfeeb4dbbf93a2a2db876a2374e77eccc17d", "5a68c7ccd15e4b912d451b04fa773ad7d633be9d466b613ec12bd40613f1bdf1", "c755c36b390ddd15b9cbfb6f03644f4145a09cd1df4ec1c770a489b55e5910df", "8f39dbd01b36d9f64e26cd2512b8ccd39165bd162082917f496126053b66da61")</text:p>
          </table:table-cell>
          <table:table-cell table:number-columns-repeated="87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45.83" calcext:value-type="float">
            <text:p>45.83</text:p>
          </table:table-cell>
          <table:table-cell office:value-type="float" office:value="70.83" calcext:value-type="float">
            <text:p>70.83</text:p>
          </table:table-cell>
          <table:table-cell office:value-type="float" office:value="61.11" calcext:value-type="float">
            <text:p>61.11</text:p>
          </table:table-cell>
          <table:table-cell office:value-type="float" office:value="56.67" calcext:value-type="float">
            <text:p>56.67</text:p>
          </table:table-cell>
          <table:table-cell office:value-type="float" office:value="52.38" calcext:value-type="float">
            <text:p>52.38</text:p>
          </table:table-cell>
          <table:table-cell office:value-type="float" office:value="13" calcext:value-type="float">
            <text:p>13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8.276" calcext:value-type="float">
            <text:p>8.276</text:p>
          </table:table-cell>
          <table:table-cell office:value-type="string" calcext:value-type="string">
            <text:p>946458569375a2586a4d424be43264cbb935d7daf3dd1575300ad627497c1bf4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45.83" calcext:value-type="float">
            <text:p>45.83</text:p>
          </table:table-cell>
          <table:table-cell office:value-type="float" office:value="70.83" calcext:value-type="float">
            <text:p>70.83</text:p>
          </table:table-cell>
          <table:table-cell office:value-type="float" office:value="61.11" calcext:value-type="float">
            <text:p>61.11</text:p>
          </table:table-cell>
          <table:table-cell office:value-type="float" office:value="56.67" calcext:value-type="float">
            <text:p>56.67</text:p>
          </table:table-cell>
          <table:table-cell office:value-type="float" office:value="52.38" calcext:value-type="float">
            <text:p>52.38</text:p>
          </table:table-cell>
          <table:table-cell office:value-type="float" office:value="13" calcext:value-type="float">
            <text:p>13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946458569375a2586a4d424be43264cbb935d7daf3dd1575300ad627497c1bf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56" calcext:value-type="float">
            <text:p>56</text:p>
          </table:table-cell>
          <table:table-cell office:value-type="float" office:value="56.52" calcext:value-type="float">
            <text:p>56.52</text:p>
          </table:table-cell>
          <table:table-cell office:value-type="float" office:value="57.14" calcext:value-type="float">
            <text:p>57.14</text:p>
          </table:table-cell>
          <table:table-cell office:value-type="float" office:value="19" calcext:value-type="float">
            <text:p>1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8.359" calcext:value-type="float">
            <text:p>8.359</text:p>
          </table:table-cell>
          <table:table-cell office:value-type="string" calcext:value-type="string">
            <text:p>092e5acfec29d96cea176f6b93260991b113b56b66ff6640d300ac024f9b2dd9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56" calcext:value-type="float">
            <text:p>56</text:p>
          </table:table-cell>
          <table:table-cell office:value-type="float" office:value="56.52" calcext:value-type="float">
            <text:p>56.52</text:p>
          </table:table-cell>
          <table:table-cell office:value-type="float" office:value="57.14" calcext:value-type="float">
            <text:p>57.14</text:p>
          </table:table-cell>
          <table:table-cell office:value-type="float" office:value="17" calcext:value-type="float">
            <text:p>17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8.332" calcext:value-type="float">
            <text:p>8.332</text:p>
          </table:table-cell>
          <table:table-cell office:value-type="string" calcext:value-type="string">
            <text:p>e110e5203a523e2254c04ff4435791ace85e7329b2377410407655ea965f2b6b</text:p>
          </table:table-cell>
          <table:table-cell office:value-type="float" office:value="8.33" calcext:value-type="float">
            <text:p>8.33</text:p>
          </table:table-cell>
          <table:table-cell table:style-name="ce6" office:value-type="float" office:value="54.17" calcext:value-type="float">
            <text:p>54.17</text:p>
          </table:table-cell>
          <table:table-cell table:number-columns-repeated="5" office:value-type="float" office:value="54.17" calcext:value-type="float">
            <text:p>54.17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5.516" calcext:value-type="float">
            <text:p>5.516</text:p>
          </table:table-cell>
          <table:table-cell office:value-type="string" calcext:value-type="string">
            <text:p>407119cd9c097ba89764c3e5988d7ab9e579ddcc02fa0e1e99dee94967aa7ecd</text:p>
          </table:table-cell>
          <table:table-cell office:value-type="float" office:value="8.33" calcext:value-type="float">
            <text:p>8.33</text:p>
          </table:table-cell>
          <table:table-cell table:style-name="ce6" office:value-type="float" office:value="54.17" calcext:value-type="float">
            <text:p>54.17</text:p>
          </table:table-cell>
          <table:table-cell table:number-columns-repeated="5" office:value-type="float" office:value="54.17" calcext:value-type="float">
            <text:p>54.17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5.383" calcext:value-type="float">
            <text:p>5.383</text:p>
          </table:table-cell>
          <table:table-cell office:value-type="string" calcext:value-type="string">
            <text:p>407119cd9c097ba89764c3e5988d7ab9e579ddcc02fa0e1e99dee94967aa7ecd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59.17" calcext:value-type="float">
            <text:p>59.17</text:p>
          </table:table-cell>
          <table:table-cell office:value-type="float" office:value="80.83" calcext:value-type="float">
            <text:p>80.83</text:p>
          </table:table-cell>
          <table:table-cell office:value-type="float" office:value="75.53" calcext:value-type="float">
            <text:p>75.53</text:p>
          </table:table-cell>
          <table:table-cell office:value-type="float" office:value="66.47" calcext:value-type="float">
            <text:p>66.47</text:p>
          </table:table-cell>
          <table:table-cell office:value-type="float" office:value="66.33" calcext:value-type="float">
            <text:p>66.33</text:p>
          </table:table-cell>
          <table:table-cell office:value-type="float" office:value="0" calcext:value-type="float">
            <text:p>0</text:p>
          </table:table-cell>
          <table:table-cell office:value-type="float" office:value="121440" calcext:value-type="float">
            <text:p>121440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0564236111111" calcext:value-type="float">
            <text:p>0.000564236111111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0784001915119" calcext:value-type="float">
            <text:p>0.000784001915119</text:p>
          </table:table-cell>
          <table:table-cell office:value-type="float" office:value="0.000473421393924" calcext:value-type="float">
            <text:p>0.000473421393924</text:p>
          </table:table-cell>
          <table:table-cell office:value-type="float" office:value="0.00091035995737" calcext:value-type="float">
            <text:p>0.00091035995737</text:p>
          </table:table-cell>
          <table:table-cell office:value-type="float" office:value="0" calcext:value-type="float">
            <text:p>0</text:p>
          </table:table-cell>
          <table:table-cell office:value-type="float" office:value="566.8" calcext:value-type="float">
            <text:p>5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7a36aec643b46f01f42d7991d42a04d80320731a12453cf48c1782293635a18", "90ef2d63facb0a4a59cfe96bd2f68e16bd81cd5db2aba470a3625987a3ad5a8f", "ba582894398b4d91dc9be1c47bfcc565967a5931fa81e9ce036a9a1345e08871", "4cb6669e9a86708bf986c13934a992be6a23837bf5395d3670322f2ab3ccee04", "de821835374714092a17c0108755467f0c9a73c4bb5ced250ebb01f7d64d3b79")</text:p>
          </table:table-cell>
          <table:table-cell office:value-type="float" office:value="48.33" calcext:value-type="float">
            <text:p>48.33</text:p>
          </table:table-cell>
          <table:table-cell table:style-name="ce6" office:value-type="float" office:value="74.17" calcext:value-type="float">
            <text:p>74.17</text:p>
          </table:table-cell>
          <table:table-cell office:value-type="float" office:value="62.5" calcext:value-type="float">
            <text:p>62.5</text:p>
          </table:table-cell>
          <table:table-cell office:value-type="float" office:value="85.83" calcext:value-type="float">
            <text:p>85.83</text:p>
          </table:table-cell>
          <table:table-cell office:value-type="float" office:value="82.13" calcext:value-type="float">
            <text:p>82.13</text:p>
          </table:table-cell>
          <table:table-cell office:value-type="float" office:value="69.55" calcext:value-type="float">
            <text:p>69.55</text:p>
          </table:table-cell>
          <table:table-cell office:value-type="float" office:value="70.82" calcext:value-type="float">
            <text:p>70.82</text:p>
          </table:table-cell>
          <table:table-cell office:value-type="float" office:value="28.42" calcext:value-type="float">
            <text:p>28.42</text:p>
          </table:table-cell>
          <table:table-cell office:value-type="float" office:value="243040" calcext:value-type="float">
            <text:p>243040</text:p>
          </table:table-cell>
          <table:table-cell office:value-type="float" office:value="0.012673611111111" calcext:value-type="float">
            <text:p>0.012673611111111</text:p>
          </table:table-cell>
          <table:table-cell office:value-type="float" office:value="0.003168402777778" calcext:value-type="float">
            <text:p>0.003168402777778</text:p>
          </table:table-cell>
          <table:table-cell office:value-type="float" office:value="0.002604166666667" calcext:value-type="float">
            <text:p>0.002604166666667</text:p>
          </table:table-cell>
          <table:table-cell office:value-type="float" office:value="0.007465277777778" calcext:value-type="float">
            <text:p>0.007465277777778</text:p>
          </table:table-cell>
          <table:table-cell office:value-type="float" office:value="0.009225040238462" calcext:value-type="float">
            <text:p>0.009225040238462</text:p>
          </table:table-cell>
          <table:table-cell office:value-type="float" office:value="0.001563094136135" calcext:value-type="float">
            <text:p>0.001563094136135</text:p>
          </table:table-cell>
          <table:table-cell office:value-type="float" office:value="0.00348018626301" calcext:value-type="float">
            <text:p>0.00348018626301</text:p>
          </table:table-cell>
          <table:table-cell office:value-type="float" office:value="0.00095567867036" calcext:value-type="float">
            <text:p>0.00095567867036</text:p>
          </table:table-cell>
          <table:table-cell office:value-type="float" office:value="648.8" calcext:value-type="float">
            <text:p>648.8</text:p>
          </table:table-cell>
          <table:table-cell office:value-type="float" office:value="378.903" calcext:value-type="float">
            <text:p>378.903</text:p>
          </table:table-cell>
          <table:table-cell office:value-type="string" calcext:value-type="string">
            <text:p>("c612f3f6cea38a01ce299307b7b1aa92bbf92e3b8b731694b4a3461eacf96594", "f969635e375c8e85170c9cc39321e3af3cb56f7b47c100bd400a02bbbb09de64", "a66fb28629309be11bc6cdf380133f3fb7e13d58c5a439b8900f60fb78480aa8", "faefc5a7cd28562cd7d9c686c961897ac5f8a9110b16f75e18243d0bc87ce5ec", "04721aa282e19dad52cd219eacc81027f4b7ff40c7e6f7ac26467b5ee4212d80")</text:p>
          </table:table-cell>
          <table:table-cell table:number-columns-repeated="87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8.33" calcext:value-type="float">
            <text:p>8.33</text:p>
          </table:table-cell>
          <table:table-cell table:style-name="ce6"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7" calcext:value-type="float">
            <text:p>53.57</text:p>
          </table:table-cell>
          <table:table-cell office:value-type="float" office:value="55" calcext:value-type="float">
            <text:p>55</text:p>
          </table:table-cell>
          <table:table-cell office:value-type="float" office:value="57.69" calcext:value-type="float">
            <text:p>57.69</text:p>
          </table:table-cell>
          <table:table-cell office:value-type="float" office:value="13" calcext:value-type="float">
            <text:p>13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22916666666667" calcext:value-type="float">
            <text:p>0.522916666666667</text:p>
          </table:table-cell>
          <table:table-cell office:value-type="float" office:value="13.944" calcext:value-type="float">
            <text:p>13.944</text:p>
          </table:table-cell>
          <table:table-cell office:value-type="string" calcext:value-type="string">
            <text:p>29af4420ff194b13a6d0ae88cc2a014b3dd1e68f530d7bf0d4b607bdf3247da1</text:p>
          </table:table-cell>
          <table:table-cell office:value-type="float" office:value="8.33" calcext:value-type="float">
            <text:p>8.33</text:p>
          </table:table-cell>
          <table:table-cell table:style-name="ce6"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7" calcext:value-type="float">
            <text:p>53.57</text:p>
          </table:table-cell>
          <table:table-cell office:value-type="float" office:value="55" calcext:value-type="float">
            <text:p>55</text:p>
          </table:table-cell>
          <table:table-cell office:value-type="float" office:value="57.69" calcext:value-type="float">
            <text:p>57.69</text:p>
          </table:table-cell>
          <table:table-cell office:value-type="float" office:value="13" calcext:value-type="float">
            <text:p>13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22916666666667" calcext:value-type="float">
            <text:p>0.522916666666667</text:p>
          </table:table-cell>
          <table:table-cell office:value-type="float" office:value="12.231" calcext:value-type="float">
            <text:p>12.231</text:p>
          </table:table-cell>
          <table:table-cell office:value-type="string" calcext:value-type="string">
            <text:p>29af4420ff194b13a6d0ae88cc2a014b3dd1e68f530d7bf0d4b607bdf3247da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1.161" calcext:value-type="float">
            <text:p>11.161</text:p>
          </table:table-cell>
          <table:table-cell office:value-type="string" calcext:value-type="string">
            <text:p>65a34faed175022cb07cebe6b52a75699512f71a72ae839cc69c41b6558279d6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1.669" calcext:value-type="float">
            <text:p>11.669</text:p>
          </table:table-cell>
          <table:table-cell office:value-type="string" calcext:value-type="string">
            <text:p>af9e417270580db04996cb912e0b632f902b12bc9a7df4e677b61f79f9934ff5</text:p>
          </table:table-cell>
          <table:table-cell office:value-type="float" office:value="-4.17" calcext:value-type="float">
            <text:p>-4.17</text:p>
          </table:table-cell>
          <table:table-cell table:style-name="ce6" office:value-type="float" office:value="47.92" calcext:value-type="float">
            <text:p>47.92</text:p>
          </table:table-cell>
          <table:table-cell office:value-type="float" office:value="41.67" calcext:value-type="float">
            <text:p>41.67</text:p>
          </table:table-cell>
          <table:table-cell office:value-type="float" office:value="54.17" calcext:value-type="float">
            <text:p>54.17</text:p>
          </table:table-cell>
          <table:table-cell office:value-type="float" office:value="47.62" calcext:value-type="float">
            <text:p>47.62</text:p>
          </table:table-cell>
          <table:table-cell office:value-type="float" office:value="48.15" calcext:value-type="float">
            <text:p>48.15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201" calcext:value-type="float">
            <text:p>8.201</text:p>
          </table:table-cell>
          <table:table-cell office:value-type="string" calcext:value-type="string">
            <text:p>3e4c13d8660057b5c07c462f629662988699ebcc9e738296115e8a3e046455f8</text:p>
          </table:table-cell>
          <table:table-cell office:value-type="float" office:value="-4.17" calcext:value-type="float">
            <text:p>-4.17</text:p>
          </table:table-cell>
          <table:table-cell table:style-name="ce6" office:value-type="float" office:value="47.92" calcext:value-type="float">
            <text:p>47.92</text:p>
          </table:table-cell>
          <table:table-cell office:value-type="float" office:value="41.67" calcext:value-type="float">
            <text:p>41.67</text:p>
          </table:table-cell>
          <table:table-cell office:value-type="float" office:value="54.17" calcext:value-type="float">
            <text:p>54.17</text:p>
          </table:table-cell>
          <table:table-cell office:value-type="float" office:value="47.62" calcext:value-type="float">
            <text:p>47.62</text:p>
          </table:table-cell>
          <table:table-cell office:value-type="float" office:value="48.15" calcext:value-type="float">
            <text:p>48.15</text:p>
          </table:table-cell>
          <table:table-cell office:value-type="float" office:value="44.44" calcext:value-type="float">
            <text:p>44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868" calcext:value-type="float">
            <text:p>7.868</text:p>
          </table:table-cell>
          <table:table-cell office:value-type="string" calcext:value-type="string">
            <text:p>3e4c13d8660057b5c07c462f629662988699ebcc9e738296115e8a3e046455f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49.17" calcext:value-type="float">
            <text:p>49.17</text:p>
          </table:table-cell>
          <table:table-cell office:value-type="float" office:value="70.83" calcext:value-type="float">
            <text:p>70.83</text:p>
          </table:table-cell>
          <table:table-cell office:value-type="float" office:value="62.24" calcext:value-type="float">
            <text:p>62.24</text:p>
          </table:table-cell>
          <table:table-cell office:value-type="float" office:value="58.64" calcext:value-type="float">
            <text:p>58.64</text:p>
          </table:table-cell>
          <table:table-cell office:value-type="float" office:value="54.58" calcext:value-type="float">
            <text:p>54.58</text:p>
          </table:table-cell>
          <table:table-cell office:value-type="float" office:value="0" calcext:value-type="float">
            <text:p>0</text:p>
          </table:table-cell>
          <table:table-cell office:value-type="float" office:value="124600" calcext:value-type="float">
            <text:p>124600</text:p>
          </table:table-cell>
          <table:table-cell office:value-type="float" office:value="0.008159722222222" calcext:value-type="float">
            <text:p>0.008159722222222</text:p>
          </table:table-cell>
          <table:table-cell office:value-type="float" office:value="0.002039930555556" calcext:value-type="float">
            <text:p>0.002039930555556</text:p>
          </table:table-cell>
          <table:table-cell office:value-type="float" office:value="0.013368055555556" calcext:value-type="float">
            <text:p>0.013368055555556</text:p>
          </table:table-cell>
          <table:table-cell office:value-type="float" office:value="0.000868055555556" calcext:value-type="float">
            <text:p>0.000868055555556</text:p>
          </table:table-cell>
          <table:table-cell office:value-type="float" office:value="0.001543828573351" calcext:value-type="float">
            <text:p>0.001543828573351</text:p>
          </table:table-cell>
          <table:table-cell office:value-type="float" office:value="0.00210653264697" calcext:value-type="float">
            <text:p>0.00210653264697</text:p>
          </table:table-cell>
          <table:table-cell office:value-type="float" office:value="0.007887714127784" calcext:value-type="float">
            <text:p>0.00788771412778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07a9f33b4e2f926ce6400e4ea0511832c61bcc08e77d2a63f36ef17a5acf77", "e1c46823bb889570ed5d8ae492c29955ee9a169b539e48b1d2abbd7da685a150", "72b080146912d9c49eefc57d90994f6d95861be948cf74536dd58ccd139aa8e7", "fb5b0f666dbcc5de244bdabcc7c9761812a5c528f46be55bb81d2c94ede725cd", "03fa905c05694f6f7913fda23075e79ecc078e25a860fcf0543fc4bccf935281")</text:p>
          </table:table-cell>
          <table:table-cell office:value-type="float" office:value="18.33" calcext:value-type="float">
            <text:p>18.33</text:p>
          </table:table-cell>
          <table:table-cell table:style-name="ce6" office:value-type="float" office:value="59.17" calcext:value-type="float">
            <text:p>59.17</text:p>
          </table:table-cell>
          <table:table-cell office:value-type="float" office:value="49.17" calcext:value-type="float">
            <text:p>49.17</text:p>
          </table:table-cell>
          <table:table-cell office:value-type="float" office:value="69.17" calcext:value-type="float">
            <text:p>69.17</text:p>
          </table:table-cell>
          <table:table-cell office:value-type="float" office:value="61.41" calcext:value-type="float">
            <text:p>61.41</text:p>
          </table:table-cell>
          <table:table-cell office:value-type="float" office:value="57.73" calcext:value-type="float">
            <text:p>57.73</text:p>
          </table:table-cell>
          <table:table-cell office:value-type="float" office:value="54.5" calcext:value-type="float">
            <text:p>54.5</text:p>
          </table:table-cell>
          <table:table-cell office:value-type="float" office:value="32.53" calcext:value-type="float">
            <text:p>32.53</text:p>
          </table:table-cell>
          <table:table-cell office:value-type="float" office:value="248800" calcext:value-type="float">
            <text:p>248800</text:p>
          </table:table-cell>
          <table:table-cell office:value-type="float" office:value="0.007465277777778" calcext:value-type="float">
            <text:p>0.007465277777778</text:p>
          </table:table-cell>
          <table:table-cell office:value-type="float" office:value="0.001866319444444" calcext:value-type="float">
            <text:p>0.001866319444444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2378847337642" calcext:value-type="float">
            <text:p>0.002378847337642</text:p>
          </table:table-cell>
          <table:table-cell office:value-type="float" office:value="0.001557878429052" calcext:value-type="float">
            <text:p>0.001557878429052</text:p>
          </table:table-cell>
          <table:table-cell office:value-type="float" office:value="0.0033086503077" calcext:value-type="float">
            <text:p>0.0033086503077</text:p>
          </table:table-cell>
          <table:table-cell table:style-name="ce3" office:value-type="float" office:value="0.0000748" calcext:value-type="float">
            <text:p>7.48E-05</text:p>
          </table:table-cell>
          <table:table-cell office:value-type="float" office:value="134" calcext:value-type="float">
            <text:p>134</text:p>
          </table:table-cell>
          <table:table-cell office:value-type="float" office:value="452.011" calcext:value-type="float">
            <text:p>452.011</text:p>
          </table:table-cell>
          <table:table-cell office:value-type="string" calcext:value-type="string">
            <text:p>("da7c1a6eb52f4633f3aafb35f2a953db3ba21e8667cc8e22fa96323dc9f119bb", "092564873a1b177fab9c83e826c7936adc9e13f7a6092082781c4256b5647a5b", "52a6e775ce7f2b131f1d3cb9b39337011fb2fde4f7f0bb00679b7dc5afe83b73", "fc34f015c0f9d23bc8280d23edc07a64202f88c48b0a1b6af625abb453e2f520", "0f7b79c8420168e16c4620bbf26305ebf7cea867e6f1ff455f39735b0438f6cd")</text:p>
          </table:table-cell>
          <table:table-cell table:number-columns-repeated="87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41.77" calcext:value-type="float">
            <text:p>41.77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.91" calcext:value-type="float">
            <text:p>73.91</text:p>
          </table:table-cell>
          <table:table-cell office:value-type="float" office:value="70.83" calcext:value-type="float">
            <text:p>70.83</text:p>
          </table:table-cell>
          <table:table-cell office:value-type="float" office:value="9" calcext:value-type="float">
            <text:p>9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8327850877193" calcext:value-type="float">
            <text:p>0.58327850877193</text:p>
          </table:table-cell>
          <table:table-cell office:value-type="float" office:value="9.213" calcext:value-type="float">
            <text:p>9.213</text:p>
          </table:table-cell>
          <table:table-cell office:value-type="string" calcext:value-type="string">
            <text:p>10d617ec6f0cd7e1ac478d1134c95a71de0b86c45e941e6de27665951116ca31</text:p>
          </table:table-cell>
          <table:table-cell office:value-type="float" office:value="41.77" calcext:value-type="float">
            <text:p>41.77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.91" calcext:value-type="float">
            <text:p>73.91</text:p>
          </table:table-cell>
          <table:table-cell office:value-type="float" office:value="70.83" calcext:value-type="float">
            <text:p>70.83</text:p>
          </table:table-cell>
          <table:table-cell office:value-type="float" office:value="9" calcext:value-type="float">
            <text:p>9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8327850877193" calcext:value-type="float">
            <text:p>0.58327850877193</text:p>
          </table:table-cell>
          <table:table-cell office:value-type="float" office:value="7.522" calcext:value-type="float">
            <text:p>7.522</text:p>
          </table:table-cell>
          <table:table-cell office:value-type="string" calcext:value-type="string">
            <text:p>10d617ec6f0cd7e1ac478d1134c95a71de0b86c45e941e6de27665951116ca3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40.95" calcext:value-type="float">
            <text:p>40.95</text:p>
          </table:table-cell>
          <table:table-cell table:style-name="ce6" office:value-type="float" office:value="70.83" calcext:value-type="float">
            <text:p>70.83</text:p>
          </table:table-cell>
          <table:table-cell office:value-type="float" office:value="56.52" calcext:value-type="float">
            <text:p>56.52</text:p>
          </table:table-cell>
          <table:table-cell office:value-type="float" office:value="84" calcext:value-type="float">
            <text:p>84</text:p>
          </table:table-cell>
          <table:table-cell office:value-type="float" office:value="76.47" calcext:value-type="float">
            <text:p>76.47</text:p>
          </table:table-cell>
          <table:table-cell office:value-type="float" office:value="67.74" calcext:value-type="float">
            <text:p>67.7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0.649166666666667" calcext:value-type="float">
            <text:p>0.649166666666667</text:p>
          </table:table-cell>
          <table:table-cell office:value-type="float" office:value="0.586041666666667" calcext:value-type="float">
            <text:p>0.586041666666667</text:p>
          </table:table-cell>
          <table:table-cell office:value-type="float" office:value="8.331" calcext:value-type="float">
            <text:p>8.331</text:p>
          </table:table-cell>
          <table:table-cell office:value-type="string" calcext:value-type="string">
            <text:p>24009dfd8773a4e8c997804ab88c57e89e2c2f333ef838fb99a79a70b29b67bd</text:p>
          </table:table-cell>
          <table:table-cell office:value-type="float" office:value="28.67" calcext:value-type="float">
            <text:p>28.6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56.52" calcext:value-type="float">
            <text:p>56.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47" calcext:value-type="float">
            <text:p>60.47</text:p>
          </table:table-cell>
          <table:table-cell office:value-type="float" office:value="21" calcext:value-type="float">
            <text:p>21</text:p>
          </table:table-cell>
          <table:table-cell office:value-type="float" office:value="0.649166666666667" calcext:value-type="float">
            <text:p>0.649166666666667</text:p>
          </table:table-cell>
          <table:table-cell office:value-type="float" office:value="0.586041666666667" calcext:value-type="float">
            <text:p>0.586041666666667</text:p>
          </table:table-cell>
          <table:table-cell office:value-type="float" office:value="7.803" calcext:value-type="float">
            <text:p>7.803</text:p>
          </table:table-cell>
          <table:table-cell office:value-type="string" calcext:value-type="string">
            <text:p>5be94209763e2976a0a1cb0e3a2a5a64e9f2c7e20235c98446e7a9bbe1d05a15</text:p>
          </table:table-cell>
          <table:table-cell office:value-type="float" office:value="28.67" calcext:value-type="float">
            <text:p>28.6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56.52" calcext:value-type="float">
            <text:p>56.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47" calcext:value-type="float">
            <text:p>60.47</text:p>
          </table:table-cell>
          <table:table-cell office:value-type="float" office:value="11" calcext:value-type="float">
            <text:p>11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6.114" calcext:value-type="float">
            <text:p>6.114</text:p>
          </table:table-cell>
          <table:table-cell office:value-type="string" calcext:value-type="string">
            <text:p>afdd9c8418d39c8fa7588fbb87a44924db7b0595a91f17294be7e73f6fae44ca</text:p>
          </table:table-cell>
          <table:table-cell office:value-type="float" office:value="28.67" calcext:value-type="float">
            <text:p>28.6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56.52" calcext:value-type="float">
            <text:p>56.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47" calcext:value-type="float">
            <text:p>60.47</text:p>
          </table:table-cell>
          <table:table-cell office:value-type="float" office:value="11" calcext:value-type="float">
            <text:p>11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5.952" calcext:value-type="float">
            <text:p>5.952</text:p>
          </table:table-cell>
          <table:table-cell office:value-type="string" calcext:value-type="string">
            <text:p>afdd9c8418d39c8fa7588fbb87a44924db7b0595a91f17294be7e73f6fae44ca</text:p>
          </table:table-cell>
          <table:table-cell office:value-type="float" office:value="49.13" calcext:value-type="float">
            <text:p>49.13</text:p>
          </table:table-cell>
          <table:table-cell table:style-name="ce6" office:value-type="float" office:value="74.58" calcext:value-type="float">
            <text:p>74.58</text:p>
          </table:table-cell>
          <table:table-cell office:value-type="float" office:value="74.78" calcext:value-type="float">
            <text:p>74.78</text:p>
          </table:table-cell>
          <table:table-cell office:value-type="float" office:value="74.4" calcext:value-type="float">
            <text:p>74.4</text:p>
          </table:table-cell>
          <table:table-cell office:value-type="float" office:value="72.98" calcext:value-type="float">
            <text:p>72.98</text:p>
          </table:table-cell>
          <table:table-cell office:value-type="float" office:value="76.25" calcext:value-type="float">
            <text:p>76.25</text:p>
          </table:table-cell>
          <table:table-cell office:value-type="float" office:value="73.82" calcext:value-type="float">
            <text:p>73.82</text:p>
          </table:table-cell>
          <table:table-cell office:value-type="float" office:value="0" calcext:value-type="float">
            <text:p>0</text:p>
          </table:table-cell>
          <table:table-cell office:value-type="float" office:value="125720" calcext:value-type="float">
            <text:p>125720</text:p>
          </table:table-cell>
          <table:table-cell office:value-type="float" office:value="0.003781288812136" calcext:value-type="float">
            <text:p>0.003781288812136</text:p>
          </table:table-cell>
          <table:table-cell office:value-type="float" office:value="0.000954861111111" calcext:value-type="float">
            <text:p>0.000954861111111</text:p>
          </table:table-cell>
          <table:table-cell office:value-type="float" office:value="0.001323251417769" calcext:value-type="float">
            <text:p>0.00132325141776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364570607258" calcext:value-type="float">
            <text:p>0.001364570607258</text:p>
          </table:table-cell>
          <table:table-cell office:value-type="float" office:value="0.000842459480319" calcext:value-type="float">
            <text:p>0.000842459480319</text:p>
          </table:table-cell>
          <table:table-cell office:value-type="float" office:value="0.000934514224369" calcext:value-type="float">
            <text:p>0.000934514224369</text:p>
          </table:table-cell>
          <table:table-cell office:value-type="float" office:value="0" calcext:value-type="float">
            <text:p>0</text:p>
          </table:table-cell>
          <table:table-cell office:value-type="float" office:value="385.2" calcext:value-type="float">
            <text:p>3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3a18b08f04af21909a0ef1e742277bc04472d997cf71abf0e5dcdaf1a9bd7a6", "c85971131eabf73169f68d151ab51629ee43b350bf06d55eebee019713068bbe", "cb604476828cb282d75c2e41a94994141e30b6d07b7f114eae92d95f19fb9952", "a26bcc44af31d562cd0c3640374cffa1880dd777db9f071720cc7ae3c20098ca", "4dce1dcc571325ade8f3e56fcf356e562b9afbe05fa044a6ac6c694db925b7f8")</text:p>
          </table:table-cell>
          <table:table-cell office:value-type="float" office:value="50.84" calcext:value-type="float">
            <text:p>50.84</text:p>
          </table:table-cell>
          <table:table-cell table:style-name="ce6" office:value-type="float" office:value="75.42" calcext:value-type="float">
            <text:p>75.42</text:p>
          </table:table-cell>
          <table:table-cell office:value-type="float" office:value="76.52" calcext:value-type="float">
            <text:p>76.52</text:p>
          </table:table-cell>
          <table:table-cell office:value-type="float" office:value="74.4" calcext:value-type="float">
            <text:p>74.4</text:p>
          </table:table-cell>
          <table:table-cell office:value-type="float" office:value="73.44" calcext:value-type="float">
            <text:p>73.44</text:p>
          </table:table-cell>
          <table:table-cell office:value-type="float" office:value="77.54" calcext:value-type="float">
            <text:p>77.54</text:p>
          </table:table-cell>
          <table:table-cell office:value-type="float" office:value="74.89" calcext:value-type="float">
            <text:p>74.89</text:p>
          </table:table-cell>
          <table:table-cell office:value-type="float" office:value="30.63" calcext:value-type="float">
            <text:p>30.63</text:p>
          </table:table-cell>
          <table:table-cell office:value-type="float" office:value="252640" calcext:value-type="float">
            <text:p>252640</text:p>
          </table:table-cell>
          <table:table-cell office:value-type="float" office:value="0.000314786103611" calcext:value-type="float">
            <text:p>0.000314786103611</text:p>
          </table:table-cell>
          <table:table-cell table:style-name="ce3" office:value-type="float" office:value="0.0000868" calcext:value-type="float">
            <text:p>8.68E-05</text:p>
          </table:table-cell>
          <table:table-cell office:value-type="float" office:value="0.000567107750473" calcext:value-type="float">
            <text:p>0.000567107750473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528358199628" calcext:value-type="float">
            <text:p>0.000528358199628</text:p>
          </table:table-cell>
          <table:table-cell office:value-type="float" office:value="0.000107778660194" calcext:value-type="float">
            <text:p>0.000107778660194</text:p>
          </table:table-cell>
          <table:table-cell table:style-name="ce3" office:value-type="float" office:value="0.0000358" calcext:value-type="float">
            <text:p>3.58E-05</text:p>
          </table:table-cell>
          <table:table-cell office:value-type="float" office:value="0.000185595567867" calcext:value-type="float">
            <text:p>0.000185595567867</text:p>
          </table:table-cell>
          <table:table-cell office:value-type="float" office:value="634.8" calcext:value-type="float">
            <text:p>634.8</text:p>
          </table:table-cell>
          <table:table-cell office:value-type="float" office:value="355.032" calcext:value-type="float">
            <text:p>355.032</text:p>
          </table:table-cell>
          <table:table-cell office:value-type="string" calcext:value-type="string">
            <text:p>("5715f6527f97d5887614a1855652725342bbf79dc233a21b7f589315a9ef0b2d", "76155eb607928d48b788282d099ab67870cc45621edbd7701966f8293e459686", "332d353371f2da9d3246751c8a56533bba405fede5fe7e95082208677f607c63", "20609573aeb3d9cb4812aa5d01fc3ffa47c04476dee86184cf19ab66705f636e", "57a5ee7ffd2ea22a1a37bb3f71cd24f3b355b6d5e79b881a9bbcc3b6ee4a967f")</text:p>
          </table:table-cell>
          <table:table-cell table:number-columns-repeated="87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8.17" calcext:value-type="float">
            <text:p>28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47.83" calcext:value-type="float">
            <text:p>47.83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office:value-type="float" office:value="56.41" calcext:value-type="float">
            <text:p>56.41</text:p>
          </table:table-cell>
          <table:table-cell office:value-type="float" office:value="19" calcext:value-type="float">
            <text:p>1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15.721" calcext:value-type="float">
            <text:p>15.721</text:p>
          </table:table-cell>
          <table:table-cell office:value-type="string" calcext:value-type="string">
            <text:p>34fa90759dd15647e077beabd614047a8e17d5b544e82b002113c4070ebee10e</text:p>
          </table:table-cell>
          <table:table-cell office:value-type="float" office:value="28.17" calcext:value-type="float">
            <text:p>28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47.83" calcext:value-type="float">
            <text:p>47.83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office:value-type="float" office:value="56.41" calcext:value-type="float">
            <text:p>56.41</text:p>
          </table:table-cell>
          <table:table-cell office:value-type="float" office:value="19" calcext:value-type="float">
            <text:p>1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14.494" calcext:value-type="float">
            <text:p>14.494</text:p>
          </table:table-cell>
          <table:table-cell office:value-type="string" calcext:value-type="string">
            <text:p>34fa90759dd15647e077beabd614047a8e17d5b544e82b002113c4070ebee10e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21.11" calcext:value-type="float">
            <text:p>21.11</text:p>
          </table:table-cell>
          <table:table-cell table:style-name="ce6" office:value-type="float" office:value="60.42" calcext:value-type="float">
            <text:p>60.42</text:p>
          </table:table-cell>
          <table:table-cell office:value-type="float" office:value="65.22" calcext:value-type="float">
            <text:p>65.22</text:p>
          </table:table-cell>
          <table:table-cell office:value-type="float" office:value="56" calcext:value-type="float">
            <text:p>56</text:p>
          </table:table-cell>
          <table:table-cell office:value-type="float" office:value="57.69" calcext:value-type="float">
            <text:p>57.69</text:p>
          </table:table-cell>
          <table:table-cell office:value-type="float" office:value="63.64" calcext:value-type="float">
            <text:p>63.64</text:p>
          </table:table-cell>
          <table:table-cell office:value-type="float" office:value="61.22" calcext:value-type="float">
            <text:p>61.22</text:p>
          </table:table-cell>
          <table:table-cell office:value-type="float" office:value="19" calcext:value-type="float">
            <text:p>19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282" calcext:value-type="float">
            <text:p>9.282</text:p>
          </table:table-cell>
          <table:table-cell office:value-type="string" calcext:value-type="string">
            <text:p>eb97e6a78c84a67579bfe18e9ffc845bfdeed8b02b06d954c7809ea8917c7c53</text:p>
          </table:table-cell>
          <table:table-cell office:value-type="float" office:value="21.11" calcext:value-type="float">
            <text:p>21.11</text:p>
          </table:table-cell>
          <table:table-cell table:style-name="ce6" office:value-type="float" office:value="60.42" calcext:value-type="float">
            <text:p>60.42</text:p>
          </table:table-cell>
          <table:table-cell office:value-type="float" office:value="65.22" calcext:value-type="float">
            <text:p>65.22</text:p>
          </table:table-cell>
          <table:table-cell office:value-type="float" office:value="56" calcext:value-type="float">
            <text:p>56</text:p>
          </table:table-cell>
          <table:table-cell office:value-type="float" office:value="57.69" calcext:value-type="float">
            <text:p>57.69</text:p>
          </table:table-cell>
          <table:table-cell office:value-type="float" office:value="63.64" calcext:value-type="float">
            <text:p>63.64</text:p>
          </table:table-cell>
          <table:table-cell office:value-type="float" office:value="61.22" calcext:value-type="float">
            <text:p>61.22</text:p>
          </table:table-cell>
          <table:table-cell office:value-type="float" office:value="19" calcext:value-type="float">
            <text:p>19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973" calcext:value-type="float">
            <text:p>8.973</text:p>
          </table:table-cell>
          <table:table-cell office:value-type="string" calcext:value-type="string">
            <text:p>eb97e6a78c84a67579bfe18e9ffc845bfdeed8b02b06d954c7809ea8917c7c53</text:p>
          </table:table-cell>
          <table:table-cell office:value-type="float" office:value="24.87" calcext:value-type="float">
            <text:p>24.87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13" calcext:value-type="float">
            <text:p>1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a415f07bd9f78b12eb5842172a2c7137a69720874b57f46687034ae8dd38c5ef</text:p>
          </table:table-cell>
          <table:table-cell office:value-type="float" office:value="24.87" calcext:value-type="float">
            <text:p>24.87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13" calcext:value-type="float">
            <text:p>1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996" calcext:value-type="float">
            <text:p>8.996</text:p>
          </table:table-cell>
          <table:table-cell office:value-type="string" calcext:value-type="string">
            <text:p>a415f07bd9f78b12eb5842172a2c7137a69720874b57f46687034ae8dd38c5ef</text:p>
          </table:table-cell>
          <table:table-cell office:value-type="float" office:value="26.52" calcext:value-type="float">
            <text:p>26.52</text:p>
          </table:table-cell>
          <table:table-cell table:style-name="ce6" office:value-type="float" office:value="64.17" calcext:value-type="float">
            <text:p>64.17</text:p>
          </table:table-cell>
          <table:table-cell office:value-type="float" office:value="33.91" calcext:value-type="float">
            <text:p>33.91</text:p>
          </table:table-cell>
          <table:table-cell office:value-type="float" office:value="92" calcext:value-type="float">
            <text:p>92</text:p>
          </table:table-cell>
          <table:table-cell office:value-type="float" office:value="81.53" calcext:value-type="float">
            <text:p>81.53</text:p>
          </table:table-cell>
          <table:table-cell office:value-type="float" office:value="60.25" calcext:value-type="float">
            <text:p>60.25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121960" calcext:value-type="float">
            <text:p>121960</text:p>
          </table:table-cell>
          <table:table-cell office:value-type="float" office:value="0.003098254924973" calcext:value-type="float">
            <text:p>0.003098254924973</text:p>
          </table:table-cell>
          <table:table-cell office:value-type="float" office:value="0.000737847222222" calcext:value-type="float">
            <text:p>0.000737847222222</text:p>
          </table:table-cell>
          <table:table-cell office:value-type="float" office:value="0.004158790170132" calcext:value-type="float">
            <text:p>0.0041587901701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806379607245" calcext:value-type="float">
            <text:p>0.013806379607245</text:p>
          </table:table-cell>
          <table:table-cell office:value-type="float" office:value="0.000313619841169" calcext:value-type="float">
            <text:p>0.000313619841169</text:p>
          </table:table-cell>
          <table:table-cell office:value-type="float" office:value="0.00325422322941" calcext:value-type="float">
            <text:p>0.00325422322941</text:p>
          </table:table-cell>
          <table:table-cell office:value-type="float" office:value="0" calcext:value-type="float">
            <text:p>0</text:p>
          </table:table-cell>
          <table:table-cell office:value-type="float" office:value="380.8" calcext:value-type="float">
            <text:p>38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e69c56566fbc7967d966941dcbfb3e02a5345191c675df68492990491bdf91f", "ab2a10b45cd1301df03a9cbb395974dcd9c9c44409accf03cec193482939dd0b", "d31b21fbdd056c18fc8f04f4a1ac740d1802003820ef20ef5364c5182e8c8dad", "89b550f7f4af8798842a48564dec9eb9315657ede0f9dcc64deff5adb7faba82", "9de0c5e236f3e38f27a9c6b899450268bcf797b4d0d46bd697a86fb4b71aea8f")</text:p>
          </table:table-cell>
          <table:table-cell office:value-type="float" office:value="24.76" calcext:value-type="float">
            <text:p>24.76</text:p>
          </table:table-cell>
          <table:table-cell table:style-name="ce6" office:value-type="float" office:value="63.33" calcext:value-type="float">
            <text:p>63.33</text:p>
          </table:table-cell>
          <table:table-cell office:value-type="float" office:value="32.17" calcext:value-type="float">
            <text:p>32.17</text:p>
          </table:table-cell>
          <table:table-cell office:value-type="float" office:value="92" calcext:value-type="float">
            <text:p>92</text:p>
          </table:table-cell>
          <table:table-cell office:value-type="float" office:value="79.7" calcext:value-type="float">
            <text:p>79.7</text:p>
          </table:table-cell>
          <table:table-cell office:value-type="float" office:value="59.6" calcext:value-type="float">
            <text:p>59.6</text:p>
          </table:table-cell>
          <table:table-cell office:value-type="float" office:value="45.54" calcext:value-type="float">
            <text:p>45.54</text:p>
          </table:table-cell>
          <table:table-cell office:value-type="float" office:value="30.63" calcext:value-type="float">
            <text:p>30.63</text:p>
          </table:table-cell>
          <table:table-cell office:value-type="float" office:value="243360" calcext:value-type="float">
            <text:p>243360</text:p>
          </table:table-cell>
          <table:table-cell office:value-type="float" office:value="0.003265376905744" calcext:value-type="float">
            <text:p>0.003265376905744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7953110651974" calcext:value-type="float">
            <text:p>0.007953110651974</text:p>
          </table:table-cell>
          <table:table-cell office:value-type="float" office:value="0.000322477883289" calcext:value-type="float">
            <text:p>0.000322477883289</text:p>
          </table:table-cell>
          <table:table-cell office:value-type="float" office:value="0.002543697677394" calcext:value-type="float">
            <text:p>0.002543697677394</text:p>
          </table:table-cell>
          <table:table-cell office:value-type="float" office:value="0.000296398891967" calcext:value-type="float">
            <text:p>0.000296398891967</text:p>
          </table:table-cell>
          <table:table-cell office:value-type="float" office:value="778.8" calcext:value-type="float">
            <text:p>778.8</text:p>
          </table:table-cell>
          <table:table-cell office:value-type="float" office:value="408.013" calcext:value-type="float">
            <text:p>408.013</text:p>
          </table:table-cell>
          <table:table-cell office:value-type="string" calcext:value-type="string">
            <text:p>("ca28ca92ff71a25f3061115526aabf50ab9a474ef2c488dc2abff83f12a76be3", "6a0d111f5612273fa121f42614f8126c19d1a18b9da19215770676085e9b27e9", "d9bc70918fd6dbfa700348dbd3f76a158af2a3f2fcd86f2e22841e9f1b6eabcd", "9094228befe05c23fc7c98112a71a60cfcd9e756b7dc57e65f88ed04a6c95778", "3ee40b3717a5a9c37b03d41008cc13144e53837142aabd6616962dc982ae2c45")</text:p>
          </table:table-cell>
          <table:table-cell table:number-columns-repeated="87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1.58" calcext:value-type="float">
            <text:p>11.58</text:p>
          </table:table-cell>
          <table:table-cell table:style-name="ce6" office:value-type="float" office:value="56.25" calcext:value-type="float">
            <text:p>56.25</text:p>
          </table:table-cell>
          <table:table-cell office:value-type="float" office:value="43.48" calcext:value-type="float">
            <text:p>43.48</text:p>
          </table:table-cell>
          <table:table-cell office:value-type="float" office:value="68" calcext:value-type="float">
            <text:p>68</text:p>
          </table:table-cell>
          <table:table-cell office:value-type="float" office:value="55.56" calcext:value-type="float">
            <text:p>55.56</text:p>
          </table:table-cell>
          <table:table-cell office:value-type="float" office:value="56.67" calcext:value-type="float">
            <text:p>56.67</text:p>
          </table:table-cell>
          <table:table-cell office:value-type="float" office:value="48.78" calcext:value-type="float">
            <text:p>48.78</text:p>
          </table:table-cell>
          <table:table-cell office:value-type="float" office:value="11" calcext:value-type="float">
            <text:p>11</text:p>
          </table:table-cell>
          <table:table-cell office:value-type="float" office:value="0.627651515151515" calcext:value-type="float">
            <text:p>0.627651515151515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6.207" calcext:value-type="float">
            <text:p>6.207</text:p>
          </table:table-cell>
          <table:table-cell office:value-type="string" calcext:value-type="string">
            <text:p>ee158fb1d4d03770612ca0f0b4a83c8a74e890e0c675e90f1393751723362557</text:p>
          </table:table-cell>
          <table:table-cell office:value-type="float" office:value="3.5" calcext:value-type="float">
            <text:p>3.5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43.48" calcext:value-type="float">
            <text:p>43.4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46.51" calcext:value-type="float">
            <text:p>46.51</text:p>
          </table:table-cell>
          <table:table-cell office:value-type="float" office:value="11" calcext:value-type="float">
            <text:p>11</text:p>
          </table:table-cell>
          <table:table-cell office:value-type="float" office:value="0.627651515151515" calcext:value-type="float">
            <text:p>0.627651515151515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5.548" calcext:value-type="float">
            <text:p>5.548</text:p>
          </table:table-cell>
          <table:table-cell office:value-type="string" calcext:value-type="string">
            <text:p>ddbe06cc69bfa4910715e49ebcf2ebb9d2eecd09533994130e6274d6541fd74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33.45" calcext:value-type="float">
            <text:p>33.45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.57" calcext:value-type="float">
            <text:p>69.57</text:p>
          </table:table-cell>
          <table:table-cell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629375" calcext:value-type="float">
            <text:p>0.629375</text:p>
          </table:table-cell>
          <table:table-cell office:value-type="float" office:value="8.663" calcext:value-type="float">
            <text:p>8.663</text:p>
          </table:table-cell>
          <table:table-cell office:value-type="string" calcext:value-type="string">
            <text:p>b3a94ed38f34df4f80d9990595bda87c9864b370a3ffaa91af96cc386fea6e14</text:p>
          </table:table-cell>
          <table:table-cell office:value-type="float" office:value="33.91" calcext:value-type="float">
            <text:p>33.91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78.26" calcext:value-type="float">
            <text:p>78.26</text:p>
          </table:table-cell>
          <table:table-cell office:value-type="float" office:value="56" calcext:value-type="float">
            <text:p>56</text:p>
          </table:table-cell>
          <table:table-cell office:value-type="float" office:value="62.07" calcext:value-type="float">
            <text:p>62.07</text:p>
          </table:table-cell>
          <table:table-cell office:value-type="float" office:value="73.68" calcext:value-type="float">
            <text:p>73.68</text:p>
          </table:table-cell>
          <table:table-cell office:value-type="float" office:value="69.23" calcext:value-type="float">
            <text:p>69.23</text:p>
          </table:table-cell>
          <table:table-cell office:value-type="float" office:value="17" calcext:value-type="float">
            <text:p>17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629375" calcext:value-type="float">
            <text:p>0.629375</text:p>
          </table:table-cell>
          <table:table-cell office:value-type="float" office:value="8.747" calcext:value-type="float">
            <text:p>8.747</text:p>
          </table:table-cell>
          <table:table-cell office:value-type="string" calcext:value-type="string">
            <text:p>1adae9cc7530cca76d3750ae0ceb4ff428fe4671a4a1faa95cfd1b61cef5a28b</text:p>
          </table:table-cell>
          <table:table-cell office:value-type="float" office:value="24.87" calcext:value-type="float">
            <text:p>24.87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9" calcext:value-type="float">
            <text:p>9</text:p>
          </table:table-cell>
          <table:table-cell office:value-type="float" office:value="0.635539215686275" calcext:value-type="float">
            <text:p>0.635539215686275</text:p>
          </table:table-cell>
          <table:table-cell office:value-type="float" office:value="0.582781862745098" calcext:value-type="float">
            <text:p>0.582781862745098</text:p>
          </table:table-cell>
          <table:table-cell office:value-type="float" office:value="7.152" calcext:value-type="float">
            <text:p>7.152</text:p>
          </table:table-cell>
          <table:table-cell office:value-type="string" calcext:value-type="string">
            <text:p>f2f17e0803ebc659992afa6ed78c9d5cea7dc4ddee3cbd31c38a487172bc6541</text:p>
          </table:table-cell>
          <table:table-cell office:value-type="float" office:value="24.87" calcext:value-type="float">
            <text:p>24.87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9" calcext:value-type="float">
            <text:p>9</text:p>
          </table:table-cell>
          <table:table-cell office:value-type="float" office:value="0.635539215686275" calcext:value-type="float">
            <text:p>0.635539215686275</text:p>
          </table:table-cell>
          <table:table-cell office:value-type="float" office:value="0.582781862745098" calcext:value-type="float">
            <text:p>0.582781862745098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f2f17e0803ebc659992afa6ed78c9d5cea7dc4ddee3cbd31c38a487172bc6541</text:p>
          </table:table-cell>
          <table:table-cell office:value-type="float" office:value="30.7" calcext:value-type="float">
            <text:p>30.7</text:p>
          </table:table-cell>
          <table:table-cell table:style-name="ce6" office:value-type="float" office:value="65.42" calcext:value-type="float">
            <text:p>65.42</text:p>
          </table:table-cell>
          <table:table-cell office:value-type="float" office:value="63.48" calcext:value-type="float">
            <text:p>63.48</text:p>
          </table:table-cell>
          <table:table-cell office:value-type="float" office:value="67.2" calcext:value-type="float">
            <text:p>67.2</text:p>
          </table:table-cell>
          <table:table-cell office:value-type="float" office:value="64.32" calcext:value-type="float">
            <text:p>64.32</text:p>
          </table:table-cell>
          <table:table-cell office:value-type="float" office:value="66.7" calcext:value-type="float">
            <text:p>66.7</text:p>
          </table:table-cell>
          <table:table-cell office:value-type="float" office:value="63.72" calcext:value-type="float">
            <text:p>63.72</text:p>
          </table:table-cell>
          <table:table-cell office:value-type="float" office:value="0" calcext:value-type="float">
            <text:p>0</text:p>
          </table:table-cell>
          <table:table-cell office:value-type="float" office:value="122920" calcext:value-type="float">
            <text:p>122920</text:p>
          </table:table-cell>
          <table:table-cell office:value-type="float" office:value="0.002080532866593" calcext:value-type="float">
            <text:p>0.002080532866593</text:p>
          </table:table-cell>
          <table:table-cell office:value-type="float" office:value="0.000564236111111" calcext:value-type="float">
            <text:p>0.000564236111111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1245159224115" calcext:value-type="float">
            <text:p>0.001245159224115</text:p>
          </table:table-cell>
          <table:table-cell office:value-type="float" office:value="0.000305921185042" calcext:value-type="float">
            <text:p>0.000305921185042</text:p>
          </table:table-cell>
          <table:table-cell office:value-type="float" office:value="0.000484363997637" calcext:value-type="float">
            <text:p>0.000484363997637</text:p>
          </table:table-cell>
          <table:table-cell office:value-type="float" office:value="0" calcext:value-type="float">
            <text:p>0</text:p>
          </table:table-cell>
          <table:table-cell office:value-type="float" office:value="1413.2" calcext:value-type="float">
            <text:p>14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4b41a2a53ec748f473232a61d221e940d7763c5eb4a81a88ab9b531387f46e", "6710a77dfb541cbcfc5ff5043aa0aaa9910d00a8f60fe78574b3e1c5cf11dfff", "c5db4fef13e894bbb298d0123d7663667cf0da5fa8262637d9a5d5ef4f461c9c", "089832c241c12b3c7eefbc41ce192d5bcd063d4aeab9b803c85e44ea286fe335", "65513cd6746906437a6f9c4046f4de5aebb54c7b02d7b0af73ddab251ed48f26")</text:p>
          </table:table-cell>
          <table:table-cell office:value-type="float" office:value="35.89" calcext:value-type="float">
            <text:p>35.89</text:p>
          </table:table-cell>
          <table:table-cell table:style-name="ce6" office:value-type="float" office:value="67.92" calcext:value-type="float">
            <text:p>67.92</text:p>
          </table:table-cell>
          <table:table-cell office:value-type="float" office:value="69.57" calcext:value-type="float">
            <text:p>69.57</text:p>
          </table:table-cell>
          <table:table-cell office:value-type="float" office:value="66.4" calcext:value-type="float">
            <text:p>66.4</text:p>
          </table:table-cell>
          <table:table-cell office:value-type="float" office:value="65.75" calcext:value-type="float">
            <text:p>65.75</text:p>
          </table:table-cell>
          <table:table-cell office:value-type="float" office:value="70.21" calcext:value-type="float">
            <text:p>70.21</text:p>
          </table:table-cell>
          <table:table-cell office:value-type="float" office:value="67.58" calcext:value-type="float">
            <text:p>67.58</text:p>
          </table:table-cell>
          <table:table-cell office:value-type="float" office:value="28.53" calcext:value-type="float">
            <text:p>28.53</text:p>
          </table:table-cell>
          <table:table-cell office:value-type="float" office:value="246880" calcext:value-type="float">
            <text:p>246880</text:p>
          </table:table-cell>
          <table:table-cell office:value-type="float" office:value="0.008953959402748" calcext:value-type="float">
            <text:p>0.008953959402748</text:p>
          </table:table-cell>
          <table:table-cell office:value-type="float" office:value="0.002300347222222" calcext:value-type="float">
            <text:p>0.002300347222222</text:p>
          </table:table-cell>
          <table:table-cell office:value-type="float" office:value="0.000945179584121" calcext:value-type="float">
            <text:p>0.000945179584121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730633332463" calcext:value-type="float">
            <text:p>0.002730633332463</text:p>
          </table:table-cell>
          <table:table-cell office:value-type="float" office:value="0.001754128464574" calcext:value-type="float">
            <text:p>0.001754128464574</text:p>
          </table:table-cell>
          <table:table-cell office:value-type="float" office:value="0.001702112351137" calcext:value-type="float">
            <text:p>0.001702112351137</text:p>
          </table:table-cell>
          <table:table-cell office:value-type="float" office:value="0.000130193905817" calcext:value-type="float">
            <text:p>0.000130193905817</text:p>
          </table:table-cell>
          <table:table-cell office:value-type="float" office:value="1961.2" calcext:value-type="float">
            <text:p>1961.2</text:p>
          </table:table-cell>
          <table:table-cell office:value-type="float" office:value="375.989" calcext:value-type="float">
            <text:p>375.989</text:p>
          </table:table-cell>
          <table:table-cell office:value-type="string" calcext:value-type="string">
            <text:p>("7ea29a60c68a61d9485cf4d053c5d028e3134490e5896669f45c2551d8f58b96", "3fd39fcc5230918201c709369e5441c2d2701ffeac1a12c36518d7d7b0850ad0", "47ee9f5a0f877207717fca723b5aa583cd60f82182ac4795af17d71df7d3110f", "c369d6b679a290c4075310b98fa1895bd29f1bd7c9c2fdc9197d28721649c4e3", "9c5581da7f5ff66138a1fdfdf72accde39cc5c5291c25a851b0fe85ce47a36d8")</text:p>
          </table:table-cell>
          <table:table-cell table:number-columns-repeated="8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3.53" calcext:value-type="float">
            <text:p>23.5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37.5" calcext:value-type="float">
            <text:p>37.5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62.96" calcext:value-type="float">
            <text:p>62.9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951c2017faf078055cbf2c64fe88633f9e57a96fd405b5a29aa56ea0ad6e87eb</text:p>
          </table:table-cell>
          <table:table-cell office:value-type="float" office:value="23.53" calcext:value-type="float">
            <text:p>23.5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37.5" calcext:value-type="float">
            <text:p>37.5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62.96" calcext:value-type="float">
            <text:p>62.9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951c2017faf078055cbf2c64fe88633f9e57a96fd405b5a29aa56ea0ad6e87e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e8d59e10c255b9783743420e08f717fc749412b2a068d6a2848329dab1d8ae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3e8d59e10c255b9783743420e08f717fc749412b2a068d6a2848329dab1d8ae</text:p>
          </table:table-cell>
          <table:table-cell office:value-type="float" office:value="8.86" calcext:value-type="float">
            <text:p>8.86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3.75" calcext:value-type="float">
            <text:p>43.7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9.09" calcext:value-type="float">
            <text:p>5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15" calcext:value-type="float">
            <text:p>1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8.391" calcext:value-type="float">
            <text:p>8.391</text:p>
          </table:table-cell>
          <table:table-cell office:value-type="string" calcext:value-type="string">
            <text:p>3fb6ac43c59928d693d56e3063833249699ae8b148a34e2fffe0acb214ce3566</text:p>
          </table:table-cell>
          <table:table-cell office:value-type="float" office:value="8.86" calcext:value-type="float">
            <text:p>8.86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3.75" calcext:value-type="float">
            <text:p>43.7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9.09" calcext:value-type="float">
            <text:p>5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15" calcext:value-type="float">
            <text:p>1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457e1075f0a26391f0e141c717b1af98f4f23e0d43b747fec95df15f79ed5581</text:p>
          </table:table-cell>
          <table:table-cell office:value-type="float" office:value="23.53" calcext:value-type="float">
            <text:p>23.5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37.5" calcext:value-type="float">
            <text:p>37.5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62.96" calcext:value-type="float">
            <text:p>62.9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951c2017faf078055cbf2c64fe88633f9e57a96fd405b5a29aa56ea0ad6e87eb</text:p>
          </table:table-cell>
          <table:table-cell office:value-type="float" office:value="23.53" calcext:value-type="float">
            <text:p>23.5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37.5" calcext:value-type="float">
            <text:p>37.5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62.96" calcext:value-type="float">
            <text:p>62.9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951c2017faf078055cbf2c64fe88633f9e57a96fd405b5a29aa56ea0ad6e87eb</text:p>
          </table:table-cell>
          <table:table-cell office:value-type="float" office:value="32.4" calcext:value-type="float">
            <text:p>32.4</text:p>
          </table:table-cell>
          <table:table-cell table:style-name="ce6" office:value-type="float" office:value="67.78" calcext:value-type="float">
            <text:p>67.78</text:p>
          </table:table-cell>
          <table:table-cell office:value-type="float" office:value="46.25" calcext:value-type="float">
            <text:p>46.25</text:p>
          </table:table-cell>
          <table:table-cell office:value-type="float" office:value="85" calcext:value-type="float">
            <text:p>85</text:p>
          </table:table-cell>
          <table:table-cell office:value-type="float" office:value="71.56" calcext:value-type="float">
            <text:p>71.56</text:p>
          </table:table-cell>
          <table:table-cell office:value-type="float" office:value="66.38" calcext:value-type="float">
            <text:p>66.38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00880" calcext:value-type="float">
            <text:p>100880</text:p>
          </table:table-cell>
          <table:table-cell office:value-type="float" office:value="0.005761736370655" calcext:value-type="float">
            <text:p>0.005761736370655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920620344863" calcext:value-type="float">
            <text:p>0.005920620344863</text:p>
          </table:table-cell>
          <table:table-cell office:value-type="float" office:value="0.000554056541749" calcext:value-type="float">
            <text:p>0.000554056541749</text:p>
          </table:table-cell>
          <table:table-cell office:value-type="float" office:value="0.001891532698598" calcext:value-type="float">
            <text:p>0.001891532698598</text:p>
          </table:table-cell>
          <table:table-cell office:value-type="float" office:value="0" calcext:value-type="float">
            <text:p>0</text:p>
          </table:table-cell>
          <table:table-cell office:value-type="float" office:value="197.2" calcext:value-type="float">
            <text:p>1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50a92f9f7dedbc132d787b67032e86c226746209693ccfea261c2263606f72f", "939c9c0cdc101e12bd9108ab0d8d069dc34e54cc7d92a486eb00c94841502ace", "ca15d0324e1f4a10dda347cd9a7b63b448c542f7bca3814e747842a727d867d9", "ed030d034051db3c8f88eb5e9b4761074a3f348a4a9674a435a0fa702a8003e0", "76c65975413b9beac0fd91d326432e26560aa7c6035e241965e6a6246a07872e")</text:p>
          </table:table-cell>
          <table:table-cell office:value-type="float" office:value="35.63" calcext:value-type="float">
            <text:p>35.63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46.25" calcext:value-type="float">
            <text:p>46.25</text:p>
          </table:table-cell>
          <table:table-cell office:value-type="float" office:value="88" calcext:value-type="float">
            <text:p>88</text:p>
          </table:table-cell>
          <table:table-cell office:value-type="float" office:value="75.76" calcext:value-type="float">
            <text:p>75.76</text:p>
          </table:table-cell>
          <table:table-cell office:value-type="float" office:value="67.2" calcext:value-type="float">
            <text:p>67.2</text:p>
          </table:table-cell>
          <table:table-cell office:value-type="float" office:value="57.3" calcext:value-type="float">
            <text:p>57.3</text:p>
          </table:table-cell>
          <table:table-cell office:value-type="float" office:value="25.14" calcext:value-type="float">
            <text:p>25.14</text:p>
          </table:table-cell>
          <table:table-cell office:value-type="float" office:value="200080" calcext:value-type="float">
            <text:p>200080</text:p>
          </table:table-cell>
          <table:table-cell table:style-name="ce3" office:value-type="float" office:value="0.0000209" calcext:value-type="float">
            <text:p>2.09E-05</text:p>
          </table:table-cell>
          <table:table-cell office:value-type="float" office:value="0" calcext:value-type="float">
            <text:p>0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65228037955" calcext:value-type="float">
            <text:p>0.000765228037955</text:p>
          </table:table-cell>
          <table:table-cell table:style-name="ce3" office:value-type="float" office:value="0.0000533" calcext:value-type="float">
            <text:p>5.33E-05</text:p>
          </table:table-cell>
          <table:table-cell office:value-type="float" office:value="0.000318683127572" calcext:value-type="float">
            <text:p>0.000318683127572</text:p>
          </table:table-cell>
          <table:table-cell table:style-name="ce3" office:value-type="float" office:value="0.000082" calcext:value-type="float">
            <text:p>8.20E-05</text:p>
          </table:table-cell>
          <table:table-cell office:value-type="float" office:value="585.2" calcext:value-type="float">
            <text:p>585.2</text:p>
          </table:table-cell>
          <table:table-cell office:value-type="float" office:value="184.015" calcext:value-type="float">
            <text:p>184.015</text:p>
          </table:table-cell>
          <table:table-cell office:value-type="string" calcext:value-type="string">
            <text:p>("5f54e3faf42f6f1389d864452afe237cf176c96756ba597064f6ab1796f9b1cc", "225f35bf5f850cc7195515b0b0537e1a63878a745de618ad41a02ecb38a674d1", "0c6309c07f7b96aa1c9099fd24689cb2e3ffda6a143c5a6538db7faa9ae9fd55", "103d8012d128c891435015b03a2634a1b6acd595b5ad47b6bb1332d806bcc265", "fcfed9caee6c079a7a99d4ff953d69733e4749596697264f25c712c00742a32a")</text:p>
          </table:table-cell>
          <table:table-cell table:number-columns-repeated="8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5.56" calcext:value-type="float">
            <text:p>55.56</text:p>
          </table:table-cell>
          <table:table-cell table:style-name="ce6"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5.71" calcext:value-type="float">
            <text:p>85.71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0.646527777777778" calcext:value-type="float">
            <text:p>0.646527777777778</text:p>
          </table:table-cell>
          <table:table-cell office:value-type="float" office:value="10.261" calcext:value-type="float">
            <text:p>10.261</text:p>
          </table:table-cell>
          <table:table-cell office:value-type="string" calcext:value-type="string">
            <text:p>724062417cd34a706710e81f2aca536459e376476cf839a73bb0da9ef4de05c7</text:p>
          </table:table-cell>
          <table:table-cell office:value-type="float" office:value="55.56" calcext:value-type="float">
            <text:p>55.56</text:p>
          </table:table-cell>
          <table:table-cell table:style-name="ce6"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5.71" calcext:value-type="float">
            <text:p>85.71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0.646527777777778" calcext:value-type="float">
            <text:p>0.646527777777778</text:p>
          </table:table-cell>
          <table:table-cell office:value-type="float" office:value="5.681" calcext:value-type="float">
            <text:p>5.681</text:p>
          </table:table-cell>
          <table:table-cell office:value-type="string" calcext:value-type="string">
            <text:p>724062417cd34a706710e81f2aca536459e376476cf839a73bb0da9ef4de05c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83bb668fd09bba256f0b19783af9dbe323825f18280e0604130bedbbc965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83bb668fd09bba256f0b19783af9dbe323825f18280e0604130bedbbc96579</text:p>
          </table:table-cell>
          <table:table-cell office:value-type="float" office:value="27.78" calcext:value-type="float">
            <text:p>27.78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44.44" calcext:value-type="float">
            <text:p>44.4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73" calcext:value-type="float">
            <text:p>72.73</text:p>
          </table:table-cell>
          <table:table-cell office:value-type="float" office:value="60" calcext:value-type="float">
            <text:p>60</text:p>
          </table:table-cell>
          <table:table-cell office:value-type="float" office:value="55.17" calcext:value-type="float">
            <text:p>55.17</text:p>
          </table:table-cell>
          <table:table-cell office:value-type="float" office:value="17" calcext:value-type="float">
            <text:p>17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617222222222222" calcext:value-type="float">
            <text:p>0.61722222222222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a3e1a32cd82c0b9bc76164b7668a50921251d657d1d19b695d1c8ddfa4c4041a</text:p>
          </table:table-cell>
          <table:table-cell office:value-type="float" office:value="22.22" calcext:value-type="float">
            <text:p>22.22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44.44" calcext:value-type="float">
            <text:p>44.44</text:p>
          </table:table-cell>
          <table:table-cell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617222222222222" calcext:value-type="float">
            <text:p>0.617222222222222</text:p>
          </table:table-cell>
          <table:table-cell office:value-type="float" office:value="4.844" calcext:value-type="float">
            <text:p>4.844</text:p>
          </table:table-cell>
          <table:table-cell office:value-type="string" calcext:value-type="string">
            <text:p>d1a11a33dcd3ae4e424dcbc1203f9553882b6f0422a64300f72359213ab48b7e</text:p>
          </table:table-cell>
          <table:table-cell office:value-type="float" office:value="61.11" calcext:value-type="float">
            <text:p>61.11</text:p>
          </table:table-cell>
          <table:table-cell table:style-name="ce6" office:value-type="float" office:value="80.56" calcext:value-type="float">
            <text:p>80.56</text:p>
          </table:table-cell>
          <table:table-cell office:value-type="float" office:value="72.22" calcext:value-type="float">
            <text:p>7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86.67" calcext:value-type="float">
            <text:p>86.67</text:p>
          </table:table-cell>
          <table:table-cell office:value-type="float" office:value="76.19" calcext:value-type="float">
            <text:p>76.19</text:p>
          </table:table-cell>
          <table:table-cell office:value-type="float" office:value="78.79" calcext:value-type="float">
            <text:p>78.79</text:p>
          </table:table-cell>
          <table:table-cell office:value-type="float" office:value="9" calcext:value-type="float">
            <text:p>9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617222222222222" calcext:value-type="float">
            <text:p>0.617222222222222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d07afef63238cfc9a683b683ca44416ab47808cf038473adeecce134be2e8b03</text:p>
          </table:table-cell>
          <table:table-cell office:value-type="float" office:value="61.11" calcext:value-type="float">
            <text:p>61.11</text:p>
          </table:table-cell>
          <table:table-cell table:style-name="ce6" office:value-type="float" office:value="80.56" calcext:value-type="float">
            <text:p>80.56</text:p>
          </table:table-cell>
          <table:table-cell office:value-type="float" office:value="72.22" calcext:value-type="float">
            <text:p>7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86.67" calcext:value-type="float">
            <text:p>86.67</text:p>
          </table:table-cell>
          <table:table-cell office:value-type="float" office:value="76.19" calcext:value-type="float">
            <text:p>76.19</text:p>
          </table:table-cell>
          <table:table-cell office:value-type="float" office:value="78.79" calcext:value-type="float">
            <text:p>78.79</text:p>
          </table:table-cell>
          <table:table-cell office:value-type="float" office:value="9" calcext:value-type="float">
            <text:p>9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617222222222222" calcext:value-type="float">
            <text:p>0.617222222222222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d07afef63238cfc9a683b683ca44416ab47808cf038473adeecce134be2e8b03</text:p>
          </table:table-cell>
          <table:table-cell office:value-type="float" office:value="25.56" calcext:value-type="float">
            <text:p>25.56</text:p>
          </table:table-cell>
          <table:table-cell table:style-name="ce6" office:value-type="float" office:value="62.78" calcext:value-type="float">
            <text:p>62.78</text:p>
          </table:table-cell>
          <table:table-cell office:value-type="float" office:value="35.56" calcext:value-type="float">
            <text:p>35.56</text:p>
          </table:table-cell>
          <table:table-cell office:value-type="float" office:value="90" calcext:value-type="float">
            <text:p>90</text:p>
          </table:table-cell>
          <table:table-cell office:value-type="float" office:value="78.73" calcext:value-type="float">
            <text:p>78.73</text:p>
          </table:table-cell>
          <table:table-cell office:value-type="float" office:value="58.26" calcext:value-type="float">
            <text:p>58.26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  <table:table-cell office:value-type="float" office:value="102640" calcext:value-type="float">
            <text:p>102640</text:p>
          </table:table-cell>
          <table:table-cell office:value-type="float" office:value="0.002469135802469" calcext:value-type="float">
            <text:p>0.002469135802469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0925925925926" calcext:value-type="float">
            <text:p>0.000925925925926</text:p>
          </table:table-cell>
          <table:table-cell office:value-type="float" office:value="0.002160493827161" calcext:value-type="float">
            <text:p>0.002160493827161</text:p>
          </table:table-cell>
          <table:table-cell office:value-type="float" office:value="0.006122448979592" calcext:value-type="float">
            <text:p>0.006122448979592</text:p>
          </table:table-cell>
          <table:table-cell office:value-type="float" office:value="0.00023928010452" calcext:value-type="float">
            <text:p>0.00023928010452</text:p>
          </table:table-cell>
          <table:table-cell office:value-type="float" office:value="0.000971851851852" calcext:value-type="float">
            <text:p>0.00097185185185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ab83489c831d7642d4532b2d1bbf8cba3c311a1cda440c046e79fb04a5fb314", "abd6a9169f37a19410d0a9788c282be91ab3231b237eb8fe632db386a133c592", "9d6ca15dd8c8013355c4885c5fbf3446a4956d7411fca3c12a9464f8ea7c5306", "22f9d15ae7afdfa31d64ce254523822b4173bd5958aaaead8cea806626bfa942", "5682ebeffc03348d7083a4557a0245433d43baf554ff2a98abbbc756184c7aac")</text:p>
          </table:table-cell>
          <table:table-cell office:value-type="float" office:value="27.78" calcext:value-type="float">
            <text:p>27.78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40" calcext:value-type="float">
            <text:p>40</text:p>
          </table:table-cell>
          <table:table-cell office:value-type="float" office:value="87.78" calcext:value-type="float">
            <text:p>87.78</text:p>
          </table:table-cell>
          <table:table-cell office:value-type="float" office:value="76.47" calcext:value-type="float">
            <text:p>76.47</text:p>
          </table:table-cell>
          <table:table-cell office:value-type="float" office:value="59.47" calcext:value-type="float">
            <text:p>59.47</text:p>
          </table:table-cell>
          <table:table-cell office:value-type="float" office:value="52.39" calcext:value-type="float">
            <text:p>52.39</text:p>
          </table:table-cell>
          <table:table-cell office:value-type="float" office:value="29.44" calcext:value-type="float">
            <text:p>29.44</text:p>
          </table:table-cell>
          <table:table-cell office:value-type="float" office:value="203880" calcext:value-type="float">
            <text:p>203880</text:p>
          </table:table-cell>
          <table:table-cell office:value-type="float" office:value="0.00462962962963" calcext:value-type="float">
            <text:p>0.00462962962963</text:p>
          </table:table-cell>
          <table:table-cell office:value-type="float" office:value="0.001157407407407" calcext:value-type="float">
            <text:p>0.001157407407407</text:p>
          </table:table-cell>
          <table:table-cell office:value-type="float" office:value="0.003703703703704" calcext:value-type="float">
            <text:p>0.003703703703704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1901132537496" calcext:value-type="float">
            <text:p>0.001901132537496</text:p>
          </table:table-cell>
          <table:table-cell office:value-type="float" office:value="0.000729637610614" calcext:value-type="float">
            <text:p>0.000729637610614</text:p>
          </table:table-cell>
          <table:table-cell office:value-type="float" office:value="0.003471579620751" calcext:value-type="float">
            <text:p>0.003471579620751</text:p>
          </table:table-cell>
          <table:table-cell office:value-type="float" office:value="0.000327932098765" calcext:value-type="float">
            <text:p>0.000327932098765</text:p>
          </table:table-cell>
          <table:table-cell office:value-type="float" office:value="909.2" calcext:value-type="float">
            <text:p>909.2</text:p>
          </table:table-cell>
          <table:table-cell office:value-type="float" office:value="181.077" calcext:value-type="float">
            <text:p>181.077</text:p>
          </table:table-cell>
          <table:table-cell office:value-type="string" calcext:value-type="string">
            <text:p>("6be6a05ca7f95451bef574e9ed20da071ed64b1017c37ce5f89073bb2bffff2a", "1f918851800345d3f6c5ca0115566152efd99bae7b4c4746461354cd3b20ecc6", "421117fada74196ed8a6566a9b088f8603d489ab6a34cdba75a0a1b27193a3ec", "fdc1ff104f00a8475289f07f5ef68402037fb6463ad40c1ff9564f8025156ec3", "4eeda293c446577f85ff84c409e87523f9c0e8d21ca276606c9a60377571c77f")</text:p>
          </table:table-cell>
          <table:table-cell table:number-columns-repeated="87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7.78" calcext:value-type="float">
            <text:p>27.78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4.71" calcext:value-type="float">
            <text:p>64.71</text:p>
          </table:table-cell>
          <table:table-cell office:value-type="float" office:value="63.16" calcext:value-type="float">
            <text:p>63.16</text:p>
          </table:table-cell>
          <table:table-cell office:value-type="float" office:value="62.86" calcext:value-type="float">
            <text:p>62.86</text:p>
          </table:table-cell>
          <table:table-cell office:value-type="float" office:value="13" calcext:value-type="float">
            <text:p>13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0.646527777777778" calcext:value-type="float">
            <text:p>0.646527777777778</text:p>
          </table:table-cell>
          <table:table-cell office:value-type="float" office:value="6.283" calcext:value-type="float">
            <text:p>6.283</text:p>
          </table:table-cell>
          <table:table-cell office:value-type="string" calcext:value-type="string">
            <text:p>60bbf6584f3ec612b897c0375d2e7b904af88157c94dc8092d866bd882054883</text:p>
          </table:table-cell>
          <table:table-cell office:value-type="float" office:value="27.78" calcext:value-type="float">
            <text:p>27.78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4.71" calcext:value-type="float">
            <text:p>64.71</text:p>
          </table:table-cell>
          <table:table-cell office:value-type="float" office:value="63.16" calcext:value-type="float">
            <text:p>63.16</text:p>
          </table:table-cell>
          <table:table-cell office:value-type="float" office:value="62.86" calcext:value-type="float">
            <text:p>62.86</text:p>
          </table:table-cell>
          <table:table-cell office:value-type="float" office:value="13" calcext:value-type="float">
            <text:p>13</text:p>
          </table:table-cell>
          <table:table-cell office:value-type="float" office:value="0.744444444444444" calcext:value-type="float">
            <text:p>0.744444444444444</text:p>
          </table:table-cell>
          <table:table-cell office:value-type="float" office:value="0.646527777777778" calcext:value-type="float">
            <text:p>0.646527777777778</text:p>
          </table:table-cell>
          <table:table-cell office:value-type="float" office:value="4.346" calcext:value-type="float">
            <text:p>4.346</text:p>
          </table:table-cell>
          <table:table-cell office:value-type="string" calcext:value-type="string">
            <text:p>60bbf6584f3ec612b897c0375d2e7b904af88157c94dc8092d866bd88205488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454588bd667dd53be2bf9129a48f763dc08ec2e94348d8e193b3510842087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454588bd667dd53be2bf9129a48f763dc08ec2e94348d8e193b35108420877</text:p>
          </table:table-cell>
          <table:table-cell office:value-type="float" office:value="38.89" calcext:value-type="float">
            <text:p>38.89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72.22" calcext:value-type="float">
            <text:p>72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70.59" calcext:value-type="float">
            <text:p>70.59</text:p>
          </table:table-cell>
          <table:table-cell office:value-type="float" office:value="70.27" calcext:value-type="float">
            <text:p>70.27</text:p>
          </table:table-cell>
          <table:table-cell office:value-type="float" office:value="15" calcext:value-type="float">
            <text:p>15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49eb0c8086902b6d301ee152e5b0dbc03724de5a1299beb48a5f1e697d0ddbcd</text:p>
          </table:table-cell>
          <table:table-cell office:value-type="float" office:value="38.89" calcext:value-type="float">
            <text:p>38.89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72.22" calcext:value-type="float">
            <text:p>72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70.59" calcext:value-type="float">
            <text:p>70.59</text:p>
          </table:table-cell>
          <table:table-cell office:value-type="float" office:value="70.27" calcext:value-type="float">
            <text:p>70.27</text:p>
          </table:table-cell>
          <table:table-cell office:value-type="float" office:value="15" calcext:value-type="float">
            <text:p>15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49eb0c8086902b6d301ee152e5b0dbc03724de5a1299beb48a5f1e697d0ddbcd</text:p>
          </table:table-cell>
          <table:table-cell office:value-type="float" office:value="44.44" calcext:value-type="float">
            <text:p>44.44</text:p>
          </table:table-cell>
          <table:table-cell table:style-name="ce6" office:value-type="float" office:value="72.22" calcext:value-type="float">
            <text:p>72.22</text:p>
          </table:table-cell>
          <table:table-cell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1.237" calcext:value-type="float">
            <text:p>1.237</text:p>
          </table:table-cell>
          <table:table-cell office:value-type="string" calcext:value-type="string">
            <text:p>1e8ea7ec0398c140587319526fa50fbec0189a56a0a9ed7dd910b456b3b48364</text:p>
          </table:table-cell>
          <table:table-cell office:value-type="float" office:value="44.44" calcext:value-type="float">
            <text:p>44.44</text:p>
          </table:table-cell>
          <table:table-cell table:style-name="ce6" office:value-type="float" office:value="72.22" calcext:value-type="float">
            <text:p>72.22</text:p>
          </table:table-cell>
          <table:table-cell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1e8ea7ec0398c140587319526fa50fbec0189a56a0a9ed7dd910b456b3b48364</text:p>
          </table:table-cell>
          <table:table-cell office:value-type="float" office:value="45.56" calcext:value-type="float">
            <text:p>45.56</text:p>
          </table:table-cell>
          <table:table-cell table:style-name="ce6" office:value-type="float" office:value="72.78" calcext:value-type="float">
            <text:p>72.78</text:p>
          </table:table-cell>
          <table:table-cell office:value-type="float" office:value="76.67" calcext:value-type="float">
            <text:p>76.67</text:p>
          </table:table-cell>
          <table:table-cell office:value-type="float" office:value="68.89" calcext:value-type="float">
            <text:p>68.89</text:p>
          </table:table-cell>
          <table:table-cell office:value-type="float" office:value="71.39" calcext:value-type="float">
            <text:p>71.39</text:p>
          </table:table-cell>
          <table:table-cell office:value-type="float" office:value="75.26" calcext:value-type="float">
            <text:p>75.26</text:p>
          </table:table-cell>
          <table:table-cell office:value-type="float" office:value="73.68" calcext:value-type="float">
            <text:p>73.68</text:p>
          </table:table-cell>
          <table:table-cell office:value-type="float" office:value="0" calcext:value-type="float">
            <text:p>0</text:p>
          </table:table-cell>
          <table:table-cell office:value-type="float" office:value="93960" calcext:value-type="float">
            <text:p>93960</text:p>
          </table:table-cell>
          <table:table-cell office:value-type="float" office:value="0.005246913580247" calcext:value-type="float">
            <text:p>0.005246913580247</text:p>
          </table:table-cell>
          <table:table-cell office:value-type="float" office:value="0.001311728395062" calcext:value-type="float">
            <text:p>0.001311728395062</text:p>
          </table:table-cell>
          <table:table-cell office:value-type="float" office:value="0.00679012345679" calcext:value-type="float">
            <text:p>0.00679012345679</text:p>
          </table:table-cell>
          <table:table-cell office:value-type="float" office:value="0.005555555555556" calcext:value-type="float">
            <text:p>0.005555555555556</text:p>
          </table:table-cell>
          <table:table-cell office:value-type="float" office:value="0.001693019547675" calcext:value-type="float">
            <text:p>0.001693019547675</text:p>
          </table:table-cell>
          <table:table-cell office:value-type="float" office:value="0.004012549011077" calcext:value-type="float">
            <text:p>0.004012549011077</text:p>
          </table:table-cell>
          <table:table-cell office:value-type="float" office:value="0.001606680110739" calcext:value-type="float">
            <text:p>0.001606680110739</text:p>
          </table:table-cell>
          <table:table-cell office:value-type="float" office:value="0" calcext:value-type="float">
            <text:p>0</text:p>
          </table:table-cell>
          <table:table-cell office:value-type="float" office:value="236.8" calcext:value-type="float">
            <text:p>23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0e8a50bff0405c7c00d429d71b8b36c45b22a285e80aa1753edfb86fde906f6", "54476d56ee177eef3891723053a2beb63603896459a73a70e123038bef52271f", "fe23ec714c4a4efa9f8bb7ac42c74df49a6fe716c6b175e4011f907f8fe390d7", "d1926254ffec729bff0ed0a13d20945ce80b4db2f22a93551d704a73b0b236c7", "efc25e20d749fe83f6d9fd71bf8875ad43e05e8569fff1b1306fd96a9ac9c8a3")</text:p>
          </table:table-cell>
          <table:table-cell office:value-type="float" office:value="41.11" calcext:value-type="float">
            <text:p>41.11</text:p>
          </table:table-cell>
          <table:table-cell table:style-name="ce6" office:value-type="float" office:value="70.56" calcext:value-type="float">
            <text:p>70.56</text:p>
          </table:table-cell>
          <table:table-cell office:value-type="float" office:value="75.56" calcext:value-type="float">
            <text:p>75.56</text:p>
          </table:table-cell>
          <table:table-cell office:value-type="float" office:value="65.56" calcext:value-type="float">
            <text:p>65.56</text:p>
          </table:table-cell>
          <table:table-cell office:value-type="float" office:value="68.73" calcext:value-type="float">
            <text:p>68.73</text:p>
          </table:table-cell>
          <table:table-cell office:value-type="float" office:value="73.32" calcext:value-type="float">
            <text:p>73.32</text:p>
          </table:table-cell>
          <table:table-cell office:value-type="float" office:value="71.83" calcext:value-type="float">
            <text:p>71.83</text:p>
          </table:table-cell>
          <table:table-cell office:value-type="float" office:value="24.44" calcext:value-type="float">
            <text:p>24.44</text:p>
          </table:table-cell>
          <table:table-cell office:value-type="float" office:value="187520" calcext:value-type="float">
            <text:p>187520</text:p>
          </table:table-cell>
          <table:table-cell office:value-type="float" office:value="0.002469135802469" calcext:value-type="float">
            <text:p>0.002469135802469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5555555555556" calcext:value-type="float">
            <text:p>0.005555555555556</text:p>
          </table:table-cell>
          <table:table-cell office:value-type="float" office:value="0.00216049382716" calcext:value-type="float">
            <text:p>0.00216049382716</text:p>
          </table:table-cell>
          <table:table-cell office:value-type="float" office:value="0.000428732609963" calcext:value-type="float">
            <text:p>0.000428732609963</text:p>
          </table:table-cell>
          <table:table-cell office:value-type="float" office:value="0.002702235578327" calcext:value-type="float">
            <text:p>0.002702235578327</text:p>
          </table:table-cell>
          <table:table-cell office:value-type="float" office:value="0.001233609735862" calcext:value-type="float">
            <text:p>0.001233609735862</text:p>
          </table:table-cell>
          <table:table-cell office:value-type="float" office:value="0.000178433641975" calcext:value-type="float">
            <text:p>0.000178433641975</text:p>
          </table:table-cell>
          <table:table-cell office:value-type="float" office:value="299.2" calcext:value-type="float">
            <text:p>299.2</text:p>
          </table:table-cell>
          <table:table-cell office:value-type="float" office:value="127.364" calcext:value-type="float">
            <text:p>127.364</text:p>
          </table:table-cell>
          <table:table-cell office:value-type="string" calcext:value-type="string">
            <text:p>("0f8a40d054713bcce91656aa14ea49ba7091281c64e5f4022f46cf14ecd26b20", "eaa384ae47810b57e0257a020986564faf2e2506e164ecb2bbb2fa3434782f70", "be2f6a5846dc1beb24e571cc4f1c31fc0c2a54a4559b9a3ca113f971b7437c7c", "0fb5afede8cf0d77acd1899a7ea648ee0ac1c941672ad72c46967ac8872d7e79", "669a82c4bafe5379f3ef49b5314d9786afe29d9a76163a814b08f4294482dd8f")</text:p>
          </table:table-cell>
          <table:table-cell table:number-columns-repeated="87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1.11" calcext:value-type="float">
            <text:p>11.11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33.33" calcext:value-type="float">
            <text:p>3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15" calcext:value-type="float">
            <text:p>15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7.075" calcext:value-type="float">
            <text:p>7.075</text:p>
          </table:table-cell>
          <table:table-cell office:value-type="string" calcext:value-type="string">
            <text:p>3aba06944480ebf0ee70ab1e732f3c9e926b1b0ef608e4fa25cc5c35e8dad91a</text:p>
          </table:table-cell>
          <table:table-cell office:value-type="float" office:value="11.11" calcext:value-type="float">
            <text:p>11.11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33.33" calcext:value-type="float">
            <text:p>3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15" calcext:value-type="float">
            <text:p>15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3.999" calcext:value-type="float">
            <text:p>3.999</text:p>
          </table:table-cell>
          <table:table-cell office:value-type="string" calcext:value-type="string">
            <text:p>3aba06944480ebf0ee70ab1e732f3c9e926b1b0ef608e4fa25cc5c35e8dad91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d7454254d578fe2f0c8570a63229aab9919ea8b2c7b525d59bdcf594aad76b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d7454254d578fe2f0c8570a63229aab9919ea8b2c7b525d59bdcf594aad76b3</text:p>
          </table:table-cell>
          <table:table-cell office:value-type="float" office:value="27.78" calcext:value-type="float">
            <text:p>27.78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44.44" calcext:value-type="float">
            <text:p>44.4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73" calcext:value-type="float">
            <text:p>72.73</text:p>
          </table:table-cell>
          <table:table-cell office:value-type="float" office:value="60" calcext:value-type="float">
            <text:p>60</text:p>
          </table:table-cell>
          <table:table-cell office:value-type="float" office:value="55.17" calcext:value-type="float">
            <text:p>55.17</text:p>
          </table:table-cell>
          <table:table-cell office:value-type="float" office:value="17" calcext:value-type="float">
            <text:p>17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2.265" calcext:value-type="float">
            <text:p>2.265</text:p>
          </table:table-cell>
          <table:table-cell office:value-type="string" calcext:value-type="string">
            <text:p>219938348d11f92f0109bdc1337db6eea9215f6b045c54a8ebfa8529334d41d7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44.44" calcext:value-type="float">
            <text:p>44.44</text:p>
          </table:table-cell>
          <table:table-cell office:value-type="float" office:value="72.22" calcext:value-type="float">
            <text:p>72.22</text:p>
          </table:table-cell>
          <table:table-cell office:value-type="float" office:value="61.54" calcext:value-type="float">
            <text:p>61.54</text:p>
          </table:table-cell>
          <table:table-cell office:value-type="float" office:value="56.52" calcext:value-type="float">
            <text:p>56.52</text:p>
          </table:table-cell>
          <table:table-cell office:value-type="float" office:value="51.61" calcext:value-type="float">
            <text:p>51.61</text:p>
          </table:table-cell>
          <table:table-cell office:value-type="float" office:value="17" calcext:value-type="float">
            <text:p>17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2.445" calcext:value-type="float">
            <text:p>2.445</text:p>
          </table:table-cell>
          <table:table-cell office:value-type="string" calcext:value-type="string">
            <text:p>337b34cc8de80a98c7d2ce79b990dbce92dd9c7463056947bdfdf91de86a1f4e</text:p>
          </table:table-cell>
          <table:table-cell office:value-type="float" office:value="11.11" calcext:value-type="float">
            <text:p>11.11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38.89" calcext:value-type="float">
            <text:p>38.89</text:p>
          </table:table-cell>
          <table:table-cell office:value-type="float" office:value="72.22" calcext:value-type="float">
            <text:p>72.22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46.67" calcext:value-type="float">
            <text:p>46.67</text:p>
          </table:table-cell>
          <table:table-cell office:value-type="float" office:value="9" calcext:value-type="float">
            <text:p>9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2c68aa4b9a9b0b9d8677f13720f28f0964da57bd91cd7c283c06e341e695a054</text:p>
          </table:table-cell>
          <table:table-cell office:value-type="float" office:value="11.11" calcext:value-type="float">
            <text:p>11.11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38.89" calcext:value-type="float">
            <text:p>38.89</text:p>
          </table:table-cell>
          <table:table-cell office:value-type="float" office:value="72.22" calcext:value-type="float">
            <text:p>72.22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46.67" calcext:value-type="float">
            <text:p>46.67</text:p>
          </table:table-cell>
          <table:table-cell office:value-type="float" office:value="9" calcext:value-type="float">
            <text:p>9</text:p>
          </table:table-cell>
          <table:table-cell office:value-type="float" office:value="0.827777777777778" calcext:value-type="float">
            <text:p>0.827777777777778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1.809" calcext:value-type="float">
            <text:p>1.809</text:p>
          </table:table-cell>
          <table:table-cell office:value-type="string" calcext:value-type="string">
            <text:p>2c68aa4b9a9b0b9d8677f13720f28f0964da57bd91cd7c283c06e341e695a054</text:p>
          </table:table-cell>
          <table:table-cell office:value-type="float" office:value="56.67" calcext:value-type="float">
            <text:p>56.67</text:p>
          </table:table-cell>
          <table:table-cell table:style-name="ce6" office:value-type="float" office:value="78.33" calcext:value-type="float">
            <text:p>78.33</text:p>
          </table:table-cell>
          <table:table-cell office:value-type="float" office:value="67.78" calcext:value-type="float">
            <text:p>6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6.21" calcext:value-type="float">
            <text:p>86.21</text:p>
          </table:table-cell>
          <table:table-cell office:value-type="float" office:value="73.44" calcext:value-type="float">
            <text:p>73.44</text:p>
          </table:table-cell>
          <table:table-cell office:value-type="float" office:value="75.77" calcext:value-type="float">
            <text:p>75.77</text:p>
          </table:table-cell>
          <table:table-cell office:value-type="float" office:value="0" calcext:value-type="float">
            <text:p>0</text:p>
          </table:table-cell>
          <table:table-cell office:value-type="float" office:value="94480" calcext:value-type="float">
            <text:p>94480</text:p>
          </table:table-cell>
          <table:table-cell office:value-type="float" office:value="0.005246913580247" calcext:value-type="float">
            <text:p>0.005246913580247</text:p>
          </table:table-cell>
          <table:table-cell office:value-type="float" office:value="0.001311728395062" calcext:value-type="float">
            <text:p>0.001311728395062</text:p>
          </table:table-cell>
          <table:table-cell office:value-type="float" office:value="0.002160493827161" calcext:value-type="float">
            <text:p>0.002160493827161</text:p>
          </table:table-cell>
          <table:table-cell office:value-type="float" office:value="0.003086419753086" calcext:value-type="float">
            <text:p>0.003086419753086</text:p>
          </table:table-cell>
          <table:table-cell office:value-type="float" office:value="0.0036768694904" calcext:value-type="float">
            <text:p>0.0036768694904</text:p>
          </table:table-cell>
          <table:table-cell office:value-type="float" office:value="0.000910171751995" calcext:value-type="float">
            <text:p>0.000910171751995</text:p>
          </table:table-cell>
          <table:table-cell office:value-type="float" office:value="0.001639035544497" calcext:value-type="float">
            <text:p>0.001639035544497</text:p>
          </table:table-cell>
          <table:table-cell office:value-type="float" office:value="0" calcext:value-type="float">
            <text:p>0</text:p>
          </table:table-cell>
          <table:table-cell office:value-type="float" office:value="249.2" calcext:value-type="float">
            <text:p>24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528b2eab5c51f42ba8a04a1b402360831c6a236fc6067fae7a1f2db8d1f1708", "86c3d1b95c4961397e55e4ca135ae32532820399d959ecb7c4af60e9759be117", "ea5e143d7276c5081fd3deeb4cb55913cc62d5acd323ad6cb1bc04db8d354028", "b3bf338216329d12706bb0ad007ac18878ea52f8bd8662fdb3c87dc9446aee80", "37667ad71c4be2debb46c1027a7c2165795c46af4458e7b45c52e300c6167303")</text:p>
          </table:table-cell>
          <table:table-cell office:value-type="float" office:value="58.89" calcext:value-type="float">
            <text:p>58.89</text:p>
          </table:table-cell>
          <table:table-cell table:style-name="ce6" office:value-type="float" office:value="79.44" calcext:value-type="float">
            <text:p>79.44</text:p>
          </table:table-cell>
          <table:table-cell office:value-type="float" office:value="66.67" calcext:value-type="float">
            <text:p>66.67</text:p>
          </table:table-cell>
          <table:table-cell office:value-type="float" office:value="92.22" calcext:value-type="float">
            <text:p>92.22</text:p>
          </table:table-cell>
          <table:table-cell office:value-type="float" office:value="89.95" calcext:value-type="float">
            <text:p>89.95</text:p>
          </table:table-cell>
          <table:table-cell office:value-type="float" office:value="73.57" calcext:value-type="float">
            <text:p>73.57</text:p>
          </table:table-cell>
          <table:table-cell office:value-type="float" office:value="76.36" calcext:value-type="float">
            <text:p>76.36</text:p>
          </table:table-cell>
          <table:table-cell office:value-type="float" office:value="29.17" calcext:value-type="float">
            <text:p>29.17</text:p>
          </table:table-cell>
          <table:table-cell office:value-type="float" office:value="188320" calcext:value-type="float">
            <text:p>188320</text:p>
          </table:table-cell>
          <table:table-cell office:value-type="float" office:value="0.002469135802469" calcext:value-type="float">
            <text:p>0.002469135802469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3086419753086" calcext:value-type="float">
            <text:p>0.003086419753086</text:p>
          </table:table-cell>
          <table:table-cell office:value-type="float" office:value="0.002469135802469" calcext:value-type="float">
            <text:p>0.002469135802469</text:p>
          </table:table-cell>
          <table:table-cell office:value-type="float" office:value="0.00238985202069" calcext:value-type="float">
            <text:p>0.00238985202069</text:p>
          </table:table-cell>
          <table:table-cell office:value-type="float" office:value="0.000771286394622" calcext:value-type="float">
            <text:p>0.000771286394622</text:p>
          </table:table-cell>
          <table:table-cell office:value-type="float" office:value="0.001084199397914" calcext:value-type="float">
            <text:p>0.001084199397914</text:p>
          </table:table-cell>
          <table:table-cell table:style-name="ce3" office:value-type="float" office:value="0.0000482" calcext:value-type="float">
            <text:p>4.82E-05</text:p>
          </table:table-cell>
          <table:table-cell office:value-type="float" office:value="1139.2" calcext:value-type="float">
            <text:p>1139.2</text:p>
          </table:table-cell>
          <table:table-cell office:value-type="float" office:value="162.253" calcext:value-type="float">
            <text:p>162.253</text:p>
          </table:table-cell>
          <table:table-cell office:value-type="string" calcext:value-type="string">
            <text:p>("93a6d64cc2dd527e0524197b3ace4ab6e51d24d5407a9f5761d88f5cee76477b", "a8952061b57fdd1dc5ad02968e92ce91f64fc9a3d7421155e266ac1dcd25f0ea", "6c7f73eda226baee178ea49d0028a79d1979a37b93a0797309b1b76c3ea89a32", "e750671baa96ac8cda9a0d2cdca5a78b32915f1800bec143d07098eb02c9b293", "ce774043cf7148a219758bd333aec58bce6d217aad9a893f783a5d3661339391")</text:p>
          </table:table-cell>
          <table:table-cell table:number-columns-repeated="87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2.22" calcext:value-type="float">
            <text:p>22.22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72.22" calcext:value-type="float">
            <text:p>72.22</text:p>
          </table:table-cell>
          <table:table-cell office:value-type="float" office:value="50" calcext:value-type="float">
            <text:p>50</text:p>
          </table:table-cell>
          <table:table-cell office:value-type="float" office:value="59.09" calcext:value-type="float">
            <text:p>59.09</text:p>
          </table:table-cell>
          <table:table-cell office:value-type="float" office:value="64.29" calcext:value-type="float">
            <text:p>64.2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.239" calcext:value-type="float">
            <text:p>2.239</text:p>
          </table:table-cell>
          <table:table-cell office:value-type="string" calcext:value-type="string">
            <text:p>95962b854a9fe6c4e5aa79b532eea989f22d013e97e7eb6fb9483d814a5bccc4</text:p>
          </table:table-cell>
          <table:table-cell office:value-type="float" office:value="22.22" calcext:value-type="float">
            <text:p>22.22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72.22" calcext:value-type="float">
            <text:p>72.22</text:p>
          </table:table-cell>
          <table:table-cell office:value-type="float" office:value="50" calcext:value-type="float">
            <text:p>50</text:p>
          </table:table-cell>
          <table:table-cell office:value-type="float" office:value="59.09" calcext:value-type="float">
            <text:p>59.09</text:p>
          </table:table-cell>
          <table:table-cell office:value-type="float" office:value="64.29" calcext:value-type="float">
            <text:p>64.2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.805" calcext:value-type="float">
            <text:p>1.805</text:p>
          </table:table-cell>
          <table:table-cell office:value-type="string" calcext:value-type="string">
            <text:p>95962b854a9fe6c4e5aa79b532eea989f22d013e97e7eb6fb9483d814a5bccc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d5b347d362473f138d4cc5bffcc43eb51ef19189f137ab0fcc1a54780800e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70d5b347d362473f138d4cc5bffcc43eb51ef19189f137ab0fcc1a54780800e1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4.44" calcext:value-type="float">
            <text:p>4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61.54" calcext:value-type="float">
            <text:p>61.54</text:p>
          </table:table-cell>
          <table:table-cell office:value-type="float" office:value="57.14" calcext:value-type="float">
            <text:p>57.1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26fec7adf8b6d7d2f4276144f978e896e3eea148eb27801e7340ef2234a01c14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4.44" calcext:value-type="float">
            <text:p>4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61.54" calcext:value-type="float">
            <text:p>61.54</text:p>
          </table:table-cell>
          <table:table-cell office:value-type="float" office:value="57.14" calcext:value-type="float">
            <text:p>57.1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3.303" calcext:value-type="float">
            <text:p>3.303</text:p>
          </table:table-cell>
          <table:table-cell office:value-type="string" calcext:value-type="string">
            <text:p>26fec7adf8b6d7d2f4276144f978e896e3eea148eb27801e7340ef2234a01c14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4.44" calcext:value-type="float">
            <text:p>4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61.54" calcext:value-type="float">
            <text:p>61.54</text:p>
          </table:table-cell>
          <table:table-cell office:value-type="float" office:value="57.14" calcext:value-type="float">
            <text:p>57.1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3.405" calcext:value-type="float">
            <text:p>3.405</text:p>
          </table:table-cell>
          <table:table-cell office:value-type="string" calcext:value-type="string">
            <text:p>26fec7adf8b6d7d2f4276144f978e896e3eea148eb27801e7340ef2234a01c14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44.44" calcext:value-type="float">
            <text:p>4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61.54" calcext:value-type="float">
            <text:p>61.54</text:p>
          </table:table-cell>
          <table:table-cell office:value-type="float" office:value="57.14" calcext:value-type="float">
            <text:p>57.14</text:p>
          </table:table-cell>
          <table:table-cell office:value-type="float" office:value="9" calcext:value-type="float">
            <text:p>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3.383" calcext:value-type="float">
            <text:p>3.383</text:p>
          </table:table-cell>
          <table:table-cell office:value-type="string" calcext:value-type="string">
            <text:p>26fec7adf8b6d7d2f4276144f978e896e3eea148eb27801e7340ef2234a01c14</text:p>
          </table:table-cell>
          <table:table-cell office:value-type="float" office:value="23.33" calcext:value-type="float">
            <text:p>23.33</text:p>
          </table:table-cell>
          <table:table-cell table:style-name="ce6" office:value-type="float" office:value="61.67" calcext:value-type="float">
            <text:p>61.67</text:p>
          </table:table-cell>
          <table:table-cell office:value-type="float" office:value="51.11" calcext:value-type="float">
            <text:p>51.11</text:p>
          </table:table-cell>
          <table:table-cell office:value-type="float" office:value="72.22" calcext:value-type="float">
            <text:p>72.22</text:p>
          </table:table-cell>
          <table:table-cell office:value-type="float" office:value="64.45" calcext:value-type="float">
            <text:p>64.45</text:p>
          </table:table-cell>
          <table:table-cell office:value-type="float" office:value="59.85" calcext:value-type="float">
            <text:p>59.85</text:p>
          </table:table-cell>
          <table:table-cell office:value-type="float" office:value="56.94" calcext:value-type="float">
            <text:p>56.94</text:p>
          </table:table-cell>
          <table:table-cell office:value-type="float" office:value="0" calcext:value-type="float">
            <text:p>0</text:p>
          </table:table-cell>
          <table:table-cell office:value-type="float" office:value="95480" calcext:value-type="float">
            <text:p>95480</text:p>
          </table:table-cell>
          <table:table-cell office:value-type="float" office:value="0.016049382716049" calcext:value-type="float">
            <text:p>0.016049382716049</text:p>
          </table:table-cell>
          <table:table-cell office:value-type="float" office:value="0.004012345679012" calcext:value-type="float">
            <text:p>0.004012345679012</text:p>
          </table:table-cell>
          <table:table-cell office:value-type="float" office:value="0.008333333333333" calcext:value-type="float">
            <text:p>0.008333333333333</text:p>
          </table:table-cell>
          <table:table-cell office:value-type="float" office:value="0.001543209876543" calcext:value-type="float">
            <text:p>0.001543209876543</text:p>
          </table:table-cell>
          <table:table-cell office:value-type="float" office:value="0.004330696775752" calcext:value-type="float">
            <text:p>0.004330696775752</text:p>
          </table:table-cell>
          <table:table-cell office:value-type="float" office:value="0.003584761517912" calcext:value-type="float">
            <text:p>0.003584761517912</text:p>
          </table:table-cell>
          <table:table-cell office:value-type="float" office:value="0.006594202160649" calcext:value-type="float">
            <text:p>0.006594202160649</text:p>
          </table:table-cell>
          <table:table-cell office:value-type="float" office:value="0" calcext:value-type="float">
            <text:p>0</text:p>
          </table:table-cell>
          <table:table-cell office:value-type="float" office:value="249.2" calcext:value-type="float">
            <text:p>24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29b85b7c8bb3ceb9167755af85c2a94ec8b31e5462e34271a21ccc74dbf53e", "8ecacaf2ed5116bc1ed46f00f3a17c3a2130feee3ada76b7387a9630013070f2", "73611c1655c06e0fae6478ab7a33566ba9d95800443ae7b11273d52a23db4b4a", "04955bc84dcf61667b23f085da2bc1bfa344cb9872af9338c3052580d41da1f3", "2f8c29a44d1618995796495f92bb5537b1e814fbeda2e10d43185388effb0f01")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2.5" calcext:value-type="float">
            <text:p>62.5</text:p>
          </table:table-cell>
          <table:table-cell office:value-type="float" office:value="58.36" calcext:value-type="float">
            <text:p>58.36</text:p>
          </table:table-cell>
          <table:table-cell office:value-type="float" office:value="55.51" calcext:value-type="float">
            <text:p>55.51</text:p>
          </table:table-cell>
          <table:table-cell office:value-type="float" office:value="18.66" calcext:value-type="float">
            <text:p>18.66</text:p>
          </table:table-cell>
          <table:table-cell office:value-type="float" office:value="190440" calcext:value-type="float">
            <text:p>190440</text:p>
          </table:table-cell>
          <table:table-cell office:value-type="float" office:value="0.008641975308642" calcext:value-type="float">
            <text:p>0.008641975308642</text:p>
          </table:table-cell>
          <table:table-cell office:value-type="float" office:value="0.002160493827161" calcext:value-type="float">
            <text:p>0.002160493827161</text:p>
          </table:table-cell>
          <table:table-cell office:value-type="float" office:value="0.003086419753086" calcext:value-type="float">
            <text:p>0.003086419753086</text:p>
          </table:table-cell>
          <table:table-cell office:value-type="float" office:value="0.002469135802469" calcext:value-type="float">
            <text:p>0.002469135802469</text:p>
          </table:table-cell>
          <table:table-cell office:value-type="float" office:value="0.003071582873781" calcext:value-type="float">
            <text:p>0.003071582873781</text:p>
          </table:table-cell>
          <table:table-cell office:value-type="float" office:value="0.001619827838128" calcext:value-type="float">
            <text:p>0.001619827838128</text:p>
          </table:table-cell>
          <table:table-cell office:value-type="float" office:value="0.002925684124616" calcext:value-type="float">
            <text:p>0.002925684124616</text:p>
          </table:table-cell>
          <table:table-cell office:value-type="float" office:value="0.000237391670048" calcext:value-type="float">
            <text:p>0.000237391670048</text:p>
          </table:table-cell>
          <table:table-cell office:value-type="float" office:value="1830.8" calcext:value-type="float">
            <text:p>1830.8</text:p>
          </table:table-cell>
          <table:table-cell office:value-type="float" office:value="163.474" calcext:value-type="float">
            <text:p>163.474</text:p>
          </table:table-cell>
          <table:table-cell office:value-type="string" calcext:value-type="string">
            <text:p>("ed446fa37582f78661e5f6a4786fd39786ee10e465d0f472b41d2d385341ec02", "684716302d854e6d9032b3baa50ed4a517f7b0458f219272ce27f69f7f634468", "1c1a8c038817c07305e2d22de1201ead8f2edacf70b0ce772ad34cd10bc5b894", "44f0b4b7ef152c1b9c6cebab194732a194601d223e89e2c395cfa1b7486263b9", "19247f8b9c9cc2db4a07248c4c8890f338ce2adf62f8bfdbaea41f5b6ad5955a")</text:p>
          </table:table-cell>
          <table:table-cell table:number-columns-repeated="87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0.5" calcext:value-type="float">
            <text:p>20.5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41.18" calcext:value-type="float">
            <text:p>41.18</text:p>
          </table:table-cell>
          <table:table-cell office:value-type="float" office:value="78.95" calcext:value-type="float">
            <text:p>78.9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658333333333333" calcext:value-type="float">
            <text:p>0.658333333333333</text:p>
          </table:table-cell>
          <table:table-cell office:value-type="float" office:value="7.989" calcext:value-type="float">
            <text:p>7.989</text:p>
          </table:table-cell>
          <table:table-cell office:value-type="string" calcext:value-type="string">
            <text:p>dc51ce1f747a69c1f31afc28087c82555d9f5003aa474d96d2333be19d79ed54</text:p>
          </table:table-cell>
          <table:table-cell office:value-type="float" office:value="20.5" calcext:value-type="float">
            <text:p>20.5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41.18" calcext:value-type="float">
            <text:p>41.18</text:p>
          </table:table-cell>
          <table:table-cell office:value-type="float" office:value="78.95" calcext:value-type="float">
            <text:p>78.9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658333333333333" calcext:value-type="float">
            <text:p>0.658333333333333</text:p>
          </table:table-cell>
          <table:table-cell office:value-type="float" office:value="6.559" calcext:value-type="float">
            <text:p>6.559</text:p>
          </table:table-cell>
          <table:table-cell office:value-type="string" calcext:value-type="string">
            <text:p>dc51ce1f747a69c1f31afc28087c82555d9f5003aa474d96d2333be19d79ed5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7107510ee8f14a786d1c6a44d9e1709bedd83fbd36b6e8722e989eac390dd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7107510ee8f14a786d1c6a44d9e1709bedd83fbd36b6e8722e989eac390dd5</text:p>
          </table:table-cell>
          <table:table-cell office:value-type="float" office:value="55.42" calcext:value-type="float">
            <text:p>55.42</text:p>
          </table:table-cell>
          <table:table-cell table:style-name="ce6" office:value-type="float" office:value="77.78" calcext:value-type="float">
            <text:p>77.78</text:p>
          </table:table-cell>
          <table:table-cell office:value-type="float" office:value="76.47" calcext:value-type="float">
            <text:p>76.47</text:p>
          </table:table-cell>
          <table:table-cell office:value-type="float" office:value="78.95" calcext:value-type="float">
            <text:p>78.95</text:p>
          </table:table-cell>
          <table:table-cell office:value-type="float" office:value="76.47" calcext:value-type="float">
            <text:p>76.47</text:p>
          </table:table-cell>
          <table:table-cell office:value-type="float" office:value="78.95" calcext:value-type="float">
            <text:p>78.95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2b3e1ec8668abfbc1aee658ec566aa4d792f7173a31a3eb58724e72ebd301b8b</text:p>
          </table:table-cell>
          <table:table-cell office:value-type="float" office:value="55.42" calcext:value-type="float">
            <text:p>55.42</text:p>
          </table:table-cell>
          <table:table-cell table:style-name="ce6" office:value-type="float" office:value="77.78" calcext:value-type="float">
            <text:p>77.78</text:p>
          </table:table-cell>
          <table:table-cell office:value-type="float" office:value="76.47" calcext:value-type="float">
            <text:p>76.47</text:p>
          </table:table-cell>
          <table:table-cell office:value-type="float" office:value="78.95" calcext:value-type="float">
            <text:p>78.95</text:p>
          </table:table-cell>
          <table:table-cell office:value-type="float" office:value="76.47" calcext:value-type="float">
            <text:p>76.47</text:p>
          </table:table-cell>
          <table:table-cell office:value-type="float" office:value="78.95" calcext:value-type="float">
            <text:p>78.95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2b3e1ec8668abfbc1aee658ec566aa4d792f7173a31a3eb58724e72ebd301b8b</text:p>
          </table:table-cell>
          <table:table-cell office:value-type="float" office:value="60.87" calcext:value-type="float">
            <text:p>60.87</text:p>
          </table:table-cell>
          <table:table-cell table:style-name="ce6" office:value-type="float" office:value="80.56" calcext:value-type="float">
            <text:p>80.56</text:p>
          </table:table-cell>
          <table:table-cell office:value-type="float" office:value="76.47" calcext:value-type="float">
            <text:p>76.47</text:p>
          </table:table-cell>
          <table:table-cell office:value-type="float" office:value="84.21" calcext:value-type="float">
            <text:p>84.21</text:p>
          </table:table-cell>
          <table:table-cell office:value-type="float" office:value="81.25" calcext:value-type="float">
            <text:p>81.25</text:p>
          </table:table-cell>
          <table:table-cell office:value-type="float" office:value="80" calcext:value-type="float">
            <text:p>80</text:p>
          </table:table-cell>
          <table:table-cell office:value-type="float" office:value="78.79" calcext:value-type="float">
            <text:p>78.79</text:p>
          </table:table-cell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0cff2d6ccc947ec058cef2cc0aa833fcd6522592469e192a9e323f1deef641ff</text:p>
          </table:table-cell>
          <table:table-cell office:value-type="float" office:value="60.87" calcext:value-type="float">
            <text:p>60.87</text:p>
          </table:table-cell>
          <table:table-cell table:style-name="ce6" office:value-type="float" office:value="80.56" calcext:value-type="float">
            <text:p>80.56</text:p>
          </table:table-cell>
          <table:table-cell office:value-type="float" office:value="76.47" calcext:value-type="float">
            <text:p>76.47</text:p>
          </table:table-cell>
          <table:table-cell office:value-type="float" office:value="84.21" calcext:value-type="float">
            <text:p>84.21</text:p>
          </table:table-cell>
          <table:table-cell office:value-type="float" office:value="81.25" calcext:value-type="float">
            <text:p>81.25</text:p>
          </table:table-cell>
          <table:table-cell office:value-type="float" office:value="80" calcext:value-type="float">
            <text:p>80</text:p>
          </table:table-cell>
          <table:table-cell office:value-type="float" office:value="78.79" calcext:value-type="float">
            <text:p>78.79</text:p>
          </table:table-cell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0cff2d6ccc947ec058cef2cc0aa833fcd6522592469e192a9e323f1deef641ff</text:p>
          </table:table-cell>
          <table:table-cell office:value-type="float" office:value="52.76" calcext:value-type="float">
            <text:p>52.76</text:p>
          </table:table-cell>
          <table:table-cell table:style-name="ce6" office:value-type="float" office:value="76.67" calcext:value-type="float">
            <text:p>76.67</text:p>
          </table:table-cell>
          <table:table-cell office:value-type="float" office:value="67.06" calcext:value-type="float">
            <text:p>67.06</text:p>
          </table:table-cell>
          <table:table-cell office:value-type="float" office:value="85.26" calcext:value-type="float">
            <text:p>85.26</text:p>
          </table:table-cell>
          <table:table-cell office:value-type="float" office:value="80.21" calcext:value-type="float">
            <text:p>80.21</text:p>
          </table:table-cell>
          <table:table-cell office:value-type="float" office:value="74.46" calcext:value-type="float">
            <text:p>74.46</text:p>
          </table:table-cell>
          <table:table-cell office:value-type="float" office:value="72.96" calcext:value-type="float">
            <text:p>72.96</text:p>
          </table:table-cell>
          <table:table-cell office:value-type="float" office:value="0" calcext:value-type="float">
            <text:p>0</text:p>
          </table:table-cell>
          <table:table-cell office:value-type="float" office:value="103000" calcext:value-type="float">
            <text:p>103000</text:p>
          </table:table-cell>
          <table:table-cell office:value-type="float" office:value="0.005873208936003" calcext:value-type="float">
            <text:p>0.005873208936003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4498269896194" calcext:value-type="float">
            <text:p>0.004498269896194</text:p>
          </table:table-cell>
          <table:table-cell office:value-type="float" office:value="0.000554016620499" calcext:value-type="float">
            <text:p>0.000554016620499</text:p>
          </table:table-cell>
          <table:table-cell office:value-type="float" office:value="0.001188809473494" calcext:value-type="float">
            <text:p>0.001188809473494</text:p>
          </table:table-cell>
          <table:table-cell office:value-type="float" office:value="0.001714165195519" calcext:value-type="float">
            <text:p>0.001714165195519</text:p>
          </table:table-cell>
          <table:table-cell office:value-type="float" office:value="0.002534855699173" calcext:value-type="float">
            <text:p>0.00253485569917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5a2d37d5a80766a51ee612aae4f080178668d9b2813bbc97f1cc5c7b2461489", "7821718a0511c3a50b24171dcc3b507442401d3f50c58f859cabc9142ed886d7", "14239ccf39942ed6b474e5ebf949fc2a0476ba39307771649e118254cafa1000", "ff239f35760fae8fd6cc5830a8fa1d8a6d5339ee09dce1408df317e70d905881", "576d3b98455e207d1fb3dbca38081cab3cf4146452bbbe22a360a34eb58c01ce")</text:p>
          </table:table-cell>
          <table:table-cell office:value-type="float" office:value="52.83" calcext:value-type="float">
            <text:p>52.83</text:p>
          </table:table-cell>
          <table:table-cell table:style-name="ce6" office:value-type="float" office:value="76.67" calcext:value-type="float">
            <text:p>76.67</text:p>
          </table:table-cell>
          <table:table-cell office:value-type="float" office:value="68.24" calcext:value-type="float">
            <text:p>68.24</text:p>
          </table:table-cell>
          <table:table-cell office:value-type="float" office:value="84.21" calcext:value-type="float">
            <text:p>84.21</text:p>
          </table:table-cell>
          <table:table-cell office:value-type="float" office:value="79.43" calcext:value-type="float">
            <text:p>79.43</text:p>
          </table:table-cell>
          <table:table-cell office:value-type="float" office:value="74.81" calcext:value-type="float">
            <text:p>74.81</text:p>
          </table:table-cell>
          <table:table-cell office:value-type="float" office:value="73.39" calcext:value-type="float">
            <text:p>73.39</text:p>
          </table:table-cell>
          <table:table-cell office:value-type="float" office:value="30.56" calcext:value-type="float">
            <text:p>30.56</text:p>
          </table:table-cell>
          <table:table-cell office:value-type="float" office:value="206000" calcext:value-type="float">
            <text:p>206000</text:p>
          </table:table-cell>
          <table:table-cell office:value-type="float" office:value="0.000997121405254" calcext:value-type="float">
            <text:p>0.000997121405254</text:p>
          </table:table-cell>
          <table:table-cell office:value-type="float" office:value="0.000231481481481" calcext:value-type="float">
            <text:p>0.000231481481481</text:p>
          </table:table-cell>
          <table:table-cell office:value-type="float" office:value="0.001038062283737" calcext:value-type="float">
            <text:p>0.001038062283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612" calcext:value-type="float">
            <text:p>6.12E-05</text:p>
          </table:table-cell>
          <table:table-cell office:value-type="float" office:value="0.000359813346826" calcext:value-type="float">
            <text:p>0.000359813346826</text:p>
          </table:table-cell>
          <table:table-cell office:value-type="float" office:value="0.000487773152966" calcext:value-type="float">
            <text:p>0.000487773152966</text:p>
          </table:table-cell>
          <table:table-cell office:value-type="float" office:value="0.000361689814815" calcext:value-type="float">
            <text:p>0.000361689814815</text:p>
          </table:table-cell>
          <table:table-cell office:value-type="float" office:value="996" calcext:value-type="float">
            <text:p>996</text:p>
          </table:table-cell>
          <table:table-cell office:value-type="float" office:value="175.15" calcext:value-type="float">
            <text:p>175.15</text:p>
          </table:table-cell>
          <table:table-cell office:value-type="string" calcext:value-type="string">
            <text:p>("9e18f5edd999ca813dd0d824fde93bff2227399ecc9246d32f1524b0325109b8", "6536e5cf46cde569479b545b3a1528b63fc9d346aa6cc6aa887a51c68241bf2c", "852cd9ae5923ae7d73c788d1000d576036857139f1b60e429ae3bbf7447d7392", "6bf30f6b91a5e0bb626f204993268917d01b44006d7ca52d55c27bffd7b14f45", "9078ae0d87ef85a730f2b98cf602f1e7a244a8fc9eba4f1ea52762faa34ce6b5")</text:p>
          </table:table-cell>
          <table:table-cell table:number-columns-repeated="87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15" calcext:value-type="float">
            <text:p>16.15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52.94" calcext:value-type="float">
            <text:p>52.94</text:p>
          </table:table-cell>
          <table:table-cell office:value-type="float" office:value="63.16" calcext:value-type="float">
            <text:p>63.16</text:p>
          </table:table-cell>
          <table:table-cell office:value-type="float" office:value="56.25" calcext:value-type="float">
            <text:p>56.25</text:p>
          </table:table-cell>
          <table:table-cell office:value-type="float" office:value="60" calcext:value-type="float">
            <text:p>60</text:p>
          </table:table-cell>
          <table:table-cell office:value-type="float" office:value="54.55" calcext:value-type="float">
            <text:p>54.55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901" calcext:value-type="float">
            <text:p>1.901</text:p>
          </table:table-cell>
          <table:table-cell office:value-type="string" calcext:value-type="string">
            <text:p>d8f60c53282757fbc53234fedc35011aed71c7bbd96e52212b3a330387e532cc</text:p>
          </table:table-cell>
          <table:table-cell office:value-type="float" office:value="16.15" calcext:value-type="float">
            <text:p>16.15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52.94" calcext:value-type="float">
            <text:p>52.94</text:p>
          </table:table-cell>
          <table:table-cell office:value-type="float" office:value="63.16" calcext:value-type="float">
            <text:p>63.16</text:p>
          </table:table-cell>
          <table:table-cell office:value-type="float" office:value="56.25" calcext:value-type="float">
            <text:p>56.25</text:p>
          </table:table-cell>
          <table:table-cell office:value-type="float" office:value="60" calcext:value-type="float">
            <text:p>60</text:p>
          </table:table-cell>
          <table:table-cell office:value-type="float" office:value="54.55" calcext:value-type="float">
            <text:p>54.55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438" calcext:value-type="float">
            <text:p>1.438</text:p>
          </table:table-cell>
          <table:table-cell office:value-type="string" calcext:value-type="string">
            <text:p>d8f60c53282757fbc53234fedc35011aed71c7bbd96e52212b3a330387e532c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5d6c19ebc29b0fe2b62c7af424888ff932448226415ad7d805e4c08b7296ea3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6c19ebc29b0fe2b62c7af424888ff932448226415ad7d805e4c08b7296ea3c</text:p>
          </table:table-cell>
          <table:table-cell office:value-type="float" office:value="15.09" calcext:value-type="float">
            <text:p>15.09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41.18" calcext:value-type="float">
            <text:p>41.18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48.28" calcext:value-type="float">
            <text:p>48.28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b8347702e271719a9eac01af1beddcabc7d3164987a75f0ad4025fd1587a009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61.11" calcext:value-type="float">
            <text:p>61.11</text:p>
          </table:table-cell>
          <table:table-cell office:value-type="float" office:value="47.06" calcext:value-type="float">
            <text:p>47.06</text:p>
          </table:table-cell>
          <table:table-cell office:value-type="float" office:value="73.68" calcext:value-type="float">
            <text:p>73.68</text:p>
          </table:table-cell>
          <table:table-cell office:value-type="float" office:value="61.54" calcext:value-type="float">
            <text:p>61.54</text:p>
          </table:table-cell>
          <table:table-cell office:value-type="float" office:value="60.87" calcext:value-type="float">
            <text:p>60.8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895d52b196080628776df3f384a1a1c79e41ff638d6cfaf832a7239c3235c9a1</text:p>
          </table:table-cell>
          <table:table-cell office:value-type="float" office:value="27.33" calcext:value-type="float">
            <text:p>27.3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58.82" calcext:value-type="float">
            <text:p>58.82</text:p>
          </table:table-cell>
          <table:table-cell office:value-type="float" office:value="68.42" calcext:value-type="float">
            <text:p>68.42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0.61" calcext:value-type="float">
            <text:p>60.6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e967801c5b14b69118deb4d80c9a69631f4fb8351576462ac9e0d933af2c8d21</text:p>
          </table:table-cell>
          <table:table-cell office:value-type="float" office:value="27.33" calcext:value-type="float">
            <text:p>27.3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58.82" calcext:value-type="float">
            <text:p>58.82</text:p>
          </table:table-cell>
          <table:table-cell office:value-type="float" office:value="68.42" calcext:value-type="float">
            <text:p>68.42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0.61" calcext:value-type="float">
            <text:p>60.6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009" calcext:value-type="float">
            <text:p>1.009</text:p>
          </table:table-cell>
          <table:table-cell office:value-type="string" calcext:value-type="string">
            <text:p>e967801c5b14b69118deb4d80c9a69631f4fb8351576462ac9e0d933af2c8d21</text:p>
          </table:table-cell>
          <table:table-cell office:value-type="float" office:value="33.2" calcext:value-type="float">
            <text:p>33.2</text:p>
          </table:table-cell>
          <table:table-cell table:style-name="ce6" office:value-type="float" office:value="67.22" calcext:value-type="float">
            <text:p>67.22</text:p>
          </table:table-cell>
          <table:table-cell office:value-type="float" office:value="50.59" calcext:value-type="float">
            <text:p>50.59</text:p>
          </table:table-cell>
          <table:table-cell office:value-type="float" office:value="82.11" calcext:value-type="float">
            <text:p>82.11</text:p>
          </table:table-cell>
          <table:table-cell office:value-type="float" office:value="71.77" calcext:value-type="float">
            <text:p>71.77</text:p>
          </table:table-cell>
          <table:table-cell office:value-type="float" office:value="65.08" calcext:value-type="float">
            <text:p>65.08</text:p>
          </table:table-cell>
          <table:table-cell office:value-type="float" office:value="59.19" calcext:value-type="float">
            <text:p>59.19</text:p>
          </table:table-cell>
          <table:table-cell office:value-type="float" office:value="0" calcext:value-type="float">
            <text:p>0</text:p>
          </table:table-cell>
          <table:table-cell office:value-type="float" office:value="100360" calcext:value-type="float">
            <text:p>100360</text:p>
          </table:table-cell>
          <table:table-cell office:value-type="float" office:value="0.000761595048171" calcext:value-type="float">
            <text:p>0.000761595048171</text:p>
          </table:table-cell>
          <table:table-cell office:value-type="float" office:value="0.000154320987654" calcext:value-type="float">
            <text:p>0.000154320987654</text:p>
          </table:table-cell>
          <table:table-cell office:value-type="float" office:value="0.002768166089965" calcext:value-type="float">
            <text:p>0.002768166089965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0232834098968" calcext:value-type="float">
            <text:p>0.000232834098968</text:p>
          </table:table-cell>
          <table:table-cell office:value-type="float" office:value="0.000328483806965" calcext:value-type="float">
            <text:p>0.000328483806965</text:p>
          </table:table-cell>
          <table:table-cell office:value-type="float" office:value="0.001039903162097" calcext:value-type="float">
            <text:p>0.001039903162097</text:p>
          </table:table-cell>
          <table:table-cell office:value-type="float" office:value="0" calcext:value-type="float">
            <text:p>0</text:p>
          </table:table-cell>
          <table:table-cell office:value-type="float" office:value="510.8" calcext:value-type="float">
            <text:p>5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3610e30549a6278b3df6503e319c0bf76067bdab000c9d654c720fd898bcc4", "4a8251204dc6e210cec9a035e9f69bf72d788688dbf033ab863dae3bea15ab92", "a5250a1e68eb192801db4c056b43ae986038a0f3c9a3c56571b39627b717c8c5", "3394789a70caabdaa1d14c5c0b5295a614505141f9aad31bcb8f4eff2847673d", "f96a340534e198212b418b17ba08baa65a58566718357798511b70c6688bb41e")</text:p>
          </table:table-cell>
          <table:table-cell office:value-type="float" office:value="33.21" calcext:value-type="float">
            <text:p>33.21</text:p>
          </table:table-cell>
          <table:table-cell table:style-name="ce6" office:value-type="float" office:value="67.22" calcext:value-type="float">
            <text:p>67.22</text:p>
          </table:table-cell>
          <table:table-cell office:value-type="float" office:value="50.59" calcext:value-type="float">
            <text:p>50.59</text:p>
          </table:table-cell>
          <table:table-cell office:value-type="float" office:value="82.11" calcext:value-type="float">
            <text:p>82.11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59.31" calcext:value-type="float">
            <text:p>59.31</text:p>
          </table:table-cell>
          <table:table-cell office:value-type="float" office:value="30.42" calcext:value-type="float">
            <text:p>30.42</text:p>
          </table:table-cell>
          <table:table-cell office:value-type="float" office:value="199080" calcext:value-type="float">
            <text:p>199080</text:p>
          </table:table-cell>
          <table:table-cell office:value-type="float" office:value="0.003844784620862" calcext:value-type="float">
            <text:p>0.003844784620862</text:p>
          </table:table-cell>
          <table:table-cell office:value-type="float" office:value="0.000925925925926" calcext:value-type="float">
            <text:p>0.000925925925926</text:p>
          </table:table-cell>
          <table:table-cell office:value-type="float" office:value="0.001038062283737" calcext:value-type="float">
            <text:p>0.001038062283737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1426872770511" calcext:value-type="float">
            <text:p>0.001426872770511</text:p>
          </table:table-cell>
          <table:table-cell office:value-type="float" office:value="0.000226658950617" calcext:value-type="float">
            <text:p>0.000226658950617</text:p>
          </table:table-cell>
          <table:table-cell office:value-type="float" office:value="483.2" calcext:value-type="float">
            <text:p>483.2</text:p>
          </table:table-cell>
          <table:table-cell office:value-type="float" office:value="157.669" calcext:value-type="float">
            <text:p>157.669</text:p>
          </table:table-cell>
          <table:table-cell office:value-type="string" calcext:value-type="string">
            <text:p>("ec5eca1522d2d304d8e1feb589bcfe1c4e4089a6475a891ccefe9f166924cf00", "18a3c74e60596ec03b672221e56b6bfb78eea57d81968b10b9059f859cf7403b", "787dcd111a3bf89115848d613e30cdc1d5f41a80987d4f947aa8d54b55518971", "5f7d4bafd7b4ee5889038b0d20e93ea4a21da6ef4ea56c0de91a0811669f8e71", "a171cf6ab9222f3eed9b63b64350e4b4fa1c91d26346c3be747a531d5a2cdfb0")</text:p>
          </table:table-cell>
          <table:table-cell table:number-columns-repeated="87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9.63" calcext:value-type="float">
            <text:p>39.63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82.35" calcext:value-type="float">
            <text:p>82.35</text:p>
          </table:table-cell>
          <table:table-cell office:value-type="float" office:value="57.89" calcext:value-type="float">
            <text:p>57.89</text:p>
          </table:table-cell>
          <table:table-cell office:value-type="float" office:value="63.64" calcext:value-type="float">
            <text:p>63.64</text:p>
          </table:table-cell>
          <table:table-cell office:value-type="float" office:value="78.57" calcext:value-type="float">
            <text:p>78.57</text:p>
          </table:table-cell>
          <table:table-cell office:value-type="float" office:value="71.79" calcext:value-type="float">
            <text:p>71.79</text:p>
          </table:table-cell>
          <table:table-cell office:value-type="float" office:value="9" calcext:value-type="float">
            <text:p>9</text:p>
          </table:table-cell>
          <table:table-cell office:value-type="float" office:value="0.761111111111111" calcext:value-type="float">
            <text:p>0.761111111111111</text:p>
          </table:table-cell>
          <table:table-cell office:value-type="float" office:value="0.665277777777778" calcext:value-type="float">
            <text:p>0.665277777777778</text:p>
          </table:table-cell>
          <table:table-cell office:value-type="float" office:value="2.661" calcext:value-type="float">
            <text:p>2.661</text:p>
          </table:table-cell>
          <table:table-cell office:value-type="string" calcext:value-type="string">
            <text:p>6842d350b19b7f4c664c8dae1ac1a496d893e6dd46850cba1e71342f182814a8</text:p>
          </table:table-cell>
          <table:table-cell office:value-type="float" office:value="39.63" calcext:value-type="float">
            <text:p>39.63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82.35" calcext:value-type="float">
            <text:p>82.35</text:p>
          </table:table-cell>
          <table:table-cell office:value-type="float" office:value="57.89" calcext:value-type="float">
            <text:p>57.89</text:p>
          </table:table-cell>
          <table:table-cell office:value-type="float" office:value="63.64" calcext:value-type="float">
            <text:p>63.64</text:p>
          </table:table-cell>
          <table:table-cell office:value-type="float" office:value="78.57" calcext:value-type="float">
            <text:p>78.57</text:p>
          </table:table-cell>
          <table:table-cell office:value-type="float" office:value="71.79" calcext:value-type="float">
            <text:p>71.79</text:p>
          </table:table-cell>
          <table:table-cell office:value-type="float" office:value="9" calcext:value-type="float">
            <text:p>9</text:p>
          </table:table-cell>
          <table:table-cell office:value-type="float" office:value="0.761111111111111" calcext:value-type="float">
            <text:p>0.761111111111111</text:p>
          </table:table-cell>
          <table:table-cell office:value-type="float" office:value="0.665277777777778" calcext:value-type="float">
            <text:p>0.665277777777778</text:p>
          </table:table-cell>
          <table:table-cell office:value-type="float" office:value="2.268" calcext:value-type="float">
            <text:p>2.268</text:p>
          </table:table-cell>
          <table:table-cell office:value-type="string" calcext:value-type="string">
            <text:p>6842d350b19b7f4c664c8dae1ac1a496d893e6dd46850cba1e71342f182814a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782aeb1fc0a1b24f1b87aefd5cbc0c818234fa8f10ccb26b6e5e9f4df299120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2aeb1fc0a1b24f1b87aefd5cbc0c818234fa8f10ccb26b6e5e9f4df299120f</text:p>
          </table:table-cell>
          <table:table-cell office:value-type="float" office:value="44.62" calcext:value-type="float">
            <text:p>44.62</text:p>
          </table:table-cell>
          <table:table-cell table:style-name="ce6" office:value-type="float" office:value="72.22" calcext:value-type="float">
            <text:p>72.22</text:p>
          </table:table-cell>
          <table:table-cell office:value-type="float" office:value="76.47" calcext:value-type="float">
            <text:p>76.47</text:p>
          </table:table-cell>
          <table:table-cell table:number-columns-repeated="2" office:value-type="float" office:value="68.42" calcext:value-type="float">
            <text:p>68.42</text:p>
          </table:table-cell>
          <table:table-cell office:value-type="float" office:value="76.47" calcext:value-type="float">
            <text:p>76.47</text:p>
          </table:table-cell>
          <table:table-cell office:value-type="float" office:value="72.22" calcext:value-type="float">
            <text:p>72.22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.371" calcext:value-type="float">
            <text:p>2.371</text:p>
          </table:table-cell>
          <table:table-cell office:value-type="string" calcext:value-type="string">
            <text:p>59d3ab598a340e9ed4c7361aa0353b019d1b90137e676d99efdddd5ab49facf7</text:p>
          </table:table-cell>
          <table:table-cell office:value-type="float" office:value="44.62" calcext:value-type="float">
            <text:p>44.62</text:p>
          </table:table-cell>
          <table:table-cell table:style-name="ce6" office:value-type="float" office:value="72.22" calcext:value-type="float">
            <text:p>72.22</text:p>
          </table:table-cell>
          <table:table-cell office:value-type="float" office:value="76.47" calcext:value-type="float">
            <text:p>76.47</text:p>
          </table:table-cell>
          <table:table-cell table:number-columns-repeated="2" office:value-type="float" office:value="68.42" calcext:value-type="float">
            <text:p>68.42</text:p>
          </table:table-cell>
          <table:table-cell office:value-type="float" office:value="76.47" calcext:value-type="float">
            <text:p>76.47</text:p>
          </table:table-cell>
          <table:table-cell office:value-type="float" office:value="72.22" calcext:value-type="float">
            <text:p>72.22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.364" calcext:value-type="float">
            <text:p>2.364</text:p>
          </table:table-cell>
          <table:table-cell office:value-type="string" calcext:value-type="string">
            <text:p>2fcbee5fdcbedadeaf798a80324e4c41ec3ae1da95bad6abf25e4b3ea8336dd7</text:p>
          </table:table-cell>
          <table:table-cell office:value-type="float" office:value="39.63" calcext:value-type="float">
            <text:p>39.63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82.35" calcext:value-type="float">
            <text:p>82.35</text:p>
          </table:table-cell>
          <table:table-cell office:value-type="float" office:value="57.89" calcext:value-type="float">
            <text:p>57.89</text:p>
          </table:table-cell>
          <table:table-cell office:value-type="float" office:value="63.64" calcext:value-type="float">
            <text:p>63.64</text:p>
          </table:table-cell>
          <table:table-cell office:value-type="float" office:value="78.57" calcext:value-type="float">
            <text:p>78.57</text:p>
          </table:table-cell>
          <table:table-cell office:value-type="float" office:value="71.79" calcext:value-type="float">
            <text:p>71.79</text:p>
          </table:table-cell>
          <table:table-cell office:value-type="float" office:value="9" calcext:value-type="float">
            <text:p>9</text:p>
          </table:table-cell>
          <table:table-cell office:value-type="float" office:value="0.761111111111111" calcext:value-type="float">
            <text:p>0.761111111111111</text:p>
          </table:table-cell>
          <table:table-cell office:value-type="float" office:value="0.665277777777778" calcext:value-type="float">
            <text:p>0.665277777777778</text:p>
          </table:table-cell>
          <table:table-cell office:value-type="float" office:value="2.234" calcext:value-type="float">
            <text:p>2.234</text:p>
          </table:table-cell>
          <table:table-cell office:value-type="string" calcext:value-type="string">
            <text:p>6842d350b19b7f4c664c8dae1ac1a496d893e6dd46850cba1e71342f182814a8</text:p>
          </table:table-cell>
          <table:table-cell office:value-type="float" office:value="39.63" calcext:value-type="float">
            <text:p>39.63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82.35" calcext:value-type="float">
            <text:p>82.35</text:p>
          </table:table-cell>
          <table:table-cell office:value-type="float" office:value="57.89" calcext:value-type="float">
            <text:p>57.89</text:p>
          </table:table-cell>
          <table:table-cell office:value-type="float" office:value="63.64" calcext:value-type="float">
            <text:p>63.64</text:p>
          </table:table-cell>
          <table:table-cell office:value-type="float" office:value="78.57" calcext:value-type="float">
            <text:p>78.57</text:p>
          </table:table-cell>
          <table:table-cell office:value-type="float" office:value="71.79" calcext:value-type="float">
            <text:p>71.79</text:p>
          </table:table-cell>
          <table:table-cell office:value-type="float" office:value="9" calcext:value-type="float">
            <text:p>9</text:p>
          </table:table-cell>
          <table:table-cell office:value-type="float" office:value="0.761111111111111" calcext:value-type="float">
            <text:p>0.761111111111111</text:p>
          </table:table-cell>
          <table:table-cell office:value-type="float" office:value="0.665277777777778" calcext:value-type="float">
            <text:p>0.665277777777778</text:p>
          </table:table-cell>
          <table:table-cell office:value-type="float" office:value="1.933" calcext:value-type="float">
            <text:p>1.933</text:p>
          </table:table-cell>
          <table:table-cell office:value-type="string" calcext:value-type="string">
            <text:p>6842d350b19b7f4c664c8dae1ac1a496d893e6dd46850cba1e71342f182814a8</text:p>
          </table:table-cell>
          <table:table-cell office:value-type="float" office:value="54.98" calcext:value-type="float">
            <text:p>54.98</text:p>
          </table:table-cell>
          <table:table-cell table:style-name="ce6" office:value-type="float" office:value="77.78" calcext:value-type="float">
            <text:p>77.78</text:p>
          </table:table-cell>
          <table:table-cell office:value-type="float" office:value="67.06" calcext:value-type="float">
            <text:p>67.06</text:p>
          </table:table-cell>
          <table:table-cell office:value-type="float" office:value="87.37" calcext:value-type="float">
            <text:p>87.37</text:p>
          </table:table-cell>
          <table:table-cell office:value-type="float" office:value="83.17" calcext:value-type="float">
            <text:p>83.17</text:p>
          </table:table-cell>
          <table:table-cell office:value-type="float" office:value="74.89" calcext:value-type="float">
            <text:p>74.89</text:p>
          </table:table-cell>
          <table:table-cell office:value-type="float" office:value="73.96" calcext:value-type="float">
            <text:p>73.96</text:p>
          </table:table-cell>
          <table:table-cell office:value-type="float" office:value="0" calcext:value-type="float">
            <text:p>0</text:p>
          </table:table-cell>
          <table:table-cell office:value-type="float" office:value="94480" calcext:value-type="float">
            <text:p>94480</text:p>
          </table:table-cell>
          <table:table-cell office:value-type="float" office:value="0.012553299276335" calcext:value-type="float">
            <text:p>0.012553299276335</text:p>
          </table:table-cell>
          <table:table-cell office:value-type="float" office:value="0.003086419753086" calcext:value-type="float">
            <text:p>0.003086419753086</text:p>
          </table:table-cell>
          <table:table-cell office:value-type="float" office:value="0.006228373702422" calcext:value-type="float">
            <text:p>0.006228373702422</text:p>
          </table:table-cell>
          <table:table-cell office:value-type="float" office:value="0.006371191135734" calcext:value-type="float">
            <text:p>0.006371191135734</text:p>
          </table:table-cell>
          <table:table-cell office:value-type="float" office:value="0.00646670432879" calcext:value-type="float">
            <text:p>0.00646670432879</text:p>
          </table:table-cell>
          <table:table-cell office:value-type="float" office:value="0.002201102405317" calcext:value-type="float">
            <text:p>0.002201102405317</text:p>
          </table:table-cell>
          <table:table-cell office:value-type="float" office:value="0.004286322809082" calcext:value-type="float">
            <text:p>0.004286322809082</text:p>
          </table:table-cell>
          <table:table-cell office:value-type="float" office:value="0" calcext:value-type="float">
            <text:p>0</text:p>
          </table:table-cell>
          <table:table-cell office:value-type="float" office:value="857.2" calcext:value-type="float">
            <text:p>85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6341e0cc524bdf1e40abe60b2afd64033c59a1b34cc68982cbb8efcd6d2486", "9c4b09ab7d7a14a66146fd7c5b20b6e692e9fd1fe95efcc809ab053cbd3dcb96", "c06120ec12077373b5902408bf9b1ef9ca3e41e2417a6385822277d11ee33a86", "0d3f2a9f23b213cb036b1c1537bbde0c349d64f39a1ff66d8d7c0970fb3f2bde", "eeba94c902e0674b3fd8d288f5971e04d8d25363c97af2ba8f7ff696c0bbe0b8")</text:p>
          </table:table-cell>
          <table:table-cell office:value-type="float" office:value="50.56" calcext:value-type="float">
            <text:p>50.56</text:p>
          </table:table-cell>
          <table:table-cell table:style-name="ce6" office:value-type="float" office:value="75.56" calcext:value-type="float">
            <text:p>75.56</text:p>
          </table:table-cell>
          <table:table-cell office:value-type="float" office:value="65.88" calcext:value-type="float">
            <text:p>65.88</text:p>
          </table:table-cell>
          <table:table-cell office:value-type="float" office:value="84.21" calcext:value-type="float">
            <text:p>84.21</text:p>
          </table:table-cell>
          <table:table-cell office:value-type="float" office:value="79.41" calcext:value-type="float">
            <text:p>79.41</text:p>
          </table:table-cell>
          <table:table-cell office:value-type="float" office:value="73.31" calcext:value-type="float">
            <text:p>73.31</text:p>
          </table:table-cell>
          <table:table-cell office:value-type="float" office:value="71.9" calcext:value-type="float">
            <text:p>71.9</text:p>
          </table:table-cell>
          <table:table-cell office:value-type="float" office:value="26.94" calcext:value-type="float">
            <text:p>26.94</text:p>
          </table:table-cell>
          <table:table-cell office:value-type="float" office:value="189320" calcext:value-type="float">
            <text:p>189320</text:p>
          </table:table-cell>
          <table:table-cell office:value-type="float" office:value="0.008187622097342" calcext:value-type="float">
            <text:p>0.008187622097342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0.000692041522491" calcext:value-type="float">
            <text:p>0.000692041522491</text:p>
          </table:table-cell>
          <table:table-cell office:value-type="float" office:value="0.005540166204986" calcext:value-type="float">
            <text:p>0.005540166204986</text:p>
          </table:table-cell>
          <table:table-cell office:value-type="float" office:value="0.006112436518" calcext:value-type="float">
            <text:p>0.006112436518</text:p>
          </table:table-cell>
          <table:table-cell office:value-type="float" office:value="0.000773157537476" calcext:value-type="float">
            <text:p>0.000773157537476</text:p>
          </table:table-cell>
          <table:table-cell office:value-type="float" office:value="0.001797061076425" calcext:value-type="float">
            <text:p>0.001797061076425</text:p>
          </table:table-cell>
          <table:table-cell office:value-type="float" office:value="0.00029899691358" calcext:value-type="float">
            <text:p>0.00029899691358</text:p>
          </table:table-cell>
          <table:table-cell office:value-type="float" office:value="1125.2" calcext:value-type="float">
            <text:p>1125.2</text:p>
          </table:table-cell>
          <table:table-cell office:value-type="float" office:value="146.689" calcext:value-type="float">
            <text:p>146.689</text:p>
          </table:table-cell>
          <table:table-cell office:value-type="string" calcext:value-type="string">
            <text:p>("3a4e8585db8f24298e9c0ffcc01830c91e291884ba540a94e3b75ab4bcf7311a", "6e8f8a8e3772359fb789391027b76f6657b6091312bafa77d421db8880e8db9f", "1f83195cd8e2aeb80933c75fb0dffc65709f2ee720c53b50c635a5c25f1ae3a6", "813a8174813a608b6acf7562785f5f2be456bef68f38fa69efed4910bb1dd8a2", "ba6ecac0d076794d7b2e8abee46627f4313fb135aef5758c09f88644b2eeef88")</text:p>
          </table:table-cell>
          <table:table-cell table:number-columns-repeated="87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9.72" calcext:value-type="float">
            <text:p>9.72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1.18" calcext:value-type="float">
            <text:p>41.18</text:p>
          </table:table-cell>
          <table:table-cell office:value-type="float" office:value="68.42" calcext:value-type="float">
            <text:p>68.42</text:p>
          </table:table-cell>
          <table:table-cell office:value-type="float" office:value="53.85" calcext:value-type="float">
            <text:p>53.85</text:p>
          </table:table-cell>
          <table:table-cell office:value-type="float" office:value="56.52" calcext:value-type="float">
            <text:p>56.52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0.61031746031746" calcext:value-type="float">
            <text:p>0.61031746031746</text:p>
          </table:table-cell>
          <table:table-cell office:value-type="float" office:value="0.53234126984127" calcext:value-type="float">
            <text:p>0.53234126984127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1819df54255e2f6b1ef4295172a745cf12ff885692d788ebf9beaf69fb246a56</text:p>
          </table:table-cell>
          <table:table-cell office:value-type="float" office:value="9.72" calcext:value-type="float">
            <text:p>9.72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1.18" calcext:value-type="float">
            <text:p>41.18</text:p>
          </table:table-cell>
          <table:table-cell office:value-type="float" office:value="68.42" calcext:value-type="float">
            <text:p>68.42</text:p>
          </table:table-cell>
          <table:table-cell office:value-type="float" office:value="53.85" calcext:value-type="float">
            <text:p>53.85</text:p>
          </table:table-cell>
          <table:table-cell office:value-type="float" office:value="56.52" calcext:value-type="float">
            <text:p>56.52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0.61031746031746" calcext:value-type="float">
            <text:p>0.61031746031746</text:p>
          </table:table-cell>
          <table:table-cell office:value-type="float" office:value="0.53234126984127" calcext:value-type="float">
            <text:p>0.53234126984127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1819df54255e2f6b1ef4295172a745cf12ff885692d788ebf9beaf69fb246a5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f21940dbbf8d0c0b7e42a50b4799ab2bf46a673f48c6cfb4ff4abd528cf6e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f21940dbbf8d0c0b7e42a50b4799ab2bf46a673f48c6cfb4ff4abd528cf6e</text:p>
          </table:table-cell>
          <table:table-cell office:value-type="float" office:value="15.63" calcext:value-type="float">
            <text:p>15.63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47.06" calcext:value-type="float">
            <text:p>47.06</text:p>
          </table:table-cell>
          <table:table-cell office:value-type="float" office:value="68.42" calcext:value-type="float">
            <text:p>68.42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9" calcext:value-type="float">
            <text:p>59.09</text:p>
          </table:table-cell>
          <table:table-cell office:value-type="float" office:value="51.61" calcext:value-type="float">
            <text:p>51.61</text:p>
          </table:table-cell>
          <table:table-cell office:value-type="float" office:value="9" calcext:value-type="float">
            <text:p>9</text:p>
          </table:table-cell>
          <table:table-cell office:value-type="float" office:value="0.631111111111111" calcext:value-type="float">
            <text:p>0.631111111111111</text:p>
          </table:table-cell>
          <table:table-cell office:value-type="float" office:value="0.616944444444445" calcext:value-type="float">
            <text:p>0.616944444444445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e37ebd2ca39f0a7a9636828d532469733dac1fef1d92665456e1e414b4d004b5</text:p>
          </table:table-cell>
          <table:table-cell office:value-type="float" office:value="27.33" calcext:value-type="float">
            <text:p>27.33</text:p>
          </table:table-cell>
          <table:table-cell table:style-name="ce6" office:value-type="float" office:value="63.89" calcext:value-type="float">
            <text:p>63.89</text:p>
          </table:table-cell>
          <table:table-cell office:value-type="float" office:value="58.82" calcext:value-type="float">
            <text:p>58.82</text:p>
          </table:table-cell>
          <table:table-cell office:value-type="float" office:value="68.42" calcext:value-type="float">
            <text:p>68.42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0.61" calcext:value-type="float">
            <text:p>60.61</text:p>
          </table:table-cell>
          <table:table-cell office:value-type="float" office:value="9" calcext:value-type="float">
            <text:p>9</text:p>
          </table:table-cell>
          <table:table-cell office:value-type="float" office:value="0.631111111111111" calcext:value-type="float">
            <text:p>0.631111111111111</text:p>
          </table:table-cell>
          <table:table-cell office:value-type="float" office:value="0.616944444444445" calcext:value-type="float">
            <text:p>0.616944444444445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7befefdd86e75ed1120947b17ed1ad5b0e57d2e5ed216dc4645402c39c2ca98d</text:p>
          </table:table-cell>
          <table:table-cell office:value-type="float" office:value="9.72" calcext:value-type="float">
            <text:p>9.72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1.18" calcext:value-type="float">
            <text:p>41.18</text:p>
          </table:table-cell>
          <table:table-cell office:value-type="float" office:value="68.42" calcext:value-type="float">
            <text:p>68.42</text:p>
          </table:table-cell>
          <table:table-cell office:value-type="float" office:value="53.85" calcext:value-type="float">
            <text:p>53.85</text:p>
          </table:table-cell>
          <table:table-cell office:value-type="float" office:value="56.52" calcext:value-type="float">
            <text:p>56.52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0.61031746031746" calcext:value-type="float">
            <text:p>0.61031746031746</text:p>
          </table:table-cell>
          <table:table-cell office:value-type="float" office:value="0.53234126984127" calcext:value-type="float">
            <text:p>0.53234126984127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1819df54255e2f6b1ef4295172a745cf12ff885692d788ebf9beaf69fb246a56</text:p>
          </table:table-cell>
          <table:table-cell office:value-type="float" office:value="9.72" calcext:value-type="float">
            <text:p>9.72</text:p>
          </table:table-cell>
          <table:table-cell table:style-name="ce6" office:value-type="float" office:value="55.56" calcext:value-type="float">
            <text:p>55.56</text:p>
          </table:table-cell>
          <table:table-cell office:value-type="float" office:value="41.18" calcext:value-type="float">
            <text:p>41.18</text:p>
          </table:table-cell>
          <table:table-cell office:value-type="float" office:value="68.42" calcext:value-type="float">
            <text:p>68.42</text:p>
          </table:table-cell>
          <table:table-cell office:value-type="float" office:value="53.85" calcext:value-type="float">
            <text:p>53.85</text:p>
          </table:table-cell>
          <table:table-cell office:value-type="float" office:value="56.52" calcext:value-type="float">
            <text:p>56.52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0.61031746031746" calcext:value-type="float">
            <text:p>0.61031746031746</text:p>
          </table:table-cell>
          <table:table-cell office:value-type="float" office:value="0.53234126984127" calcext:value-type="float">
            <text:p>0.5323412698412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1819df54255e2f6b1ef4295172a745cf12ff885692d788ebf9beaf69fb246a56</text:p>
          </table:table-cell>
          <table:table-cell office:value-type="float" office:value="30.12" calcext:value-type="float">
            <text:p>30.12</text:p>
          </table:table-cell>
          <table:table-cell table:style-name="ce6" office:value-type="float" office:value="65.56" calcext:value-type="float">
            <text:p>65.56</text:p>
          </table:table-cell>
          <table:table-cell office:value-type="float" office:value="52.94" calcext:value-type="float">
            <text:p>52.94</text:p>
          </table:table-cell>
          <table:table-cell office:value-type="float" office:value="76.84" calcext:value-type="float">
            <text:p>76.84</text:p>
          </table:table-cell>
          <table:table-cell office:value-type="float" office:value="67.18" calcext:value-type="float">
            <text:p>67.18</text:p>
          </table:table-cell>
          <table:table-cell office:value-type="float" office:value="64.63" calcext:value-type="float">
            <text:p>64.63</text:p>
          </table:table-cell>
          <table:table-cell office:value-type="float" office:value="59.16" calcext:value-type="float">
            <text:p>59.16</text:p>
          </table:table-cell>
          <table:table-cell office:value-type="float" office:value="0" calcext:value-type="float">
            <text:p>0</text:p>
          </table:table-cell>
          <table:table-cell office:value-type="float" office:value="90120" calcext:value-type="float">
            <text:p>90120</text:p>
          </table:table-cell>
          <table:table-cell office:value-type="float" office:value="0.00258920681156" calcext:value-type="float">
            <text:p>0.00258920681156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1730103806228" calcext:value-type="float">
            <text:p>0.001730103806228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0981832575239" calcext:value-type="float">
            <text:p>0.000981832575239</text:p>
          </table:table-cell>
          <table:table-cell office:value-type="float" office:value="0.000486796778578" calcext:value-type="float">
            <text:p>0.000486796778578</text:p>
          </table:table-cell>
          <table:table-cell office:value-type="float" office:value="0.00119236675035" calcext:value-type="float">
            <text:p>0.00119236675035</text:p>
          </table:table-cell>
          <table:table-cell office:value-type="float" office:value="0" calcext:value-type="float">
            <text:p>0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71a8b3ed5db078aa8c250629238abc59b2a54e53911ea448f6ad52fe1a62d4b", "d44cc11ba88e8918265c83ce6ecfb77224c4efc96da143df48b178136af8853d", "9c342e9b92cef646dbc282cc852cd0165741bd863c60a56512afbe46d696e9fe", "10f582fa44969535784e95450ada15074a3ed57b8840d5fc84fd6f42df1a1bc0", "c93982d9a4323bdc480eb20f5076935b78c61e49a72567b64cf89b4fb536e686")</text:p>
          </table:table-cell>
          <table:table-cell office:value-type="float" office:value="35.79" calcext:value-type="float">
            <text:p>35.79</text:p>
          </table:table-cell>
          <table:table-cell table:style-name="ce6" office:value-type="float" office:value="68.33" calcext:value-type="float">
            <text:p>68.33</text:p>
          </table:table-cell>
          <table:table-cell office:value-type="float" office:value="56.47" calcext:value-type="float">
            <text:p>56.47</text:p>
          </table:table-cell>
          <table:table-cell office:value-type="float" office:value="78.95" calcext:value-type="float">
            <text:p>78.95</text:p>
          </table:table-cell>
          <table:table-cell office:value-type="float" office:value="70.55" calcext:value-type="float">
            <text:p>70.55</text:p>
          </table:table-cell>
          <table:table-cell office:value-type="float" office:value="67" calcext:value-type="float">
            <text:p>67</text:p>
          </table:table-cell>
          <table:table-cell office:value-type="float" office:value="62.71" calcext:value-type="float">
            <text:p>62.71</text:p>
          </table:table-cell>
          <table:table-cell office:value-type="float" office:value="21.67" calcext:value-type="float">
            <text:p>21.67</text:p>
          </table:table-cell>
          <table:table-cell office:value-type="float" office:value="182400" calcext:value-type="float">
            <text:p>182400</text:p>
          </table:table-cell>
          <table:table-cell office:value-type="float" office:value="0.001021976547683" calcext:value-type="float">
            <text:p>0.001021976547683</text:p>
          </table:table-cell>
          <table:table-cell office:value-type="float" office:value="0.000231481481481" calcext:value-type="float">
            <text:p>0.000231481481481</text:p>
          </table:table-cell>
          <table:table-cell office:value-type="float" office:value="0.001038062283737" calcext:value-type="float">
            <text:p>0.001038062283737</text:p>
          </table:table-cell>
          <table:table-cell office:value-type="float" office:value="0" calcext:value-type="float">
            <text:p>0</text:p>
          </table:table-cell>
          <table:table-cell office:value-type="float" office:value="0.00014491003502" calcext:value-type="float">
            <text:p>0.00014491003502</text:p>
          </table:table-cell>
          <table:table-cell office:value-type="float" office:value="0.000263634801356" calcext:value-type="float">
            <text:p>0.000263634801356</text:p>
          </table:table-cell>
          <table:table-cell office:value-type="float" office:value="0.00061186264308" calcext:value-type="float">
            <text:p>0.00061186264308</text:p>
          </table:table-cell>
          <table:table-cell office:value-type="float" office:value="0.000226658950617" calcext:value-type="float">
            <text:p>0.000226658950617</text:p>
          </table:table-cell>
          <table:table-cell office:value-type="float" office:value="194" calcext:value-type="float">
            <text:p>194</text:p>
          </table:table-cell>
          <table:table-cell office:value-type="float" office:value="128.376" calcext:value-type="float">
            <text:p>128.376</text:p>
          </table:table-cell>
          <table:table-cell office:value-type="string" calcext:value-type="string">
            <text:p>("ec5376f8ad47a21c6ef10ffae0e870ad83100267edde6ebe9a24efd0e1a2169b", "f920d0aae731eb961b9c1a99d63bbcca703afed2d8dc84c5ebd3dd14e4b2d8a8", "274b30fe6adcf4f3f3406ce32841ed0708853980b44261365d4374e8d3cabc09", "8a6b06bdd05242f382921645720d7d0ab35768f9790822e3c5ba800350a31d64", "7720b8f11d3dc145f713f4e4af6b4e89997ea7eab07716e054c07bb23b271d2f")</text:p>
          </table:table-cell>
          <table:table-cell table:number-columns-repeated="87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7" calcext:value-type="float">
            <text:p>7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4.488" calcext:value-type="float">
            <text:p>4.488</text:p>
          </table:table-cell>
          <table:table-cell office:value-type="string" calcext:value-type="string">
            <text:p>af221de70ff707d40868803456855649bd7f0a487c7076474ff0464c8b01484b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7" calcext:value-type="float">
            <text:p>7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af221de70ff707d40868803456855649bd7f0a487c7076474ff0464c8b01484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f633a4fb39050fe59e21d53f0d9a8babb23df068d012edf01c947ea2222ad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f633a4fb39050fe59e21d53f0d9a8babb23df068d012edf01c947ea2222ad9</text:p>
          </table:table-cell>
          <table:table-cell office:value-type="float" office:value="38.89" calcext:value-type="float">
            <text:p>38.89</text:p>
          </table:table-cell>
          <table:table-cell table:style-name="ce6" office:value-type="float" office:value="69.44" calcext:value-type="float">
            <text:p>69.44</text:p>
          </table:table-cell>
          <table:table-cell office:value-type="float" office:value="55.56" calcext:value-type="float">
            <text:p>55.56</text:p>
          </table:table-cell>
          <table:table-cell office:value-type="float" office:value="83.33" calcext:value-type="float">
            <text:p>8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65.22" calcext:value-type="float">
            <text:p>65.22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5.977" calcext:value-type="float">
            <text:p>5.977</text:p>
          </table:table-cell>
          <table:table-cell office:value-type="string" calcext:value-type="string">
            <text:p>fbd06c780eba478cd9774f9d3b7e3d5b112d42e114cb4650f6cacf9f4a3cd953</text:p>
          </table:table-cell>
          <table:table-cell office:value-type="float" office:value="33.33" calcext:value-type="float">
            <text:p>33.33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71.43" calcext:value-type="float">
            <text:p>71.43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13" calcext:value-type="float">
            <text:p>13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6.205" calcext:value-type="float">
            <text:p>6.205</text:p>
          </table:table-cell>
          <table:table-cell office:value-type="string" calcext:value-type="string">
            <text:p>faab6ebe3df20d3ac6021f62427314520b689572bf67e5dd561bb67688feb79f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7" calcext:value-type="float">
            <text:p>7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3.147" calcext:value-type="float">
            <text:p>3.147</text:p>
          </table:table-cell>
          <table:table-cell office:value-type="string" calcext:value-type="string">
            <text:p>af221de70ff707d40868803456855649bd7f0a487c7076474ff0464c8b01484b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7" calcext:value-type="float">
            <text:p>7</text:p>
          </table:table-cell>
          <table:table-cell office:value-type="float" office:value="0.838888888888889" calcext:value-type="float">
            <text:p>0.838888888888889</text:p>
          </table:table-cell>
          <table:table-cell office:value-type="float" office:value="0.718055555555556" calcext:value-type="float">
            <text:p>0.718055555555556</text:p>
          </table:table-cell>
          <table:table-cell office:value-type="float" office:value="3.478" calcext:value-type="float">
            <text:p>3.478</text:p>
          </table:table-cell>
          <table:table-cell office:value-type="string" calcext:value-type="string">
            <text:p>af221de70ff707d40868803456855649bd7f0a487c7076474ff0464c8b01484b</text:p>
          </table:table-cell>
          <table:table-cell office:value-type="float" office:value="47.78" calcext:value-type="float">
            <text:p>47.78</text:p>
          </table:table-cell>
          <table:table-cell table:style-name="ce6" office:value-type="float" office:value="73.89" calcext:value-type="float">
            <text:p>73.89</text:p>
          </table:table-cell>
          <table:table-cell office:value-type="float" office:value="55.56" calcext:value-type="float">
            <text:p>55.56</text:p>
          </table:table-cell>
          <table:table-cell office:value-type="float" office:value="92.22" calcext:value-type="float">
            <text:p>92.22</text:p>
          </table:table-cell>
          <table:table-cell office:value-type="float" office:value="87.46" calcext:value-type="float">
            <text:p>87.46</text:p>
          </table:table-cell>
          <table:table-cell office:value-type="float" office:value="67.67" calcext:value-type="float">
            <text:p>67.67</text:p>
          </table:table-cell>
          <table:table-cell office:value-type="float" office:value="67.77" calcext:value-type="float">
            <text:p>67.77</text:p>
          </table:table-cell>
          <table:table-cell office:value-type="float" office:value="0" calcext:value-type="float">
            <text:p>0</text:p>
          </table:table-cell>
          <table:table-cell office:value-type="float" office:value="90440" calcext:value-type="float">
            <text:p>90440</text:p>
          </table:table-cell>
          <table:table-cell office:value-type="float" office:value="0.011728395061728" calcext:value-type="float">
            <text:p>0.011728395061728</text:p>
          </table:table-cell>
          <table:table-cell office:value-type="float" office:value="0.002932098765432" calcext:value-type="float">
            <text:p>0.002932098765432</text:p>
          </table:table-cell>
          <table:table-cell office:value-type="float" office:value="0.007716049382716" calcext:value-type="float">
            <text:p>0.007716049382716</text:p>
          </table:table-cell>
          <table:table-cell office:value-type="float" office:value="0.000925925925926" calcext:value-type="float">
            <text:p>0.000925925925926</text:p>
          </table:table-cell>
          <table:table-cell office:value-type="float" office:value="0.003008218277449" calcext:value-type="float">
            <text:p>0.003008218277449</text:p>
          </table:table-cell>
          <table:table-cell office:value-type="float" office:value="0.002320191391098" calcext:value-type="float">
            <text:p>0.002320191391098</text:p>
          </table:table-cell>
          <table:table-cell office:value-type="float" office:value="0.006258862060259" calcext:value-type="float">
            <text:p>0.006258862060259</text:p>
          </table:table-cell>
          <table:table-cell office:value-type="float" office:value="0" calcext:value-type="float">
            <text:p>0</text:p>
          </table:table-cell>
          <table:table-cell office:value-type="float" office:value="270.8" calcext:value-type="float">
            <text:p>27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b670a5a968ede7945d171cabf8050dd3c9896c21d1994ea05cdc6d438705f85", "5adc4b1ca2eb60b57d529accfa3572592ee9d3b4d29507a2b575b4c75769794e", "3dc2fa0c8c84e376e3b5d569d545d4df0d49210873eed45b7e676ba0dd154d4d", "21aeee78fb02b70cb887e3bd8ded876c73464330f70d4e4855b9aab2bbfdeb0f", "62ae3a43e2184bb0ddecd64a1394ab81b8e7a4826076933ade187ae93ba184a9")</text:p>
          </table:table-cell>
          <table:table-cell office:value-type="float" office:value="48.89" calcext:value-type="float">
            <text:p>48.89</text:p>
          </table:table-cell>
          <table:table-cell table:style-name="ce6" office:value-type="float" office:value="74.44" calcext:value-type="float">
            <text:p>74.44</text:p>
          </table:table-cell>
          <table:table-cell office:value-type="float" office:value="54.44" calcext:value-type="float">
            <text:p>5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0.73" calcext:value-type="float">
            <text:p>90.7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03" calcext:value-type="float">
            <text:p>68.03</text:p>
          </table:table-cell>
          <table:table-cell office:value-type="float" office:value="22.36" calcext:value-type="float">
            <text:p>22.36</text:p>
          </table:table-cell>
          <table:table-cell office:value-type="float" office:value="181240" calcext:value-type="float">
            <text:p>181240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.000154320987654" calcext:value-type="float">
            <text:p>0.000154320987654</text:p>
          </table:table-cell>
          <table:table-cell office:value-type="float" office:value="0.000617283950617" calcext:value-type="float">
            <text:p>0.0006172839506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165" calcext:value-type="float">
            <text:p>1.65E-05</text:p>
          </table:table-cell>
          <table:table-cell office:value-type="float" office:value="0.000136804733728" calcext:value-type="float">
            <text:p>0.000136804733728</text:p>
          </table:table-cell>
          <table:table-cell office:value-type="float" office:value="0.000438011114077" calcext:value-type="float">
            <text:p>0.000438011114077</text:p>
          </table:table-cell>
          <table:table-cell office:value-type="float" office:value="0.000347222222222" calcext:value-type="float">
            <text:p>0.000347222222222</text:p>
          </table:table-cell>
          <table:table-cell office:value-type="float" office:value="334.8" calcext:value-type="float">
            <text:p>334.8</text:p>
          </table:table-cell>
          <table:table-cell office:value-type="float" office:value="187.577" calcext:value-type="float">
            <text:p>187.577</text:p>
          </table:table-cell>
          <table:table-cell office:value-type="string" calcext:value-type="string">
            <text:p>("9a5017fba6a171f09003301a35734b3c0a9b1c3f7ba0d2c466a7b1a0aed0db64", "1743227d540ef1e77d57a69ef98a082f3df9a8b5d64d9f676106e347304ed760", "0901e5ea624f0b9db8e04d043fc6e74e821b8e0518d783f9aeaa058628128e96", "78f52b031d0147e0b88473c743b8e3fd567f4fc861b72b69175626033b29c5d1", "caf53b2063502c25f0d159521fa405c77d5903c3a207c213218e70309a9f6ddb")</text:p>
          </table:table-cell>
          <table:table-cell table:number-columns-repeated="87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0" calcext:value-type="float">
            <text:p>60</text:p>
          </table:table-cell>
          <table:table-cell office:value-type="float" office:value="61.11" calcext:value-type="float">
            <text:p>61.11</text:p>
          </table:table-cell>
          <table:table-cell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0.612631578947368" calcext:value-type="float">
            <text:p>0.612631578947368</text:p>
          </table:table-cell>
          <table:table-cell office:value-type="float" office:value="0.547105263157895" calcext:value-type="float">
            <text:p>0.547105263157895</text:p>
          </table:table-cell>
          <table:table-cell office:value-type="float" office:value="21.267" calcext:value-type="float">
            <text:p>21.267</text:p>
          </table:table-cell>
          <table:table-cell office:value-type="string" calcext:value-type="string">
            <text:p>4d4642fa9343004e16215ffd1117234cf9ce12af2c0f425f38378a4b9d4da399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0" calcext:value-type="float">
            <text:p>60</text:p>
          </table:table-cell>
          <table:table-cell office:value-type="float" office:value="61.11" calcext:value-type="float">
            <text:p>61.11</text:p>
          </table:table-cell>
          <table:table-cell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0.612631578947368" calcext:value-type="float">
            <text:p>0.612631578947368</text:p>
          </table:table-cell>
          <table:table-cell office:value-type="float" office:value="0.547105263157895" calcext:value-type="float">
            <text:p>0.547105263157895</text:p>
          </table:table-cell>
          <table:table-cell office:value-type="float" office:value="7.621" calcext:value-type="float">
            <text:p>7.621</text:p>
          </table:table-cell>
          <table:table-cell office:value-type="string" calcext:value-type="string">
            <text:p>4d4642fa9343004e16215ffd1117234cf9ce12af2c0f425f38378a4b9d4da39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5c942e6b56602cd0acfca0f93279c8e418ca4b141438494658e36143d7ef27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c942e6b56602cd0acfca0f93279c8e418ca4b141438494658e36143d7ef27c</text:p>
          </table:table-cell>
          <table:table-cell office:value-type="float" office:value="-21.05" calcext:value-type="float">
            <text:p>-21.05</text:p>
          </table:table-cell>
          <table:table-cell table:style-name="ce6" office:value-type="float" office:value="39.47" calcext:value-type="float">
            <text:p>39.47</text:p>
          </table:table-cell>
          <table:table-cell office:value-type="float" office:value="36.84" calcext:value-type="float">
            <text:p>36.84</text:p>
          </table:table-cell>
          <table:table-cell office:value-type="float" office:value="42.11" calcext:value-type="float">
            <text:p>42.11</text:p>
          </table:table-cell>
          <table:table-cell office:value-type="float" office:value="38.89" calcext:value-type="float">
            <text:p>38.89</text:p>
          </table:table-cell>
          <table:table-cell office:value-type="float" office:value="40" calcext:value-type="float">
            <text:p>40</text:p>
          </table:table-cell>
          <table:table-cell office:value-type="float" office:value="37.84" calcext:value-type="float">
            <text:p>37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114" calcext:value-type="float">
            <text:p>7.114</text:p>
          </table:table-cell>
          <table:table-cell office:value-type="string" calcext:value-type="string">
            <text:p>5f7e670df6408c4b89c50eca944d048ffebff81e4a859385d43eeed036eceba0</text:p>
          </table:table-cell>
          <table:table-cell office:value-type="float" office:value="-15.79" calcext:value-type="float">
            <text:p>-15.79</text:p>
          </table:table-cell>
          <table:table-cell table:style-name="ce6" office:value-type="float" office:value="42.11" calcext:value-type="float">
            <text:p>42.11</text:p>
          </table:table-cell>
          <table:table-cell office:value-type="float" office:value="36.84" calcext:value-type="float">
            <text:p>36.84</text:p>
          </table:table-cell>
          <table:table-cell office:value-type="float" office:value="47.37" calcext:value-type="float">
            <text:p>47.37</text:p>
          </table:table-cell>
          <table:table-cell office:value-type="float" office:value="41.18" calcext:value-type="float">
            <text:p>41.18</text:p>
          </table:table-cell>
          <table:table-cell office:value-type="float" office:value="42.86" calcext:value-type="float">
            <text:p>42.86</text:p>
          </table:table-cell>
          <table:table-cell office:value-type="float" office:value="38.89" calcext:value-type="float">
            <text:p>38.8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624" calcext:value-type="float">
            <text:p>5.624</text:p>
          </table:table-cell>
          <table:table-cell office:value-type="string" calcext:value-type="string">
            <text:p>7bcee13ded8a5677b9eff8dce2c51825ffb9ebf305c73247d35e507fad2ea4ee</text:p>
          </table:table-cell>
          <table:table-cell office:value-type="float" office:value="-26.32" calcext:value-type="float">
            <text:p>-26.32</text:p>
          </table:table-cell>
          <table:table-cell table:style-name="ce6" office:value-type="float" office:value="36.84" calcext:value-type="float">
            <text:p>36.84</text:p>
          </table:table-cell>
          <table:table-cell office:value-type="float" office:value="42.11" calcext:value-type="float">
            <text:p>42.11</text:p>
          </table:table-cell>
          <table:table-cell office:value-type="float" office:value="31.58" calcext:value-type="float">
            <text:p>31.58</text:p>
          </table:table-cell>
          <table:table-cell office:value-type="float" office:value="38.1" calcext:value-type="float">
            <text:p>38.1</text:p>
          </table:table-cell>
          <table:table-cell office:value-type="float" office:value="35.29" calcext:value-type="float">
            <text:p>35.2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.979" calcext:value-type="float">
            <text:p>3.979</text:p>
          </table:table-cell>
          <table:table-cell office:value-type="string" calcext:value-type="string">
            <text:p>6c33627f17883c2390cb206a92d13f0352565144c23a6f7fbfdcc9bfd7949c45</text:p>
          </table:table-cell>
          <table:table-cell office:value-type="float" office:value="-26.32" calcext:value-type="float">
            <text:p>-26.32</text:p>
          </table:table-cell>
          <table:table-cell table:style-name="ce6" office:value-type="float" office:value="36.84" calcext:value-type="float">
            <text:p>36.84</text:p>
          </table:table-cell>
          <table:table-cell office:value-type="float" office:value="42.11" calcext:value-type="float">
            <text:p>42.11</text:p>
          </table:table-cell>
          <table:table-cell office:value-type="float" office:value="31.58" calcext:value-type="float">
            <text:p>31.58</text:p>
          </table:table-cell>
          <table:table-cell office:value-type="float" office:value="38.1" calcext:value-type="float">
            <text:p>38.1</text:p>
          </table:table-cell>
          <table:table-cell office:value-type="float" office:value="35.29" calcext:value-type="float">
            <text:p>35.2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.912" calcext:value-type="float">
            <text:p>3.912</text:p>
          </table:table-cell>
          <table:table-cell office:value-type="string" calcext:value-type="string">
            <text:p>6c33627f17883c2390cb206a92d13f0352565144c23a6f7fbfdcc9bfd7949c45</text:p>
          </table:table-cell>
          <table:table-cell office:value-type="float" office:value="18.95" calcext:value-type="float">
            <text:p>18.95</text:p>
          </table:table-cell>
          <table:table-cell table:style-name="ce6" office:value-type="float" office:value="59.47" calcext:value-type="float">
            <text:p>59.47</text:p>
          </table:table-cell>
          <table:table-cell office:value-type="float" office:value="72.63" calcext:value-type="float">
            <text:p>72.63</text:p>
          </table:table-cell>
          <table:table-cell office:value-type="float" office:value="46.32" calcext:value-type="float">
            <text:p>46.32</text:p>
          </table:table-cell>
          <table:table-cell office:value-type="float" office:value="57.61" calcext:value-type="float">
            <text:p>57.61</text:p>
          </table:table-cell>
          <table:table-cell office:value-type="float" office:value="62.56" calcext:value-type="float">
            <text:p>62.56</text:p>
          </table:table-cell>
          <table:table-cell office:value-type="float" office:value="64.24" calcext:value-type="float">
            <text:p>64.24</text:p>
          </table:table-cell>
          <table:table-cell office:value-type="float" office:value="0" calcext:value-type="float">
            <text:p>0</text:p>
          </table:table-cell>
          <table:table-cell office:value-type="float" office:value="110880" calcext:value-type="float">
            <text:p>110880</text:p>
          </table:table-cell>
          <table:table-cell office:value-type="float" office:value="0.025761772853186" calcext:value-type="float">
            <text:p>0.025761772853186</text:p>
          </table:table-cell>
          <table:table-cell office:value-type="float" office:value="0.006440443213296" calcext:value-type="float">
            <text:p>0.006440443213296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8864265927978" calcext:value-type="float">
            <text:p>0.008864265927978</text:p>
          </table:table-cell>
          <table:table-cell office:value-type="float" office:value="0.004066439298467" calcext:value-type="float">
            <text:p>0.004066439298467</text:p>
          </table:table-cell>
          <table:table-cell office:value-type="float" office:value="0.011816876652042" calcext:value-type="float">
            <text:p>0.011816876652042</text:p>
          </table:table-cell>
          <table:table-cell office:value-type="float" office:value="0.00438069668612" calcext:value-type="float">
            <text:p>0.00438069668612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c1d8e04c3e21378bb8d23253f684e4e4751ffa64888b86365ece9534b85c23c", "4d987d8b465ad9de8f2083249aeb27ca393ecfc52a77111b6dee5c22552846bc", "a2cd68491d0a8f06473a31f02eeb3bec631670a901b26cbfeff992b5092effbf", "4378bb1d2419ba17f432843e2f01fa64777ea7e710cbe72563905c353b660118", "eca8975d6c68119ea933e4bd360e298c681fe766fd673e7f014a37665d933c77")</text:p>
          </table:table-cell>
          <table:table-cell office:value-type="float" office:value="18.95" calcext:value-type="float">
            <text:p>18.95</text:p>
          </table:table-cell>
          <table:table-cell table:style-name="ce6" office:value-type="float" office:value="59.47" calcext:value-type="float">
            <text:p>59.47</text:p>
          </table:table-cell>
          <table:table-cell office:value-type="float" office:value="72.63" calcext:value-type="float">
            <text:p>72.63</text:p>
          </table:table-cell>
          <table:table-cell office:value-type="float" office:value="46.32" calcext:value-type="float">
            <text:p>46.32</text:p>
          </table:table-cell>
          <table:table-cell office:value-type="float" office:value="57.42" calcext:value-type="float">
            <text:p>57.42</text:p>
          </table:table-cell>
          <table:table-cell office:value-type="float" office:value="63.29" calcext:value-type="float">
            <text:p>63.29</text:p>
          </table:table-cell>
          <table:table-cell office:value-type="float" office:value="64.1" calcext:value-type="float">
            <text:p>64.1</text:p>
          </table:table-cell>
          <table:table-cell office:value-type="float" office:value="36.28" calcext:value-type="float">
            <text:p>36.28</text:p>
          </table:table-cell>
          <table:table-cell office:value-type="float" office:value="220920" calcext:value-type="float">
            <text:p>220920</text:p>
          </table:table-cell>
          <table:table-cell office:value-type="float" office:value="0.006371191135734" calcext:value-type="float">
            <text:p>0.006371191135734</text:p>
          </table:table-cell>
          <table:table-cell office:value-type="float" office:value="0.001592797783934" calcext:value-type="float">
            <text:p>0.001592797783934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0554016620499" calcext:value-type="float">
            <text:p>0.000554016620499</text:p>
          </table:table-cell>
          <table:table-cell office:value-type="float" office:value="0.000749844023619" calcext:value-type="float">
            <text:p>0.000749844023619</text:p>
          </table:table-cell>
          <table:table-cell office:value-type="float" office:value="0.004938775510204" calcext:value-type="float">
            <text:p>0.004938775510204</text:p>
          </table:table-cell>
          <table:table-cell office:value-type="float" office:value="0.001825975539746" calcext:value-type="float">
            <text:p>0.001825975539746</text:p>
          </table:table-cell>
          <table:table-cell office:value-type="float" office:value="0.001594345825115" calcext:value-type="float">
            <text:p>0.001594345825115</text:p>
          </table:table-cell>
          <table:table-cell office:value-type="float" office:value="287.2" calcext:value-type="float">
            <text:p>287.2</text:p>
          </table:table-cell>
          <table:table-cell office:value-type="float" office:value="263.446" calcext:value-type="float">
            <text:p>263.446</text:p>
          </table:table-cell>
          <table:table-cell office:value-type="string" calcext:value-type="string">
            <text:p>("f344421b5d1291e3bc809881b2ddf0271313179699d223191e16d316625852c4", "8d128fa988dd7c948f66c954b5ef7ff37467b8aef3b03fa1c02ba35c4422030b", "1e1f2fa9853eb85aec13132833ee704a97674007009cc63595c87c716db912ff", "8077b48ad6fc9ce1516fb51a761c77014c9f5982e8bcf498a7df4d1e201ed7dc", "e31ebc93fa59efe08ec38a453cb2d293974d43109c98da8acf55a5c20f535410")</text:p>
          </table:table-cell>
          <table:table-cell table:number-columns-repeated="87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-26.32" calcext:value-type="float">
            <text:p>-26.32</text:p>
          </table:table-cell>
          <table:table-cell table:style-name="ce6" office:value-type="float" office:value="36.84" calcext:value-type="float">
            <text:p>36.84</text:p>
          </table:table-cell>
          <table:table-cell office:value-type="float" office:value="47.37" calcext:value-type="float">
            <text:p>47.37</text:p>
          </table:table-cell>
          <table:table-cell office:value-type="float" office:value="26.32" calcext:value-type="float">
            <text:p>26.32</text:p>
          </table:table-cell>
          <table:table-cell office:value-type="float" office:value="39.13" calcext:value-type="float">
            <text:p>39.13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.319" calcext:value-type="float">
            <text:p>3.319</text:p>
          </table:table-cell>
          <table:table-cell office:value-type="string" calcext:value-type="string">
            <text:p>972607a0983f6a3d4d8c84da16d9058d35bf5d021c9ae400d5f98697e6e28964</text:p>
          </table:table-cell>
          <table:table-cell office:value-type="float" office:value="-21.05" calcext:value-type="float">
            <text:p>-21.05</text:p>
          </table:table-cell>
          <table:table-cell table:style-name="ce6" office:value-type="float" office:value="39.47" calcext:value-type="float">
            <text:p>39.47</text:p>
          </table:table-cell>
          <table:table-cell office:value-type="float" office:value="42.11" calcext:value-type="float">
            <text:p>42.11</text:p>
          </table:table-cell>
          <table:table-cell office:value-type="float" office:value="36.84" calcext:value-type="float">
            <text:p>36.84</text:p>
          </table:table-cell>
          <table:table-cell office:value-type="float" office:value="40" calcext:value-type="float">
            <text:p>40</text:p>
          </table:table-cell>
          <table:table-cell office:value-type="float" office:value="38.89" calcext:value-type="float">
            <text:p>38.89</text:p>
          </table:table-cell>
          <table:table-cell office:value-type="float" office:value="41.03" calcext:value-type="float">
            <text:p>41.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.095" calcext:value-type="float">
            <text:p>3.095</text:p>
          </table:table-cell>
          <table:table-cell office:value-type="string" calcext:value-type="string">
            <text:p>169a27231344fc76d36d99bf42a3d0145599a41de8a19682a439c710823c928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e7439da891505b18d917fa12438477e850c6bbc78040197fbac342057bdd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e7439da891505b18d917fa12438477e850c6bbc78040197fbac342057bdd66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table:number-columns-repeated="5" office:value-type="float" office:value="52.63" calcext:value-type="float">
            <text:p>52.63</text:p>
          </table:table-cell>
          <table:table-cell office:value-type="float" office:value="19" calcext:value-type="float">
            <text:p>19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7.028" calcext:value-type="float">
            <text:p>7.028</text:p>
          </table:table-cell>
          <table:table-cell office:value-type="string" calcext:value-type="string">
            <text:p>b3a5cd5f7abb2104508e5daddb77887a7829c4d833ceda550a2022e9cc997647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6b83fc0dbed4d0f6ae7c1b90598d34f6dc8643f5ace3b1770d9ee3a99b1628e7</text:p>
          </table:table-cell>
          <table:table-cell office:value-type="float" office:value="-5.26" calcext:value-type="float">
            <text:p>-5.26</text:p>
          </table:table-cell>
          <table:table-cell table:style-name="ce6" office:value-type="float" office:value="47.37" calcext:value-type="float">
            <text:p>47.37</text:p>
          </table:table-cell>
          <table:table-cell table:number-columns-repeated="5" office:value-type="float" office:value="47.37" calcext:value-type="float">
            <text:p>47.37</text:p>
          </table:table-cell>
          <table:table-cell office:value-type="float" office:value="7" calcext:value-type="float">
            <text:p>7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9c26c955ded5efa40376a4c977b02c0331da643d1b6e97a8d60c098a8b62971a</text:p>
          </table:table-cell>
          <table:table-cell office:value-type="float" office:value="-5.26" calcext:value-type="float">
            <text:p>-5.26</text:p>
          </table:table-cell>
          <table:table-cell table:style-name="ce6" office:value-type="float" office:value="47.37" calcext:value-type="float">
            <text:p>47.37</text:p>
          </table:table-cell>
          <table:table-cell table:number-columns-repeated="5" office:value-type="float" office:value="47.37" calcext:value-type="float">
            <text:p>47.37</text:p>
          </table:table-cell>
          <table:table-cell office:value-type="float" office:value="7" calcext:value-type="float">
            <text:p>7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1.406" calcext:value-type="float">
            <text:p>1.406</text:p>
          </table:table-cell>
          <table:table-cell office:value-type="string" calcext:value-type="string">
            <text:p>9c26c955ded5efa40376a4c977b02c0331da643d1b6e97a8d60c098a8b62971a</text:p>
          </table:table-cell>
          <table:table-cell office:value-type="float" office:value="32.63" calcext:value-type="float">
            <text:p>32.63</text:p>
          </table:table-cell>
          <table:table-cell table:style-name="ce6" office:value-type="float" office:value="66.32" calcext:value-type="float">
            <text:p>66.32</text:p>
          </table:table-cell>
          <table:table-cell office:value-type="float" office:value="63.16" calcext:value-type="float">
            <text:p>63.16</text:p>
          </table:table-cell>
          <table:table-cell office:value-type="float" office:value="69.47" calcext:value-type="float">
            <text:p>69.47</text:p>
          </table:table-cell>
          <table:table-cell office:value-type="float" office:value="67.67" calcext:value-type="float">
            <text:p>67.67</text:p>
          </table:table-cell>
          <table:table-cell office:value-type="float" office:value="65.3" calcext:value-type="float">
            <text:p>65.3</text:p>
          </table:table-cell>
          <table:table-cell office:value-type="float" office:value="65.23" calcext:value-type="float">
            <text:p>65.23</text:p>
          </table:table-cell>
          <table:table-cell office:value-type="float" office:value="0" calcext:value-type="float">
            <text:p>0</text:p>
          </table:table-cell>
          <table:table-cell office:value-type="float" office:value="112480" calcext:value-type="float">
            <text:p>112480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117728531856" calcext:value-type="float">
            <text:p>0.00117728531856</text:p>
          </table:table-cell>
          <table:table-cell office:value-type="float" office:value="0.001385041551247" calcext:value-type="float">
            <text:p>0.001385041551247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1939789332305" calcext:value-type="float">
            <text:p>0.001939789332305</text:p>
          </table:table-cell>
          <table:table-cell office:value-type="float" office:value="0.000844775011652" calcext:value-type="float">
            <text:p>0.000844775011652</text:p>
          </table:table-cell>
          <table:table-cell office:value-type="float" office:value="0.000839218658828" calcext:value-type="float">
            <text:p>0.000839218658828</text:p>
          </table:table-cell>
          <table:table-cell office:value-type="float" office:value="0" calcext:value-type="float">
            <text:p>0</text:p>
          </table:table-cell>
          <table:table-cell office:value-type="float" office:value="437.2" calcext:value-type="float">
            <text:p>4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414ca5c1e1cc39c6548694d88437792e73eda387388a5dd085c43a881656aa6", "a5415030b07d8d9529128158a25fd01bcb608621c1f0d462743373e185243b1b", "1704caf1718fe621acaf98028876e8565d5e836889cf42d379ef8d4faae35e94", "1ec6240e4e8e4b9d2a4542d77e9237580d3ba98de409dccd680f98bd03e75e98", "625ed823ff1fbcc359799bf5e8abee7ccc57936d7fd2c547593481d54586d516")</text:p>
          </table:table-cell>
          <table:table-cell office:value-type="float" office:value="29.47" calcext:value-type="float">
            <text:p>29.47</text:p>
          </table:table-cell>
          <table:table-cell table:style-name="ce6" office:value-type="float" office:value="64.74" calcext:value-type="float">
            <text:p>64.74</text:p>
          </table:table-cell>
          <table:table-cell office:value-type="float" office:value="63.16" calcext:value-type="float">
            <text:p>63.16</text:p>
          </table:table-cell>
          <table:table-cell office:value-type="float" office:value="66.32" calcext:value-type="float">
            <text:p>66.32</text:p>
          </table:table-cell>
          <table:table-cell office:value-type="float" office:value="65.36" calcext:value-type="float">
            <text:p>65.36</text:p>
          </table:table-cell>
          <table:table-cell office:value-type="float" office:value="64.24" calcext:value-type="float">
            <text:p>64.24</text:p>
          </table:table-cell>
          <table:table-cell office:value-type="float" office:value="64.19" calcext:value-type="float">
            <text:p>64.19</text:p>
          </table:table-cell>
          <table:table-cell office:value-type="float" office:value="38.21" calcext:value-type="float">
            <text:p>38.21</text:p>
          </table:table-cell>
          <table:table-cell office:value-type="float" office:value="225320" calcext:value-type="float">
            <text:p>225320</text:p>
          </table:table-cell>
          <table:table-cell office:value-type="float" office:value="0.006371191135734" calcext:value-type="float">
            <text:p>0.006371191135734</text:p>
          </table:table-cell>
          <table:table-cell office:value-type="float" office:value="0.001592797783934" calcext:value-type="float">
            <text:p>0.001592797783934</text:p>
          </table:table-cell>
          <table:table-cell office:value-type="float" office:value="0.001385041551247" calcext:value-type="float">
            <text:p>0.001385041551247</text:p>
          </table:table-cell>
          <table:table-cell office:value-type="float" office:value="0.003601108033241" calcext:value-type="float">
            <text:p>0.003601108033241</text:p>
          </table:table-cell>
          <table:table-cell office:value-type="float" office:value="0.002129862215316" calcext:value-type="float">
            <text:p>0.002129862215316</text:p>
          </table:table-cell>
          <table:table-cell office:value-type="float" office:value="0.001292876440614" calcext:value-type="float">
            <text:p>0.001292876440614</text:p>
          </table:table-cell>
          <table:table-cell office:value-type="float" office:value="0.001347494917562" calcext:value-type="float">
            <text:p>0.001347494917562</text:p>
          </table:table-cell>
          <table:table-cell office:value-type="float" office:value="0.000156147271532" calcext:value-type="float">
            <text:p>0.000156147271532</text:p>
          </table:table-cell>
          <table:table-cell office:value-type="float" office:value="745.2" calcext:value-type="float">
            <text:p>745.2</text:p>
          </table:table-cell>
          <table:table-cell office:value-type="float" office:value="239.903" calcext:value-type="float">
            <text:p>239.903</text:p>
          </table:table-cell>
          <table:table-cell office:value-type="string" calcext:value-type="string">
            <text:p>("0803e06edc1a874aacfc937e461091fef3f11a53c0a65a5033aa40dc17a8d5e6", "f4058547bb7eb9d33a7ae9f7dda2e06f0eb58d238ca81b605fec88cb6d28f604", "6346e98f391673ef0e6bd7f3a3e1f08fc555f5a6f46d6bdbf2f7efb4c8f67b1f", "1f05b5378e058c50f1b7362097796a94e257c72ec4a6b26a7f1538678dec015d", "03737d45318ce74f2f0edda281775af8f5f702a2a474b5919398f6bb22a6a430")</text:p>
          </table:table-cell>
          <table:table-cell table:number-columns-repeated="87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1.92" calcext:value-type="float">
            <text:p>21.92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72.22" calcext:value-type="float">
            <text:p>72.22</text:p>
          </table:table-cell>
          <table:table-cell office:value-type="float" office:value="50" calcext:value-type="float">
            <text:p>50</text:p>
          </table:table-cell>
          <table:table-cell office:value-type="float" office:value="56.52" calcext:value-type="float">
            <text:p>56.52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1" calcext:value-type="float">
            <text:p>63.41</text:p>
          </table:table-cell>
          <table:table-cell office:value-type="float" office:value="9" calcext:value-type="float">
            <text:p>9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479934210526316" calcext:value-type="float">
            <text:p>0.479934210526316</text:p>
          </table:table-cell>
          <table:table-cell office:value-type="float" office:value="19.317" calcext:value-type="float">
            <text:p>19.317</text:p>
          </table:table-cell>
          <table:table-cell office:value-type="string" calcext:value-type="string">
            <text:p>5d2cee19fdd82cb996e9ee6d94d9b58e1fab9b9c9eb356f062eb075605e5553b</text:p>
          </table:table-cell>
          <table:table-cell office:value-type="float" office:value="21.92" calcext:value-type="float">
            <text:p>21.92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72.22" calcext:value-type="float">
            <text:p>72.22</text:p>
          </table:table-cell>
          <table:table-cell office:value-type="float" office:value="50" calcext:value-type="float">
            <text:p>50</text:p>
          </table:table-cell>
          <table:table-cell office:value-type="float" office:value="56.52" calcext:value-type="float">
            <text:p>56.52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1" calcext:value-type="float">
            <text:p>63.41</text:p>
          </table:table-cell>
          <table:table-cell office:value-type="float" office:value="9" calcext:value-type="float">
            <text:p>9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479934210526316" calcext:value-type="float">
            <text:p>0.479934210526316</text:p>
          </table:table-cell>
          <table:table-cell office:value-type="float" office:value="9.533" calcext:value-type="float">
            <text:p>9.533</text:p>
          </table:table-cell>
          <table:table-cell office:value-type="string" calcext:value-type="string">
            <text:p>5d2cee19fdd82cb996e9ee6d94d9b58e1fab9b9c9eb356f062eb075605e5553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2ee62eede73ca35b835d9ea840af65bc3b43e2cdac4db6a60f85530050b7d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2ee62eede73ca35b835d9ea840af65bc3b43e2cdac4db6a60f85530050b7d0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63.16" calcext:value-type="float">
            <text:p>63.16</text:p>
          </table:table-cell>
          <table:table-cell office:value-type="float" office:value="59.46" calcext:value-type="float">
            <text:p>59.46</text:p>
          </table:table-cell>
          <table:table-cell office:value-type="float" office:value="19" calcext:value-type="float">
            <text:p>19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6.947" calcext:value-type="float">
            <text:p>6.947</text:p>
          </table:table-cell>
          <table:table-cell office:value-type="string" calcext:value-type="string">
            <text:p>8d3bbb9d98d0084e7805448af55fe616f693966f497d3bdeec35dd7b45e9aa52</text:p>
          </table:table-cell>
          <table:table-cell office:value-type="float" office:value="16.02" calcext:value-type="float">
            <text:p>16.02</text:p>
          </table:table-cell>
          <table:table-cell table:style-name="ce6" office:value-type="float" office:value="57.89" calcext:value-type="float">
            <text:p>57.89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1.11" calcext:value-type="float">
            <text:p>61.11</text:p>
          </table:table-cell>
          <table:table-cell office:value-type="float" office:value="57.89" calcext:value-type="float">
            <text:p>57.89</text:p>
          </table:table-cell>
          <table:table-cell office:value-type="float" office:value="19" calcext:value-type="float">
            <text:p>19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7.223" calcext:value-type="float">
            <text:p>7.223</text:p>
          </table:table-cell>
          <table:table-cell office:value-type="string" calcext:value-type="string">
            <text:p>fa8739b2a665b30308c5b8a7cb73a39dd3bd2dd23542b3bb7a9c6e943141f4b3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63.16" calcext:value-type="float">
            <text:p>63.16</text:p>
          </table:table-cell>
          <table:table-cell office:value-type="float" office:value="59.46" calcext:value-type="float">
            <text:p>59.46</text:p>
          </table:table-cell>
          <table:table-cell office:value-type="float" office:value="15" calcext:value-type="float">
            <text:p>15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6.733" calcext:value-type="float">
            <text:p>6.733</text:p>
          </table:table-cell>
          <table:table-cell office:value-type="string" calcext:value-type="string">
            <text:p>6417592aaffe5624ccc4bc088cac7ae98a1f2d8e6057196f3f33818407678975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63.16" calcext:value-type="float">
            <text:p>63.16</text:p>
          </table:table-cell>
          <table:table-cell office:value-type="float" office:value="59.46" calcext:value-type="float">
            <text:p>59.46</text:p>
          </table:table-cell>
          <table:table-cell office:value-type="float" office:value="15" calcext:value-type="float">
            <text:p>15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6.991" calcext:value-type="float">
            <text:p>6.991</text:p>
          </table:table-cell>
          <table:table-cell office:value-type="string" calcext:value-type="string">
            <text:p>6417592aaffe5624ccc4bc088cac7ae98a1f2d8e6057196f3f33818407678975</text:p>
          </table:table-cell>
          <table:table-cell office:value-type="float" office:value="46.75" calcext:value-type="float">
            <text:p>46.75</text:p>
          </table:table-cell>
          <table:table-cell table:style-name="ce6" office:value-type="float" office:value="73.16" calcext:value-type="float">
            <text:p>73.16</text:p>
          </table:table-cell>
          <table:table-cell office:value-type="float" office:value="83.33" calcext:value-type="float">
            <text:p>83.33</text:p>
          </table:table-cell>
          <table:table-cell office:value-type="float" office:value="64" calcext:value-type="float">
            <text:p>64</text:p>
          </table:table-cell>
          <table:table-cell office:value-type="float" office:value="67.68" calcext:value-type="float">
            <text:p>67.68</text:p>
          </table:table-cell>
          <table:table-cell office:value-type="float" office:value="82.46" calcext:value-type="float">
            <text:p>82.46</text:p>
          </table:table-cell>
          <table:table-cell office:value-type="float" office:value="74.34" calcext:value-type="float">
            <text:p>74.34</text:p>
          </table:table-cell>
          <table:table-cell office:value-type="float" office:value="0" calcext:value-type="float">
            <text:p>0</text:p>
          </table:table-cell>
          <table:table-cell office:value-type="float" office:value="112320" calcext:value-type="float">
            <text:p>112320</text:p>
          </table:table-cell>
          <table:table-cell office:value-type="float" office:value="0.015961141700733" calcext:value-type="float">
            <text:p>0.015961141700733</text:p>
          </table:table-cell>
          <table:table-cell office:value-type="float" office:value="0.003947368421053" calcext:value-type="float">
            <text:p>0.003947368421053</text:p>
          </table:table-cell>
          <table:table-cell office:value-type="float" office:value="0.016975308641975" calcext:value-type="float">
            <text:p>0.0169753086419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97751722955" calcext:value-type="float">
            <text:p>0.002697751722955</text:p>
          </table:table-cell>
          <table:table-cell office:value-type="float" office:value="0.013225304914865" calcext:value-type="float">
            <text:p>0.013225304914865</text:p>
          </table:table-cell>
          <table:table-cell office:value-type="float" office:value="0.004932224809881" calcext:value-type="float">
            <text:p>0.004932224809881</text:p>
          </table:table-cell>
          <table:table-cell office:value-type="float" office:value="0" calcext:value-type="float">
            <text:p>0</text:p>
          </table:table-cell>
          <table:table-cell office:value-type="float" office:value="419.2" calcext:value-type="float">
            <text:p>4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a147a4d6f8bcc411366b471a7b65f2e2f5c573c8fae86b73eb9247ac9a802d", "3d13356e6967eb025250b0ed18e11c98b9a632ad5354337ec81f840a57462b2e", "e9c09d90600e87d5c841926f5bafcee7ce11d5d068a1f4980220560636f303f7", "f1d0105054e3f29b101c7ad0022c0f3c12a3dd88f4dc15171fac80d89549b06a", "cd8a9a96ddeed13e916843908ca04a046cc8d03436928d5e5d20e522f2b678c3")</text:p>
          </table:table-cell>
          <table:table-cell office:value-type="float" office:value="47.91" calcext:value-type="float">
            <text:p>47.91</text:p>
          </table:table-cell>
          <table:table-cell table:style-name="ce6" office:value-type="float" office:value="73.68" calcext:value-type="float">
            <text:p>73.68</text:p>
          </table:table-cell>
          <table:table-cell office:value-type="float" office:value="85.56" calcext:value-type="float">
            <text:p>85.56</text:p>
          </table:table-cell>
          <table:table-cell office:value-type="float" office:value="63" calcext:value-type="float">
            <text:p>63</text:p>
          </table:table-cell>
          <table:table-cell office:value-type="float" office:value="67.59" calcext:value-type="float">
            <text:p>67.59</text:p>
          </table:table-cell>
          <table:table-cell office:value-type="float" office:value="83.27" calcext:value-type="float">
            <text:p>83.27</text:p>
          </table:table-cell>
          <table:table-cell office:value-type="float" office:value="75.43" calcext:value-type="float">
            <text:p>75.43</text:p>
          </table:table-cell>
          <table:table-cell office:value-type="float" office:value="35.64" calcext:value-type="float">
            <text:p>35.64</text:p>
          </table:table-cell>
          <table:table-cell office:value-type="float" office:value="225640" calcext:value-type="float">
            <text:p>225640</text:p>
          </table:table-cell>
          <table:table-cell office:value-type="float" office:value="0.004129108963518" calcext:value-type="float">
            <text:p>0.004129108963518</text:p>
          </table:table-cell>
          <table:table-cell office:value-type="float" office:value="0.001038781163435" calcext:value-type="float">
            <text:p>0.001038781163435</text:p>
          </table:table-cell>
          <table:table-cell office:value-type="float" office:value="0.004012345679012" calcext:value-type="float">
            <text:p>0.004012345679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10958832178" calcext:value-type="float">
            <text:p>0.000710958832178</text:p>
          </table:table-cell>
          <table:table-cell office:value-type="float" office:value="0.003735953640716" calcext:value-type="float">
            <text:p>0.003735953640716</text:p>
          </table:table-cell>
          <table:table-cell office:value-type="float" office:value="0.001108282851559" calcext:value-type="float">
            <text:p>0.001108282851559</text:p>
          </table:table-cell>
          <table:table-cell office:value-type="float" office:value="0.000341058514135" calcext:value-type="float">
            <text:p>0.000341058514135</text:p>
          </table:table-cell>
          <table:table-cell office:value-type="float" office:value="498.8" calcext:value-type="float">
            <text:p>498.8</text:p>
          </table:table-cell>
          <table:table-cell office:value-type="float" office:value="261.108" calcext:value-type="float">
            <text:p>261.108</text:p>
          </table:table-cell>
          <table:table-cell office:value-type="string" calcext:value-type="string">
            <text:p>("9a1ca7f98a6331321685d39f8124bce7c9faf8a6063389f3d7c290daedabdf0a", "13af91b57e445153765df0043c2e4c81bca2af515b2cf75b952cc2deedadb324", "5cd66488f21b51c1d184cc19fa16c8133d185c25b6c40f39807af0e7d60d3adc", "53be3060310f2c9207950ed219ba3efdc7d99b8841c30c3ec6fffb691f7aba62", "27b21d425dec40e3654a1c215953a7c7cb8f885816404fdccb9a972f7757e44e")</text:p>
          </table:table-cell>
          <table:table-cell table:number-columns-repeated="87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73.68" calcext:value-type="float">
            <text:p>73.68</text:p>
          </table:table-cell>
          <table:table-cell office:value-type="float" office:value="26.32" calcext:value-type="float">
            <text:p>26.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.57" calcext:value-type="float">
            <text:p>59.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813" calcext:value-type="float">
            <text:p>7.813</text:p>
          </table:table-cell>
          <table:table-cell office:value-type="string" calcext:value-type="string">
            <text:p>3f00efb5ed71aa979b32bfc55d9f94febf983199860b128738f616d7dc2d3ef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73.68" calcext:value-type="float">
            <text:p>73.68</text:p>
          </table:table-cell>
          <table:table-cell office:value-type="float" office:value="26.32" calcext:value-type="float">
            <text:p>26.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.57" calcext:value-type="float">
            <text:p>59.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.892" calcext:value-type="float">
            <text:p>4.892</text:p>
          </table:table-cell>
          <table:table-cell office:value-type="string" calcext:value-type="string">
            <text:p>3f00efb5ed71aa979b32bfc55d9f94febf983199860b128738f616d7dc2d3ef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3ea2c2714c2374f348c90fb6b58cc5bc4b408c8b4d4ea14548b772b348e84fe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3ea2c2714c2374f348c90fb6b58cc5bc4b408c8b4d4ea14548b772b348e84fe</text:p>
          </table:table-cell>
          <table:table-cell office:value-type="float" office:value="21.05" calcext:value-type="float">
            <text:p>21.05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0" calcext:value-type="float">
            <text:p>60</text:p>
          </table:table-cell>
          <table:table-cell office:value-type="float" office:value="61.11" calcext:value-type="float">
            <text:p>61.11</text:p>
          </table:table-cell>
          <table:table-cell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0.722556390977444" calcext:value-type="float">
            <text:p>0.722556390977444</text:p>
          </table:table-cell>
          <table:table-cell office:value-type="float" office:value="0.621616541353384" calcext:value-type="float">
            <text:p>0.621616541353384</text:p>
          </table:table-cell>
          <table:table-cell office:value-type="float" office:value="4.753" calcext:value-type="float">
            <text:p>4.753</text:p>
          </table:table-cell>
          <table:table-cell office:value-type="string" calcext:value-type="string">
            <text:p>63036fc78f33622820f79a5137edbab85249c6fade486ff4676775f00b70a688</text:p>
          </table:table-cell>
          <table:table-cell office:value-type="float" office:value="31.58" calcext:value-type="float">
            <text:p>31.58</text:p>
          </table:table-cell>
          <table:table-cell table:style-name="ce6" office:value-type="float" office:value="65.79" calcext:value-type="float">
            <text:p>65.79</text:p>
          </table:table-cell>
          <table:table-cell office:value-type="float" office:value="63.16" calcext:value-type="float">
            <text:p>63.16</text:p>
          </table:table-cell>
          <table:table-cell office:value-type="float" office:value="68.42" calcext:value-type="float">
            <text:p>68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  <table:table-cell office:value-type="float" office:value="64.86" calcext:value-type="float">
            <text:p>64.86</text:p>
          </table:table-cell>
          <table:table-cell office:value-type="float" office:value="17" calcext:value-type="float">
            <text:p>17</text:p>
          </table:table-cell>
          <table:table-cell office:value-type="float" office:value="0.722556390977444" calcext:value-type="float">
            <text:p>0.722556390977444</text:p>
          </table:table-cell>
          <table:table-cell office:value-type="float" office:value="0.621616541353384" calcext:value-type="float">
            <text:p>0.621616541353384</text:p>
          </table:table-cell>
          <table:table-cell office:value-type="float" office:value="4.715" calcext:value-type="float">
            <text:p>4.715</text:p>
          </table:table-cell>
          <table:table-cell office:value-type="string" calcext:value-type="string">
            <text:p>b132523d292a6e419eef110d02bbd1213822b8d0d6fa41b88a7180cce332d5fe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84.21" calcext:value-type="float">
            <text:p>84.21</text:p>
          </table:table-cell>
          <table:table-cell office:value-type="float" office:value="42.11" calcext:value-type="float">
            <text:p>42.11</text:p>
          </table:table-cell>
          <table:table-cell office:value-type="float" office:value="59.26" calcext:value-type="float">
            <text:p>59.26</text:p>
          </table:table-cell>
          <table:table-cell office:value-type="float" office:value="72.73" calcext:value-type="float">
            <text:p>72.73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0.722556390977444" calcext:value-type="float">
            <text:p>0.722556390977444</text:p>
          </table:table-cell>
          <table:table-cell office:value-type="float" office:value="0.621616541353384" calcext:value-type="float">
            <text:p>0.621616541353384</text:p>
          </table:table-cell>
          <table:table-cell office:value-type="float" office:value="3.578" calcext:value-type="float">
            <text:p>3.578</text:p>
          </table:table-cell>
          <table:table-cell office:value-type="string" calcext:value-type="string">
            <text:p>cf4917aa7fbc41f93615693caff80e77d0102fd5d7c8e04333aa0a1cf655983d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84.21" calcext:value-type="float">
            <text:p>84.21</text:p>
          </table:table-cell>
          <table:table-cell office:value-type="float" office:value="42.11" calcext:value-type="float">
            <text:p>42.11</text:p>
          </table:table-cell>
          <table:table-cell office:value-type="float" office:value="59.26" calcext:value-type="float">
            <text:p>59.26</text:p>
          </table:table-cell>
          <table:table-cell office:value-type="float" office:value="72.73" calcext:value-type="float">
            <text:p>72.73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0.722556390977444" calcext:value-type="float">
            <text:p>0.722556390977444</text:p>
          </table:table-cell>
          <table:table-cell office:value-type="float" office:value="0.621616541353384" calcext:value-type="float">
            <text:p>0.621616541353384</text:p>
          </table:table-cell>
          <table:table-cell office:value-type="float" office:value="3.908" calcext:value-type="float">
            <text:p>3.908</text:p>
          </table:table-cell>
          <table:table-cell office:value-type="string" calcext:value-type="string">
            <text:p>cf4917aa7fbc41f93615693caff80e77d0102fd5d7c8e04333aa0a1cf655983d</text:p>
          </table:table-cell>
          <table:table-cell office:value-type="float" office:value="35.79" calcext:value-type="float">
            <text:p>35.79</text:p>
          </table:table-cell>
          <table:table-cell table:style-name="ce6" office:value-type="float" office:value="67.89" calcext:value-type="float">
            <text:p>67.89</text:p>
          </table:table-cell>
          <table:table-cell office:value-type="float" office:value="57.89" calcext:value-type="float">
            <text:p>57.89</text:p>
          </table:table-cell>
          <table:table-cell office:value-type="float" office:value="77.89" calcext:value-type="float">
            <text:p>77.89</text:p>
          </table:table-cell>
          <table:table-cell office:value-type="float" office:value="72.77" calcext:value-type="float">
            <text:p>72.77</text:p>
          </table:table-cell>
          <table:table-cell office:value-type="float" office:value="64.94" calcext:value-type="float">
            <text:p>64.94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112640" calcext:value-type="float">
            <text:p>112640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117728531856" calcext:value-type="float">
            <text:p>0.00117728531856</text:p>
          </table:table-cell>
          <table:table-cell office:value-type="float" office:value="0.002770083102493" calcext:value-type="float">
            <text:p>0.002770083102493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3259469468261" calcext:value-type="float">
            <text:p>0.003259469468261</text:p>
          </table:table-cell>
          <table:table-cell office:value-type="float" office:value="0.000773658426506" calcext:value-type="float">
            <text:p>0.000773658426506</text:p>
          </table:table-cell>
          <table:table-cell office:value-type="float" office:value="0.001434898370325" calcext:value-type="float">
            <text:p>0.001434898370325</text:p>
          </table:table-cell>
          <table:table-cell office:value-type="float" office:value="0" calcext:value-type="float">
            <text:p>0</text:p>
          </table:table-cell>
          <table:table-cell office:value-type="float" office:value="390.8" calcext:value-type="float">
            <text:p>39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783dd5ee0707b8cf28ac45ca8b2f99bc26f5582a703cff3c35a05209f9eac40", "4b34dc7e0ee2a272b34cc3d854e981c6ae7950b13fe00b2a97852e804d1ed37e", "1b31a516448c9e56ec72c7c2aa60f461ea588bb969e0ddada05f747e2496e2ea", "9b63a89c5336990bdceb69880acd06f584b340378ccfc802810ca45ceb79b38a", "d06a9048daa013feea868576143c252365d26dff5f2ba8fbccd28c3b76ecfb35")</text:p>
          </table:table-cell>
          <table:table-cell office:value-type="float" office:value="41.05" calcext:value-type="float">
            <text:p>41.05</text:p>
          </table:table-cell>
          <table:table-cell table:style-name="ce6" office:value-type="float" office:value="70.53" calcext:value-type="float">
            <text:p>70.53</text:p>
          </table:table-cell>
          <table:table-cell office:value-type="float" office:value="63.16" calcext:value-type="float">
            <text:p>63.16</text:p>
          </table:table-cell>
          <table:table-cell office:value-type="float" office:value="77.89" calcext:value-type="float">
            <text:p>77.89</text:p>
          </table:table-cell>
          <table:table-cell office:value-type="float" office:value="74.24" calcext:value-type="float">
            <text:p>74.24</text:p>
          </table:table-cell>
          <table:table-cell office:value-type="float" office:value="68.08" calcext:value-type="float">
            <text:p>68.08</text:p>
          </table:table-cell>
          <table:table-cell office:value-type="float" office:value="68.06" calcext:value-type="float">
            <text:p>68.06</text:p>
          </table:table-cell>
          <table:table-cell office:value-type="float" office:value="36.03" calcext:value-type="float">
            <text:p>36.03</text:p>
          </table:table-cell>
          <table:table-cell office:value-type="float" office:value="223960" calcext:value-type="float">
            <text:p>223960</text:p>
          </table:table-cell>
          <table:table-cell office:value-type="float" office:value="0.001939058171745" calcext:value-type="float">
            <text:p>0.001939058171745</text:p>
          </table:table-cell>
          <table:table-cell office:value-type="float" office:value="0.000484764542936" calcext:value-type="float">
            <text:p>0.000484764542936</text:p>
          </table:table-cell>
          <table:table-cell office:value-type="float" office:value="0.00415512465374" calcext:value-type="float">
            <text:p>0.00415512465374</text:p>
          </table:table-cell>
          <table:table-cell office:value-type="float" office:value="0.001939058171745" calcext:value-type="float">
            <text:p>0.001939058171745</text:p>
          </table:table-cell>
          <table:table-cell office:value-type="float" office:value="0.000845127535562" calcext:value-type="float">
            <text:p>0.000845127535562</text:p>
          </table:table-cell>
          <table:table-cell office:value-type="float" office:value="0.001090175929929" calcext:value-type="float">
            <text:p>0.001090175929929</text:p>
          </table:table-cell>
          <table:table-cell office:value-type="float" office:value="0.00117565396698" calcext:value-type="float">
            <text:p>0.00117565396698</text:p>
          </table:table-cell>
          <table:table-cell office:value-type="float" office:value="0.000419132149901" calcext:value-type="float">
            <text:p>0.000419132149901</text:p>
          </table:table-cell>
          <table:table-cell office:value-type="float" office:value="706.8" calcext:value-type="float">
            <text:p>706.8</text:p>
          </table:table-cell>
          <table:table-cell office:value-type="float" office:value="221.376" calcext:value-type="float">
            <text:p>221.376</text:p>
          </table:table-cell>
          <table:table-cell office:value-type="string" calcext:value-type="string">
            <text:p>("baa6c9148a9178f8a14fdb860a74d1a8ecf785688820da78b2af5700b76580d1", "fc838d8c88c24405812195bba5d066c6385b7a8050d92da3b01c8fba91690fb7", "2fc2fab7d4b64d133f9ddb9f100b2e6200d8c3662c83855cfebf18d9e275daaf", "0bfa47a846eddad2ba09808b5732feb39a2541291a0ef9de7c1a8dccf8a20a4a", "05e073930908db3d9f247da54bcbee82bea516bcc18e266fda0bb337c7fea3b5")</text:p>
          </table:table-cell>
          <table:table-cell table:number-columns-repeated="87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0.53" calcext:value-type="float">
            <text:p>10.53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31.58" calcext:value-type="float">
            <text:p>31.58</text:p>
          </table:table-cell>
          <table:table-cell office:value-type="float" office:value="78.95" calcext:value-type="float">
            <text:p>78.95</text:p>
          </table:table-cell>
          <table:table-cell office:value-type="float" office:value="60" calcext:value-type="float">
            <text:p>60</text:p>
          </table:table-cell>
          <table:table-cell office:value-type="float" office:value="53.57" calcext:value-type="float">
            <text:p>53.57</text:p>
          </table:table-cell>
          <table:table-cell office:value-type="float" office:value="41.38" calcext:value-type="float">
            <text:p>41.38</text:p>
          </table:table-cell>
          <table:table-cell office:value-type="float" office:value="7" calcext:value-type="float">
            <text:p>7</text:p>
          </table:table-cell>
          <table:table-cell office:value-type="float" office:value="0.506315789473684" calcext:value-type="float">
            <text:p>0.506315789473684</text:p>
          </table:table-cell>
          <table:table-cell office:value-type="float" office:value="0.436052631578947" calcext:value-type="float">
            <text:p>0.436052631578947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cdccb38c724daf41e25affdb1989b70e2a49c14a393bbd7796052b1e9450e601</text:p>
          </table:table-cell>
          <table:table-cell office:value-type="float" office:value="10.53" calcext:value-type="float">
            <text:p>10.53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31.58" calcext:value-type="float">
            <text:p>31.58</text:p>
          </table:table-cell>
          <table:table-cell office:value-type="float" office:value="78.95" calcext:value-type="float">
            <text:p>78.95</text:p>
          </table:table-cell>
          <table:table-cell office:value-type="float" office:value="60" calcext:value-type="float">
            <text:p>60</text:p>
          </table:table-cell>
          <table:table-cell office:value-type="float" office:value="53.57" calcext:value-type="float">
            <text:p>53.57</text:p>
          </table:table-cell>
          <table:table-cell office:value-type="float" office:value="41.38" calcext:value-type="float">
            <text:p>41.38</text:p>
          </table:table-cell>
          <table:table-cell office:value-type="float" office:value="7" calcext:value-type="float">
            <text:p>7</text:p>
          </table:table-cell>
          <table:table-cell office:value-type="float" office:value="0.506315789473684" calcext:value-type="float">
            <text:p>0.506315789473684</text:p>
          </table:table-cell>
          <table:table-cell office:value-type="float" office:value="0.436052631578947" calcext:value-type="float">
            <text:p>0.436052631578947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cdccb38c724daf41e25affdb1989b70e2a49c14a393bbd7796052b1e9450e6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35714c43b31149fd821d04a1a6537a835ea346748fac8375ffe6a01fc1c84e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5714c43b31149fd821d04a1a6537a835ea346748fac8375ffe6a01fc1c84e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2.11" calcext:value-type="float">
            <text:p>42.1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.71" calcext:value-type="float">
            <text:p>45.71</text:p>
          </table:table-cell>
          <table:table-cell office:value-type="float" office:value="21" calcext:value-type="float">
            <text:p>21</text:p>
          </table:table-cell>
          <table:table-cell office:value-type="float" office:value="0.506315789473684" calcext:value-type="float">
            <text:p>0.506315789473684</text:p>
          </table:table-cell>
          <table:table-cell office:value-type="float" office:value="0.436052631578947" calcext:value-type="float">
            <text:p>0.436052631578947</text:p>
          </table:table-cell>
          <table:table-cell office:value-type="float" office:value="4.629" calcext:value-type="float">
            <text:p>4.629</text:p>
          </table:table-cell>
          <table:table-cell office:value-type="string" calcext:value-type="string">
            <text:p>8b834f90b0f474f75f483e1d56e369fe435b0a45ff4ddd4746ef568ef5ef6b63</text:p>
          </table:table-cell>
          <table:table-cell office:value-type="float" office:value="10.53" calcext:value-type="float">
            <text:p>10.53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47.37" calcext:value-type="float">
            <text:p>47.37</text:p>
          </table:table-cell>
          <table:table-cell office:value-type="float" office:value="63.16" calcext:value-type="float">
            <text:p>63.16</text:p>
          </table:table-cell>
          <table:table-cell office:value-type="float" office:value="56.25" calcext:value-type="float">
            <text:p>56.25</text:p>
          </table:table-cell>
          <table:table-cell office:value-type="float" office:value="54.55" calcext:value-type="float">
            <text:p>54.55</text:p>
          </table:table-cell>
          <table:table-cell office:value-type="float" office:value="51.43" calcext:value-type="float">
            <text:p>51.43</text:p>
          </table:table-cell>
          <table:table-cell office:value-type="float" office:value="21" calcext:value-type="float">
            <text:p>21</text:p>
          </table:table-cell>
          <table:table-cell office:value-type="float" office:value="0.506315789473684" calcext:value-type="float">
            <text:p>0.506315789473684</text:p>
          </table:table-cell>
          <table:table-cell office:value-type="float" office:value="0.436052631578947" calcext:value-type="float">
            <text:p>0.436052631578947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ecbaa757c0fde33014572902560f99a3eb4646aecbc8e712420ed8c7b1098b48</text:p>
          </table:table-cell>
          <table:table-cell office:value-type="float" office:value="10.53" calcext:value-type="float">
            <text:p>10.53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42.11" calcext:value-type="float">
            <text:p>42.11</text:p>
          </table:table-cell>
          <table:table-cell office:value-type="float" office:value="68.42" calcext:value-type="float">
            <text:p>68.42</text:p>
          </table:table-cell>
          <table:table-cell office:value-type="float" office:value="57.14" calcext:value-type="float">
            <text:p>57.14</text:p>
          </table:table-cell>
          <table:table-cell office:value-type="float" office:value="54.17" calcext:value-type="float">
            <text:p>54.17</text:p>
          </table:table-cell>
          <table:table-cell office:value-type="float" office:value="48.48" calcext:value-type="float">
            <text:p>48.48</text:p>
          </table:table-cell>
          <table:table-cell office:value-type="float" office:value="13" calcext:value-type="float">
            <text:p>13</text:p>
          </table:table-cell>
          <table:table-cell office:value-type="float" office:value="0.585263157894737" calcext:value-type="float">
            <text:p>0.585263157894737</text:p>
          </table:table-cell>
          <table:table-cell office:value-type="float" office:value="0.57421052631579" calcext:value-type="float">
            <text:p>0.5742105263157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5ca87c33ad97e8afb155b07e635afb7e1f9e59a8a13f0e43bb5c656addfe807b</text:p>
          </table:table-cell>
          <table:table-cell office:value-type="float" office:value="10.53" calcext:value-type="float">
            <text:p>10.53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42.11" calcext:value-type="float">
            <text:p>42.11</text:p>
          </table:table-cell>
          <table:table-cell office:value-type="float" office:value="68.42" calcext:value-type="float">
            <text:p>68.42</text:p>
          </table:table-cell>
          <table:table-cell office:value-type="float" office:value="57.14" calcext:value-type="float">
            <text:p>57.14</text:p>
          </table:table-cell>
          <table:table-cell office:value-type="float" office:value="54.17" calcext:value-type="float">
            <text:p>54.17</text:p>
          </table:table-cell>
          <table:table-cell office:value-type="float" office:value="48.48" calcext:value-type="float">
            <text:p>48.48</text:p>
          </table:table-cell>
          <table:table-cell office:value-type="float" office:value="13" calcext:value-type="float">
            <text:p>13</text:p>
          </table:table-cell>
          <table:table-cell office:value-type="float" office:value="0.585263157894737" calcext:value-type="float">
            <text:p>0.585263157894737</text:p>
          </table:table-cell>
          <table:table-cell office:value-type="float" office:value="0.57421052631579" calcext:value-type="float">
            <text:p>0.57421052631579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5ca87c33ad97e8afb155b07e635afb7e1f9e59a8a13f0e43bb5c656addfe807b</text:p>
          </table:table-cell>
          <table:table-cell office:value-type="float" office:value="18.95" calcext:value-type="float">
            <text:p>18.95</text:p>
          </table:table-cell>
          <table:table-cell table:style-name="ce6" office:value-type="float" office:value="59.47" calcext:value-type="float">
            <text:p>59.47</text:p>
          </table:table-cell>
          <table:table-cell office:value-type="float" office:value="49.47" calcext:value-type="float">
            <text:p>49.47</text:p>
          </table:table-cell>
          <table:table-cell office:value-type="float" office:value="69.47" calcext:value-type="float">
            <text:p>69.47</text:p>
          </table:table-cell>
          <table:table-cell office:value-type="float" office:value="61.66" calcext:value-type="float">
            <text:p>61.66</text:p>
          </table:table-cell>
          <table:table-cell office:value-type="float" office:value="58.12" calcext:value-type="float">
            <text:p>58.12</text:p>
          </table:table-cell>
          <table:table-cell office:value-type="float" office:value="54.72" calcext:value-type="float">
            <text:p>54.72</text:p>
          </table:table-cell>
          <table:table-cell office:value-type="float" office:value="0" calcext:value-type="float">
            <text:p>0</text:p>
          </table:table-cell>
          <table:table-cell office:value-type="float" office:value="114920" calcext:value-type="float">
            <text:p>114920</text:p>
          </table:table-cell>
          <table:table-cell office:value-type="float" office:value="0.009141274238227" calcext:value-type="float">
            <text:p>0.009141274238227</text:p>
          </table:table-cell>
          <table:table-cell office:value-type="float" office:value="0.002285318559557" calcext:value-type="float">
            <text:p>0.002285318559557</text:p>
          </table:table-cell>
          <table:table-cell office:value-type="float" office:value="0.007756232686981" calcext:value-type="float">
            <text:p>0.007756232686981</text:p>
          </table:table-cell>
          <table:table-cell office:value-type="float" office:value="0.001939058171745" calcext:value-type="float">
            <text:p>0.001939058171745</text:p>
          </table:table-cell>
          <table:table-cell office:value-type="float" office:value="0.002550367977566" calcext:value-type="float">
            <text:p>0.002550367977566</text:p>
          </table:table-cell>
          <table:table-cell office:value-type="float" office:value="0.002204323124699" calcext:value-type="float">
            <text:p>0.002204323124699</text:p>
          </table:table-cell>
          <table:table-cell office:value-type="float" office:value="0.004744774552247" calcext:value-type="float">
            <text:p>0.004744774552247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89e6267c5ad6cb312b35a9734b5b52ad89ff46c7f974a1d9f51f7b9140ff666", "bd737ec91a3cca7d646747ec16448d27f25d8fa104784a1abd764057f8589497", "fb68b5eea251ce1997d97778e5de3a437699ce1d07280c62d9271d171918ff0c", "27bb4b8cf3f66ee7117938b1dc4ae2458b6436a1cd4367c0717032a729c7b438", "e108a04749ad607a92fcb798d1fc1d337dd80810e52f1a66d4efeac92c11473e")</text:p>
          </table:table-cell>
          <table:table-cell office:value-type="float" office:value="15.79" calcext:value-type="float">
            <text:p>15.79</text:p>
          </table:table-cell>
          <table:table-cell table:style-name="ce6" office:value-type="float" office:value="57.89" calcext:value-type="float">
            <text:p>57.89</text:p>
          </table:table-cell>
          <table:table-cell office:value-type="float" office:value="49.47" calcext:value-type="float">
            <text:p>49.47</text:p>
          </table:table-cell>
          <table:table-cell office:value-type="float" office:value="66.32" calcext:value-type="float">
            <text:p>66.32</text:p>
          </table:table-cell>
          <table:table-cell office:value-type="float" office:value="59.88" calcext:value-type="float">
            <text:p>59.88</text:p>
          </table:table-cell>
          <table:table-cell office:value-type="float" office:value="56.69" calcext:value-type="float">
            <text:p>56.69</text:p>
          </table:table-cell>
          <table:table-cell office:value-type="float" office:value="53.99" calcext:value-type="float">
            <text:p>53.99</text:p>
          </table:table-cell>
          <table:table-cell office:value-type="float" office:value="36.15" calcext:value-type="float">
            <text:p>36.15</text:p>
          </table:table-cell>
          <table:table-cell office:value-type="float" office:value="229720" calcext:value-type="float">
            <text:p>229720</text:p>
          </table:table-cell>
          <table:table-cell office:value-type="float" office:value="0.00415512465374" calcext:value-type="float">
            <text:p>0.00415512465374</text:p>
          </table:table-cell>
          <table:table-cell office:value-type="float" office:value="0.001038781163435" calcext:value-type="float">
            <text:p>0.001038781163435</text:p>
          </table:table-cell>
          <table:table-cell office:value-type="float" office:value="0.002216066481994" calcext:value-type="float">
            <text:p>0.002216066481994</text:p>
          </table:table-cell>
          <table:table-cell office:value-type="float" office:value="0.006371191135734" calcext:value-type="float">
            <text:p>0.006371191135734</text:p>
          </table:table-cell>
          <table:table-cell office:value-type="float" office:value="0.002273089193311" calcext:value-type="float">
            <text:p>0.002273089193311</text:p>
          </table:table-cell>
          <table:table-cell office:value-type="float" office:value="0.000636216077929" calcext:value-type="float">
            <text:p>0.000636216077929</text:p>
          </table:table-cell>
          <table:table-cell office:value-type="float" office:value="0.000822101316647" calcext:value-type="float">
            <text:p>0.000822101316647</text:p>
          </table:table-cell>
          <table:table-cell office:value-type="float" office:value="0.000669789612097" calcext:value-type="float">
            <text:p>0.000669789612097</text:p>
          </table:table-cell>
          <table:table-cell office:value-type="float" office:value="549.2" calcext:value-type="float">
            <text:p>549.2</text:p>
          </table:table-cell>
          <table:table-cell office:value-type="float" office:value="223.445" calcext:value-type="float">
            <text:p>223.445</text:p>
          </table:table-cell>
          <table:table-cell office:value-type="string" calcext:value-type="string">
            <text:p>("9e8e4395f579b802221d7e88a0c0e7a898db100a58ca3025b3efc999a341e521", "0d750b58e47bb6b8ff86a934df5dad0833a0d966747d25fce410f95b80ee236d", "3bfc0ef9025fd3ecb0dd27e9f47ee373b4bdbc1e17cd9b422ebb8971caf4343d", "7e88ab9cc20f1289ef8f1f8f48b796c829c14fa1118363e1942cc1cba4501980", "6c0d05fac1c44364799aded528f52e0c49f9e6afa0eb87fd619086ef4409f22e")</text:p>
          </table:table-cell>
          <table:table-cell table:number-columns-repeated="87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8.42" calcext:value-type="float">
            <text:p>68.42</text:p>
          </table:table-cell>
          <table:table-cell office:value-type="float" office:value="64.71" calcext:value-type="float">
            <text:p>64.71</text:p>
          </table:table-cell>
          <table:table-cell office:value-type="float" office:value="61.9" calcext:value-type="float">
            <text:p>61.9</text:p>
          </table:table-cell>
          <table:table-cell office:value-type="float" office:value="61.11" calcext:value-type="float">
            <text:p>61.11</text:p>
          </table:table-cell>
          <table:table-cell office:value-type="float" office:value="19" calcext:value-type="float">
            <text:p>19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686842105263158" calcext:value-type="float">
            <text:p>0.686842105263158</text:p>
          </table:table-cell>
          <table:table-cell office:value-type="float" office:value="9.734" calcext:value-type="float">
            <text:p>9.734</text:p>
          </table:table-cell>
          <table:table-cell office:value-type="string" calcext:value-type="string">
            <text:p>33e00952f4df8e21866a475ab623964d01f42045216dfaef3fc878f413a79d44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8.42" calcext:value-type="float">
            <text:p>68.42</text:p>
          </table:table-cell>
          <table:table-cell office:value-type="float" office:value="64.71" calcext:value-type="float">
            <text:p>64.71</text:p>
          </table:table-cell>
          <table:table-cell office:value-type="float" office:value="61.9" calcext:value-type="float">
            <text:p>61.9</text:p>
          </table:table-cell>
          <table:table-cell office:value-type="float" office:value="61.11" calcext:value-type="float">
            <text:p>61.11</text:p>
          </table:table-cell>
          <table:table-cell office:value-type="float" office:value="19" calcext:value-type="float">
            <text:p>19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686842105263158" calcext:value-type="float">
            <text:p>0.686842105263158</text:p>
          </table:table-cell>
          <table:table-cell office:value-type="float" office:value="8.582" calcext:value-type="float">
            <text:p>8.582</text:p>
          </table:table-cell>
          <table:table-cell office:value-type="string" calcext:value-type="string">
            <text:p>33e00952f4df8e21866a475ab623964d01f42045216dfaef3fc878f413a79d4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957bf29167b8310f20e10f6bed1076395e2fe20e2a075ad5804c7e70eda0e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957bf29167b8310f20e10f6bed1076395e2fe20e2a075ad5804c7e70eda0e9</text:p>
          </table:table-cell>
          <table:table-cell office:value-type="float" office:value="57.89" calcext:value-type="float">
            <text:p>57.89</text:p>
          </table:table-cell>
          <table:table-cell table:style-name="ce6" office:value-type="float" office:value="78.95" calcext:value-type="float">
            <text:p>78.95</text:p>
          </table:table-cell>
          <table:table-cell office:value-type="float" office:value="73.68" calcext:value-type="float">
            <text:p>73.68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76.19" calcext:value-type="float">
            <text:p>76.19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0.748297213622291" calcext:value-type="float">
            <text:p>0.748297213622291</text:p>
          </table:table-cell>
          <table:table-cell office:value-type="float" office:value="0.69187306501548" calcext:value-type="float">
            <text:p>0.69187306501548</text:p>
          </table:table-cell>
          <table:table-cell office:value-type="float" office:value="5.949" calcext:value-type="float">
            <text:p>5.949</text:p>
          </table:table-cell>
          <table:table-cell office:value-type="string" calcext:value-type="string">
            <text:p>3aa51882cb4dab3d685df2640bfddc3f4d64bb8423ba806b3cc5481fa7a554cc</text:p>
          </table:table-cell>
          <table:table-cell office:value-type="float" office:value="57.89" calcext:value-type="float">
            <text:p>57.89</text:p>
          </table:table-cell>
          <table:table-cell table:style-name="ce6" office:value-type="float" office:value="78.95" calcext:value-type="float">
            <text:p>78.95</text:p>
          </table:table-cell>
          <table:table-cell office:value-type="float" office:value="73.68" calcext:value-type="float">
            <text:p>73.68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76.19" calcext:value-type="float">
            <text:p>76.19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0.748297213622291" calcext:value-type="float">
            <text:p>0.748297213622291</text:p>
          </table:table-cell>
          <table:table-cell office:value-type="float" office:value="0.69187306501548" calcext:value-type="float">
            <text:p>0.69187306501548</text:p>
          </table:table-cell>
          <table:table-cell office:value-type="float" office:value="5.177" calcext:value-type="float">
            <text:p>5.177</text:p>
          </table:table-cell>
          <table:table-cell office:value-type="string" calcext:value-type="string">
            <text:p>456ce1c2683b0c3ec38efd0f0781c9f7028e6104141f6371b93bd01aabd1fb04</text:p>
          </table:table-cell>
          <table:table-cell office:value-type="float" office:value="52.63" calcext:value-type="float">
            <text:p>52.63</text:p>
          </table:table-cell>
          <table:table-cell table:style-name="ce6" office:value-type="float" office:value="76.32" calcext:value-type="float">
            <text:p>76.32</text:p>
          </table:table-cell>
          <table:table-cell office:value-type="float" office:value="68.42" calcext:value-type="float">
            <text:p>68.42</text:p>
          </table:table-cell>
          <table:table-cell office:value-type="float" office:value="84.21" calcext:value-type="float">
            <text:p>84.21</text:p>
          </table:table-cell>
          <table:table-cell office:value-type="float" office:value="81.25" calcext:value-type="float">
            <text:p>81.25</text:p>
          </table:table-cell>
          <table:table-cell office:value-type="float" office:value="72.73" calcext:value-type="float">
            <text:p>72.73</text:p>
          </table:table-cell>
          <table:table-cell office:value-type="float" office:value="74.29" calcext:value-type="float">
            <text:p>74.29</text:p>
          </table:table-cell>
          <table:table-cell office:value-type="float" office:value="11" calcext:value-type="float">
            <text:p>11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671345029239766" calcext:value-type="float">
            <text:p>0.671345029239766</text:p>
          </table:table-cell>
          <table:table-cell office:value-type="float" office:value="4.422" calcext:value-type="float">
            <text:p>4.422</text:p>
          </table:table-cell>
          <table:table-cell office:value-type="string" calcext:value-type="string">
            <text:p>4a0256b7082e54c89112614806a7ddd39eb33df41b7d99c971b5da1f113579a5</text:p>
          </table:table-cell>
          <table:table-cell office:value-type="float" office:value="52.63" calcext:value-type="float">
            <text:p>52.63</text:p>
          </table:table-cell>
          <table:table-cell table:style-name="ce6" office:value-type="float" office:value="76.32" calcext:value-type="float">
            <text:p>76.32</text:p>
          </table:table-cell>
          <table:table-cell office:value-type="float" office:value="68.42" calcext:value-type="float">
            <text:p>68.42</text:p>
          </table:table-cell>
          <table:table-cell office:value-type="float" office:value="84.21" calcext:value-type="float">
            <text:p>84.21</text:p>
          </table:table-cell>
          <table:table-cell office:value-type="float" office:value="81.25" calcext:value-type="float">
            <text:p>81.25</text:p>
          </table:table-cell>
          <table:table-cell office:value-type="float" office:value="72.73" calcext:value-type="float">
            <text:p>72.73</text:p>
          </table:table-cell>
          <table:table-cell office:value-type="float" office:value="74.29" calcext:value-type="float">
            <text:p>74.29</text:p>
          </table:table-cell>
          <table:table-cell office:value-type="float" office:value="11" calcext:value-type="float">
            <text:p>11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671345029239766" calcext:value-type="float">
            <text:p>0.671345029239766</text:p>
          </table:table-cell>
          <table:table-cell office:value-type="float" office:value="3.783" calcext:value-type="float">
            <text:p>3.783</text:p>
          </table:table-cell>
          <table:table-cell office:value-type="string" calcext:value-type="string">
            <text:p>4a0256b7082e54c89112614806a7ddd39eb33df41b7d99c971b5da1f113579a5</text:p>
          </table:table-cell>
          <table:table-cell office:value-type="float" office:value="41.05" calcext:value-type="float">
            <text:p>41.05</text:p>
          </table:table-cell>
          <table:table-cell table:style-name="ce6" office:value-type="float" office:value="70.53" calcext:value-type="float">
            <text:p>70.53</text:p>
          </table:table-cell>
          <table:table-cell office:value-type="float" office:value="55.79" calcext:value-type="float">
            <text:p>55.79</text:p>
          </table:table-cell>
          <table:table-cell office:value-type="float" office:value="85.26" calcext:value-type="float">
            <text:p>85.26</text:p>
          </table:table-cell>
          <table:table-cell office:value-type="float" office:value="79.48" calcext:value-type="float">
            <text:p>79.48</text:p>
          </table:table-cell>
          <table:table-cell office:value-type="float" office:value="66.18" calcext:value-type="float">
            <text:p>66.18</text:p>
          </table:table-cell>
          <table:table-cell office:value-type="float" office:value="65.06" calcext:value-type="float">
            <text:p>65.06</text:p>
          </table:table-cell>
          <table:table-cell office:value-type="float" office:value="0" calcext:value-type="float">
            <text:p>0</text:p>
          </table:table-cell>
          <table:table-cell office:value-type="float" office:value="111720" calcext:value-type="float">
            <text:p>111720</text:p>
          </table:table-cell>
          <table:table-cell office:value-type="float" office:value="0.014404432132964" calcext:value-type="float">
            <text:p>0.014404432132964</text:p>
          </table:table-cell>
          <table:table-cell office:value-type="float" office:value="0.003601108033241" calcext:value-type="float">
            <text:p>0.003601108033241</text:p>
          </table:table-cell>
          <table:table-cell office:value-type="float" office:value="0.01191135734072" calcext:value-type="float">
            <text:p>0.01191135734072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8090004629303" calcext:value-type="float">
            <text:p>0.008090004629303</text:p>
          </table:table-cell>
          <table:table-cell office:value-type="float" office:value="0.003126677199479" calcext:value-type="float">
            <text:p>0.003126677199479</text:p>
          </table:table-cell>
          <table:table-cell office:value-type="float" office:value="0.007560914354208" calcext:value-type="float">
            <text:p>0.007560914354208</text:p>
          </table:table-cell>
          <table:table-cell office:value-type="float" office:value="0" calcext:value-type="float">
            <text:p>0</text:p>
          </table:table-cell>
          <table:table-cell office:value-type="float" office:value="437.2" calcext:value-type="float">
            <text:p>4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3b90206f2fcf7106317ebcbbc8fd99ac57b279ca95f3e268de5f8b1afe9aef", "537e20a8402d6a538c16f101b67f31dd5f79869f6f5aa3a682a180b627f81711", "5286298a7e1d2911bc445acce7085cf08c29cf446b7af4902985c98d8846609a", "58c4bbad0dab1a1bbbbdcf02b1ebbc81d8397c53de56e4fc15ca51d48bb1e491", "27a88bcd78dc1b34a27b12274a69a83c78e31dd265e1b82a2027ca3e199a40f7")</text:p>
          </table:table-cell>
          <table:table-cell office:value-type="float" office:value="45.26" calcext:value-type="float">
            <text:p>45.26</text:p>
          </table:table-cell>
          <table:table-cell table:style-name="ce6" office:value-type="float" office:value="72.63" calcext:value-type="float">
            <text:p>72.63</text:p>
          </table:table-cell>
          <table:table-cell office:value-type="float" office:value="55.79" calcext:value-type="float">
            <text:p>55.79</text:p>
          </table:table-cell>
          <table:table-cell office:value-type="float" office:value="89.47" calcext:value-type="float">
            <text:p>89.47</text:p>
          </table:table-cell>
          <table:table-cell office:value-type="float" office:value="84.51" calcext:value-type="float">
            <text:p>84.51</text:p>
          </table:table-cell>
          <table:table-cell office:value-type="float" office:value="67.05" calcext:value-type="float">
            <text:p>67.05</text:p>
          </table:table-cell>
          <table:table-cell office:value-type="float" office:value="66.94" calcext:value-type="float">
            <text:p>66.94</text:p>
          </table:table-cell>
          <table:table-cell office:value-type="float" office:value="37.18" calcext:value-type="float">
            <text:p>37.18</text:p>
          </table:table-cell>
          <table:table-cell office:value-type="float" office:value="224360" calcext:value-type="float">
            <text:p>224360</text:p>
          </table:table-cell>
          <table:table-cell office:value-type="float" office:value="0.006371191135734" calcext:value-type="float">
            <text:p>0.006371191135734</text:p>
          </table:table-cell>
          <table:table-cell office:value-type="float" office:value="0.001592797783934" calcext:value-type="float">
            <text:p>0.001592797783934</text:p>
          </table:table-cell>
          <table:table-cell office:value-type="float" office:value="0.004986149584488" calcext:value-type="float">
            <text:p>0.004986149584488</text:p>
          </table:table-cell>
          <table:table-cell office:value-type="float" office:value="0.002770083102493" calcext:value-type="float">
            <text:p>0.002770083102493</text:p>
          </table:table-cell>
          <table:table-cell office:value-type="float" office:value="0.004853179288244" calcext:value-type="float">
            <text:p>0.004853179288244</text:p>
          </table:table-cell>
          <table:table-cell office:value-type="float" office:value="0.001282769798747" calcext:value-type="float">
            <text:p>0.001282769798747</text:p>
          </table:table-cell>
          <table:table-cell office:value-type="float" office:value="0.003143143671566" calcext:value-type="float">
            <text:p>0.003143143671566</text:p>
          </table:table-cell>
          <table:table-cell office:value-type="float" office:value="0.00047255095332" calcext:value-type="float">
            <text:p>0.00047255095332</text:p>
          </table:table-cell>
          <table:table-cell office:value-type="float" office:value="752.8" calcext:value-type="float">
            <text:p>752.8</text:p>
          </table:table-cell>
          <table:table-cell office:value-type="float" office:value="226.003" calcext:value-type="float">
            <text:p>226.003</text:p>
          </table:table-cell>
          <table:table-cell office:value-type="string" calcext:value-type="string">
            <text:p>("ee62236e01e606620878226f155ec6c8ade0f41e7aecbefc771f61cbdd0f671c", "bc38102a1483b0b39c8d8feb0f1541783068ec52686321830943896c8636210d", "a74bd4144abe096189ac44b00786b0f38dd32ebc7b6f96035d259448b78b99f1", "71f9ee34d4c0064ef37f5a59af0c4f205be3c80ecd46bb2320994ecae4dbd31a", "044714a1228d4b1f47cd5d151b52651657757eea4618e1b7512ffbd2d19770bf")</text:p>
          </table:table-cell>
          <table:table-cell table:number-columns-repeated="87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698245614035088" calcext:value-type="float">
            <text:p>0.698245614035088</text:p>
          </table:table-cell>
          <table:table-cell office:value-type="float" office:value="0.596929824561404" calcext:value-type="float">
            <text:p>0.596929824561404</text:p>
          </table:table-cell>
          <table:table-cell office:value-type="float" office:value="1.888" calcext:value-type="float">
            <text:p>1.888</text:p>
          </table:table-cell>
          <table:table-cell office:value-type="string" calcext:value-type="string">
            <text:p>92479441777d4da6cba13175d3569d93e83abfa2860d9f2934555664e85105f7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698245614035088" calcext:value-type="float">
            <text:p>0.698245614035088</text:p>
          </table:table-cell>
          <table:table-cell office:value-type="float" office:value="0.596929824561404" calcext:value-type="float">
            <text:p>0.596929824561404</text:p>
          </table:table-cell>
          <table:table-cell office:value-type="float" office:value="1.822" calcext:value-type="float">
            <text:p>1.822</text:p>
          </table:table-cell>
          <table:table-cell office:value-type="string" calcext:value-type="string">
            <text:p>92479441777d4da6cba13175d3569d93e83abfa2860d9f2934555664e85105f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dce7edbfe4a442492bfdd53b6750ac328e91898d4c74fcb563867e377ae65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fdce7edbfe4a442492bfdd53b6750ac328e91898d4c74fcb563867e377ae652</text:p>
          </table:table-cell>
          <table:table-cell office:value-type="float" office:value="20.17" calcext:value-type="float">
            <text:p>20.17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4.55" calcext:value-type="float">
            <text:p>54.55</text:p>
          </table:table-cell>
          <table:table-cell office:value-type="float" office:value="23" calcext:value-type="float">
            <text:p>23</text:p>
          </table:table-cell>
          <table:table-cell office:value-type="float" office:value="0.580701754385965" calcext:value-type="float">
            <text:p>0.580701754385965</text:p>
          </table:table-cell>
          <table:table-cell office:value-type="float" office:value="0.516228070175439" calcext:value-type="float">
            <text:p>0.516228070175439</text:p>
          </table:table-cell>
          <table:table-cell office:value-type="float" office:value="3.212" calcext:value-type="float">
            <text:p>3.212</text:p>
          </table:table-cell>
          <table:table-cell office:value-type="string" calcext:value-type="string">
            <text:p>b59c46a8597c554b5b2889d72347769d542f430a2a0d41a52a71482b5cddf0cc</text:p>
          </table:table-cell>
          <table:table-cell office:value-type="float" office:value="9.01" calcext:value-type="float">
            <text:p>9.01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38.89" calcext:value-type="float">
            <text:p>38.89</text:p>
          </table:table-cell>
          <table:table-cell office:value-type="float" office:value="70" calcext:value-type="float">
            <text:p>70</text:p>
          </table:table-cell>
          <table:table-cell office:value-type="float" office:value="53.85" calcext:value-type="float">
            <text:p>53.85</text:p>
          </table:table-cell>
          <table:table-cell office:value-type="float" office:value="56" calcext:value-type="float">
            <text:p>56</text:p>
          </table:table-cell>
          <table:table-cell office:value-type="float" office:value="45.16" calcext:value-type="float">
            <text:p>45.16</text:p>
          </table:table-cell>
          <table:table-cell office:value-type="float" office:value="21" calcext:value-type="float">
            <text:p>21</text:p>
          </table:table-cell>
          <table:table-cell office:value-type="float" office:value="0.580701754385965" calcext:value-type="float">
            <text:p>0.580701754385965</text:p>
          </table:table-cell>
          <table:table-cell office:value-type="float" office:value="0.516228070175439" calcext:value-type="float">
            <text:p>0.516228070175439</text:p>
          </table:table-cell>
          <table:table-cell office:value-type="float" office:value="2.514" calcext:value-type="float">
            <text:p>2.514</text:p>
          </table:table-cell>
          <table:table-cell office:value-type="string" calcext:value-type="string">
            <text:p>1bb02e0dbe05277b747a7174321a3e32b6d41301ba6f7f7b2e4c1e9a8691dada</text:p>
          </table:table-cell>
          <table:table-cell office:value-type="float" office:value="8.5" calcext:value-type="float">
            <text:p>8.5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33.33" calcext:value-type="float">
            <text:p>33.33</text:p>
          </table:table-cell>
          <table:table-cell office:value-type="float" office:value="75" calcext:value-type="float">
            <text:p>75</text:p>
          </table:table-cell>
          <table:table-cell office:value-type="float" office:value="54.55" calcext:value-type="float">
            <text:p>54.55</text:p>
          </table:table-cell>
          <table:table-cell office:value-type="float" office:value="55.56" calcext:value-type="float">
            <text:p>55.56</text:p>
          </table:table-cell>
          <table:table-cell office:value-type="float" office:value="41.38" calcext:value-type="float">
            <text:p>41.38</text:p>
          </table:table-cell>
          <table:table-cell office:value-type="float" office:value="13" calcext:value-type="float">
            <text:p>13</text:p>
          </table:table-cell>
          <table:table-cell office:value-type="float" office:value="0.564912280701754" calcext:value-type="float">
            <text:p>0.564912280701754</text:p>
          </table:table-cell>
          <table:table-cell office:value-type="float" office:value="0.48859649122807" calcext:value-type="float">
            <text:p>0.48859649122807</text:p>
          </table:table-cell>
          <table:table-cell office:value-type="float" office:value="2.243" calcext:value-type="float">
            <text:p>2.243</text:p>
          </table:table-cell>
          <table:table-cell office:value-type="string" calcext:value-type="string">
            <text:p>686d429067a8f255180037801f305fcd4fc795a0410210f7809a2d6f5255c389</text:p>
          </table:table-cell>
          <table:table-cell office:value-type="float" office:value="8.5" calcext:value-type="float">
            <text:p>8.5</text:p>
          </table:table-cell>
          <table:table-cell table:style-name="ce6" office:value-type="float" office:value="55.26" calcext:value-type="float">
            <text:p>55.26</text:p>
          </table:table-cell>
          <table:table-cell office:value-type="float" office:value="33.33" calcext:value-type="float">
            <text:p>33.33</text:p>
          </table:table-cell>
          <table:table-cell office:value-type="float" office:value="75" calcext:value-type="float">
            <text:p>75</text:p>
          </table:table-cell>
          <table:table-cell office:value-type="float" office:value="54.55" calcext:value-type="float">
            <text:p>54.55</text:p>
          </table:table-cell>
          <table:table-cell office:value-type="float" office:value="55.56" calcext:value-type="float">
            <text:p>55.56</text:p>
          </table:table-cell>
          <table:table-cell office:value-type="float" office:value="41.38" calcext:value-type="float">
            <text:p>41.38</text:p>
          </table:table-cell>
          <table:table-cell office:value-type="float" office:value="13" calcext:value-type="float">
            <text:p>13</text:p>
          </table:table-cell>
          <table:table-cell office:value-type="float" office:value="0.564912280701754" calcext:value-type="float">
            <text:p>0.564912280701754</text:p>
          </table:table-cell>
          <table:table-cell office:value-type="float" office:value="0.48859649122807" calcext:value-type="float">
            <text:p>0.48859649122807</text:p>
          </table:table-cell>
          <table:table-cell office:value-type="float" office:value="2.007" calcext:value-type="float">
            <text:p>2.007</text:p>
          </table:table-cell>
          <table:table-cell office:value-type="string" calcext:value-type="string">
            <text:p>686d429067a8f255180037801f305fcd4fc795a0410210f7809a2d6f5255c389</text:p>
          </table:table-cell>
          <table:table-cell office:value-type="float" office:value="24.35" calcext:value-type="float">
            <text:p>24.35</text:p>
          </table:table-cell>
          <table:table-cell table:style-name="ce6" office:value-type="float" office:value="62.63" calcext:value-type="float">
            <text:p>62.63</text:p>
          </table:table-cell>
          <table:table-cell office:value-type="float" office:value="51.11" calcext:value-type="float">
            <text:p>51.11</text:p>
          </table:table-cell>
          <table:table-cell office:value-type="float" office:value="73" calcext:value-type="float">
            <text:p>73</text:p>
          </table:table-cell>
          <table:table-cell office:value-type="float" office:value="63.25" calcext:value-type="float">
            <text:p>63.25</text:p>
          </table:table-cell>
          <table:table-cell office:value-type="float" office:value="62.4" calcext:value-type="float">
            <text:p>62.4</text:p>
          </table:table-cell>
          <table:table-cell office:value-type="float" office:value="56.39" calcext:value-type="float">
            <text:p>56.39</text:p>
          </table:table-cell>
          <table:table-cell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0.003288623892486" calcext:value-type="float">
            <text:p>0.003288623892486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2160493827161" calcext:value-type="float">
            <text:p>0.002160493827161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013217492589" calcext:value-type="float">
            <text:p>0.002013217492589</text:p>
          </table:table-cell>
          <table:table-cell office:value-type="float" office:value="0.000471129285993" calcext:value-type="float">
            <text:p>0.000471129285993</text:p>
          </table:table-cell>
          <table:table-cell office:value-type="float" office:value="0.001184221793165" calcext:value-type="float">
            <text:p>0.001184221793165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616c5a61e1893a0bd35d4678b32874474ac35c634afc262318162fc8f56db33", "25ed316a08c46de6f588c993f79cb191d10a4311dd9deff69c9ee2bcc8aa90f4", "eb59a543e8f205fe957b884f65183ee4f6204305fd7f4bc0bd2e9a7f3db273e0", "abca87bb252915c3837960d4149073020a2e5cda4a2d90ec88710f6ab9b808fb", "357992e6cd880efebb4f47e68150bc213b27e39b58abd4966f277b44eaef73b4")</text:p>
          </table:table-cell>
          <table:table-cell office:value-type="float" office:value="23.25" calcext:value-type="float">
            <text:p>23.25</text:p>
          </table:table-cell>
          <table:table-cell table:style-name="ce6" office:value-type="float" office:value="62.11" calcext:value-type="float">
            <text:p>62.1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62.97" calcext:value-type="float">
            <text:p>62.97</text:p>
          </table:table-cell>
          <table:table-cell office:value-type="float" office:value="61.78" calcext:value-type="float">
            <text:p>61.78</text:p>
          </table:table-cell>
          <table:table-cell office:value-type="float" office:value="55.57" calcext:value-type="float">
            <text:p>55.57</text:p>
          </table:table-cell>
          <table:table-cell office:value-type="float" office:value="38.72" calcext:value-type="float">
            <text:p>38.72</text:p>
          </table:table-cell>
          <table:table-cell office:value-type="float" office:value="228040" calcext:value-type="float">
            <text:p>228040</text:p>
          </table:table-cell>
          <table:table-cell office:value-type="float" office:value="0.011768157942503" calcext:value-type="float">
            <text:p>0.011768157942503</text:p>
          </table:table-cell>
          <table:table-cell office:value-type="float" office:value="0.00297783933518" calcext:value-type="float">
            <text:p>0.00297783933518</text:p>
          </table:table-cell>
          <table:table-cell office:value-type="float" office:value="0.003086419753086" calcext:value-type="float">
            <text:p>0.00308641975308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835275286585" calcext:value-type="float">
            <text:p>0.005835275286585</text:p>
          </table:table-cell>
          <table:table-cell office:value-type="float" office:value="0.001728402889364" calcext:value-type="float">
            <text:p>0.001728402889364</text:p>
          </table:table-cell>
          <table:table-cell office:value-type="float" office:value="0.003164143756676" calcext:value-type="float">
            <text:p>0.003164143756676</text:p>
          </table:table-cell>
          <table:table-cell office:value-type="float" office:value="0.000505424063116" calcext:value-type="float">
            <text:p>0.000505424063116</text:p>
          </table:table-cell>
          <table:table-cell office:value-type="float" office:value="1066.8" calcext:value-type="float">
            <text:p>1066.8</text:p>
          </table:table-cell>
          <table:table-cell office:value-type="float" office:value="221.172" calcext:value-type="float">
            <text:p>221.172</text:p>
          </table:table-cell>
          <table:table-cell office:value-type="string" calcext:value-type="string">
            <text:p>("754750c059dd0842c0930c99a400da8089e8aeae6f7f3c5597da57e08a119c20", "b0eabf6c99d957a616d5fc5478d7baf1414239cb79643b29b00341a99057f2a3", "5bbdce5016ab44890eba0f274c09f8deb787929a3bd34976760b2fd3ca0f757d", "02c048802cf4f492262d6e0b265f3882ed8ed8bd71de619e247fbdc568080347", "e6b2af69ae574f48878eefdfd065b8131931f1d4c5bc362539be3dfa73ada20c")</text:p>
          </table:table-cell>
          <table:table-cell table:number-columns-repeated="87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5.596" calcext:value-type="float">
            <text:p>5.596</text:p>
          </table:table-cell>
          <table:table-cell office:value-type="string" calcext:value-type="string">
            <text:p>cc4b57a1e4f8094b40431c9107bb29de5cc4ca20eb8bd4595c603114ae28fe2f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5.103" calcext:value-type="float">
            <text:p>5.103</text:p>
          </table:table-cell>
          <table:table-cell office:value-type="string" calcext:value-type="string">
            <text:p>cc4b57a1e4f8094b40431c9107bb29de5cc4ca20eb8bd4595c603114ae28fe2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c392f142cd3e35b0898cf45e84b9a1628b64c33a42c6473b4613e0f193099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6c392f142cd3e35b0898cf45e84b9a1628b64c33a42c6473b4613e0f193099d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4.998" calcext:value-type="float">
            <text:p>4.998</text:p>
          </table:table-cell>
          <table:table-cell office:value-type="string" calcext:value-type="string">
            <text:p>eee370818721ef1bb69fd35c4a48fd3ff829a2f73f45c652809d61793ccb7a84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5.391" calcext:value-type="float">
            <text:p>5.391</text:p>
          </table:table-cell>
          <table:table-cell office:value-type="string" calcext:value-type="string">
            <text:p>eee370818721ef1bb69fd35c4a48fd3ff829a2f73f45c652809d61793ccb7a84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4.485" calcext:value-type="float">
            <text:p>4.485</text:p>
          </table:table-cell>
          <table:table-cell office:value-type="string" calcext:value-type="string">
            <text:p>cc4b57a1e4f8094b40431c9107bb29de5cc4ca20eb8bd4595c603114ae28fe2f</text:p>
          </table:table-cell>
          <table:table-cell office:value-type="float" office:value="5.26" calcext:value-type="float">
            <text:p>5.26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57.89" calcext:value-type="float">
            <text:p>57.89</text:p>
          </table:table-cell>
          <table:table-cell office:value-type="float" office:value="47.37" calcext:value-type="float">
            <text:p>47.37</text:p>
          </table:table-cell>
          <table:table-cell office:value-type="float" office:value="52.38" calcext:value-type="float">
            <text:p>52.38</text:p>
          </table:table-cell>
          <table:table-cell office:value-type="float" office:value="52.94" calcext:value-type="float">
            <text:p>52.9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666315789473684" calcext:value-type="float">
            <text:p>0.666315789473684</text:p>
          </table:table-cell>
          <table:table-cell office:value-type="float" office:value="0.566052631578947" calcext:value-type="float">
            <text:p>0.566052631578947</text:p>
          </table:table-cell>
          <table:table-cell office:value-type="float" office:value="4.993" calcext:value-type="float">
            <text:p>4.993</text:p>
          </table:table-cell>
          <table:table-cell office:value-type="string" calcext:value-type="string">
            <text:p>cc4b57a1e4f8094b40431c9107bb29de5cc4ca20eb8bd4595c603114ae28fe2f</text:p>
          </table:table-cell>
          <table:table-cell office:value-type="float" office:value="29.47" calcext:value-type="float">
            <text:p>29.47</text:p>
          </table:table-cell>
          <table:table-cell table:style-name="ce6" office:value-type="float" office:value="64.74" calcext:value-type="float">
            <text:p>64.74</text:p>
          </table:table-cell>
          <table:table-cell office:value-type="float" office:value="65.26" calcext:value-type="float">
            <text:p>65.26</text:p>
          </table:table-cell>
          <table:table-cell office:value-type="float" office:value="64.21" calcext:value-type="float">
            <text:p>64.21</text:p>
          </table:table-cell>
          <table:table-cell office:value-type="float" office:value="64.68" calcext:value-type="float">
            <text:p>64.68</text:p>
          </table:table-cell>
          <table:table-cell table:number-columns-repeated="2" office:value-type="float" office:value="64.91" calcext:value-type="float">
            <text:p>64.91</text:p>
          </table:table-cell>
          <table:table-cell office:value-type="float" office:value="0" calcext:value-type="float">
            <text:p>0</text:p>
          </table:table-cell>
          <table:table-cell office:value-type="float" office:value="108120" calcext:value-type="float">
            <text:p>108120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0207756232687" calcext:value-type="float">
            <text:p>0.000207756232687</text:p>
          </table:table-cell>
          <table:table-cell office:value-type="float" office:value="0.000831024930748" calcext:value-type="float">
            <text:p>0.000831024930748</text:p>
          </table:table-cell>
          <table:table-cell office:value-type="float" office:value="0.001939058171745" calcext:value-type="float">
            <text:p>0.001939058171745</text:p>
          </table:table-cell>
          <table:table-cell office:value-type="float" office:value="0.000450370914756" calcext:value-type="float">
            <text:p>0.000450370914756</text:p>
          </table:table-cell>
          <table:table-cell office:value-type="float" office:value="0.000155338453887" calcext:value-type="float">
            <text:p>0.000155338453887</text:p>
          </table:table-cell>
          <table:table-cell office:value-type="float" office:value="0.000154198032726" calcext:value-type="float">
            <text:p>0.000154198032726</text:p>
          </table:table-cell>
          <table:table-cell office:value-type="float" office:value="0" calcext:value-type="float">
            <text:p>0</text:p>
          </table:table-cell>
          <table:table-cell office:value-type="float" office:value="177.2" calcext:value-type="float">
            <text:p>1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7fc6f928a29bf6b0146301291409772492c4b7e53972a170213a0408f2e8af", "865508a6cb8b0303230303f10fa2efc950b6a5e8b0fae3271067e86fdab3ebba", "ba9451f33ead63448e6910d7da2e7af235a09c406645ba1b48909e2d36fcf458", "986553a0b1609fcc044d0940a9add008b98140015fb1bceec4198446bb868f37", "2b3f9187ca2e43ecc366c644dfaa85bb84eceb845c5b777b4048e949dfc2dd5e")</text:p>
          </table:table-cell>
          <table:table-cell office:value-type="float" office:value="28.42" calcext:value-type="float">
            <text:p>28.42</text:p>
          </table:table-cell>
          <table:table-cell table:style-name="ce6" office:value-type="float" office:value="64.21" calcext:value-type="float">
            <text:p>64.21</text:p>
          </table:table-cell>
          <table:table-cell office:value-type="float" office:value="69.47" calcext:value-type="float">
            <text:p>69.47</text:p>
          </table:table-cell>
          <table:table-cell office:value-type="float" office:value="58.95" calcext:value-type="float">
            <text:p>58.95</text:p>
          </table:table-cell>
          <table:table-cell office:value-type="float" office:value="63.12" calcext:value-type="float">
            <text:p>63.12</text:p>
          </table:table-cell>
          <table:table-cell office:value-type="float" office:value="65.92" calcext:value-type="float">
            <text:p>65.92</text:p>
          </table:table-cell>
          <table:table-cell office:value-type="float" office:value="66" calcext:value-type="float">
            <text:p>66</text:p>
          </table:table-cell>
          <table:table-cell office:value-type="float" office:value="33.97" calcext:value-type="float">
            <text:p>33.97</text:p>
          </table:table-cell>
          <table:table-cell office:value-type="float" office:value="216600" calcext:value-type="float">
            <text:p>216600</text:p>
          </table:table-cell>
          <table:table-cell office:value-type="float" office:value="0.009141274238227" calcext:value-type="float">
            <text:p>0.009141274238227</text:p>
          </table:table-cell>
          <table:table-cell office:value-type="float" office:value="0.002285318559557" calcext:value-type="float">
            <text:p>0.002285318559557</text:p>
          </table:table-cell>
          <table:table-cell office:value-type="float" office:value="0.003324099722992" calcext:value-type="float">
            <text:p>0.003324099722992</text:p>
          </table:table-cell>
          <table:table-cell office:value-type="float" office:value="0.007479224376731" calcext:value-type="float">
            <text:p>0.007479224376731</text:p>
          </table:table-cell>
          <table:table-cell office:value-type="float" office:value="0.002713660296426" calcext:value-type="float">
            <text:p>0.002713660296426</text:p>
          </table:table-cell>
          <table:table-cell office:value-type="float" office:value="0.002622779395284" calcext:value-type="float">
            <text:p>0.002622779395284</text:p>
          </table:table-cell>
          <table:table-cell office:value-type="float" office:value="0.001715015237806" calcext:value-type="float">
            <text:p>0.001715015237806</text:p>
          </table:table-cell>
          <table:table-cell office:value-type="float" office:value="0.000883464825773" calcext:value-type="float">
            <text:p>0.000883464825773</text:p>
          </table:table-cell>
          <table:table-cell office:value-type="float" office:value="710" calcext:value-type="float">
            <text:p>710</text:p>
          </table:table-cell>
          <table:table-cell office:value-type="float" office:value="217.058" calcext:value-type="float">
            <text:p>217.058</text:p>
          </table:table-cell>
          <table:table-cell office:value-type="string" calcext:value-type="string">
            <text:p>("c437e933bcb35a4a44602a15067e64a2cda5426756abf5db9a4a6807282c5a90", "b42e0e2397340ca7a5db268d89e4ccdbc545eb3e51350e7d5dc732d85a15ac49", "ad7ec9cb89e60b5aae151d1c003ed0a568b501cd97886d1de9ae4cc5f1548786", "be96f7acaaf790bdd1554675d886f241695167929ec03c653248f28c48ac3b2b", "832c264ab4eb9c937b008417aed483ebf45306813376d19bfa2cd7ebb9308e0c")</text:p>
          </table:table-cell>
          <table:table-cell table:number-columns-repeated="87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-13.03" calcext:value-type="float">
            <text:p>-13.03</text:p>
          </table:table-cell>
          <table:table-cell table:style-name="ce6" office:value-type="float" office:value="44.74" calcext:value-type="float">
            <text:p>44.74</text:p>
          </table:table-cell>
          <table:table-cell office:value-type="float" office:value="22.22" calcext:value-type="float">
            <text:p>22.22</text:p>
          </table:table-cell>
          <table:table-cell office:value-type="float" office:value="65" calcext:value-type="float">
            <text:p>65</text:p>
          </table:table-cell>
          <table:table-cell office:value-type="float" office:value="36.36" calcext:value-type="float">
            <text:p>36.36</text:p>
          </table:table-cell>
          <table:table-cell office:value-type="float" office:value="48.15" calcext:value-type="float">
            <text:p>48.15</text:p>
          </table:table-cell>
          <table:table-cell office:value-type="float" office:value="27.59" calcext:value-type="float">
            <text:p>27.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.139" calcext:value-type="float">
            <text:p>3.139</text:p>
          </table:table-cell>
          <table:table-cell office:value-type="string" calcext:value-type="string">
            <text:p>05ad755bba8b5c90fccc367b4bead08d5305308920bc765291996db2c253481a</text:p>
          </table:table-cell>
          <table:table-cell office:value-type="float" office:value="-13.03" calcext:value-type="float">
            <text:p>-13.03</text:p>
          </table:table-cell>
          <table:table-cell table:style-name="ce6" office:value-type="float" office:value="44.74" calcext:value-type="float">
            <text:p>44.74</text:p>
          </table:table-cell>
          <table:table-cell office:value-type="float" office:value="22.22" calcext:value-type="float">
            <text:p>22.22</text:p>
          </table:table-cell>
          <table:table-cell office:value-type="float" office:value="65" calcext:value-type="float">
            <text:p>65</text:p>
          </table:table-cell>
          <table:table-cell office:value-type="float" office:value="36.36" calcext:value-type="float">
            <text:p>36.36</text:p>
          </table:table-cell>
          <table:table-cell office:value-type="float" office:value="48.15" calcext:value-type="float">
            <text:p>48.15</text:p>
          </table:table-cell>
          <table:table-cell office:value-type="float" office:value="27.59" calcext:value-type="float">
            <text:p>27.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.777" calcext:value-type="float">
            <text:p>2.777</text:p>
          </table:table-cell>
          <table:table-cell office:value-type="string" calcext:value-type="string">
            <text:p>05ad755bba8b5c90fccc367b4bead08d5305308920bc765291996db2c253481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ec20133d972146afa3b6a56c89dd75b69b741ca276702933a3cdf441008fa5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c20133d972146afa3b6a56c89dd75b69b741ca276702933a3cdf441008fa54</text:p>
          </table:table-cell>
          <table:table-cell office:value-type="float" office:value="16.02" calcext:value-type="float">
            <text:p>16.02</text:p>
          </table:table-cell>
          <table:table-cell table:style-name="ce6" office:value-type="float" office:value="57.89" calcext:value-type="float">
            <text:p>57.89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1.11" calcext:value-type="float">
            <text:p>61.11</text:p>
          </table:table-cell>
          <table:table-cell office:value-type="float" office:value="57.89" calcext:value-type="float">
            <text:p>57.89</text:p>
          </table:table-cell>
          <table:table-cell office:value-type="float" office:value="23" calcext:value-type="float">
            <text:p>23</text:p>
          </table:table-cell>
          <table:table-cell office:value-type="float" office:value="0.564912280701754" calcext:value-type="float">
            <text:p>0.564912280701754</text:p>
          </table:table-cell>
          <table:table-cell office:value-type="float" office:value="0.48859649122807" calcext:value-type="float">
            <text:p>0.48859649122807</text:p>
          </table:table-cell>
          <table:table-cell office:value-type="float" office:value="8.115" calcext:value-type="float">
            <text:p>8.115</text:p>
          </table:table-cell>
          <table:table-cell office:value-type="string" calcext:value-type="string">
            <text:p>ad7601b0e52ee6091db868a078b0633ffad1f8307bc8df33a9c7da48ffb6a1c3</text:p>
          </table:table-cell>
          <table:table-cell office:value-type="float" office:value="20.61" calcext:value-type="float">
            <text:p>20.61</text:p>
          </table:table-cell>
          <table:table-cell table:style-name="ce6" office:value-type="float" office:value="60.53" calcext:value-type="float">
            <text:p>60.53</text:p>
          </table:table-cell>
          <table:table-cell office:value-type="float" office:value="55.56" calcext:value-type="float">
            <text:p>55.56</text:p>
          </table:table-cell>
          <table:table-cell office:value-type="float" office:value="65" calcext:value-type="float">
            <text:p>65</text:p>
          </table:table-cell>
          <table:table-cell office:value-type="float" office:value="58.82" calcext:value-type="float">
            <text:p>58.82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583625730994152" calcext:value-type="float">
            <text:p>0.583625730994152</text:p>
          </table:table-cell>
          <table:table-cell office:value-type="float" office:value="0.563011695906433" calcext:value-type="float">
            <text:p>0.563011695906433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9d1748910257cc891416c8094a0244cca36316f2a2055e6e0c3ebea88cd17e3e</text:p>
          </table:table-cell>
          <table:table-cell office:value-type="float" office:value="-6.15" calcext:value-type="float">
            <text:p>-6.15</text:p>
          </table:table-cell>
          <table:table-cell table:style-name="ce6" office:value-type="float" office:value="47.37" calcext:value-type="float">
            <text:p>47.37</text:p>
          </table:table-cell>
          <table:table-cell office:value-type="float" office:value="38.89" calcext:value-type="float">
            <text:p>38.89</text:p>
          </table:table-cell>
          <table:table-cell office:value-type="float" office:value="55" calcext:value-type="float">
            <text:p>55</text:p>
          </table:table-cell>
          <table:table-cell office:value-type="float" office:value="43.75" calcext:value-type="float">
            <text:p>43.75</text:p>
          </table:table-cell>
          <table:table-cell office:value-type="float" office:value="50" calcext:value-type="float">
            <text:p>50</text:p>
          </table:table-cell>
          <table:table-cell office:value-type="float" office:value="41.1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office:value-type="float" office:value="0.564912280701754" calcext:value-type="float">
            <text:p>0.564912280701754</text:p>
          </table:table-cell>
          <table:table-cell office:value-type="float" office:value="0.48859649122807" calcext:value-type="float">
            <text:p>0.48859649122807</text:p>
          </table:table-cell>
          <table:table-cell office:value-type="float" office:value="4.198" calcext:value-type="float">
            <text:p>4.198</text:p>
          </table:table-cell>
          <table:table-cell office:value-type="string" calcext:value-type="string">
            <text:p>85ca0fe7d1572f088981ab62a514974dbd1d99eb39f612a2e1aef92eb334ecbe</text:p>
          </table:table-cell>
          <table:table-cell office:value-type="float" office:value="-6.15" calcext:value-type="float">
            <text:p>-6.15</text:p>
          </table:table-cell>
          <table:table-cell table:style-name="ce6" office:value-type="float" office:value="47.37" calcext:value-type="float">
            <text:p>47.37</text:p>
          </table:table-cell>
          <table:table-cell office:value-type="float" office:value="38.89" calcext:value-type="float">
            <text:p>38.89</text:p>
          </table:table-cell>
          <table:table-cell office:value-type="float" office:value="55" calcext:value-type="float">
            <text:p>55</text:p>
          </table:table-cell>
          <table:table-cell office:value-type="float" office:value="43.75" calcext:value-type="float">
            <text:p>43.75</text:p>
          </table:table-cell>
          <table:table-cell office:value-type="float" office:value="50" calcext:value-type="float">
            <text:p>50</text:p>
          </table:table-cell>
          <table:table-cell office:value-type="float" office:value="41.1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office:value-type="float" office:value="0.564912280701754" calcext:value-type="float">
            <text:p>0.564912280701754</text:p>
          </table:table-cell>
          <table:table-cell office:value-type="float" office:value="0.48859649122807" calcext:value-type="float">
            <text:p>0.48859649122807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85ca0fe7d1572f088981ab62a514974dbd1d99eb39f612a2e1aef92eb334ecbe</text:p>
          </table:table-cell>
          <table:table-cell office:value-type="float" office:value="28.36" calcext:value-type="float">
            <text:p>28.36</text:p>
          </table:table-cell>
          <table:table-cell table:style-name="ce6" office:value-type="float" office:value="64.74" calcext:value-type="float">
            <text:p>64.7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67.47" calcext:value-type="float">
            <text:p>67.47</text:p>
          </table:table-cell>
          <table:table-cell office:value-type="float" office:value="63.49" calcext:value-type="float">
            <text:p>63.49</text:p>
          </table:table-cell>
          <table:table-cell office:value-type="float" office:value="57.14" calcext:value-type="float">
            <text:p>57.14</text:p>
          </table:table-cell>
          <table:table-cell office:value-type="float" office:value="0" calcext:value-type="float">
            <text:p>0</text:p>
          </table:table-cell>
          <table:table-cell office:value-type="float" office:value="112200" calcext:value-type="float">
            <text:p>112200</text:p>
          </table:table-cell>
          <table:table-cell office:value-type="float" office:value="0.003762279539718" calcext:value-type="float">
            <text:p>0.003762279539718</text:p>
          </table:table-cell>
          <table:table-cell office:value-type="float" office:value="0.00090027700831" calcext:value-type="float">
            <text:p>0.00090027700831</text:p>
          </table:table-cell>
          <table:table-cell office:value-type="float" office:value="0.00462962962963" calcext:value-type="float">
            <text:p>0.0046296296296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040440633847" calcext:value-type="float">
            <text:p>0.002040440633847</text:p>
          </table:table-cell>
          <table:table-cell office:value-type="float" office:value="0.000697659898238" calcext:value-type="float">
            <text:p>0.000697659898238</text:p>
          </table:table-cell>
          <table:table-cell office:value-type="float" office:value="0.002482728022826" calcext:value-type="float">
            <text:p>0.00248272802282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44866b0e2bcf362d2ec1591be00de8fa011b155e4163b1cfac623f01be1d059", "83303af5e34cb50d7b3db84b7b0ce49714fa56f1b2a7c70f4afd5ba6d6e42824", "2d3b543005c4673f5e7599de0489d1ae00396075e1ff8383d71fa098d9a8ed6c", "ec43f18ad7fa907a16ab3a774609c0eb11573c32bb8e1b660d8ece6834c1314d", "a9bdd8a24dd5489e4f9c3bdda769b55e6d86a080690f1ae8e1d055faba76894a")</text:p>
          </table:table-cell>
          <table:table-cell office:value-type="float" office:value="23.24" calcext:value-type="float">
            <text:p>23.24</text:p>
          </table:table-cell>
          <table:table-cell table:style-name="ce6" office:value-type="float" office:value="62.11" calcext:value-type="float">
            <text:p>62.1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62.78" calcext:value-type="float">
            <text:p>62.78</text:p>
          </table:table-cell>
          <table:table-cell office:value-type="float" office:value="61.85" calcext:value-type="float">
            <text:p>61.85</text:p>
          </table:table-cell>
          <table:table-cell office:value-type="float" office:value="55.52" calcext:value-type="float">
            <text:p>55.52</text:p>
          </table:table-cell>
          <table:table-cell office:value-type="float" office:value="34.74" calcext:value-type="float">
            <text:p>34.74</text:p>
          </table:table-cell>
          <table:table-cell office:value-type="float" office:value="224560" calcext:value-type="float">
            <text:p>224560</text:p>
          </table:table-cell>
          <table:table-cell office:value-type="float" office:value="0.002112381522604" calcext:value-type="float">
            <text:p>0.002112381522604</text:p>
          </table:table-cell>
          <table:table-cell office:value-type="float" office:value="0.000554016620499" calcext:value-type="float">
            <text:p>0.000554016620499</text:p>
          </table:table-cell>
          <table:table-cell office:value-type="float" office:value="0.001543209876543" calcext:value-type="float">
            <text:p>0.00154320987654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1720074594404" calcext:value-type="float">
            <text:p>0.001720074594404</text:p>
          </table:table-cell>
          <table:table-cell office:value-type="float" office:value="0.000235790821685" calcext:value-type="float">
            <text:p>0.000235790821685</text:p>
          </table:table-cell>
          <table:table-cell office:value-type="float" office:value="0.000646405554744" calcext:value-type="float">
            <text:p>0.000646405554744</text:p>
          </table:table-cell>
          <table:table-cell office:value-type="float" office:value="0.000439677843524" calcext:value-type="float">
            <text:p>0.000439677843524</text:p>
          </table:table-cell>
          <table:table-cell office:value-type="float" office:value="458.8" calcext:value-type="float">
            <text:p>458.8</text:p>
          </table:table-cell>
          <table:table-cell office:value-type="float" office:value="252.1" calcext:value-type="float">
            <text:p>252.1</text:p>
          </table:table-cell>
          <table:table-cell office:value-type="string" calcext:value-type="string">
            <text:p>("811dfd54482d159318c1585da07ec3f2cc79f229c2595f01d9668567c9e69a6b", "6a7fd70f3c5394fd89a305e502eca956fe15151f8bdb71963a8c2f37b4319c07", "563a66e2e985bbb75b565ef80fee878fd95ea07ac19b7d0c68883b1aa6e398ed", "5d1832afa1b713a4f4986837a6fab9dbc8da5cf17472929de75e518048db4bd0", "4278ded9a13fb36ab713f937e74f1f04cecf308d9b10bb38337982b4db2c4b36")</text:p>
          </table:table-cell>
          <table:table-cell table:number-columns-repeated="87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G",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-15.79" calcext:value-type="float">
            <text:p>-15.79</text:p>
          </table:table-cell>
          <table:table-cell table:style-name="ce6" office:value-type="float" office:value="42.11" calcext:value-type="float">
            <text:p>42.11</text:p>
          </table:table-cell>
          <table:table-cell office:value-type="float" office:value="36.84" calcext:value-type="float">
            <text:p>36.84</text:p>
          </table:table-cell>
          <table:table-cell office:value-type="float" office:value="47.37" calcext:value-type="float">
            <text:p>47.37</text:p>
          </table:table-cell>
          <table:table-cell office:value-type="float" office:value="41.18" calcext:value-type="float">
            <text:p>41.18</text:p>
          </table:table-cell>
          <table:table-cell office:value-type="float" office:value="42.86" calcext:value-type="float">
            <text:p>42.86</text:p>
          </table:table-cell>
          <table:table-cell office:value-type="float" office:value="38.89" calcext:value-type="float">
            <text:p>38.8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3.399" calcext:value-type="float">
            <text:p>13.399</text:p>
          </table:table-cell>
          <table:table-cell office:value-type="string" calcext:value-type="string">
            <text:p>47f8330cbdcfaae3a4f93445ac946dbf74f5845f07a99386bc0efa6e69ab723a</text:p>
          </table:table-cell>
          <table:table-cell office:value-type="float" office:value="-15.79" calcext:value-type="float">
            <text:p>-15.79</text:p>
          </table:table-cell>
          <table:table-cell table:style-name="ce6" office:value-type="float" office:value="42.11" calcext:value-type="float">
            <text:p>42.11</text:p>
          </table:table-cell>
          <table:table-cell office:value-type="float" office:value="36.84" calcext:value-type="float">
            <text:p>36.84</text:p>
          </table:table-cell>
          <table:table-cell office:value-type="float" office:value="47.37" calcext:value-type="float">
            <text:p>47.37</text:p>
          </table:table-cell>
          <table:table-cell office:value-type="float" office:value="41.18" calcext:value-type="float">
            <text:p>41.18</text:p>
          </table:table-cell>
          <table:table-cell office:value-type="float" office:value="42.86" calcext:value-type="float">
            <text:p>42.86</text:p>
          </table:table-cell>
          <table:table-cell office:value-type="float" office:value="38.89" calcext:value-type="float">
            <text:p>38.8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.015" calcext:value-type="float">
            <text:p>12.015</text:p>
          </table:table-cell>
          <table:table-cell office:value-type="string" calcext:value-type="string">
            <text:p>47f8330cbdcfaae3a4f93445ac946dbf74f5845f07a99386bc0efa6e69ab723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e014b6208b2edf597d4b1973cc20e69135c6791a6503795b3265759204c44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ce014b6208b2edf597d4b1973cc20e69135c6791a6503795b3265759204c444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8.42" calcext:value-type="float">
            <text:p>68.42</text:p>
          </table:table-cell>
          <table:table-cell office:value-type="float" office:value="64.71" calcext:value-type="float">
            <text:p>64.71</text:p>
          </table:table-cell>
          <table:table-cell office:value-type="float" office:value="61.9" calcext:value-type="float">
            <text:p>61.9</text:p>
          </table:table-cell>
          <table:table-cell office:value-type="float" office:value="61.11" calcext:value-type="float">
            <text:p>61.11</text:p>
          </table:table-cell>
          <table:table-cell office:value-type="float" office:value="15" calcext:value-type="float">
            <text:p>15</text:p>
          </table:table-cell>
          <table:table-cell office:value-type="float" office:value="0.692631578947368" calcext:value-type="float">
            <text:p>0.692631578947368</text:p>
          </table:table-cell>
          <table:table-cell office:value-type="float" office:value="0.612105263157895" calcext:value-type="float">
            <text:p>0.612105263157895</text:p>
          </table:table-cell>
          <table:table-cell office:value-type="float" office:value="4.791" calcext:value-type="float">
            <text:p>4.791</text:p>
          </table:table-cell>
          <table:table-cell office:value-type="string" calcext:value-type="string">
            <text:p>e07ddd6e82f2e8145f086f98122449a26410f1cb0e68c0f218a134d625655243</text:p>
          </table:table-cell>
          <table:table-cell office:value-type="float" office:value="26.32" calcext:value-type="float">
            <text:p>26.32</text:p>
          </table:table-cell>
          <table:table-cell table:style-name="ce6"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68.42" calcext:value-type="float">
            <text:p>68.42</text:p>
          </table:table-cell>
          <table:table-cell office:value-type="float" office:value="64.71" calcext:value-type="float">
            <text:p>64.71</text:p>
          </table:table-cell>
          <table:table-cell office:value-type="float" office:value="61.9" calcext:value-type="float">
            <text:p>61.9</text:p>
          </table:table-cell>
          <table:table-cell office:value-type="float" office:value="61.11" calcext:value-type="float">
            <text:p>61.11</text:p>
          </table:table-cell>
          <table:table-cell office:value-type="float" office:value="15" calcext:value-type="float">
            <text:p>15</text:p>
          </table:table-cell>
          <table:table-cell office:value-type="float" office:value="0.692631578947368" calcext:value-type="float">
            <text:p>0.692631578947368</text:p>
          </table:table-cell>
          <table:table-cell office:value-type="float" office:value="0.612105263157895" calcext:value-type="float">
            <text:p>0.612105263157895</text:p>
          </table:table-cell>
          <table:table-cell office:value-type="float" office:value="4.977" calcext:value-type="float">
            <text:p>4.977</text:p>
          </table:table-cell>
          <table:table-cell office:value-type="string" calcext:value-type="string">
            <text:p>e07ddd6e82f2e8145f086f98122449a26410f1cb0e68c0f218a134d625655243</text:p>
          </table:table-cell>
          <table:table-cell office:value-type="float" office:value="15.79" calcext:value-type="float">
            <text:p>15.79</text:p>
          </table:table-cell>
          <table:table-cell table:style-name="ce6" office:value-type="float" office:value="57.89" calcext:value-type="float">
            <text:p>57.89</text:p>
          </table:table-cell>
          <table:table-cell office:value-type="float" office:value="63.16" calcext:value-type="float">
            <text:p>63.16</text:p>
          </table:table-cell>
          <table:table-cell office:value-type="float" office:value="52.63" calcext:value-type="float">
            <text:p>52.6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82" calcext:value-type="float">
            <text:p>58.8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77c936210cd1e35be56d008d7dcf0a2ca266fda92340c1c0c273eacc43513d4b</text:p>
          </table:table-cell>
          <table:table-cell office:value-type="float" office:value="15.79" calcext:value-type="float">
            <text:p>15.79</text:p>
          </table:table-cell>
          <table:table-cell table:style-name="ce6" office:value-type="float" office:value="57.89" calcext:value-type="float">
            <text:p>57.89</text:p>
          </table:table-cell>
          <table:table-cell office:value-type="float" office:value="63.16" calcext:value-type="float">
            <text:p>63.16</text:p>
          </table:table-cell>
          <table:table-cell office:value-type="float" office:value="52.63" calcext:value-type="float">
            <text:p>52.6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82" calcext:value-type="float">
            <text:p>58.8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622267206477733" calcext:value-type="float">
            <text:p>0.622267206477733</text:p>
          </table:table-cell>
          <table:table-cell office:value-type="float" office:value="0.569736842105263" calcext:value-type="float">
            <text:p>0.569736842105263</text:p>
          </table:table-cell>
          <table:table-cell office:value-type="float" office:value="3.789" calcext:value-type="float">
            <text:p>3.789</text:p>
          </table:table-cell>
          <table:table-cell office:value-type="string" calcext:value-type="string">
            <text:p>77c936210cd1e35be56d008d7dcf0a2ca266fda92340c1c0c273eacc43513d4b</text:p>
          </table:table-cell>
          <table:table-cell office:value-type="float" office:value="25.26" calcext:value-type="float">
            <text:p>25.26</text:p>
          </table:table-cell>
          <table:table-cell table:style-name="ce6" office:value-type="float" office:value="62.63" calcext:value-type="float">
            <text:p>62.63</text:p>
          </table:table-cell>
          <table:table-cell office:value-type="float" office:value="61.05" calcext:value-type="float">
            <text:p>61.05</text:p>
          </table:table-cell>
          <table:table-cell office:value-type="float" office:value="64.21" calcext:value-type="float">
            <text:p>64.21</text:p>
          </table:table-cell>
          <table:table-cell office:value-type="float" office:value="63.16" calcext:value-type="float">
            <text:p>63.16</text:p>
          </table:table-cell>
          <table:table-cell office:value-type="float" office:value="62.37" calcext:value-type="float">
            <text:p>62.37</text:p>
          </table:table-cell>
          <table:table-cell office:value-type="float" office:value="61.95" calcext:value-type="float">
            <text:p>61.95</text:p>
          </table:table-cell>
          <table:table-cell office:value-type="float" office:value="0" calcext:value-type="float">
            <text:p>0</text:p>
          </table:table-cell>
          <table:table-cell office:value-type="float" office:value="110680" calcext:value-type="float">
            <text:p>110680</text:p>
          </table:table-cell>
          <table:table-cell office:value-type="float" office:value="0.008864265927978" calcext:value-type="float">
            <text:p>0.008864265927978</text:p>
          </table:table-cell>
          <table:table-cell office:value-type="float" office:value="0.002216066481994" calcext:value-type="float">
            <text:p>0.002216066481994</text:p>
          </table:table-cell>
          <table:table-cell office:value-type="float" office:value="0.004986149584488" calcext:value-type="float">
            <text:p>0.004986149584488</text:p>
          </table:table-cell>
          <table:table-cell office:value-type="float" office:value="0.004709141274238" calcext:value-type="float">
            <text:p>0.004709141274238</text:p>
          </table:table-cell>
          <table:table-cell office:value-type="float" office:value="0.002151287966167" calcext:value-type="float">
            <text:p>0.002151287966167</text:p>
          </table:table-cell>
          <table:table-cell office:value-type="float" office:value="0.002865634271138" calcext:value-type="float">
            <text:p>0.002865634271138</text:p>
          </table:table-cell>
          <table:table-cell office:value-type="float" office:value="0.002440061363138" calcext:value-type="float">
            <text:p>0.002440061363138</text:p>
          </table:table-cell>
          <table:table-cell office:value-type="float" office:value="0" calcext:value-type="float">
            <text:p>0</text:p>
          </table:table-cell>
          <table:table-cell office:value-type="float" office:value="481.2" calcext:value-type="float">
            <text:p>48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e0b34ccb879289415cd34c82cfde6684b6b408288191165b2ac79308e60a49", "f26c7ed18b127565bcc5e852566813faea46fcf20e2232714ed4023490014012", "2bcb4e82fd0473a9ac2a0225988dbfbaeb3214a341ee0ac02669b08d45dda8de", "93d823935315d3be817c00e3b4031c5ac2750faec98e03f3aefa703a03f2b844", "4df1f9cab334389df512c5fb04467587bfa4e4ea78372ea54b0413b9756422a8")</text:p>
          </table:table-cell>
          <table:table-cell office:value-type="float" office:value="27.37" calcext:value-type="float">
            <text:p>27.37</text:p>
          </table:table-cell>
          <table:table-cell table:style-name="ce6" office:value-type="float" office:value="63.68" calcext:value-type="float">
            <text:p>63.68</text:p>
          </table:table-cell>
          <table:table-cell office:value-type="float" office:value="63.16" calcext:value-type="float">
            <text:p>63.16</text:p>
          </table:table-cell>
          <table:table-cell office:value-type="float" office:value="64.21" calcext:value-type="float">
            <text:p>64.21</text:p>
          </table:table-cell>
          <table:table-cell office:value-type="float" office:value="64.37" calcext:value-type="float">
            <text:p>64.37</text:p>
          </table:table-cell>
          <table:table-cell office:value-type="float" office:value="63.34" calcext:value-type="float">
            <text:p>63.34</text:p>
          </table:table-cell>
          <table:table-cell office:value-type="float" office:value="63.58" calcext:value-type="float">
            <text:p>63.58</text:p>
          </table:table-cell>
          <table:table-cell office:value-type="float" office:value="37.05" calcext:value-type="float">
            <text:p>37.05</text:p>
          </table:table-cell>
          <table:table-cell office:value-type="float" office:value="221320" calcext:value-type="float">
            <text:p>221320</text:p>
          </table:table-cell>
          <table:table-cell office:value-type="float" office:value="0.010249307479224" calcext:value-type="float">
            <text:p>0.010249307479224</text:p>
          </table:table-cell>
          <table:table-cell office:value-type="float" office:value="0.002562326869806" calcext:value-type="float">
            <text:p>0.002562326869806</text:p>
          </table:table-cell>
          <table:table-cell office:value-type="float" office:value="0.001385041551247" calcext:value-type="float">
            <text:p>0.001385041551247</text:p>
          </table:table-cell>
          <table:table-cell office:value-type="float" office:value="0.010249307479224" calcext:value-type="float">
            <text:p>0.010249307479224</text:p>
          </table:table-cell>
          <table:table-cell office:value-type="float" office:value="0.00462087776287" calcext:value-type="float">
            <text:p>0.00462087776287</text:p>
          </table:table-cell>
          <table:table-cell office:value-type="float" office:value="0.001548406142918" calcext:value-type="float">
            <text:p>0.001548406142918</text:p>
          </table:table-cell>
          <table:table-cell office:value-type="float" office:value="0.001438038287855" calcext:value-type="float">
            <text:p>0.001438038287855</text:p>
          </table:table-cell>
          <table:table-cell office:value-type="float" office:value="0.000131492439185" calcext:value-type="float">
            <text:p>0.000131492439185</text:p>
          </table:table-cell>
          <table:table-cell office:value-type="float" office:value="437.2" calcext:value-type="float">
            <text:p>437.2</text:p>
          </table:table-cell>
          <table:table-cell office:value-type="float" office:value="229.146" calcext:value-type="float">
            <text:p>229.146</text:p>
          </table:table-cell>
          <table:table-cell office:value-type="string" calcext:value-type="string">
            <text:p>("a40e2ac23c5d3f783adba702b1a3dd7826f8226c0e7129d384f32de16ee07fa2", "a817cd39fbab016db26d014c71e03a5251616c293365491d2bf2b6b9128a6cea", "fb2b3b7b62d40686f273e6709af5bfa4bb7f0ff4119ac6872a17bbf377880954", "2f2db5c7aede4f19a5e721dcdda3ff334ce76ce68cf782385f0cda1d401efa85", "f7ed4ae92fe22ca500bd5229205902f15f8c191b3b9f74fdf88edf9b0490915f")</text:p>
          </table:table-cell>
          <table:table-cell table:number-columns-repeated="8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5" calcext:value-type="float">
            <text:p>5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17.769" calcext:value-type="float">
            <text:p>17.769</text:p>
          </table:table-cell>
          <table:table-cell office:value-type="string" calcext:value-type="string">
            <text:p>f4944bfddeb8dd24dcc3e94d8f79ea68a218ddcdc40941ae8d1db334eb0108c3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5" calcext:value-type="float">
            <text:p>5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5.131" calcext:value-type="float">
            <text:p>5.131</text:p>
          </table:table-cell>
          <table:table-cell office:value-type="string" calcext:value-type="string">
            <text:p>f4944bfddeb8dd24dcc3e94d8f79ea68a218ddcdc40941ae8d1db334eb0108c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750d4c9bfc4d132d1f9b010262cfb1904de54550a958bc8c9dd092077b91f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750d4c9bfc4d132d1f9b010262cfb1904de54550a958bc8c9dd092077b91f6</text:p>
          </table:table-cell>
          <table:table-cell office:value-type="float" office:value="13.64" calcext:value-type="float">
            <text:p>13.64</text:p>
          </table:table-cell>
          <table:table-cell table:style-name="ce6" office:value-type="float" office:value="56.82" calcext:value-type="float">
            <text:p>56.82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55.56" calcext:value-type="float">
            <text:p>55.56</text:p>
          </table:table-cell>
          <table:table-cell office:value-type="float" office:value="58.82" calcext:value-type="float">
            <text:p>58.82</text:p>
          </table:table-cell>
          <table:table-cell office:value-type="float" office:value="61.22" calcext:value-type="float">
            <text:p>61.22</text:p>
          </table:table-cell>
          <table:table-cell office:value-type="float" office:value="19" calcext:value-type="float">
            <text:p>19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12.194" calcext:value-type="float">
            <text:p>12.194</text:p>
          </table:table-cell>
          <table:table-cell office:value-type="string" calcext:value-type="string">
            <text:p>94e9b3c8ff7719b5b3392c2f5b4ae344ad72587b70974a40cd06c260c408f16f</text:p>
          </table:table-cell>
          <table:table-cell office:value-type="float" office:value="13.64" calcext:value-type="float">
            <text:p>13.64</text:p>
          </table:table-cell>
          <table:table-cell table:style-name="ce6" office:value-type="float" office:value="56.82" calcext:value-type="float">
            <text:p>56.82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55.56" calcext:value-type="float">
            <text:p>55.56</text:p>
          </table:table-cell>
          <table:table-cell office:value-type="float" office:value="58.82" calcext:value-type="float">
            <text:p>58.82</text:p>
          </table:table-cell>
          <table:table-cell office:value-type="float" office:value="61.22" calcext:value-type="float">
            <text:p>61.22</text:p>
          </table:table-cell>
          <table:table-cell office:value-type="float" office:value="17" calcext:value-type="float">
            <text:p>17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12.191" calcext:value-type="float">
            <text:p>12.191</text:p>
          </table:table-cell>
          <table:table-cell office:value-type="string" calcext:value-type="string">
            <text:p>c0b1267b350f9197b818fc55f3d2f37279ad54d811b2c53e3488227b08859d6b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5" calcext:value-type="float">
            <text:p>5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5.154" calcext:value-type="float">
            <text:p>5.154</text:p>
          </table:table-cell>
          <table:table-cell office:value-type="string" calcext:value-type="string">
            <text:p>f4944bfddeb8dd24dcc3e94d8f79ea68a218ddcdc40941ae8d1db334eb0108c3</text:p>
          </table:table-cell>
          <table:table-cell office:value-type="float" office:value="36.36" calcext:value-type="float">
            <text:p>36.3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6.36" calcext:value-type="float">
            <text:p>86.36</text:p>
          </table:table-cell>
          <table:table-cell office:value-type="float" office:value="78.57" calcext:value-type="float">
            <text:p>78.57</text:p>
          </table:table-cell>
          <table:table-cell office:value-type="float" office:value="63.33" calcext:value-type="float">
            <text:p>63.33</text:p>
          </table:table-cell>
          <table:table-cell office:value-type="float" office:value="61.11" calcext:value-type="float">
            <text:p>61.11</text:p>
          </table:table-cell>
          <table:table-cell office:value-type="float" office:value="5" calcext:value-type="float">
            <text:p>5</text:p>
          </table:table-cell>
          <table:table-cell office:value-type="float" office:value="0.822727272727273" calcext:value-type="float">
            <text:p>0.822727272727273</text:p>
          </table:table-cell>
          <table:table-cell office:value-type="float" office:value="0.689772727272727" calcext:value-type="float">
            <text:p>0.689772727272727</text:p>
          </table:table-cell>
          <table:table-cell office:value-type="float" office:value="5.107" calcext:value-type="float">
            <text:p>5.107</text:p>
          </table:table-cell>
          <table:table-cell office:value-type="string" calcext:value-type="string">
            <text:p>f4944bfddeb8dd24dcc3e94d8f79ea68a218ddcdc40941ae8d1db334eb0108c3</text:p>
          </table:table-cell>
          <table:table-cell office:value-type="float" office:value="45.45" calcext:value-type="float">
            <text:p>45.45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70.91" calcext:value-type="float">
            <text:p>70.91</text:p>
          </table:table-cell>
          <table:table-cell office:value-type="float" office:value="74.55" calcext:value-type="float">
            <text:p>74.55</text:p>
          </table:table-cell>
          <table:table-cell office:value-type="float" office:value="74" calcext:value-type="float">
            <text:p>74</text:p>
          </table:table-cell>
          <table:table-cell office:value-type="float" office:value="71.82" calcext:value-type="float">
            <text:p>71.82</text:p>
          </table:table-cell>
          <table:table-cell office:value-type="float" office:value="72.31" calcext:value-type="float">
            <text:p>72.31</text:p>
          </table:table-cell>
          <table:table-cell office:value-type="float" office:value="0" calcext:value-type="float">
            <text:p>0</text:p>
          </table:table-cell>
          <table:table-cell office:value-type="float" office:value="108120" calcext:value-type="float">
            <text:p>108120</text:p>
          </table:table-cell>
          <table:table-cell office:value-type="float" office:value="0.007231404958678" calcext:value-type="float">
            <text:p>0.007231404958678</text:p>
          </table:table-cell>
          <table:table-cell office:value-type="float" office:value="0.001807851239669" calcext:value-type="float">
            <text:p>0.001807851239669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6818181818182" calcext:value-type="float">
            <text:p>0.006818181818182</text:p>
          </table:table-cell>
          <table:table-cell office:value-type="float" office:value="0.003822590507628" calcext:value-type="float">
            <text:p>0.003822590507628</text:p>
          </table:table-cell>
          <table:table-cell office:value-type="float" office:value="0.000776859816588" calcext:value-type="float">
            <text:p>0.000776859816588</text:p>
          </table:table-cell>
          <table:table-cell office:value-type="float" office:value="0.00112051944007" calcext:value-type="float">
            <text:p>0.00112051944007</text:p>
          </table:table-cell>
          <table:table-cell office:value-type="float" office:value="0" calcext:value-type="float">
            <text:p>0</text:p>
          </table:table-cell>
          <table:table-cell office:value-type="float" office:value="597.2" calcext:value-type="float">
            <text:p>5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583c7235fb459a24293f04e478c828b31fb14fcb32be4c3e417d3ccee95e164", "a683666183c412f330039040e3079675291982b9537794d2272f35db2e9895e5", "2d0dd2e4ed92b1a5fc817807208b763b128d4cc5a6043f41151177e0e528f5b2", "b8224d8ea1ae0e28a922caa9c51b4ef4b594c66d3466b7e50d54034aa4e9d7e5", "b641eed8b6ab2a254b510c86513bdf010365ed612f0049d383ae42ccb2e0ba00")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0.91" calcext:value-type="float">
            <text:p>70.91</text:p>
          </table:table-cell>
          <table:table-cell office:value-type="float" office:value="79.09" calcext:value-type="float">
            <text:p>79.09</text:p>
          </table:table-cell>
          <table:table-cell office:value-type="float" office:value="77.41" calcext:value-type="float">
            <text:p>77.41</text:p>
          </table:table-cell>
          <table:table-cell office:value-type="float" office:value="73.15" calcext:value-type="float">
            <text:p>73.15</text:p>
          </table:table-cell>
          <table:table-cell office:value-type="float" office:value="73.93" calcext:value-type="float">
            <text:p>73.93</text:p>
          </table:table-cell>
          <table:table-cell office:value-type="float" office:value="24.16" calcext:value-type="float">
            <text:p>24.16</text:p>
          </table:table-cell>
          <table:table-cell office:value-type="float" office:value="215920" calcext:value-type="float">
            <text:p>215920</text:p>
          </table:table-cell>
          <table:table-cell office:value-type="float" office:value="0.004132231404959" calcext:value-type="float">
            <text:p>0.004132231404959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2685950413223" calcext:value-type="float">
            <text:p>0.002685950413223</text:p>
          </table:table-cell>
          <table:table-cell office:value-type="float" office:value="0.002084959052492" calcext:value-type="float">
            <text:p>0.002084959052492</text:p>
          </table:table-cell>
          <table:table-cell office:value-type="float" office:value="0.00096605826377" calcext:value-type="float">
            <text:p>0.00096605826377</text:p>
          </table:table-cell>
          <table:table-cell office:value-type="float" office:value="0.00102531241002" calcext:value-type="float">
            <text:p>0.00102531241002</text:p>
          </table:table-cell>
          <table:table-cell office:value-type="float" office:value="0.000647014265876" calcext:value-type="float">
            <text:p>0.000647014265876</text:p>
          </table:table-cell>
          <table:table-cell office:value-type="float" office:value="909.2" calcext:value-type="float">
            <text:p>909.2</text:p>
          </table:table-cell>
          <table:table-cell office:value-type="float" office:value="368.234" calcext:value-type="float">
            <text:p>368.234</text:p>
          </table:table-cell>
          <table:table-cell office:value-type="string" calcext:value-type="string">
            <text:p>("96c108c8526bbd4a75f55d71e27221d289ad8f9d5a19e9855c7410e4968ab440", "7f3e598448c53cbbff0886f609c8ad3cce10c9d4aabacef98037cedee9e1c802", "debd932b00b9cb0dbb6294351eb2b5a8e0abe8c72e69546dd22c7cdc3ae5f623", "68ff1c57f7c984c226845b257cc1340add5e69db60d27164825e43761b505918", "4d8e89c800a808d84cd3198f0f3c24a8cb41e71fa65ce91bc278dddf552b639b")</text:p>
          </table:table-cell>
          <table:table-cell table:number-columns-repeated="8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41.15" calcext:value-type="float">
            <text:p>41.15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76.19" calcext:value-type="float">
            <text:p>76.19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71.11" calcext:value-type="float">
            <text:p>71.11</text:p>
          </table:table-cell>
          <table:table-cell office:value-type="float" office:value="13" calcext:value-type="float">
            <text:p>1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9.745" calcext:value-type="float">
            <text:p>19.745</text:p>
          </table:table-cell>
          <table:table-cell office:value-type="string" calcext:value-type="string">
            <text:p>10e1fde38a6d412273c504a9b31a611e68aacfdc5d4e019dcf17b401e0b38315</text:p>
          </table:table-cell>
          <table:table-cell office:value-type="float" office:value="41.15" calcext:value-type="float">
            <text:p>41.15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76.19" calcext:value-type="float">
            <text:p>76.19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71.11" calcext:value-type="float">
            <text:p>71.11</text:p>
          </table:table-cell>
          <table:table-cell office:value-type="float" office:value="13" calcext:value-type="float">
            <text:p>13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3.777" calcext:value-type="float">
            <text:p>13.777</text:p>
          </table:table-cell>
          <table:table-cell office:value-type="string" calcext:value-type="string">
            <text:p>10e1fde38a6d412273c504a9b31a611e68aacfdc5d4e019dcf17b401e0b3831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c79673f5fc341f701dfbd7b593b0d875d8b83f977ae43f6f5e9ab9b104bfb1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c79673f5fc341f701dfbd7b593b0d875d8b83f977ae43f6f5e9ab9b104bfb1c</text:p>
          </table:table-cell>
          <table:table-cell office:value-type="float" office:value="19.68" calcext:value-type="float">
            <text:p>19.68</text:p>
          </table:table-cell>
          <table:table-cell table:style-name="ce6" office:value-type="float" office:value="59.09" calcext:value-type="float">
            <text:p>59.09</text:p>
          </table:table-cell>
          <table:table-cell office:value-type="float" office:value="80.95" calcext:value-type="float">
            <text:p>80.95</text:p>
          </table:table-cell>
          <table:table-cell office:value-type="float" office:value="39.13" calcext:value-type="float">
            <text:p>39.13</text:p>
          </table:table-cell>
          <table:table-cell office:value-type="float" office:value="54.84" calcext:value-type="float">
            <text:p>54.84</text:p>
          </table:table-cell>
          <table:table-cell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15" calcext:value-type="float">
            <text:p>15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4.088" calcext:value-type="float">
            <text:p>14.088</text:p>
          </table:table-cell>
          <table:table-cell office:value-type="string" calcext:value-type="string">
            <text:p>697889cc81c4511ed52fc596083646e9a6f9f397cb867d84c95545e1def4ef86</text:p>
          </table:table-cell>
          <table:table-cell office:value-type="float" office:value="19.68" calcext:value-type="float">
            <text:p>19.68</text:p>
          </table:table-cell>
          <table:table-cell table:style-name="ce6" office:value-type="float" office:value="59.09" calcext:value-type="float">
            <text:p>59.09</text:p>
          </table:table-cell>
          <table:table-cell office:value-type="float" office:value="80.95" calcext:value-type="float">
            <text:p>80.95</text:p>
          </table:table-cell>
          <table:table-cell office:value-type="float" office:value="39.13" calcext:value-type="float">
            <text:p>39.13</text:p>
          </table:table-cell>
          <table:table-cell office:value-type="float" office:value="54.84" calcext:value-type="float">
            <text:p>54.84</text:p>
          </table:table-cell>
          <table:table-cell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15" calcext:value-type="float">
            <text:p>15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14.004" calcext:value-type="float">
            <text:p>14.004</text:p>
          </table:table-cell>
          <table:table-cell office:value-type="string" calcext:value-type="string">
            <text:p>697889cc81c4511ed52fc596083646e9a6f9f397cb867d84c95545e1def4ef86</text:p>
          </table:table-cell>
          <table:table-cell office:value-type="float" office:value="45.34" calcext:value-type="float">
            <text:p>45.34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aeca09a7a77664e305136ccbcd86dc0c451e165daeb7cdfbbf658ae348e4b263</text:p>
          </table:table-cell>
          <table:table-cell office:value-type="float" office:value="45.34" calcext:value-type="float">
            <text:p>45.34</text:p>
          </table:table-cell>
          <table:table-cell table:style-name="ce6"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827272727272727" calcext:value-type="float">
            <text:p>0.827272727272727</text:p>
          </table:table-cell>
          <table:table-cell office:value-type="float" office:value="0.697727272727273" calcext:value-type="float">
            <text:p>0.697727272727273</text:p>
          </table:table-cell>
          <table:table-cell office:value-type="float" office:value="8.655" calcext:value-type="float">
            <text:p>8.655</text:p>
          </table:table-cell>
          <table:table-cell office:value-type="string" calcext:value-type="string">
            <text:p>aeca09a7a77664e305136ccbcd86dc0c451e165daeb7cdfbbf658ae348e4b263</text:p>
          </table:table-cell>
          <table:table-cell office:value-type="float" office:value="47.08" calcext:value-type="float">
            <text:p>47.08</text:p>
          </table:table-cell>
          <table:table-cell table:style-name="ce6" office:value-type="float" office:value="73.64" calcext:value-type="float">
            <text:p>73.64</text:p>
          </table:table-cell>
          <table:table-cell office:value-type="float" office:value="70.48" calcext:value-type="float">
            <text:p>70.48</text:p>
          </table:table-cell>
          <table:table-cell office:value-type="float" office:value="76.52" calcext:value-type="float">
            <text:p>76.52</text:p>
          </table:table-cell>
          <table:table-cell office:value-type="float" office:value="73.36" calcext:value-type="float">
            <text:p>73.36</text:p>
          </table:table-cell>
          <table:table-cell office:value-type="float" office:value="73.93" calcext:value-type="float">
            <text:p>73.93</text:p>
          </table:table-cell>
          <table:table-cell office:value-type="float" office:value="71.86" calcext:value-type="float">
            <text:p>71.86</text:p>
          </table:table-cell>
          <table:table-cell office:value-type="float" office:value="0" calcext:value-type="float">
            <text:p>0</text:p>
          </table:table-cell>
          <table:table-cell office:value-type="float" office:value="112480" calcext:value-type="float">
            <text:p>112480</text:p>
          </table:table-cell>
          <table:table-cell office:value-type="float" office:value="0.006803458483567" calcext:value-type="float">
            <text:p>0.006803458483567</text:p>
          </table:table-cell>
          <table:table-cell office:value-type="float" office:value="0.001704545454545" calcext:value-type="float">
            <text:p>0.001704545454545</text:p>
          </table:table-cell>
          <table:table-cell office:value-type="float" office:value="0.001587301587302" calcext:value-type="float">
            <text:p>0.001587301587302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238538388578" calcext:value-type="float">
            <text:p>0.00238538388578</text:p>
          </table:table-cell>
          <table:table-cell office:value-type="float" office:value="0.001283602184415" calcext:value-type="float">
            <text:p>0.001283602184415</text:p>
          </table:table-cell>
          <table:table-cell office:value-type="float" office:value="0.001765885493599" calcext:value-type="float">
            <text:p>0.001765885493599</text:p>
          </table:table-cell>
          <table:table-cell office:value-type="float" office:value="0" calcext:value-type="float">
            <text:p>0</text:p>
          </table:table-cell>
          <table:table-cell office:value-type="float" office:value="407.2" calcext:value-type="float">
            <text:p>40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90d4a52af48124924563e4749e083927cb88411f3bc053a2ea9a6732df4711a", "4e290d6530fb0c383c805dfa0154d3f3c64560d5163c6ad2e021f575e61eda6a", "fa1b57c43e3c30feba00ec4f322dd5f38fd8a29303404cd8ea557ce253c974ea", "98ddb3c37944fad9588392f672f00e97f0450adc8a66359bb32ddaad18ee36e9", "61b9d9386f947d680d84d22d0f7f57ad8251714817f59622091639f5438e81cd")</text:p>
          </table:table-cell>
          <table:table-cell office:value-type="float" office:value="46.18" calcext:value-type="float">
            <text:p>46.18</text:p>
          </table:table-cell>
          <table:table-cell table:style-name="ce6" office:value-type="float" office:value="73.18" calcext:value-type="float">
            <text:p>73.18</text:p>
          </table:table-cell>
          <table:table-cell office:value-type="float" office:value="70.48" calcext:value-type="float">
            <text:p>70.48</text:p>
          </table:table-cell>
          <table:table-cell office:value-type="float" office:value="75.65" calcext:value-type="float">
            <text:p>75.65</text:p>
          </table:table-cell>
          <table:table-cell office:value-type="float" office:value="72.59" calcext:value-type="float">
            <text:p>72.59</text:p>
          </table:table-cell>
          <table:table-cell office:value-type="float" office:value="73.82" calcext:value-type="float">
            <text:p>73.82</text:p>
          </table:table-cell>
          <table:table-cell office:value-type="float" office:value="71.46" calcext:value-type="float">
            <text:p>71.46</text:p>
          </table:table-cell>
          <table:table-cell office:value-type="float" office:value="26.07" calcext:value-type="float">
            <text:p>26.07</text:p>
          </table:table-cell>
          <table:table-cell office:value-type="float" office:value="223640" calcext:value-type="float">
            <text:p>223640</text:p>
          </table:table-cell>
          <table:table-cell office:value-type="float" office:value="0.000456734784551" calcext:value-type="float">
            <text:p>0.000456734784551</text:p>
          </table:table-cell>
          <table:table-cell office:value-type="float" office:value="0.000103305785124" calcext:value-type="float">
            <text:p>0.000103305785124</text:p>
          </table:table-cell>
          <table:table-cell office:value-type="float" office:value="0.001587301587302" calcext:value-type="float">
            <text:p>0.001587301587302</text:p>
          </table:table-cell>
          <table:table-cell office:value-type="float" office:value="0.000567107750473" calcext:value-type="float">
            <text:p>0.000567107750473</text:p>
          </table:table-cell>
          <table:table-cell office:value-type="float" office:value="0.00012778170493" calcext:value-type="float">
            <text:p>0.00012778170493</text:p>
          </table:table-cell>
          <table:table-cell office:value-type="float" office:value="0.000464085987908" calcext:value-type="float">
            <text:p>0.000464085987908</text:p>
          </table:table-cell>
          <table:table-cell office:value-type="float" office:value="0.000325459983885" calcext:value-type="float">
            <text:p>0.000325459983885</text:p>
          </table:table-cell>
          <table:table-cell office:value-type="float" office:value="0.000388208559525" calcext:value-type="float">
            <text:p>0.000388208559525</text:p>
          </table:table-cell>
          <table:table-cell office:value-type="float" office:value="902.8" calcext:value-type="float">
            <text:p>902.8</text:p>
          </table:table-cell>
          <table:table-cell office:value-type="float" office:value="355.392" calcext:value-type="float">
            <text:p>355.392</text:p>
          </table:table-cell>
          <table:table-cell office:value-type="string" calcext:value-type="string">
            <text:p>("8a68309f37a0e1dc24ae14c2e568ed4bb690d9640f027a4d7361ee24a8b4cc38", "62d324a18999499adbdf1a932d3c93ea105cc1a7721e4667ce83c50d7bbfa421", "e3d2d4a91c757a07d45607b1553fc74b8f38c77a331498771257a8cec5f80db8", "cbd39332096f3395e5910ee1ae1c915deb07495708b01e35c7e6e2278681e3a2", "bf327267d0446d219971f2633343f53c4f4c3e92ff4ef7ef4d48e880c26d6a40")</text:p>
          </table:table-cell>
          <table:table-cell table:number-columns-repeated="87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0.41" calcext:value-type="float">
            <text:p>50.41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5.22" calcext:value-type="float">
            <text:p>65.22</text:p>
          </table:table-cell>
          <table:table-cell office:value-type="float" office:value="69.23" calcext:value-type="float">
            <text:p>69.23</text:p>
          </table:table-cell>
          <table:table-cell office:value-type="float" office:value="83.33" calcext:value-type="float">
            <text:p>83.33</text:p>
          </table:table-cell>
          <table:table-cell office:value-type="float" office:value="76.6" calcext:value-type="float">
            <text:p>76.6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9.387" calcext:value-type="float">
            <text:p>19.387</text:p>
          </table:table-cell>
          <table:table-cell office:value-type="string" calcext:value-type="string">
            <text:p>eb3771407455bc9c0574bf3c11a27de32ca0f9552bde5e7cac3ee7acf6726dbf</text:p>
          </table:table-cell>
          <table:table-cell office:value-type="float" office:value="50.41" calcext:value-type="float">
            <text:p>50.41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5.22" calcext:value-type="float">
            <text:p>65.22</text:p>
          </table:table-cell>
          <table:table-cell office:value-type="float" office:value="69.23" calcext:value-type="float">
            <text:p>69.23</text:p>
          </table:table-cell>
          <table:table-cell office:value-type="float" office:value="83.33" calcext:value-type="float">
            <text:p>83.33</text:p>
          </table:table-cell>
          <table:table-cell office:value-type="float" office:value="76.6" calcext:value-type="float">
            <text:p>76.6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2.264" calcext:value-type="float">
            <text:p>12.264</text:p>
          </table:table-cell>
          <table:table-cell office:value-type="string" calcext:value-type="string">
            <text:p>eb3771407455bc9c0574bf3c11a27de32ca0f9552bde5e7cac3ee7acf6726dbf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64f248117461fc76382e8b78e949c5a1dca2f6a52415aa84e347d63fee369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27" calcext:value-type="float">
            <text:p>5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64f248117461fc76382e8b78e949c5a1dca2f6a52415aa84e347d63fee3697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69.57" calcext:value-type="float">
            <text:p>69.57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9.77" calcext:value-type="float">
            <text:p>69.77</text:p>
          </table:table-cell>
          <table:table-cell office:value-type="float" office:value="17" calcext:value-type="float">
            <text:p>17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6.407" calcext:value-type="float">
            <text:p>6.407</text:p>
          </table:table-cell>
          <table:table-cell office:value-type="string" calcext:value-type="string">
            <text:p>14ae9170f132ebe4f7134888a2dc5d7cdb09a22e828ce5d463bdaa8ab1e1534d</text:p>
          </table:table-cell>
          <table:table-cell office:value-type="float" office:value="32.1" calcext:value-type="float">
            <text:p>32.1</text:p>
          </table:table-cell>
          <table:table-cell table:style-name="ce6" office:value-type="float" office:value="65.91" calcext:value-type="float">
            <text:p>65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0.87" calcext:value-type="float">
            <text:p>60.87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8cac70dc8460d77ab325e6c735fe974b72eb0ae1ce4458d6a0802a54470ad004</text:p>
          </table:table-cell>
          <table:table-cell office:value-type="float" office:value="36.76" calcext:value-type="float">
            <text:p>36.7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76.19" calcext:value-type="float">
            <text:p>76.19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73.68" calcext:value-type="float">
            <text:p>73.68</text:p>
          </table:table-cell>
          <table:table-cell office:value-type="float" office:value="69.57" calcext:value-type="float">
            <text:p>69.57</text:p>
          </table:table-cell>
          <table:table-cell office:value-type="float" office:value="9" calcext:value-type="float">
            <text:p>9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5.306" calcext:value-type="float">
            <text:p>5.306</text:p>
          </table:table-cell>
          <table:table-cell office:value-type="string" calcext:value-type="string">
            <text:p>03db4182f84752b97b499b460fe32db21764701cb5fc18e7ab10add45360f95f</text:p>
          </table:table-cell>
          <table:table-cell office:value-type="float" office:value="36.76" calcext:value-type="float">
            <text:p>36.76</text:p>
          </table:table-cell>
          <table:table-cell table:style-name="ce6" office:value-type="float" office:value="68.18" calcext:value-type="float">
            <text:p>68.18</text:p>
          </table:table-cell>
          <table:table-cell office:value-type="float" office:value="76.19" calcext:value-type="float">
            <text:p>76.19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73.68" calcext:value-type="float">
            <text:p>73.68</text:p>
          </table:table-cell>
          <table:table-cell office:value-type="float" office:value="69.57" calcext:value-type="float">
            <text:p>69.57</text:p>
          </table:table-cell>
          <table:table-cell office:value-type="float" office:value="9" calcext:value-type="float">
            <text:p>9</text:p>
          </table:table-cell>
          <table:table-cell office:value-type="float" office:value="0.831818181818182" calcext:value-type="float">
            <text:p>0.831818181818182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5.432" calcext:value-type="float">
            <text:p>5.432</text:p>
          </table:table-cell>
          <table:table-cell office:value-type="string" calcext:value-type="string">
            <text:p>03db4182f84752b97b499b460fe32db21764701cb5fc18e7ab10add45360f95f</text:p>
          </table:table-cell>
          <table:table-cell office:value-type="float" office:value="63.51" calcext:value-type="float">
            <text:p>63.51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79.05" calcext:value-type="float">
            <text:p>79.05</text:p>
          </table:table-cell>
          <table:table-cell office:value-type="float" office:value="84.35" calcext:value-type="float">
            <text:p>84.35</text:p>
          </table:table-cell>
          <table:table-cell office:value-type="float" office:value="82.59" calcext:value-type="float">
            <text:p>82.59</text:p>
          </table:table-cell>
          <table:table-cell office:value-type="float" office:value="81.67" calcext:value-type="float">
            <text:p>81.67</text:p>
          </table:table-cell>
          <table:table-cell office:value-type="float" office:value="80.58" calcext:value-type="float">
            <text:p>80.58</text:p>
          </table:table-cell>
          <table:table-cell office:value-type="float" office:value="0" calcext:value-type="float">
            <text:p>0</text:p>
          </table:table-cell>
          <table:table-cell office:value-type="float" office:value="111440" calcext:value-type="float">
            <text:p>111440</text:p>
          </table:table-cell>
          <table:table-cell office:value-type="float" office:value="0.004080085314537" calcext:value-type="float">
            <text:p>0.004080085314537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2947845804989" calcext:value-type="float">
            <text:p>0.002947845804989</text:p>
          </table:table-cell>
          <table:table-cell office:value-type="float" office:value="0.004347826086957" calcext:value-type="float">
            <text:p>0.004347826086957</text:p>
          </table:table-cell>
          <table:table-cell office:value-type="float" office:value="0.003048048027197" calcext:value-type="float">
            <text:p>0.003048048027197</text:p>
          </table:table-cell>
          <table:table-cell office:value-type="float" office:value="0.00121641317945" calcext:value-type="float">
            <text:p>0.00121641317945</text:p>
          </table:table-cell>
          <table:table-cell office:value-type="float" office:value="0.001046221379614" calcext:value-type="float">
            <text:p>0.001046221379614</text:p>
          </table:table-cell>
          <table:table-cell office:value-type="float" office:value="0" calcext:value-type="float">
            <text:p>0</text:p>
          </table:table-cell>
          <table:table-cell office:value-type="float" office:value="190.8" calcext:value-type="float">
            <text:p>19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eda17d33ed814c9c11f5f1e68fd8b5936f5b2a03041bf6f93075ba1fef39bc2", "6ce3ce1bf9969c8f08c870cd184ca299ec30df5ed210681c9914f24ee1e5998d", "7a067ac12a599ab2e0313aacf381bca9fb6973a545a9bebf571445036809b68f", "430d2d0f99dea257425238350fd45f087ccf36508e356f4d3cf3ce87164cb4a0", "cfb72efda71f9a76d0039dc2f03972c325ca6078b2102735a202b0f257e0ad77")</text:p>
          </table:table-cell>
          <table:table-cell office:value-type="float" office:value="68.1" calcext:value-type="float">
            <text:p>68.1</text:p>
          </table:table-cell>
          <table:table-cell table:style-name="ce6" office:value-type="float" office:value="84.09" calcext:value-type="float">
            <text:p>84.09</text:p>
          </table:table-cell>
          <table:table-cell office:value-type="float" office:value="82.86" calcext:value-type="float">
            <text:p>82.86</text:p>
          </table:table-cell>
          <table:table-cell office:value-type="float" office:value="85.22" calcext:value-type="float">
            <text:p>85.22</text:p>
          </table:table-cell>
          <table:table-cell office:value-type="float" office:value="83.7" calcext:value-type="float">
            <text:p>83.7</text:p>
          </table:table-cell>
          <table:table-cell office:value-type="float" office:value="84.52" calcext:value-type="float">
            <text:p>84.52</text:p>
          </table:table-cell>
          <table:table-cell office:value-type="float" office:value="83.25" calcext:value-type="float">
            <text:p>83.25</text:p>
          </table:table-cell>
          <table:table-cell office:value-type="float" office:value="25.06" calcext:value-type="float">
            <text:p>25.06</text:p>
          </table:table-cell>
          <table:table-cell office:value-type="float" office:value="222760" calcext:value-type="float">
            <text:p>222760</text:p>
          </table:table-cell>
          <table:table-cell office:value-type="float" office:value="0.001037645171255" calcext:value-type="float">
            <text:p>0.001037645171255</text:p>
          </table:table-cell>
          <table:table-cell office:value-type="float" office:value="0.00025826446281" calcext:value-type="float">
            <text:p>0.00025826446281</text:p>
          </table:table-cell>
          <table:table-cell office:value-type="float" office:value="0.000680272108844" calcext:value-type="float">
            <text:p>0.000680272108844</text:p>
          </table:table-cell>
          <table:table-cell office:value-type="float" office:value="0.000567107750473" calcext:value-type="float">
            <text:p>0.000567107750473</text:p>
          </table:table-cell>
          <table:table-cell office:value-type="float" office:value="0.000463198778134" calcext:value-type="float">
            <text:p>0.000463198778134</text:p>
          </table:table-cell>
          <table:table-cell office:value-type="float" office:value="0.000395126726971" calcext:value-type="float">
            <text:p>0.000395126726971</text:p>
          </table:table-cell>
          <table:table-cell office:value-type="float" office:value="0.000294559900093" calcext:value-type="float">
            <text:p>0.000294559900093</text:p>
          </table:table-cell>
          <table:table-cell table:style-name="ce3" office:value-type="float" office:value="0.00000947" calcext:value-type="float">
            <text:p>9.47E-06</text:p>
          </table:table-cell>
          <table:table-cell office:value-type="float" office:value="262.8" calcext:value-type="float">
            <text:p>262.8</text:p>
          </table:table-cell>
          <table:table-cell office:value-type="float" office:value="343.693" calcext:value-type="float">
            <text:p>343.693</text:p>
          </table:table-cell>
          <table:table-cell office:value-type="string" calcext:value-type="string">
            <text:p>("749066dbac8f05d768998d03a1b5af86f9350d92fdbbe046f9a3996c7feb237e", "a42de11d62c7e2ad58bb3553560e79ec75e671cd7f73d7e7f3cd88bab1689f56", "6a160046c4dbbafb46c8ea01504aa7e1025899954205ebb792b9fe44f7b406ce", "1efab106b23defb319db33d8b7cc7a70d9cb59b83507d5b8f2b8a3ac9d7aa9b3", "c409b5a850a9d8c0919e74bea25a5dd9ddf280020fb779d3951556385276902b")</text:p>
          </table:table-cell>
          <table:table-cell table:number-columns-repeated="87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"Normalize"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office:value-type="float" office:value="83.33" calcext:value-type="float">
            <text:p>83.33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10.711" calcext:value-type="float">
            <text:p>10.711</text:p>
          </table:table-cell>
          <table:table-cell office:value-type="string" calcext:value-type="string">
            <text:p>56f7795b2294e12bff233910f9e24ed8b0209858febc7e51641e48ffaf17af66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68.18" calcext:value-type="float">
            <text:p>68.18</text:p>
          </table:table-cell>
          <table:table-cell office:value-type="float" office:value="86.36" calcext:value-type="float">
            <text:p>86.36</text:p>
          </table:table-cell>
          <table:table-cell office:value-type="float" office:value="83.33" calcext:value-type="float">
            <text:p>83.33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5.212" calcext:value-type="float">
            <text:p>5.212</text:p>
          </table:table-cell>
          <table:table-cell office:value-type="string" calcext:value-type="string">
            <text:p>56f7795b2294e12bff233910f9e24ed8b0209858febc7e51641e48ffaf17af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c2428e639f318d83769de0ab5ccb2d477e1a121e1804d1e27d472347ce55a2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2428e639f318d83769de0ab5ccb2d477e1a121e1804d1e27d472347ce55a29</text:p>
          </table:table-cell>
          <table:table-cell office:value-type="float" office:value="59.09" calcext:value-type="float">
            <text:p>59.09</text:p>
          </table:table-cell>
          <table:table-cell table:style-name="ce6" office:value-type="float" office:value="79.55" calcext:value-type="float">
            <text:p>79.55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80.95" calcext:value-type="float">
            <text:p>80.9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07" calcext:value-type="float">
            <text:p>79.07</text:p>
          </table:table-cell>
          <table:table-cell office:value-type="float" office:value="15" calcext:value-type="float">
            <text:p>1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7.838" calcext:value-type="float">
            <text:p>7.838</text:p>
          </table:table-cell>
          <table:table-cell office:value-type="string" calcext:value-type="string">
            <text:p>15c5a37df86394f3a9c18c46cae0ed70186cc197f3abb240edf37ffb926d705a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7.674" calcext:value-type="float">
            <text:p>7.674</text:p>
          </table:table-cell>
          <table:table-cell office:value-type="string" calcext:value-type="string">
            <text:p>41c9c2b5a6ef98e31013497877ea5435ad517ae5b6efd645c3f88eda48de9819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54.55" calcext:value-type="float">
            <text:p>54.55</text:p>
          </table:table-cell>
          <table:table-cell office:value-type="float" office:value="86.36" calcext:value-type="float">
            <text:p>86.36</text:p>
          </table:table-cell>
          <table:table-cell office:value-type="float" office:value="80" calcext:value-type="float">
            <text:p>80</text:p>
          </table:table-cell>
          <table:table-cell office:value-type="float" office:value="65.52" calcext:value-type="float">
            <text:p>65.52</text:p>
          </table:table-cell>
          <table:table-cell office:value-type="float" office:value="64.86" calcext:value-type="float">
            <text:p>64.86</text:p>
          </table:table-cell>
          <table:table-cell office:value-type="float" office:value="7" calcext:value-type="float">
            <text:p>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4.432" calcext:value-type="float">
            <text:p>4.432</text:p>
          </table:table-cell>
          <table:table-cell office:value-type="string" calcext:value-type="string">
            <text:p>3165d38272d05e90da9e898a48d3dfa6a1f8b456051ad41334f739bfbf3173a5</text:p>
          </table:table-cell>
          <table:table-cell office:value-type="float" office:value="40.91" calcext:value-type="float">
            <text:p>40.91</text:p>
          </table:table-cell>
          <table:table-cell table:style-name="ce6" office:value-type="float" office:value="70.45" calcext:value-type="float">
            <text:p>70.45</text:p>
          </table:table-cell>
          <table:table-cell office:value-type="float" office:value="54.55" calcext:value-type="float">
            <text:p>54.55</text:p>
          </table:table-cell>
          <table:table-cell office:value-type="float" office:value="86.36" calcext:value-type="float">
            <text:p>86.36</text:p>
          </table:table-cell>
          <table:table-cell office:value-type="float" office:value="80" calcext:value-type="float">
            <text:p>80</text:p>
          </table:table-cell>
          <table:table-cell office:value-type="float" office:value="65.52" calcext:value-type="float">
            <text:p>65.52</text:p>
          </table:table-cell>
          <table:table-cell office:value-type="float" office:value="64.86" calcext:value-type="float">
            <text:p>64.86</text:p>
          </table:table-cell>
          <table:table-cell office:value-type="float" office:value="7" calcext:value-type="float">
            <text:p>7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713636363636364" calcext:value-type="float">
            <text:p>0.713636363636364</text:p>
          </table:table-cell>
          <table:table-cell office:value-type="float" office:value="4.123" calcext:value-type="float">
            <text:p>4.123</text:p>
          </table:table-cell>
          <table:table-cell office:value-type="string" calcext:value-type="string">
            <text:p>3165d38272d05e90da9e898a48d3dfa6a1f8b456051ad41334f739bfbf3173a5</text:p>
          </table:table-cell>
          <table:table-cell office:value-type="float" office:value="47.27" calcext:value-type="float">
            <text:p>47.27</text:p>
          </table:table-cell>
          <table:table-cell table:style-name="ce6" office:value-type="float" office:value="73.64" calcext:value-type="float">
            <text:p>73.64</text:p>
          </table:table-cell>
          <table:table-cell office:value-type="float" office:value="76.36" calcext:value-type="float">
            <text:p>76.36</text:p>
          </table:table-cell>
          <table:table-cell office:value-type="float" office:value="70.91" calcext:value-type="float">
            <text:p>70.91</text:p>
          </table:table-cell>
          <table:table-cell office:value-type="float" office:value="72.42" calcext:value-type="float">
            <text:p>72.42</text:p>
          </table:table-cell>
          <table:table-cell office:value-type="float" office:value="75.3" calcext:value-type="float">
            <text:p>75.3</text:p>
          </table:table-cell>
          <table:table-cell office:value-type="float" office:value="74.25" calcext:value-type="float">
            <text:p>74.25</text:p>
          </table:table-cell>
          <table:table-cell office:value-type="float" office:value="0" calcext:value-type="float">
            <text:p>0</text:p>
          </table:table-cell>
          <table:table-cell office:value-type="float" office:value="103880" calcext:value-type="float">
            <text:p>103880</text:p>
          </table:table-cell>
          <table:table-cell office:value-type="float" office:value="0.001652892561983" calcext:value-type="float">
            <text:p>0.001652892561983</text:p>
          </table:table-cell>
          <table:table-cell office:value-type="float" office:value="0.000413223140496" calcext:value-type="float">
            <text:p>0.000413223140496</text:p>
          </table:table-cell>
          <table:table-cell office:value-type="float" office:value="0.003512396694215" calcext:value-type="float">
            <text:p>0.003512396694215</text:p>
          </table:table-cell>
          <table:table-cell office:value-type="float" office:value="0.000619834710744" calcext:value-type="float">
            <text:p>0.000619834710744</text:p>
          </table:table-cell>
          <table:table-cell table:style-name="ce3" office:value-type="float" office:value="0.0000808" calcext:value-type="float">
            <text:p>8.08E-05</text:p>
          </table:table-cell>
          <table:table-cell office:value-type="float" office:value="0.002112029384757" calcext:value-type="float">
            <text:p>0.002112029384757</text:p>
          </table:table-cell>
          <table:table-cell office:value-type="float" office:value="0.000781080481738" calcext:value-type="float">
            <text:p>0.000781080481738</text:p>
          </table:table-cell>
          <table:table-cell office:value-type="float" office:value="0" calcext:value-type="float">
            <text:p>0</text:p>
          </table:table-cell>
          <table:table-cell office:value-type="float" office:value="529.2" calcext:value-type="float">
            <text:p>5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bfb86e65832e719a16a9cd9872c14f3107c1f19013902a31b8196b3b57299e", "a03e26bc0f4ba32e925d42adb3bd01067daed524e9e669aa36ac98a1a6f2b49e", "e2bf841e9bfb3ce1ae2ac199757550d13e10c01ccdb656bd86a8cc7ec755e60f", "02193c9f43eb49336c582853a11e9751a28671d24c1776856b337245103a9f67", "581ba55659b5390486d4f0b7768fe92e1caec9152c2808b425d386cd018c42d0")</text:p>
          </table:table-cell>
          <table:table-cell office:value-type="float" office:value="52.73" calcext:value-type="float">
            <text:p>52.73</text:p>
          </table:table-cell>
          <table:table-cell table:style-name="ce6" office:value-type="float" office:value="76.36" calcext:value-type="float">
            <text:p>76.3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5" calcext:value-type="float">
            <text:p>75.45</text:p>
          </table:table-cell>
          <table:table-cell office:value-type="float" office:value="75.93" calcext:value-type="float">
            <text:p>75.93</text:p>
          </table:table-cell>
          <table:table-cell office:value-type="float" office:value="76.93" calcext:value-type="float">
            <text:p>76.93</text:p>
          </table:table-cell>
          <table:table-cell office:value-type="float" office:value="76.56" calcext:value-type="float">
            <text:p>76.56</text:p>
          </table:table-cell>
          <table:table-cell office:value-type="float" office:value="22.25" calcext:value-type="float">
            <text:p>22.25</text:p>
          </table:table-cell>
          <table:table-cell office:value-type="float" office:value="209280" calcext:value-type="float">
            <text:p>209280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0154958677686" calcext:value-type="float">
            <text:p>0.000154958677686</text:p>
          </table:table-cell>
          <table:table-cell office:value-type="float" office:value="0.00103305785124" calcext:value-type="float">
            <text:p>0.00103305785124</text:p>
          </table:table-cell>
          <table:table-cell office:value-type="float" office:value="0.000619834710744" calcext:value-type="float">
            <text:p>0.000619834710744</text:p>
          </table:table-cell>
          <table:table-cell office:value-type="float" office:value="0.000215167357595" calcext:value-type="float">
            <text:p>0.000215167357595</text:p>
          </table:table-cell>
          <table:table-cell office:value-type="float" office:value="0.000482718646885" calcext:value-type="float">
            <text:p>0.000482718646885</text:p>
          </table:table-cell>
          <table:table-cell office:value-type="float" office:value="0.000237583102952" calcext:value-type="float">
            <text:p>0.000237583102952</text:p>
          </table:table-cell>
          <table:table-cell office:value-type="float" office:value="0.000325085216513" calcext:value-type="float">
            <text:p>0.000325085216513</text:p>
          </table:table-cell>
          <table:table-cell office:value-type="float" office:value="459.2" calcext:value-type="float">
            <text:p>459.2</text:p>
          </table:table-cell>
          <table:table-cell office:value-type="float" office:value="363.321" calcext:value-type="float">
            <text:p>363.321</text:p>
          </table:table-cell>
          <table:table-cell office:value-type="string" calcext:value-type="string">
            <text:p>("662426779882724834f0b6319e85455ca936fbb082e615571e15162da78bd2b0", "3fe9893859a04cfb18b3beb8e85ffb2b817804e26f3d180642a033f95860fa74", "a4ddeb49b40f99eb6dcf650b667fabacc750b3b8d42d2b2ff9d18df5d2606217", "eb54e4c62586268d83ee7a18d2df3e4a1ecc951a4c5575b1ed9e1549d2d66163", "71995314b4c0c99cd94810ac80536806a5f6b2bb213705ecb5780e68106594e2")</text:p>
          </table:table-cell>
          <table:table-cell table:number-columns-repeated="87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L9:full_columns.L1048576 full_columns.X1:full_columns.X1048576 full_columns.AJ1:full_columns.AJ1048576 full_columns.AV1:full_columns.AV1048576 full_columns.BH1:full_columns.BH1048576 full_columns.BT1:full_columns.BT1048576 full_columns.CF1:full_columns.CF1048576 full_columns.CR1:full_columns.CR1048576 full_columns.DD1:full_columns.DD1048576 full_columns.DX1:full_columns.DX1048576 full_columns.L1:full_columns.L2 full_columns.L4:full_columns.L7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L8:full_columns.L8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L3:full_columns.L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5:32:09.766106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0T22:49:35.216001080</dc:date>
    <meta:editing-duration>PT4H56M59S</meta:editing-duration>
    <meta:editing-cycles>3</meta:editing-cycles>
    <meta:generator>LibreOffice/6.4.7.2$Linux_X86_64 LibreOffice_project/40$Build-2</meta:generator>
    <meta:document-statistic meta:table-count="1" meta:cell-count="6570" meta:object-count="0"/>
  </office:meta>
</office:document-meta>
</file>